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547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622in"/>
    </style:style>
    <style:style style:name="co4" style:family="table-column">
      <style:table-column-properties fo:break-before="auto" style:column-width="1.4827in"/>
    </style:style>
    <style:style style:name="co5" style:family="table-column">
      <style:table-column-properties fo:break-before="auto" style:column-width="1.63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_odometry_gps" table:style-name="ta1">
        <table:shapes>
          <draw:frame draw:z-index="0" draw:style-name="gr1" draw:text-style-name="P1" svg:width="7.8232in" svg:height="5.4591in" svg:x="14.7382in" svg:y="59.0744in">
            <draw:object draw:notify-on-update-of-ranges="_odometry_gps.C2:_odometry_gps.C330 _odometry_gps.D2:_odometry_gps.D3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319in" svg:height="4.1831in" svg:x="14.7276in" svg:y="3.6394in">
            <draw:object draw:notify-on-update-of-ranges="_odometry_gps.I2:_odometry_gps.I3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table:style-name="Default" office:value-type="string" calcext:value-type="string">
            <text:p>human_time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V (m/s)</text:p>
          </table:table-cell>
          <table:table-cell office:value-type="string" calcext:value-type="string">
            <text:p>V (km/h)</text:p>
          </table:table-cell>
        </table:table-row>
        <table:table-row table:style-name="ro1">
          <table:table-cell office:value-type="string" calcext:value-type="string">
            <text:p>2026-02-12 03:22:25.170</text:p>
          </table:table-cell>
          <table:table-cell office:value-type="float" office:value="1770834145.17054" calcext:value-type="float">
            <text:p>1770834145.17054</text:p>
          </table:table-cell>
          <table:table-cell office:value-type="float" office:value="-0.0000119173200801015" calcext:value-type="float">
            <text:p>-1.19173200801015E-05</text:p>
          </table:table-cell>
          <table:table-cell office:value-type="float" office:value="0.0221704905852675" calcext:value-type="float">
            <text:p>0.0221704905852675</text:p>
          </table:table-cell>
          <table:table-cell office:value-type="float" office:value="-0.00600000000000023" calcext:value-type="float">
            <text:p>-0.00600000000000023</text:p>
          </table:table-cell>
          <table:table-cell table:number-columns-repeated="2"/>
          <table:table-cell table:formula="of:=SQRT(([.C3]-[.C2])^2+([.D3]-[.D2])^2)" office:value-type="float" office:value="0" calcext:value-type="float">
            <text:p>0</text:p>
          </table:table-cell>
          <table:table-cell table:formula="of:=[.$H2]*3.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6-02-12 03:22:25.370</text:p>
          </table:table-cell>
          <table:table-cell office:value-type="float" office:value="1770834145.37045" calcext:value-type="float">
            <text:p>1770834145.37045</text:p>
          </table:table-cell>
          <table:table-cell office:value-type="float" office:value="-0.0000119173200801015" calcext:value-type="float">
            <text:p>-1.19173200801015E-05</text:p>
          </table:table-cell>
          <table:table-cell office:value-type="float" office:value="0.0221704905852675" calcext:value-type="float">
            <text:p>0.0221704905852675</text:p>
          </table:table-cell>
          <table:table-cell office:value-type="float" office:value="-0.00900000000000034" calcext:value-type="float">
            <text:p>-0.00900000000000034</text:p>
          </table:table-cell>
          <table:table-cell table:number-columns-repeated="2"/>
          <table:table-cell table:formula="of:=SQRT(([.C4]-[.C3])^2+([.D4]-[.D3])^2)" office:value-type="float" office:value="0" calcext:value-type="float">
            <text:p>0</text:p>
          </table:table-cell>
          <table:table-cell table:formula="of:=[.$H3]*3.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6-02-12 03:22:25.670</text:p>
          </table:table-cell>
          <table:table-cell office:value-type="float" office:value="1770834145.67048" calcext:value-type="float">
            <text:p>1770834145.67048</text:p>
          </table:table-cell>
          <table:table-cell office:value-type="float" office:value="-0.0000119173200801015" calcext:value-type="float">
            <text:p>-1.19173200801015E-05</text:p>
          </table:table-cell>
          <table:table-cell office:value-type="float" office:value="0.0221704905852675" calcext:value-type="float">
            <text:p>0.0221704905852675</text:p>
          </table:table-cell>
          <table:table-cell office:value-type="float" office:value="-0.00699999999999079" calcext:value-type="float">
            <text:p>-0.00699999999999079</text:p>
          </table:table-cell>
          <table:table-cell table:number-columns-repeated="2"/>
          <table:table-cell table:formula="of:=SQRT(([.C5]-[.C4])^2+([.D5]-[.D4])^2)" office:value-type="float" office:value="0" calcext:value-type="float">
            <text:p>0</text:p>
          </table:table-cell>
          <table:table-cell table:formula="of:=[.$H4]*3.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6-02-12 03:22:25.870</text:p>
          </table:table-cell>
          <table:table-cell office:value-type="float" office:value="1770834145.87047" calcext:value-type="float">
            <text:p>1770834145.87047</text:p>
          </table:table-cell>
          <table:table-cell office:value-type="float" office:value="-0.0000119173200801015" calcext:value-type="float">
            <text:p>-1.19173200801015E-05</text:p>
          </table:table-cell>
          <table:table-cell office:value-type="float" office:value="0.0221704905852675" calcext:value-type="float">
            <text:p>0.0221704905852675</text:p>
          </table:table-cell>
          <table:table-cell office:value-type="float" office:value="-0.00499999999999545" calcext:value-type="float">
            <text:p>-0.00499999999999545</text:p>
          </table:table-cell>
          <table:table-cell table:number-columns-repeated="2"/>
          <table:table-cell table:formula="of:=SQRT(([.C6]-[.C5])^2+([.D6]-[.D5])^2)" office:value-type="float" office:value="0" calcext:value-type="float">
            <text:p>0</text:p>
          </table:table-cell>
          <table:table-cell table:formula="of:=[.$H5]*3.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6-02-12 03:22:26.170</text:p>
          </table:table-cell>
          <table:table-cell office:value-type="float" office:value="1770834146.17047" calcext:value-type="float">
            <text:p>1770834146.17047</text:p>
          </table:table-cell>
          <table:table-cell office:value-type="float" office:value="-0.0000119173200801015" calcext:value-type="float">
            <text:p>-1.19173200801015E-05</text:p>
          </table:table-cell>
          <table:table-cell office:value-type="float" office:value="0.0221704905852675" calcext:value-type="float">
            <text:p>0.0221704905852675</text:p>
          </table:table-cell>
          <table:table-cell office:value-type="float" office:value="-0.00399999999999068" calcext:value-type="float">
            <text:p>-0.00399999999999068</text:p>
          </table:table-cell>
          <table:table-cell table:number-columns-repeated="2"/>
          <table:table-cell table:formula="of:=SQRT(([.C7]-[.C6])^2+([.D7]-[.D6])^2)" office:value-type="float" office:value="0" calcext:value-type="float">
            <text:p>0</text:p>
          </table:table-cell>
          <table:table-cell table:formula="of:=[.$H6]*3.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6-02-12 03:22:26.370</text:p>
          </table:table-cell>
          <table:table-cell office:value-type="float" office:value="1770834146.37052" calcext:value-type="float">
            <text:p>1770834146.37052</text:p>
          </table:table-cell>
          <table:table-cell office:value-type="float" office:value="-0.0000119173200801015" calcext:value-type="float">
            <text:p>-1.19173200801015E-05</text:p>
          </table:table-cell>
          <table:table-cell office:value-type="float" office:value="0.0221704905852675" calcext:value-type="float">
            <text:p>0.0221704905852675</text:p>
          </table:table-cell>
          <table:table-cell office:value-type="float" office:value="-0.00399999999999068" calcext:value-type="float">
            <text:p>-0.00399999999999068</text:p>
          </table:table-cell>
          <table:table-cell table:number-columns-repeated="2"/>
          <table:table-cell table:formula="of:=SQRT(([.C8]-[.C7])^2+([.D8]-[.D7])^2)" office:value-type="float" office:value="0.0110946395434632" calcext:value-type="float">
            <text:p>0.0110946395434632</text:p>
          </table:table-cell>
          <table:table-cell table:formula="of:=[.$H7]*3.6" office:value-type="float" office:value="0.0399407023564674" calcext:value-type="float">
            <text:p>0.0399407023564674</text:p>
          </table:table-cell>
        </table:table-row>
        <table:table-row table:style-name="ro1">
          <table:table-cell office:value-type="string" calcext:value-type="string">
            <text:p>2026-02-12 03:22:26.670</text:p>
          </table:table-cell>
          <table:table-cell office:value-type="float" office:value="1770834146.67054" calcext:value-type="float">
            <text:p>1770834146.67054</text:p>
          </table:table-cell>
          <table:table-cell office:value-type="float" office:value="-0.0000119379837997258" calcext:value-type="float">
            <text:p>-1.19379837997258E-05</text:p>
          </table:table-cell>
          <table:table-cell office:value-type="float" office:value="0.0110758510418236" calcext:value-type="float">
            <text:p>0.0110758510418236</text:p>
          </table:table-cell>
          <table:table-cell office:value-type="float" office:value="-0.00199999999999534" calcext:value-type="float">
            <text:p>-0.00199999999999534</text:p>
          </table:table-cell>
          <table:table-cell table:number-columns-repeated="2"/>
          <table:table-cell table:formula="of:=SQRT(([.C9]-[.C8])^2+([.D9]-[.D8])^2)" office:value-type="float" office:value="0.0110946395434632" calcext:value-type="float">
            <text:p>0.0110946395434632</text:p>
          </table:table-cell>
          <table:table-cell table:formula="of:=[.$H8]*3.6" office:value-type="float" office:value="0.0399407023564674" calcext:value-type="float">
            <text:p>0.0399407023564674</text:p>
          </table:table-cell>
        </table:table-row>
        <table:table-row table:style-name="ro1">
          <table:table-cell office:value-type="string" calcext:value-type="string">
            <text:p>2026-02-12 03:22:26.870</text:p>
          </table:table-cell>
          <table:table-cell office:value-type="float" office:value="1770834146.8705" calcext:value-type="float">
            <text:p>1770834146.8705</text:p>
          </table:table-cell>
          <table:table-cell office:value-type="float" office:value="-0.0000119173200801015" calcext:value-type="float">
            <text:p>-1.19173200801015E-05</text:p>
          </table:table-cell>
          <table:table-cell office:value-type="float" office:value="0.0221704905852675" calcext:value-type="float">
            <text:p>0.0221704905852675</text:p>
          </table:table-cell>
          <table:table-cell office:value-type="float" office:value="-0.00300000000000011" calcext:value-type="float">
            <text:p>-0.00300000000000011</text:p>
          </table:table-cell>
          <table:table-cell table:number-columns-repeated="2"/>
          <table:table-cell table:formula="of:=SQRT(([.C10]-[.C9])^2+([.D10]-[.D9])^2)" office:value-type="float" office:value="0" calcext:value-type="float">
            <text:p>0</text:p>
          </table:table-cell>
          <table:table-cell table:formula="of:=[.$H9]*3.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6-02-12 03:22:27.170</text:p>
          </table:table-cell>
          <table:table-cell office:value-type="float" office:value="1770834147.17047" calcext:value-type="float">
            <text:p>1770834147.17047</text:p>
          </table:table-cell>
          <table:table-cell office:value-type="float" office:value="-0.0000119173200801015" calcext:value-type="float">
            <text:p>-1.19173200801015E-05</text:p>
          </table:table-cell>
          <table:table-cell office:value-type="float" office:value="0.0221704905852675" calcext:value-type="float">
            <text:p>0.0221704905852675</text:p>
          </table:table-cell>
          <table:table-cell office:value-type="float" office:value="-0.00499999999999545" calcext:value-type="float">
            <text:p>-0.00499999999999545</text:p>
          </table:table-cell>
          <table:table-cell table:number-columns-repeated="2"/>
          <table:table-cell table:formula="of:=SQRT(([.C11]-[.C10])^2+([.D11]-[.D10])^2)" office:value-type="float" office:value="0.0178049816750297" calcext:value-type="float">
            <text:p>0.0178049816750297</text:p>
          </table:table-cell>
          <table:table-cell table:formula="of:=[.$H10]*3.6" office:value-type="float" office:value="0.0640979340301069" calcext:value-type="float">
            <text:p>0.0640979340301069</text:p>
          </table:table-cell>
        </table:table-row>
        <table:table-row table:style-name="ro1">
          <table:table-cell office:value-type="string" calcext:value-type="string">
            <text:p>2026-02-12 03:22:27.370</text:p>
          </table:table-cell>
          <table:table-cell office:value-type="float" office:value="1770834147.3705" calcext:value-type="float">
            <text:p>1770834147.3705</text:p>
          </table:table-cell>
          <table:table-cell office:value-type="float" office:value="0.0177930643549189" calcext:value-type="float">
            <text:p>0.0177930643549189</text:p>
          </table:table-cell>
          <table:table-cell office:value-type="float" office:value="0.0221704575233161" calcext:value-type="float">
            <text:p>0.0221704575233161</text:p>
          </table:table-cell>
          <table:table-cell office:value-type="float" office:value="0.00100000000000477" calcext:value-type="float">
            <text:p>0.00100000000000477</text:p>
          </table:table-cell>
          <table:table-cell table:number-columns-repeated="2"/>
          <table:table-cell table:formula="of:=SQRT(([.C12]-[.C11])^2+([.D12]-[.D11])^2)" office:value-type="float" office:value="0.0289202365525111" calcext:value-type="float">
            <text:p>0.0289202365525111</text:p>
          </table:table-cell>
          <table:table-cell table:formula="of:=[.$H11]*3.6" office:value-type="float" office:value="0.10411285158904" calcext:value-type="float">
            <text:p>0.10411285158904</text:p>
          </table:table-cell>
        </table:table-row>
        <table:table-row table:style-name="ro1">
          <table:table-cell office:value-type="string" calcext:value-type="string">
            <text:p>2026-02-12 03:22:27.670</text:p>
          </table:table-cell>
          <table:table-cell office:value-type="float" office:value="1770834147.67049" calcext:value-type="float">
            <text:p>1770834147.67049</text:p>
          </table:table-cell>
          <table:table-cell office:value-type="float" office:value="0.0445005155634135" calcext:value-type="float">
            <text:p>0.0445005155634135</text:p>
          </table:table-cell>
          <table:table-cell office:value-type="float" office:value="0.0110757681541145" calcext:value-type="float">
            <text:p>0.0110757681541145</text:p>
          </table:table-cell>
          <table:table-cell office:value-type="float" office:value="-0.00799999999999557" calcext:value-type="float">
            <text:p>-0.00799999999999557</text:p>
          </table:table-cell>
          <table:table-cell table:number-columns-repeated="2"/>
          <table:table-cell table:formula="of:=SQRT(([.C13]-[.C12])^2+([.D13]-[.D12])^2)" office:value-type="float" office:value="0.066150033281741" calcext:value-type="float">
            <text:p>0.066150033281741</text:p>
          </table:table-cell>
          <table:table-cell table:formula="of:=[.$H12]*3.6" office:value-type="float" office:value="0.238140119814268" calcext:value-type="float">
            <text:p>0.238140119814268</text:p>
          </table:table-cell>
        </table:table-row>
        <table:table-row table:style-name="ro1">
          <table:table-cell office:value-type="string" calcext:value-type="string">
            <text:p>2026-02-12 03:22:27.870</text:p>
          </table:table-cell>
          <table:table-cell office:value-type="float" office:value="1770834147.8705" calcext:value-type="float">
            <text:p>1770834147.8705</text:p>
          </table:table-cell>
          <table:table-cell office:value-type="float" office:value="0.106817909516394" calcext:value-type="float">
            <text:p>0.106817909516394</text:p>
          </table:table-cell>
          <table:table-cell office:value-type="float" office:value="-0.0111136282794178" calcext:value-type="float">
            <text:p>-0.0111136282794178</text:p>
          </table:table-cell>
          <table:table-cell office:value-type="float" office:value="0.00500000000000966" calcext:value-type="float">
            <text:p>0.00500000000000966</text:p>
          </table:table-cell>
          <table:table-cell table:number-columns-repeated="2"/>
          <table:table-cell table:formula="of:=SQRT(([.C14]-[.C13])^2+([.D14]-[.D13])^2)" office:value-type="float" office:value="0.0897135728910793" calcext:value-type="float">
            <text:p>0.0897135728910793</text:p>
          </table:table-cell>
          <table:table-cell table:formula="of:=[.$H13]*3.6" office:value-type="float" office:value="0.322968862407886" calcext:value-type="float">
            <text:p>0.322968862407886</text:p>
          </table:table-cell>
        </table:table-row>
        <table:table-row table:style-name="ro1">
          <table:table-cell office:value-type="string" calcext:value-type="string">
            <text:p>2026-02-12 03:22:28.170</text:p>
          </table:table-cell>
          <table:table-cell office:value-type="float" office:value="1770834148.17051" calcext:value-type="float">
            <text:p>1770834148.17051</text:p>
          </table:table-cell>
          <table:table-cell office:value-type="float" office:value="0.195842796238139" calcext:value-type="float">
            <text:p>0.195842796238139</text:p>
          </table:table-cell>
          <table:table-cell office:value-type="float" office:value="-0.02220843359828" calcext:value-type="float">
            <text:p>-0.02220843359828</text:p>
          </table:table-cell>
          <table:table-cell office:value-type="float" office:value="0.00200000000000955" calcext:value-type="float">
            <text:p>0.00200000000000955</text:p>
          </table:table-cell>
          <table:table-cell table:number-columns-repeated="2"/>
          <table:table-cell table:formula="of:=SQRT(([.C15]-[.C14])^2+([.D15]-[.D14])^2)" office:value-type="float" office:value="0.125127703024973" calcext:value-type="float">
            <text:p>0.125127703024973</text:p>
          </table:table-cell>
          <table:table-cell table:formula="of:=[.$H14]*3.6" office:value-type="float" office:value="0.450459730889902" calcext:value-type="float">
            <text:p>0.450459730889902</text:p>
          </table:table-cell>
        </table:table-row>
        <table:table-row table:style-name="ro1">
          <table:table-cell office:value-type="string" calcext:value-type="string">
            <text:p>2026-02-12 03:22:28.370</text:p>
          </table:table-cell>
          <table:table-cell office:value-type="float" office:value="1770834148.37044" calcext:value-type="float">
            <text:p>1770834148.37044</text:p>
          </table:table-cell>
          <table:table-cell office:value-type="float" office:value="0.320477646717336" calcext:value-type="float">
            <text:p>0.320477646717336</text:p>
          </table:table-cell>
          <table:table-cell office:value-type="float" office:value="-0.0333033022470772" calcext:value-type="float">
            <text:p>-0.0333033022470772</text:p>
          </table:table-cell>
          <table:table-cell office:value-type="float" office:value="-0.00300000000000011" calcext:value-type="float">
            <text:p>-0.00300000000000011</text:p>
          </table:table-cell>
          <table:table-cell table:number-columns-repeated="2"/>
          <table:table-cell table:formula="of:=SQRT(([.C16]-[.C15])^2+([.D16]-[.D15])^2)" office:value-type="float" office:value="0.174872165394308" calcext:value-type="float">
            <text:p>0.174872165394308</text:p>
          </table:table-cell>
          <table:table-cell table:formula="of:=[.$H15]*3.6" office:value-type="float" office:value="0.62953979541951" calcext:value-type="float">
            <text:p>0.62953979541951</text:p>
          </table:table-cell>
        </table:table-row>
        <table:table-row table:style-name="ro1">
          <table:table-cell office:value-type="string" calcext:value-type="string">
            <text:p>2026-02-12 03:22:28.670</text:p>
          </table:table-cell>
          <table:table-cell office:value-type="float" office:value="1770834148.67045" calcext:value-type="float">
            <text:p>1770834148.67045</text:p>
          </table:table-cell>
          <table:table-cell office:value-type="float" office:value="0.489624890964478" calcext:value-type="float">
            <text:p>0.489624890964478</text:p>
          </table:table-cell>
          <table:table-cell office:value-type="float" office:value="-0.0776821710169315" calcext:value-type="float">
            <text:p>-0.0776821710169315</text:p>
          </table:table-cell>
          <table:table-cell office:value-type="float" office:value="-0.000999999999990564" calcext:value-type="float">
            <text:p>-0.000999999999990564</text:p>
          </table:table-cell>
          <table:table-cell table:number-columns-repeated="2"/>
          <table:table-cell table:formula="of:=SQRT(([.C17]-[.C16])^2+([.D17]-[.D16])^2)" office:value-type="float" office:value="0.27952259354221" calcext:value-type="float">
            <text:p>0.27952259354221</text:p>
          </table:table-cell>
          <table:table-cell table:formula="of:=[.$H16]*3.6" office:value-type="float" office:value="1.00628133675196" calcext:value-type="float">
            <text:p>1.00628133675196</text:p>
          </table:table-cell>
        </table:table-row>
        <table:table-row table:style-name="ro1">
          <table:table-cell office:value-type="string" calcext:value-type="string">
            <text:p>2026-02-12 03:22:28.870</text:p>
          </table:table-cell>
          <table:table-cell office:value-type="float" office:value="1770834148.8705" calcext:value-type="float">
            <text:p>1770834148.8705</text:p>
          </table:table-cell>
          <table:table-cell office:value-type="float" office:value="0.765602027066052" calcext:value-type="float">
            <text:p>0.765602027066052</text:p>
          </table:table-cell>
          <table:table-cell office:value-type="float" office:value="-0.122061227448285" calcext:value-type="float">
            <text:p>-0.122061227448285</text:p>
          </table:table-cell>
          <table:table-cell office:value-type="float" office:value="-0.000999999999990564" calcext:value-type="float">
            <text:p>-0.000999999999990564</text:p>
          </table:table-cell>
          <table:table-cell table:number-columns-repeated="2"/>
          <table:table-cell table:formula="of:=SQRT(([.C18]-[.C17])^2+([.D18]-[.D17])^2)" office:value-type="float" office:value="0.430905191487652" calcext:value-type="float">
            <text:p>0.430905191487652</text:p>
          </table:table-cell>
          <table:table-cell table:formula="of:=[.$H17]*3.6" office:value-type="float" office:value="1.55125868935555" calcext:value-type="float">
            <text:p>1.55125868935555</text:p>
          </table:table-cell>
        </table:table-row>
        <table:table-row table:style-name="ro1">
          <table:table-cell office:value-type="string" calcext:value-type="string">
            <text:p>2026-02-12 03:22:29.170</text:p>
          </table:table-cell>
          <table:table-cell office:value-type="float" office:value="1770834149.17046" calcext:value-type="float">
            <text:p>1770834149.17046</text:p>
          </table:table-cell>
          <table:table-cell office:value-type="float" office:value="1.19292149168905" calcext:value-type="float">
            <text:p>1.19292149168905</text:p>
          </table:table-cell>
          <table:table-cell office:value-type="float" office:value="-0.177535178139806" calcext:value-type="float">
            <text:p>-0.177535178139806</text:p>
          </table:table-cell>
          <table:table-cell office:value-type="float" office:value="-0.000999999999990564" calcext:value-type="float">
            <text:p>-0.000999999999990564</text:p>
          </table:table-cell>
          <table:table-cell table:number-columns-repeated="2"/>
          <table:table-cell table:formula="of:=SQRT(([.C19]-[.C18])^2+([.D19]-[.D18])^2)" office:value-type="float" office:value="0.543402259799742" calcext:value-type="float">
            <text:p>0.543402259799742</text:p>
          </table:table-cell>
          <table:table-cell table:formula="of:=[.$H18]*3.6" office:value-type="float" office:value="1.95624813527907" calcext:value-type="float">
            <text:p>1.95624813527907</text:p>
          </table:table-cell>
        </table:table-row>
        <table:table-row table:style-name="ro1">
          <table:table-cell office:value-type="string" calcext:value-type="string">
            <text:p>2026-02-12 03:22:29.370</text:p>
          </table:table-cell>
          <table:table-cell office:value-type="float" office:value="1770834149.3705" calcext:value-type="float">
            <text:p>1770834149.3705</text:p>
          </table:table-cell>
          <table:table-cell office:value-type="float" office:value="1.72707077895757" calcext:value-type="float">
            <text:p>1.72707077895757</text:p>
          </table:table-cell>
          <table:table-cell office:value-type="float" office:value="-0.277387843932956" calcext:value-type="float">
            <text:p>-0.277387843932956</text:p>
          </table:table-cell>
          <table:table-cell office:value-type="float" office:value="-0.00300000000000011" calcext:value-type="float">
            <text:p>-0.00300000000000011</text:p>
          </table:table-cell>
          <table:table-cell table:number-columns-repeated="2"/>
          <table:table-cell table:formula="of:=SQRT(([.C20]-[.C19])^2+([.D20]-[.D19])^2)" office:value-type="float" office:value="0.636830135885704" calcext:value-type="float">
            <text:p>0.636830135885704</text:p>
          </table:table-cell>
          <table:table-cell table:formula="of:=[.$H19]*3.6" office:value-type="float" office:value="2.29258848918853" calcext:value-type="float">
            <text:p>2.29258848918853</text:p>
          </table:table-cell>
        </table:table-row>
        <table:table-row table:style-name="ro1">
          <table:table-cell office:value-type="string" calcext:value-type="string">
            <text:p>2026-02-12 03:22:29.670</text:p>
          </table:table-cell>
          <table:table-cell office:value-type="float" office:value="1770834149.67052" calcext:value-type="float">
            <text:p>1770834149.67052</text:p>
          </table:table-cell>
          <table:table-cell office:value-type="float" office:value="2.35914751578821" calcext:value-type="float">
            <text:p>2.35914751578821</text:p>
          </table:table-cell>
          <table:table-cell office:value-type="float" office:value="-0.355051353573799" calcext:value-type="float">
            <text:p>-0.355051353573799</text:p>
          </table:table-cell>
          <table:table-cell office:value-type="float" office:value="-0.00900000000000034" calcext:value-type="float">
            <text:p>-0.00900000000000034</text:p>
          </table:table-cell>
          <table:table-cell table:number-columns-repeated="2"/>
          <table:table-cell table:formula="of:=SQRT(([.C21]-[.C20])^2+([.D21]-[.D20])^2)" office:value-type="float" office:value="0.657508017764004" calcext:value-type="float">
            <text:p>0.657508017764004</text:p>
          </table:table-cell>
          <table:table-cell table:formula="of:=[.$H20]*3.6" office:value-type="float" office:value="2.36702886395041" calcext:value-type="float">
            <text:p>2.36702886395041</text:p>
          </table:table-cell>
        </table:table-row>
        <table:table-row table:style-name="ro1">
          <table:table-cell office:value-type="string" calcext:value-type="string">
            <text:p>2026-02-12 03:22:29.870</text:p>
          </table:table-cell>
          <table:table-cell office:value-type="float" office:value="1770834149.87054" calcext:value-type="float">
            <text:p>1770834149.87054</text:p>
          </table:table-cell>
          <table:table-cell office:value-type="float" office:value="3.00902921089437" calcext:value-type="float">
            <text:p>3.00902921089437</text:p>
          </table:table-cell>
          <table:table-cell office:value-type="float" office:value="-0.454904124140739" calcext:value-type="float">
            <text:p>-0.454904124140739</text:p>
          </table:table-cell>
          <table:table-cell office:value-type="float" office:value="-0.00699999999999079" calcext:value-type="float">
            <text:p>-0.00699999999999079</text:p>
          </table:table-cell>
          <table:table-cell table:number-columns-repeated="2"/>
          <table:table-cell table:formula="of:=SQRT(([.C22]-[.C21])^2+([.D22]-[.D21])^2)" office:value-type="float" office:value="0.69121405037475" calcext:value-type="float">
            <text:p>0.69121405037475</text:p>
          </table:table-cell>
          <table:table-cell table:formula="of:=[.$H21]*3.6" office:value-type="float" office:value="2.4883705813491" calcext:value-type="float">
            <text:p>2.4883705813491</text:p>
          </table:table-cell>
        </table:table-row>
        <table:table-row table:style-name="ro1">
          <table:table-cell office:value-type="string" calcext:value-type="string">
            <text:p>2026-02-12 03:22:30.170</text:p>
          </table:table-cell>
          <table:table-cell office:value-type="float" office:value="1770834150.17054" calcext:value-type="float">
            <text:p>1770834150.17054</text:p>
          </table:table-cell>
          <table:table-cell office:value-type="float" office:value="3.69452090153936" calcext:value-type="float">
            <text:p>3.69452090153936</text:p>
          </table:table-cell>
          <table:table-cell office:value-type="float" office:value="-0.543662253301591" calcext:value-type="float">
            <text:p>-0.543662253301591</text:p>
          </table:table-cell>
          <table:table-cell office:value-type="float" office:value="-0.00699999999999079" calcext:value-type="float">
            <text:p>-0.00699999999999079</text:p>
          </table:table-cell>
          <table:table-cell table:number-columns-repeated="2"/>
          <table:table-cell table:formula="of:=SQRT(([.C23]-[.C22])^2+([.D23]-[.D22])^2)" office:value-type="float" office:value="0.735380228448107" calcext:value-type="float">
            <text:p>0.735380228448107</text:p>
          </table:table-cell>
          <table:table-cell table:formula="of:=[.$H22]*3.6" office:value-type="float" office:value="2.64736882241319" calcext:value-type="float">
            <text:p>2.64736882241319</text:p>
          </table:table-cell>
        </table:table-row>
        <table:table-row table:style-name="ro1">
          <table:table-cell office:value-type="string" calcext:value-type="string">
            <text:p>2026-02-12 03:22:30.370</text:p>
          </table:table-cell>
          <table:table-cell office:value-type="float" office:value="1770834150.3705" calcext:value-type="float">
            <text:p>1770834150.3705</text:p>
          </table:table-cell>
          <table:table-cell office:value-type="float" office:value="4.42452506173868" calcext:value-type="float">
            <text:p>4.42452506173868</text:p>
          </table:table-cell>
          <table:table-cell office:value-type="float" office:value="-0.632420388050377" calcext:value-type="float">
            <text:p>-0.632420388050377</text:p>
          </table:table-cell>
          <table:table-cell office:value-type="float" office:value="-0.0120000000000005" calcext:value-type="float">
            <text:p>-0.0120000000000005</text:p>
          </table:table-cell>
          <table:table-cell table:number-columns-repeated="2"/>
          <table:table-cell table:formula="of:=SQRT(([.C24]-[.C23])^2+([.D24]-[.D23])^2)" office:value-type="float" office:value="0.778400701680827" calcext:value-type="float">
            <text:p>0.778400701680827</text:p>
          </table:table-cell>
          <table:table-cell table:formula="of:=[.$H23]*3.6" office:value-type="float" office:value="2.80224252605098" calcext:value-type="float">
            <text:p>2.80224252605098</text:p>
          </table:table-cell>
        </table:table-row>
        <table:table-row table:style-name="ro1">
          <table:table-cell office:value-type="string" calcext:value-type="string">
            <text:p>2026-02-12 03:22:30.670</text:p>
          </table:table-cell>
          <table:table-cell office:value-type="float" office:value="1770834150.67056" calcext:value-type="float">
            <text:p>1770834150.67056</text:p>
          </table:table-cell>
          <table:table-cell office:value-type="float" office:value="5.19904170790687" calcext:value-type="float">
            <text:p>5.19904170790687</text:p>
          </table:table-cell>
          <table:table-cell office:value-type="float" office:value="-0.710083874873817" calcext:value-type="float">
            <text:p>-0.710083874873817</text:p>
          </table:table-cell>
          <table:table-cell office:value-type="float" office:value="-0.0159999999999911" calcext:value-type="float">
            <text:p>-0.0159999999999911</text:p>
          </table:table-cell>
          <table:table-cell table:number-columns-repeated="2"/>
          <table:table-cell table:formula="of:=SQRT(([.C25]-[.C24])^2+([.D25]-[.D24])^2)" office:value-type="float" office:value="0.807422216053382" calcext:value-type="float">
            <text:p>0.807422216053382</text:p>
          </table:table-cell>
          <table:table-cell table:formula="of:=[.$H24]*3.6" office:value-type="float" office:value="2.90671997779217" calcext:value-type="float">
            <text:p>2.90671997779217</text:p>
          </table:table-cell>
        </table:table-row>
        <table:table-row table:style-name="ro1">
          <table:table-cell office:value-type="string" calcext:value-type="string">
            <text:p>2026-02-12 03:22:30.870</text:p>
          </table:table-cell>
          <table:table-cell office:value-type="float" office:value="1770834150.87055" calcext:value-type="float">
            <text:p>1770834150.87055</text:p>
          </table:table-cell>
          <table:table-cell office:value-type="float" office:value="6.00026581378188" calcext:value-type="float">
            <text:p>6.00026581378188</text:p>
          </table:table-cell>
          <table:table-cell office:value-type="float" office:value="-0.809936602134258" calcext:value-type="float">
            <text:p>-0.809936602134258</text:p>
          </table:table-cell>
          <table:table-cell office:value-type="float" office:value="-0.0159999999999911" calcext:value-type="float">
            <text:p>-0.0159999999999911</text:p>
          </table:table-cell>
          <table:table-cell table:number-columns-repeated="2"/>
          <table:table-cell table:formula="of:=SQRT(([.C26]-[.C25])^2+([.D26]-[.D25])^2)" office:value-type="float" office:value="0.850381313828779" calcext:value-type="float">
            <text:p>0.850381313828779</text:p>
          </table:table-cell>
          <table:table-cell table:formula="of:=[.$H25]*3.6" office:value-type="float" office:value="3.0613727297836" calcext:value-type="float">
            <text:p>3.0613727297836</text:p>
          </table:table-cell>
        </table:table-row>
        <table:table-row table:style-name="ro1">
          <table:table-cell office:value-type="string" calcext:value-type="string">
            <text:p>2026-02-12 03:22:31.170</text:p>
          </table:table-cell>
          <table:table-cell office:value-type="float" office:value="1770834151.17056" calcext:value-type="float">
            <text:p>1770834151.17056</text:p>
          </table:table-cell>
          <table:table-cell office:value-type="float" office:value="6.84600240766304" calcext:value-type="float">
            <text:p>6.84600240766304</text:p>
          </table:table-cell>
          <table:table-cell office:value-type="float" office:value="-0.898694659117609" calcext:value-type="float">
            <text:p>-0.898694659117609</text:p>
          </table:table-cell>
          <table:table-cell office:value-type="float" office:value="-0.0259999999999963" calcext:value-type="float">
            <text:p>-0.0259999999999963</text:p>
          </table:table-cell>
          <table:table-cell table:number-columns-repeated="2"/>
          <table:table-cell table:formula="of:=SQRT(([.C27]-[.C26])^2+([.D27]-[.D26])^2)" office:value-type="float" office:value="0.875893998187869" calcext:value-type="float">
            <text:p>0.875893998187869</text:p>
          </table:table-cell>
          <table:table-cell table:formula="of:=[.$H26]*3.6" office:value-type="float" office:value="3.15321839347633" calcext:value-type="float">
            <text:p>3.15321839347633</text:p>
          </table:table-cell>
        </table:table-row>
        <table:table-row table:style-name="ro1">
          <table:table-cell office:value-type="string" calcext:value-type="string">
            <text:p>2026-02-12 03:22:31.370</text:p>
          </table:table-cell>
          <table:table-cell office:value-type="float" office:value="1770834151.37051" calcext:value-type="float">
            <text:p>1770834151.37051</text:p>
          </table:table-cell>
          <table:table-cell office:value-type="float" office:value="7.71844650246203" calcext:value-type="float">
            <text:p>7.71844650246203</text:p>
          </table:table-cell>
          <table:table-cell office:value-type="float" office:value="-0.976358019281179" calcext:value-type="float">
            <text:p>-0.976358019281179</text:p>
          </table:table-cell>
          <table:table-cell office:value-type="float" office:value="-0.0229999999999961" calcext:value-type="float">
            <text:p>-0.0229999999999961</text:p>
          </table:table-cell>
          <table:table-cell table:number-columns-repeated="2"/>
          <table:table-cell table:formula="of:=SQRT(([.C28]-[.C27])^2+([.D28]-[.D27])^2)" office:value-type="float" office:value="0.905970641425492" calcext:value-type="float">
            <text:p>0.905970641425492</text:p>
          </table:table-cell>
          <table:table-cell table:formula="of:=[.$H27]*3.6" office:value-type="float" office:value="3.26149430913177" calcext:value-type="float">
            <text:p>3.26149430913177</text:p>
          </table:table-cell>
        </table:table-row>
        <table:table-row table:style-name="ro1">
          <table:table-cell office:value-type="string" calcext:value-type="string">
            <text:p>2026-02-12 03:22:31.670</text:p>
          </table:table-cell>
          <table:table-cell office:value-type="float" office:value="1770834151.67046" calcext:value-type="float">
            <text:p>1770834151.67046</text:p>
          </table:table-cell>
          <table:table-cell office:value-type="float" office:value="8.61759805778274" calcext:value-type="float">
            <text:p>8.61759805778274</text:p>
          </table:table-cell>
          <table:table-cell office:value-type="float" office:value="-1.08730523055419" calcext:value-type="float">
            <text:p>-1.08730523055419</text:p>
          </table:table-cell>
          <table:table-cell office:value-type="float" office:value="-0.0219999999999914" calcext:value-type="float">
            <text:p>-0.0219999999999914</text:p>
          </table:table-cell>
          <table:table-cell table:number-columns-repeated="2"/>
          <table:table-cell table:formula="of:=SQRT(([.C29]-[.C28])^2+([.D29]-[.D28])^2)" office:value-type="float" office:value="0.937982284928244" calcext:value-type="float">
            <text:p>0.937982284928244</text:p>
          </table:table-cell>
          <table:table-cell table:formula="of:=[.$H28]*3.6" office:value-type="float" office:value="3.37673622574168" calcext:value-type="float">
            <text:p>3.37673622574168</text:p>
          </table:table-cell>
        </table:table-row>
        <table:table-row table:style-name="ro1">
          <table:table-cell office:value-type="string" calcext:value-type="string">
            <text:p>2026-02-12 03:22:31.870</text:p>
          </table:table-cell>
          <table:table-cell office:value-type="float" office:value="1770834151.87041" calcext:value-type="float">
            <text:p>1770834151.87041</text:p>
          </table:table-cell>
          <table:table-cell office:value-type="float" office:value="9.55235962686129" calcext:value-type="float">
            <text:p>9.55235962686129</text:p>
          </table:table-cell>
          <table:table-cell office:value-type="float" office:value="-1.16496845101938" calcext:value-type="float">
            <text:p>-1.16496845101938</text:p>
          </table:table-cell>
          <table:table-cell office:value-type="float" office:value="-0.0210000000000008" calcext:value-type="float">
            <text:p>-0.0210000000000008</text:p>
          </table:table-cell>
          <table:table-cell table:number-columns-repeated="2"/>
          <table:table-cell table:formula="of:=SQRT(([.C30]-[.C29])^2+([.D30]-[.D29])^2)" office:value-type="float" office:value="0.959005878325002" calcext:value-type="float">
            <text:p>0.959005878325002</text:p>
          </table:table-cell>
          <table:table-cell table:formula="of:=[.$H29]*3.6" office:value-type="float" office:value="3.45242116197001" calcext:value-type="float">
            <text:p>3.45242116197001</text:p>
          </table:table-cell>
        </table:table-row>
        <table:table-row table:style-name="ro1">
          <table:table-cell office:value-type="string" calcext:value-type="string">
            <text:p>2026-02-12 03:22:32.170</text:p>
          </table:table-cell>
          <table:table-cell office:value-type="float" office:value="1770834152.17046" calcext:value-type="float">
            <text:p>1770834152.17046</text:p>
          </table:table-cell>
          <table:table-cell office:value-type="float" office:value="10.5049261738895" calcext:value-type="float">
            <text:p>10.5049261738895</text:p>
          </table:table-cell>
          <table:table-cell office:value-type="float" office:value="-1.27591550210491" calcext:value-type="float">
            <text:p>-1.27591550210491</text:p>
          </table:table-cell>
          <table:table-cell office:value-type="float" office:value="-0.0259999999999963" calcext:value-type="float">
            <text:p>-0.0259999999999963</text:p>
          </table:table-cell>
          <table:table-cell table:number-columns-repeated="2"/>
          <table:table-cell table:formula="of:=SQRT(([.C31]-[.C30])^2+([.D31]-[.D30])^2)" office:value-type="float" office:value="0.981534029630563" calcext:value-type="float">
            <text:p>0.981534029630563</text:p>
          </table:table-cell>
          <table:table-cell table:formula="of:=[.$H30]*3.6" office:value-type="float" office:value="3.53352250667003" calcext:value-type="float">
            <text:p>3.53352250667003</text:p>
          </table:table-cell>
        </table:table-row>
        <table:table-row table:style-name="ro1">
          <table:table-cell office:value-type="string" calcext:value-type="string">
            <text:p>2026-02-12 03:22:32.370</text:p>
          </table:table-cell>
          <table:table-cell office:value-type="float" office:value="1770834152.37053" calcext:value-type="float">
            <text:p>1770834152.37053</text:p>
          </table:table-cell>
          <table:table-cell office:value-type="float" office:value="11.4842002417427" calcext:value-type="float">
            <text:p>11.4842002417427</text:p>
          </table:table-cell>
          <table:table-cell office:value-type="float" office:value="-1.34248389815912" calcext:value-type="float">
            <text:p>-1.34248389815912</text:p>
          </table:table-cell>
          <table:table-cell office:value-type="float" office:value="-0.0300000000000011" calcext:value-type="float">
            <text:p>-0.0300000000000011</text:p>
          </table:table-cell>
          <table:table-cell table:number-columns-repeated="2"/>
          <table:table-cell table:formula="of:=SQRT(([.C32]-[.C31])^2+([.D32]-[.D31])^2)" office:value-type="float" office:value="1.03103489952871" calcext:value-type="float">
            <text:p>1.03103489952871</text:p>
          </table:table-cell>
          <table:table-cell table:formula="of:=[.$H31]*3.6" office:value-type="float" office:value="3.71172563830335" calcext:value-type="float">
            <text:p>3.71172563830335</text:p>
          </table:table-cell>
        </table:table-row>
        <table:table-row table:style-name="ro1">
          <table:table-cell office:value-type="string" calcext:value-type="string">
            <text:p>2026-02-12 03:22:32.670</text:p>
          </table:table-cell>
          <table:table-cell office:value-type="float" office:value="1770834152.67057" calcext:value-type="float">
            <text:p>1770834152.67057</text:p>
          </table:table-cell>
          <table:table-cell office:value-type="float" office:value="12.5079867606983" calcext:value-type="float">
            <text:p>12.5079867606983</text:p>
          </table:table-cell>
          <table:table-cell office:value-type="float" office:value="-1.46452539786696" calcext:value-type="float">
            <text:p>-1.46452539786696</text:p>
          </table:table-cell>
          <table:table-cell office:value-type="float" office:value="-0.0360000000000014" calcext:value-type="float">
            <text:p>-0.0360000000000014</text:p>
          </table:table-cell>
          <table:table-cell table:number-columns-repeated="2"/>
          <table:table-cell table:formula="of:=SQRT(([.C33]-[.C32])^2+([.D33]-[.D32])^2)" office:value-type="float" office:value="1.0542369729842" calcext:value-type="float">
            <text:p>1.0542369729842</text:p>
          </table:table-cell>
          <table:table-cell table:formula="of:=[.$H32]*3.6" office:value-type="float" office:value="3.7952531027431" calcext:value-type="float">
            <text:p>3.7952531027431</text:p>
          </table:table-cell>
        </table:table-row>
        <table:table-row table:style-name="ro1">
          <table:table-cell office:value-type="string" calcext:value-type="string">
            <text:p>2026-02-12 03:22:32.870</text:p>
          </table:table-cell>
          <table:table-cell office:value-type="float" office:value="1770834152.87052" calcext:value-type="float">
            <text:p>1770834152.87052</text:p>
          </table:table-cell>
          <table:table-cell office:value-type="float" office:value="13.5584807912237" calcext:value-type="float">
            <text:p>13.5584807912237</text:p>
          </table:table-cell>
          <table:table-cell office:value-type="float" office:value="-1.55328285973519" calcext:value-type="float">
            <text:p>-1.55328285973519</text:p>
          </table:table-cell>
          <table:table-cell office:value-type="float" office:value="-0.0649999999999977" calcext:value-type="float">
            <text:p>-0.0649999999999977</text:p>
          </table:table-cell>
          <table:table-cell table:number-columns-repeated="2"/>
          <table:table-cell table:formula="of:=SQRT(([.C34]-[.C33])^2+([.D34]-[.D33])^2)" office:value-type="float" office:value="1.06409184215787" calcext:value-type="float">
            <text:p>1.06409184215787</text:p>
          </table:table-cell>
          <table:table-cell table:formula="of:=[.$H33]*3.6" office:value-type="float" office:value="3.83073063176833" calcext:value-type="float">
            <text:p>3.83073063176833</text:p>
          </table:table-cell>
        </table:table-row>
        <table:table-row table:style-name="ro1">
          <table:table-cell office:value-type="string" calcext:value-type="string">
            <text:p>2026-02-12 03:22:33.170</text:p>
          </table:table-cell>
          <table:table-cell office:value-type="float" office:value="1770834153.17052" calcext:value-type="float">
            <text:p>1770834153.17052</text:p>
          </table:table-cell>
          <table:table-cell office:value-type="float" office:value="14.6178773325519" calcext:value-type="float">
            <text:p>14.6178773325519</text:p>
          </table:table-cell>
          <table:table-cell office:value-type="float" office:value="-1.65313483402133" calcext:value-type="float">
            <text:p>-1.65313483402133</text:p>
          </table:table-cell>
          <table:table-cell office:value-type="float" office:value="-0.0720000000000027" calcext:value-type="float">
            <text:p>-0.0720000000000027</text:p>
          </table:table-cell>
          <table:table-cell table:number-columns-repeated="2"/>
          <table:table-cell table:formula="of:=SQRT(([.C35]-[.C34])^2+([.D35]-[.D34])^2)" office:value-type="float" office:value="1.09068436090956" calcext:value-type="float">
            <text:p>1.09068436090956</text:p>
          </table:table-cell>
          <table:table-cell table:formula="of:=[.$H34]*3.6" office:value-type="float" office:value="3.92646369927443" calcext:value-type="float">
            <text:p>3.92646369927443</text:p>
          </table:table-cell>
        </table:table-row>
        <table:table-row table:style-name="ro1">
          <table:table-cell office:value-type="string" calcext:value-type="string">
            <text:p>2026-02-12 03:22:33.370</text:p>
          </table:table-cell>
          <table:table-cell office:value-type="float" office:value="1770834153.37045" calcext:value-type="float">
            <text:p>1770834153.37045</text:p>
          </table:table-cell>
          <table:table-cell office:value-type="float" office:value="15.7039813722949" calcext:value-type="float">
            <text:p>15.7039813722949</text:p>
          </table:table-cell>
          <table:table-cell office:value-type="float" office:value="-1.75298667419702" calcext:value-type="float">
            <text:p>-1.75298667419702</text:p>
          </table:table-cell>
          <table:table-cell office:value-type="float" office:value="-0.0869999999999891" calcext:value-type="float">
            <text:p>-0.0869999999999891</text:p>
          </table:table-cell>
          <table:table-cell table:number-columns-repeated="2"/>
          <table:table-cell table:formula="of:=SQRT(([.C36]-[.C35])^2+([.D36]-[.D35])^2)" office:value-type="float" office:value="1.09175598373284" calcext:value-type="float">
            <text:p>1.09175598373284</text:p>
          </table:table-cell>
          <table:table-cell table:formula="of:=[.$H35]*3.6" office:value-type="float" office:value="3.93032154143824" calcext:value-type="float">
            <text:p>3.93032154143824</text:p>
          </table:table-cell>
        </table:table-row>
        <table:table-row table:style-name="ro1">
          <table:table-cell office:value-type="string" calcext:value-type="string">
            <text:p>2026-02-12 03:22:33.670</text:p>
          </table:table-cell>
          <table:table-cell office:value-type="float" office:value="1770834153.67048" calcext:value-type="float">
            <text:p>1770834153.67048</text:p>
          </table:table-cell>
          <table:table-cell office:value-type="float" office:value="16.7900854360196" calcext:value-type="float">
            <text:p>16.7900854360196</text:p>
          </table:table-cell>
          <table:table-cell office:value-type="float" office:value="-1.86393301608041" calcext:value-type="float">
            <text:p>-1.86393301608041</text:p>
          </table:table-cell>
          <table:table-cell office:value-type="float" office:value="-0.0999999999999943" calcext:value-type="float">
            <text:p>-0.0999999999999943</text:p>
          </table:table-cell>
          <table:table-cell table:number-columns-repeated="2"/>
          <table:table-cell table:formula="of:=SQRT(([.C37]-[.C36])^2+([.D37]-[.D36])^2)" office:value-type="float" office:value="1.09293918651048" calcext:value-type="float">
            <text:p>1.09293918651048</text:p>
          </table:table-cell>
          <table:table-cell table:formula="of:=[.$H36]*3.6" office:value-type="float" office:value="3.93458107143772" calcext:value-type="float">
            <text:p>3.93458107143772</text:p>
          </table:table-cell>
        </table:table-row>
        <table:table-row table:style-name="ro1">
          <table:table-cell office:value-type="string" calcext:value-type="string">
            <text:p>2026-02-12 03:22:33.870</text:p>
          </table:table-cell>
          <table:table-cell office:value-type="float" office:value="1770834153.87048" calcext:value-type="float">
            <text:p>1770834153.87048</text:p>
          </table:table-cell>
          <table:table-cell office:value-type="float" office:value="17.8761895280913" calcext:value-type="float">
            <text:p>17.8761895280913</text:p>
          </table:table-cell>
          <table:table-cell office:value-type="float" office:value="-1.98597385594621" calcext:value-type="float">
            <text:p>-1.98597385594621</text:p>
          </table:table-cell>
          <table:table-cell office:value-type="float" office:value="-0.126999999999995" calcext:value-type="float">
            <text:p>-0.126999999999995</text:p>
          </table:table-cell>
          <table:table-cell table:number-columns-repeated="2"/>
          <table:table-cell table:formula="of:=SQRT(([.C38]-[.C37])^2+([.D38]-[.D37])^2)" office:value-type="float" office:value="1.10178646457231" calcext:value-type="float">
            <text:p>1.10178646457231</text:p>
          </table:table-cell>
          <table:table-cell table:formula="of:=[.$H37]*3.6" office:value-type="float" office:value="3.96643127246033" calcext:value-type="float">
            <text:p>3.96643127246033</text:p>
          </table:table-cell>
        </table:table-row>
        <table:table-row table:style-name="ro1">
          <table:table-cell office:value-type="string" calcext:value-type="string">
            <text:p>2026-02-12 03:22:34.170</text:p>
          </table:table-cell>
          <table:table-cell office:value-type="float" office:value="1770834154.17046" calcext:value-type="float">
            <text:p>1770834154.17046</text:p>
          </table:table-cell>
          <table:table-cell office:value-type="float" office:value="18.9711961405119" calcext:value-type="float">
            <text:p>18.9711961405119</text:p>
          </table:table-cell>
          <table:table-cell office:value-type="float" office:value="-2.10801455518231" calcext:value-type="float">
            <text:p>-2.10801455518231</text:p>
          </table:table-cell>
          <table:table-cell office:value-type="float" office:value="-0.158999999999992" calcext:value-type="float">
            <text:p>-0.158999999999992</text:p>
          </table:table-cell>
          <table:table-cell table:number-columns-repeated="2"/>
          <table:table-cell table:formula="of:=SQRT(([.C39]-[.C38])^2+([.D39]-[.D38])^2)" office:value-type="float" office:value="1.09715447962925" calcext:value-type="float">
            <text:p>1.09715447962925</text:p>
          </table:table-cell>
          <table:table-cell table:formula="of:=[.$H38]*3.6" office:value-type="float" office:value="3.94975612666529" calcext:value-type="float">
            <text:p>3.94975612666529</text:p>
          </table:table-cell>
        </table:table-row>
        <table:table-row table:style-name="ro1">
          <table:table-cell office:value-type="string" calcext:value-type="string">
            <text:p>2026-02-12 03:22:34.370</text:p>
          </table:table-cell>
          <table:table-cell office:value-type="float" office:value="1770834154.37053" calcext:value-type="float">
            <text:p>1770834154.37053</text:p>
          </table:table-cell>
          <table:table-cell office:value-type="float" office:value="20.0573003060999" calcext:value-type="float">
            <text:p>20.0573003060999</text:p>
          </table:table-cell>
          <table:table-cell office:value-type="float" office:value="-2.26333903381601" calcext:value-type="float">
            <text:p>-2.26333903381601</text:p>
          </table:table-cell>
          <table:table-cell office:value-type="float" office:value="-0.206999999999994" calcext:value-type="float">
            <text:p>-0.206999999999994</text:p>
          </table:table-cell>
          <table:table-cell table:number-columns-repeated="2"/>
          <table:table-cell table:formula="of:=SQRT(([.C40]-[.C39])^2+([.D40]-[.D39])^2)" office:value-type="float" office:value="1.08118384731208" calcext:value-type="float">
            <text:p>1.08118384731208</text:p>
          </table:table-cell>
          <table:table-cell table:formula="of:=[.$H39]*3.6" office:value-type="float" office:value="3.89226185032347" calcext:value-type="float">
            <text:p>3.89226185032347</text:p>
          </table:table-cell>
        </table:table-row>
        <table:table-row table:style-name="ro1">
          <table:table-cell office:value-type="string" calcext:value-type="string">
            <text:p>2026-02-12 03:22:34.670</text:p>
          </table:table-cell>
          <table:table-cell office:value-type="float" office:value="1770834154.67049" calcext:value-type="float">
            <text:p>1770834154.67049</text:p>
          </table:table-cell>
          <table:table-cell office:value-type="float" office:value="21.125599529827" calcext:value-type="float">
            <text:p>21.125599529827</text:p>
          </table:table-cell>
          <table:table-cell office:value-type="float" office:value="-2.4297580239363" calcext:value-type="float">
            <text:p>-2.4297580239363</text:p>
          </table:table-cell>
          <table:table-cell office:value-type="float" office:value="-0.259" calcext:value-type="float">
            <text:p>-0.259</text:p>
          </table:table-cell>
          <table:table-cell table:number-columns-repeated="2"/>
          <table:table-cell table:formula="of:=SQRT(([.C41]-[.C40])^2+([.D41]-[.D40])^2)" office:value-type="float" office:value="1.07805508740154" calcext:value-type="float">
            <text:p>1.07805508740154</text:p>
          </table:table-cell>
          <table:table-cell table:formula="of:=[.$H40]*3.6" office:value-type="float" office:value="3.88099831464555" calcext:value-type="float">
            <text:p>3.88099831464555</text:p>
          </table:table-cell>
        </table:table-row>
        <table:table-row table:style-name="ro1">
          <table:table-cell office:value-type="string" calcext:value-type="string">
            <text:p>2026-02-12 03:22:34.870</text:p>
          </table:table-cell>
          <table:table-cell office:value-type="float" office:value="1770834154.87048" calcext:value-type="float">
            <text:p>1770834154.87048</text:p>
          </table:table-cell>
          <table:table-cell office:value-type="float" office:value="22.1849963254062" calcext:value-type="float">
            <text:p>22.1849963254062</text:p>
          </table:table-cell>
          <table:table-cell office:value-type="float" office:value="-2.62946080556139" calcext:value-type="float">
            <text:p>-2.62946080556139</text:p>
          </table:table-cell>
          <table:table-cell office:value-type="float" office:value="-0.302999999999997" calcext:value-type="float">
            <text:p>-0.302999999999997</text:p>
          </table:table-cell>
          <table:table-cell table:number-columns-repeated="2"/>
          <table:table-cell table:formula="of:=SQRT(([.C42]-[.C41])^2+([.D42]-[.D41])^2)" office:value-type="float" office:value="1.09763349466526" calcext:value-type="float">
            <text:p>1.09763349466526</text:p>
          </table:table-cell>
          <table:table-cell table:formula="of:=[.$H41]*3.6" office:value-type="float" office:value="3.95148058079494" calcext:value-type="float">
            <text:p>3.95148058079494</text:p>
          </table:table-cell>
        </table:table-row>
        <table:table-row table:style-name="ro1">
          <table:table-cell office:value-type="string" calcext:value-type="string">
            <text:p>2026-02-12 03:22:35.170</text:p>
          </table:table-cell>
          <table:table-cell office:value-type="float" office:value="1770834155.17052" calcext:value-type="float">
            <text:p>1770834155.17052</text:p>
          </table:table-cell>
          <table:table-cell office:value-type="float" office:value="23.2621981634293" calcext:value-type="float">
            <text:p>23.2621981634293</text:p>
          </table:table-cell>
          <table:table-cell office:value-type="float" office:value="-2.84025807492435" calcext:value-type="float">
            <text:p>-2.84025807492435</text:p>
          </table:table-cell>
          <table:table-cell office:value-type="float" office:value="-0.35499999999999" calcext:value-type="float">
            <text:p>-0.35499999999999</text:p>
          </table:table-cell>
          <table:table-cell table:number-columns-repeated="2"/>
          <table:table-cell table:formula="of:=SQRT(([.C43]-[.C42])^2+([.D43]-[.D42])^2)" office:value-type="float" office:value="1.09763351959622" calcext:value-type="float">
            <text:p>1.09763351959622</text:p>
          </table:table-cell>
          <table:table-cell table:formula="of:=[.$H42]*3.6" office:value-type="float" office:value="3.95148067054641" calcext:value-type="float">
            <text:p>3.95148067054641</text:p>
          </table:table-cell>
        </table:table-row>
        <table:table-row table:style-name="ro1">
          <table:table-cell office:value-type="string" calcext:value-type="string">
            <text:p>2026-02-12 03:22:35.370</text:p>
          </table:table-cell>
          <table:table-cell office:value-type="float" office:value="1770834155.37045" calcext:value-type="float">
            <text:p>1770834155.37045</text:p>
          </table:table-cell>
          <table:table-cell office:value-type="float" office:value="24.3394000533735" calcext:value-type="float">
            <text:p>24.3394000533735</text:p>
          </table:table-cell>
          <table:table-cell office:value-type="float" office:value="-3.05105520877987" calcext:value-type="float">
            <text:p>-3.05105520877987</text:p>
          </table:table-cell>
          <table:table-cell office:value-type="float" office:value="-0.426000000000002" calcext:value-type="float">
            <text:p>-0.426000000000002</text:p>
          </table:table-cell>
          <table:table-cell table:number-columns-repeated="2"/>
          <table:table-cell table:formula="of:=SQRT(([.C44]-[.C43])^2+([.D44]-[.D43])^2)" office:value-type="float" office:value="1.10211010299384" calcext:value-type="float">
            <text:p>1.10211010299384</text:p>
          </table:table-cell>
          <table:table-cell table:formula="of:=[.$H43]*3.6" office:value-type="float" office:value="3.96759637077784" calcext:value-type="float">
            <text:p>3.96759637077784</text:p>
          </table:table-cell>
        </table:table-row>
        <table:table-row table:style-name="ro1">
          <table:table-cell office:value-type="string" calcext:value-type="string">
            <text:p>2026-02-12 03:22:35.670</text:p>
          </table:table-cell>
          <table:table-cell office:value-type="float" office:value="1770834155.67047" calcext:value-type="float">
            <text:p>1770834155.67047</text:p>
          </table:table-cell>
          <table:table-cell office:value-type="float" office:value="25.4166020193952" calcext:value-type="float">
            <text:p>25.4166020193952</text:p>
          </table:table-cell>
          <table:table-cell office:value-type="float" office:value="-3.2840414820239" calcext:value-type="float">
            <text:p>-3.2840414820239</text:p>
          </table:table-cell>
          <table:table-cell office:value-type="float" office:value="-0.48899999999999" calcext:value-type="float">
            <text:p>-0.48899999999999</text:p>
          </table:table-cell>
          <table:table-cell table:number-columns-repeated="2"/>
          <table:table-cell table:formula="of:=SQRT(([.C45]-[.C44])^2+([.D45]-[.D44])^2)" office:value-type="float" office:value="1.11951903933313" calcext:value-type="float">
            <text:p>1.11951903933313</text:p>
          </table:table-cell>
          <table:table-cell table:formula="of:=[.$H44]*3.6" office:value-type="float" office:value="4.03026854159927" calcext:value-type="float">
            <text:p>4.03026854159927</text:p>
          </table:table-cell>
        </table:table-row>
        <table:table-row table:style-name="ro1">
          <table:table-cell office:value-type="string" calcext:value-type="string">
            <text:p>2026-02-12 03:22:35.870</text:p>
          </table:table-cell>
          <table:table-cell office:value-type="float" office:value="1770834155.87045" calcext:value-type="float">
            <text:p>1770834155.87045</text:p>
          </table:table-cell>
          <table:table-cell office:value-type="float" office:value="26.5116090285592" calcext:value-type="float">
            <text:p>26.5116090285592</text:p>
          </table:table-cell>
          <table:table-cell office:value-type="float" office:value="-3.51702759601176" calcext:value-type="float">
            <text:p>-3.51702759601176</text:p>
          </table:table-cell>
          <table:table-cell office:value-type="float" office:value="-0.554999999999993" calcext:value-type="float">
            <text:p>-0.554999999999993</text:p>
          </table:table-cell>
          <table:table-cell table:number-columns-repeated="2"/>
          <table:table-cell table:formula="of:=SQRT(([.C46]-[.C45])^2+([.D46]-[.D45])^2)" office:value-type="float" office:value="1.09981819268717" calcext:value-type="float">
            <text:p>1.09981819268717</text:p>
          </table:table-cell>
          <table:table-cell table:formula="of:=[.$H45]*3.6" office:value-type="float" office:value="3.95934549367381" calcext:value-type="float">
            <text:p>3.95934549367381</text:p>
          </table:table-cell>
        </table:table-row>
        <table:table-row table:style-name="ro1">
          <table:table-cell office:value-type="string" calcext:value-type="string">
            <text:p>2026-02-12 03:22:36.170</text:p>
          </table:table-cell>
          <table:table-cell office:value-type="float" office:value="1770834156.17049" calcext:value-type="float">
            <text:p>1770834156.17049</text:p>
          </table:table-cell>
          <table:table-cell office:value-type="float" office:value="27.5888110911474" calcext:value-type="float">
            <text:p>27.5888110911474</text:p>
          </table:table-cell>
          <table:table-cell office:value-type="float" office:value="-3.73891895078123" calcext:value-type="float">
            <text:p>-3.73891895078123</text:p>
          </table:table-cell>
          <table:table-cell office:value-type="float" office:value="-0.597999999999999" calcext:value-type="float">
            <text:p>-0.597999999999999</text:p>
          </table:table-cell>
          <table:table-cell table:number-columns-repeated="2"/>
          <table:table-cell table:formula="of:=SQRT(([.C47]-[.C46])^2+([.D47]-[.D46])^2)" office:value-type="float" office:value="1.10098312017172" calcext:value-type="float">
            <text:p>1.10098312017172</text:p>
          </table:table-cell>
          <table:table-cell table:formula="of:=[.$H46]*3.6" office:value-type="float" office:value="3.96353923261819" calcext:value-type="float">
            <text:p>3.96353923261819</text:p>
          </table:table-cell>
        </table:table-row>
        <table:table-row table:style-name="ro1">
          <table:table-cell office:value-type="string" calcext:value-type="string">
            <text:p>2026-02-12 03:22:36.370</text:p>
          </table:table-cell>
          <table:table-cell office:value-type="float" office:value="1770834156.37049" calcext:value-type="float">
            <text:p>1770834156.37049</text:p>
          </table:table-cell>
          <table:table-cell office:value-type="float" office:value="28.6571107825148" calcext:value-type="float">
            <text:p>28.6571107825148</text:p>
          </table:table-cell>
          <table:table-cell office:value-type="float" office:value="-4.00518873939291" calcext:value-type="float">
            <text:p>-4.00518873939291</text:p>
          </table:table-cell>
          <table:table-cell office:value-type="float" office:value="-0.653999999999996" calcext:value-type="float">
            <text:p>-0.653999999999996</text:p>
          </table:table-cell>
          <table:table-cell table:number-columns-repeated="2"/>
          <table:table-cell table:formula="of:=SQRT(([.C48]-[.C47])^2+([.D48]-[.D47])^2)" office:value-type="float" office:value="1.09582823327669" calcext:value-type="float">
            <text:p>1.09582823327669</text:p>
          </table:table-cell>
          <table:table-cell table:formula="of:=[.$H47]*3.6" office:value-type="float" office:value="3.94498163979607" calcext:value-type="float">
            <text:p>3.94498163979607</text:p>
          </table:table-cell>
        </table:table-row>
        <table:table-row table:style-name="ro1">
          <table:table-cell office:value-type="string" calcext:value-type="string">
            <text:p>2026-02-12 03:22:36.670</text:p>
          </table:table-cell>
          <table:table-cell office:value-type="float" office:value="1770834156.6705" calcext:value-type="float">
            <text:p>1770834156.6705</text:p>
          </table:table-cell>
          <table:table-cell office:value-type="float" office:value="29.7254105004831" calcext:value-type="float">
            <text:p>29.7254105004831</text:p>
          </table:table-cell>
          <table:table-cell office:value-type="float" office:value="-4.24926911434159" calcext:value-type="float">
            <text:p>-4.24926911434159</text:p>
          </table:table-cell>
          <table:table-cell office:value-type="float" office:value="-0.689999999999998" calcext:value-type="float">
            <text:p>-0.689999999999998</text:p>
          </table:table-cell>
          <table:table-cell table:number-columns-repeated="2"/>
          <table:table-cell table:formula="of:=SQRT(([.C49]-[.C48])^2+([.D49]-[.D48])^2)" office:value-type="float" office:value="1.04382296458288" calcext:value-type="float">
            <text:p>1.04382296458288</text:p>
          </table:table-cell>
          <table:table-cell table:formula="of:=[.$H48]*3.6" office:value-type="float" office:value="3.75776267249838" calcext:value-type="float">
            <text:p>3.75776267249838</text:p>
          </table:table-cell>
        </table:table-row>
        <table:table-row table:style-name="ro1">
          <table:table-cell office:value-type="string" calcext:value-type="string">
            <text:p>2026-02-12 03:22:36.870</text:p>
          </table:table-cell>
          <table:table-cell office:value-type="float" office:value="1770834156.87047" calcext:value-type="float">
            <text:p>1770834156.87047</text:p>
          </table:table-cell>
          <table:table-cell office:value-type="float" office:value="30.7402953079436" calcext:value-type="float">
            <text:p>30.7402953079436</text:p>
          </table:table-cell>
          <table:table-cell office:value-type="float" office:value="-4.49334944738075" calcext:value-type="float">
            <text:p>-4.49334944738075</text:p>
          </table:table-cell>
          <table:table-cell office:value-type="float" office:value="-0.719999999999999" calcext:value-type="float">
            <text:p>-0.719999999999999</text:p>
          </table:table-cell>
          <table:table-cell table:number-columns-repeated="2"/>
          <table:table-cell table:formula="of:=SQRT(([.C50]-[.C49])^2+([.D50]-[.D49])^2)" office:value-type="float" office:value="0.993004312975271" calcext:value-type="float">
            <text:p>0.993004312975271</text:p>
          </table:table-cell>
          <table:table-cell table:formula="of:=[.$H49]*3.6" office:value-type="float" office:value="3.57481552671097" calcext:value-type="float">
            <text:p>3.57481552671097</text:p>
          </table:table-cell>
        </table:table-row>
        <table:table-row table:style-name="ro1">
          <table:table-cell office:value-type="string" calcext:value-type="string">
            <text:p>2026-02-12 03:22:37.170</text:p>
          </table:table-cell>
          <table:table-cell office:value-type="float" office:value="1770834157.1705" calcext:value-type="float">
            <text:p>1770834157.1705</text:p>
          </table:table-cell>
          <table:table-cell office:value-type="float" office:value="31.7106676350231" calcext:value-type="float">
            <text:p>31.7106676350231</text:p>
          </table:table-cell>
          <table:table-cell office:value-type="float" office:value="-4.70414582407102" calcext:value-type="float">
            <text:p>-4.70414582407102</text:p>
          </table:table-cell>
          <table:table-cell office:value-type="float" office:value="-0.766999999999996" calcext:value-type="float">
            <text:p>-0.766999999999996</text:p>
          </table:table-cell>
          <table:table-cell table:number-columns-repeated="2"/>
          <table:table-cell table:formula="of:=SQRT(([.C51]-[.C50])^2+([.D51]-[.D50])^2)" office:value-type="float" office:value="0.949553394792783" calcext:value-type="float">
            <text:p>0.949553394792783</text:p>
          </table:table-cell>
          <table:table-cell table:formula="of:=[.$H50]*3.6" office:value-type="float" office:value="3.41839222125402" calcext:value-type="float">
            <text:p>3.41839222125402</text:p>
          </table:table-cell>
        </table:table-row>
        <table:table-row table:style-name="ro1">
          <table:table-cell office:value-type="string" calcext:value-type="string">
            <text:p>2026-02-12 03:22:37.370</text:p>
          </table:table-cell>
          <table:table-cell office:value-type="float" office:value="1770834157.37046" calcext:value-type="float">
            <text:p>1770834157.37046</text:p>
          </table:table-cell>
          <table:table-cell office:value-type="float" office:value="32.6365275311982" calcext:value-type="float">
            <text:p>32.6365275311982</text:p>
          </table:table-cell>
          <table:table-cell office:value-type="float" office:value="-4.9149421765469" calcext:value-type="float">
            <text:p>-4.9149421765469</text:p>
          </table:table-cell>
          <table:table-cell office:value-type="float" office:value="-0.801999999999993" calcext:value-type="float">
            <text:p>-0.801999999999993</text:p>
          </table:table-cell>
          <table:table-cell table:number-columns-repeated="2"/>
          <table:table-cell table:formula="of:=SQRT(([.C52]-[.C51])^2+([.D52]-[.D51])^2)" office:value-type="float" office:value="0.881598637458238" calcext:value-type="float">
            <text:p>0.881598637458238</text:p>
          </table:table-cell>
          <table:table-cell table:formula="of:=[.$H51]*3.6" office:value-type="float" office:value="3.17375509484966" calcext:value-type="float">
            <text:p>3.17375509484966</text:p>
          </table:table-cell>
        </table:table-row>
        <table:table-row table:style-name="ro1">
          <table:table-cell office:value-type="string" calcext:value-type="string">
            <text:p>2026-02-12 03:22:37.670</text:p>
          </table:table-cell>
          <table:table-cell office:value-type="float" office:value="1770834157.67051" calcext:value-type="float">
            <text:p>1770834157.67051</text:p>
          </table:table-cell>
          <table:table-cell office:value-type="float" office:value="33.5000699349912" calcext:value-type="float">
            <text:p>33.5000699349912</text:p>
          </table:table-cell>
          <table:table-cell office:value-type="float" office:value="-5.09245463926345" calcext:value-type="float">
            <text:p>-5.09245463926345</text:p>
          </table:table-cell>
          <table:table-cell office:value-type="float" office:value="-0.828999999999994" calcext:value-type="float">
            <text:p>-0.828999999999994</text:p>
          </table:table-cell>
          <table:table-cell table:number-columns-repeated="2"/>
          <table:table-cell table:formula="of:=SQRT(([.C53]-[.C52])^2+([.D53]-[.D52])^2)" office:value-type="float" office:value="0.842376020270614" calcext:value-type="float">
            <text:p>0.842376020270614</text:p>
          </table:table-cell>
          <table:table-cell table:formula="of:=[.$H52]*3.6" office:value-type="float" office:value="3.03255367297421" calcext:value-type="float">
            <text:p>3.03255367297421</text:p>
          </table:table-cell>
        </table:table-row>
        <table:table-row table:style-name="ro1">
          <table:table-cell office:value-type="string" calcext:value-type="string">
            <text:p>2026-02-12 03:22:37.870</text:p>
          </table:table-cell>
          <table:table-cell office:value-type="float" office:value="1770834157.87051" calcext:value-type="float">
            <text:p>1770834157.87051</text:p>
          </table:table-cell>
          <table:table-cell office:value-type="float" office:value="34.3280023421976" calcext:value-type="float">
            <text:p>34.3280023421976</text:p>
          </table:table-cell>
          <table:table-cell office:value-type="float" office:value="-5.24777781404555" calcext:value-type="float">
            <text:p>-5.24777781404555</text:p>
          </table:table-cell>
          <table:table-cell office:value-type="float" office:value="-0.846999999999994" calcext:value-type="float">
            <text:p>-0.846999999999994</text:p>
          </table:table-cell>
          <table:table-cell table:number-columns-repeated="2"/>
          <table:table-cell table:formula="of:=SQRT(([.C54]-[.C53])^2+([.D54]-[.D53])^2)" office:value-type="float" office:value="0.784073192025455" calcext:value-type="float">
            <text:p>0.784073192025455</text:p>
          </table:table-cell>
          <table:table-cell table:formula="of:=[.$H53]*3.6" office:value-type="float" office:value="2.82266349129164" calcext:value-type="float">
            <text:p>2.82266349129164</text:p>
          </table:table-cell>
        </table:table-row>
        <table:table-row table:style-name="ro1">
          <table:table-cell office:value-type="string" calcext:value-type="string">
            <text:p>2026-02-12 03:22:38.170</text:p>
          </table:table-cell>
          <table:table-cell office:value-type="float" office:value="1770834158.17046" calcext:value-type="float">
            <text:p>1770834158.17046</text:p>
          </table:table-cell>
          <table:table-cell office:value-type="float" office:value="35.1025197276031" calcext:value-type="float">
            <text:p>35.1025197276031</text:p>
          </table:table-cell>
          <table:table-cell office:value-type="float" office:value="-5.36981711164117" calcext:value-type="float">
            <text:p>-5.36981711164117</text:p>
          </table:table-cell>
          <table:table-cell office:value-type="float" office:value="-0.873999999999995" calcext:value-type="float">
            <text:p>-0.873999999999995</text:p>
          </table:table-cell>
          <table:table-cell table:number-columns-repeated="2"/>
          <table:table-cell table:formula="of:=SQRT(([.C55]-[.C54])^2+([.D55]-[.D54])^2)" office:value-type="float" office:value="0.751831568382856" calcext:value-type="float">
            <text:p>0.751831568382856</text:p>
          </table:table-cell>
          <table:table-cell table:formula="of:=[.$H54]*3.6" office:value-type="float" office:value="2.70659364617828" calcext:value-type="float">
            <text:p>2.70659364617828</text:p>
          </table:table-cell>
        </table:table-row>
        <table:table-row table:style-name="ro1">
          <table:table-cell office:value-type="string" calcext:value-type="string">
            <text:p>2026-02-12 03:22:38.370</text:p>
          </table:table-cell>
          <table:table-cell office:value-type="float" office:value="1770834158.37046" calcext:value-type="float">
            <text:p>1770834158.37046</text:p>
          </table:table-cell>
          <table:table-cell office:value-type="float" office:value="35.8503295416595" calcext:value-type="float">
            <text:p>35.8503295416595</text:p>
          </table:table-cell>
          <table:table-cell office:value-type="float" office:value="-5.44747784314677" calcext:value-type="float">
            <text:p>-5.44747784314677</text:p>
          </table:table-cell>
          <table:table-cell office:value-type="float" office:value="-0.899000000000001" calcext:value-type="float">
            <text:p>-0.899000000000001</text:p>
          </table:table-cell>
          <table:table-cell table:number-columns-repeated="2"/>
          <table:table-cell table:formula="of:=SQRT(([.C56]-[.C55])^2+([.D56]-[.D55])^2)" office:value-type="float" office:value="0.739240236452666" calcext:value-type="float">
            <text:p>0.739240236452666</text:p>
          </table:table-cell>
          <table:table-cell table:formula="of:=[.$H55]*3.6" office:value-type="float" office:value="2.6612648512296" calcext:value-type="float">
            <text:p>2.6612648512296</text:p>
          </table:table-cell>
        </table:table-row>
        <table:table-row table:style-name="ro1">
          <table:table-cell office:value-type="string" calcext:value-type="string">
            <text:p>2026-02-12 03:22:38.670</text:p>
          </table:table-cell>
          <table:table-cell office:value-type="float" office:value="1770834158.67049" calcext:value-type="float">
            <text:p>1770834158.67049</text:p>
          </table:table-cell>
          <table:table-cell office:value-type="float" office:value="36.5892367363558" calcext:value-type="float">
            <text:p>36.5892367363558</text:p>
          </table:table-cell>
          <table:table-cell office:value-type="float" office:value="-5.4696653354913" calcext:value-type="float">
            <text:p>-5.4696653354913</text:p>
          </table:table-cell>
          <table:table-cell office:value-type="float" office:value="-0.905999999999992" calcext:value-type="float">
            <text:p>-0.905999999999992</text:p>
          </table:table-cell>
          <table:table-cell table:number-columns-repeated="2"/>
          <table:table-cell table:formula="of:=SQRT(([.C57]-[.C56])^2+([.D57]-[.D56])^2)" office:value-type="float" office:value="0.738990426791596" calcext:value-type="float">
            <text:p>0.738990426791596</text:p>
          </table:table-cell>
          <table:table-cell table:formula="of:=[.$H56]*3.6" office:value-type="float" office:value="2.66036553644975" calcext:value-type="float">
            <text:p>2.66036553644975</text:p>
          </table:table-cell>
        </table:table-row>
        <table:table-row table:style-name="ro1">
          <table:table-cell office:value-type="string" calcext:value-type="string">
            <text:p>2026-02-12 03:22:38.870</text:p>
          </table:table-cell>
          <table:table-cell office:value-type="float" office:value="1770834158.87047" calcext:value-type="float">
            <text:p>1770834158.87047</text:p>
          </table:table-cell>
          <table:table-cell office:value-type="float" office:value="37.328143847466" calcext:value-type="float">
            <text:p>37.328143847466</text:p>
          </table:table-cell>
          <table:table-cell office:value-type="float" office:value="-5.45856884773821" calcext:value-type="float">
            <text:p>-5.45856884773821</text:p>
          </table:table-cell>
          <table:table-cell office:value-type="float" office:value="-0.927999999999997" calcext:value-type="float">
            <text:p>-0.927999999999997</text:p>
          </table:table-cell>
          <table:table-cell table:number-columns-repeated="2"/>
          <table:table-cell table:formula="of:=SQRT(([.C58]-[.C57])^2+([.D58]-[.D57])^2)" office:value-type="float" office:value="0.744218770766125" calcext:value-type="float">
            <text:p>0.744218770766125</text:p>
          </table:table-cell>
          <table:table-cell table:formula="of:=[.$H57]*3.6" office:value-type="float" office:value="2.67918757475805" calcext:value-type="float">
            <text:p>2.67918757475805</text:p>
          </table:table-cell>
        </table:table-row>
        <table:table-row table:style-name="ro1">
          <table:table-cell office:value-type="string" calcext:value-type="string">
            <text:p>2026-02-12 03:22:39.170</text:p>
          </table:table-cell>
          <table:table-cell office:value-type="float" office:value="1770834159.17046" calcext:value-type="float">
            <text:p>1770834159.17046</text:p>
          </table:table-cell>
          <table:table-cell office:value-type="float" office:value="38.0670507519972" calcext:value-type="float">
            <text:p>38.0670507519972</text:p>
          </table:table-cell>
          <table:table-cell office:value-type="float" office:value="-5.36980981891975" calcext:value-type="float">
            <text:p>-5.36980981891975</text:p>
          </table:table-cell>
          <table:table-cell office:value-type="float" office:value="-0.950999999999993" calcext:value-type="float">
            <text:p>-0.950999999999993</text:p>
          </table:table-cell>
          <table:table-cell table:number-columns-repeated="2"/>
          <table:table-cell table:formula="of:=SQRT(([.C59]-[.C58])^2+([.D59]-[.D58])^2)" office:value-type="float" office:value="0.759930940620006" calcext:value-type="float">
            <text:p>0.759930940620006</text:p>
          </table:table-cell>
          <table:table-cell table:formula="of:=[.$H58]*3.6" office:value-type="float" office:value="2.73575138623202" calcext:value-type="float">
            <text:p>2.73575138623202</text:p>
          </table:table-cell>
        </table:table-row>
        <table:table-row table:style-name="ro1">
          <table:table-cell office:value-type="string" calcext:value-type="string">
            <text:p>2026-02-12 03:22:39.370</text:p>
          </table:table-cell>
          <table:table-cell office:value-type="float" office:value="1770834159.37044" calcext:value-type="float">
            <text:p>1770834159.37044</text:p>
          </table:table-cell>
          <table:table-cell office:value-type="float" office:value="38.8059573981445" calcext:value-type="float">
            <text:p>38.8059573981445</text:p>
          </table:table-cell>
          <table:table-cell office:value-type="float" office:value="-5.19229361461476" calcext:value-type="float">
            <text:p>-5.19229361461476</text:p>
          </table:table-cell>
          <table:table-cell office:value-type="float" office:value="-0.994" calcext:value-type="float">
            <text:p>-0.994</text:p>
          </table:table-cell>
          <table:table-cell table:number-columns-repeated="2"/>
          <table:table-cell table:formula="of:=SQRT(([.C60]-[.C59])^2+([.D60]-[.D59])^2)" office:value-type="float" office:value="0.748244443824861" calcext:value-type="float">
            <text:p>0.748244443824861</text:p>
          </table:table-cell>
          <table:table-cell table:formula="of:=[.$H59]*3.6" office:value-type="float" office:value="2.6936799977695" calcext:value-type="float">
            <text:p>2.6936799977695</text:p>
          </table:table-cell>
        </table:table-row>
        <table:table-row table:style-name="ro1">
          <table:table-cell office:value-type="string" calcext:value-type="string">
            <text:p>2026-02-12 03:22:39.670</text:p>
          </table:table-cell>
          <table:table-cell office:value-type="float" office:value="1770834159.67045" calcext:value-type="float">
            <text:p>1770834159.67045</text:p>
          </table:table-cell>
          <table:table-cell office:value-type="float" office:value="39.5270589594147" calcext:value-type="float">
            <text:p>39.5270589594147</text:p>
          </table:table-cell>
          <table:table-cell office:value-type="float" office:value="-4.99258811632171" calcext:value-type="float">
            <text:p>-4.99258811632171</text:p>
          </table:table-cell>
          <table:table-cell office:value-type="float" office:value="-1.018" calcext:value-type="float">
            <text:p>-1.018</text:p>
          </table:table-cell>
          <table:table-cell table:number-columns-repeated="2"/>
          <table:table-cell table:formula="of:=SQRT(([.C61]-[.C60])^2+([.D61]-[.D60])^2)" office:value-type="float" office:value="0.743696372660101" calcext:value-type="float">
            <text:p>0.743696372660101</text:p>
          </table:table-cell>
          <table:table-cell table:formula="of:=[.$H60]*3.6" office:value-type="float" office:value="2.67730694157636" calcext:value-type="float">
            <text:p>2.67730694157636</text:p>
          </table:table-cell>
        </table:table-row>
        <table:table-row table:style-name="ro1">
          <table:table-cell office:value-type="string" calcext:value-type="string">
            <text:p>2026-02-12 03:22:39.870</text:p>
          </table:table-cell>
          <table:table-cell office:value-type="float" office:value="1770834159.87049" calcext:value-type="float">
            <text:p>1770834159.87049</text:p>
          </table:table-cell>
          <table:table-cell office:value-type="float" office:value="40.2214528077748" calcext:value-type="float">
            <text:p>40.2214528077748</text:p>
          </table:table-cell>
          <table:table-cell office:value-type="float" office:value="-4.72631480172277" calcext:value-type="float">
            <text:p>-4.72631480172277</text:p>
          </table:table-cell>
          <table:table-cell office:value-type="float" office:value="-1.03999999999999" calcext:value-type="float">
            <text:p>-1.03999999999999</text:p>
          </table:table-cell>
          <table:table-cell table:number-columns-repeated="2"/>
          <table:table-cell table:formula="of:=SQRT(([.C62]-[.C61])^2+([.D62]-[.D61])^2)" office:value-type="float" office:value="0.741165033679056" calcext:value-type="float">
            <text:p>0.741165033679056</text:p>
          </table:table-cell>
          <table:table-cell table:formula="of:=[.$H61]*3.6" office:value-type="float" office:value="2.6681941212446" calcext:value-type="float">
            <text:p>2.6681941212446</text:p>
          </table:table-cell>
        </table:table-row>
        <table:table-row table:style-name="ro1">
          <table:table-cell office:value-type="string" calcext:value-type="string">
            <text:p>2026-02-12 03:22:40.170</text:p>
          </table:table-cell>
          <table:table-cell office:value-type="float" office:value="1770834160.17056" calcext:value-type="float">
            <text:p>1770834160.17056</text:p>
          </table:table-cell>
          <table:table-cell office:value-type="float" office:value="40.8891389649943" calcext:value-type="float">
            <text:p>40.8891389649943</text:p>
          </table:table-cell>
          <table:table-cell office:value-type="float" office:value="-4.40456831362098" calcext:value-type="float">
            <text:p>-4.40456831362098</text:p>
          </table:table-cell>
          <table:table-cell office:value-type="float" office:value="-1.05799999999999" calcext:value-type="float">
            <text:p>-1.05799999999999</text:p>
          </table:table-cell>
          <table:table-cell table:number-columns-repeated="2"/>
          <table:table-cell table:formula="of:=SQRT(([.C63]-[.C62])^2+([.D63]-[.D62])^2)" office:value-type="float" office:value="0.76687628451686" calcext:value-type="float">
            <text:p>0.76687628451686</text:p>
          </table:table-cell>
          <table:table-cell table:formula="of:=[.$H62]*3.6" office:value-type="float" office:value="2.76075462426069" calcext:value-type="float">
            <text:p>2.76075462426069</text:p>
          </table:table-cell>
        </table:table-row>
        <table:table-row table:style-name="ro1">
          <table:table-cell office:value-type="string" calcext:value-type="string">
            <text:p>2026-02-12 03:22:40.370</text:p>
          </table:table-cell>
          <table:table-cell office:value-type="float" office:value="1770834160.37051" calcext:value-type="float">
            <text:p>1770834160.37051</text:p>
          </table:table-cell>
          <table:table-cell office:value-type="float" office:value="41.5568249005592" calcext:value-type="float">
            <text:p>41.5568249005592</text:p>
          </table:table-cell>
          <table:table-cell office:value-type="float" office:value="-4.02734858030453" calcext:value-type="float">
            <text:p>-4.02734858030453</text:p>
          </table:table-cell>
          <table:table-cell office:value-type="float" office:value="-1.08499999999999" calcext:value-type="float">
            <text:p>-1.08499999999999</text:p>
          </table:table-cell>
          <table:table-cell table:number-columns-repeated="2"/>
          <table:table-cell table:formula="of:=SQRT(([.C64]-[.C63])^2+([.D64]-[.D63])^2)" office:value-type="float" office:value="0.77961555630946" calcext:value-type="float">
            <text:p>0.77961555630946</text:p>
          </table:table-cell>
          <table:table-cell table:formula="of:=[.$H63]*3.6" office:value-type="float" office:value="2.80661600271406" calcext:value-type="float">
            <text:p>2.80661600271406</text:p>
          </table:table-cell>
        </table:table-row>
        <table:table-row table:style-name="ro1">
          <table:table-cell office:value-type="string" calcext:value-type="string">
            <text:p>2026-02-12 03:22:40.670</text:p>
          </table:table-cell>
          <table:table-cell office:value-type="float" office:value="1770834160.67058" calcext:value-type="float">
            <text:p>1770834160.67058</text:p>
          </table:table-cell>
          <table:table-cell office:value-type="float" office:value="42.1978030879982" calcext:value-type="float">
            <text:p>42.1978030879982</text:p>
          </table:table-cell>
          <table:table-cell office:value-type="float" office:value="-3.58356104232371" calcext:value-type="float">
            <text:p>-3.58356104232371</text:p>
          </table:table-cell>
          <table:table-cell office:value-type="float" office:value="-1.09299999999999" calcext:value-type="float">
            <text:p>-1.09299999999999</text:p>
          </table:table-cell>
          <table:table-cell table:number-columns-repeated="2"/>
          <table:table-cell table:formula="of:=SQRT(([.C65]-[.C64])^2+([.D65]-[.D64])^2)" office:value-type="float" office:value="0.80805918507037" calcext:value-type="float">
            <text:p>0.80805918507037</text:p>
          </table:table-cell>
          <table:table-cell table:formula="of:=[.$H64]*3.6" office:value-type="float" office:value="2.90901306625333" calcext:value-type="float">
            <text:p>2.90901306625333</text:p>
          </table:table-cell>
        </table:table-row>
        <table:table-row table:style-name="ro1">
          <table:table-cell office:value-type="string" calcext:value-type="string">
            <text:p>2026-02-12 03:22:40.870</text:p>
          </table:table-cell>
          <table:table-cell office:value-type="float" office:value="1770834160.87053" calcext:value-type="float">
            <text:p>1770834160.87053</text:p>
          </table:table-cell>
          <table:table-cell office:value-type="float" office:value="42.7853658964159" calcext:value-type="float">
            <text:p>42.7853658964159</text:p>
          </table:table-cell>
          <table:table-cell office:value-type="float" office:value="-3.02882723882794" calcext:value-type="float">
            <text:p>-3.02882723882794</text:p>
          </table:table-cell>
          <table:table-cell office:value-type="float" office:value="-1.092" calcext:value-type="float">
            <text:p>-1.092</text:p>
          </table:table-cell>
          <table:table-cell table:number-columns-repeated="2"/>
          <table:table-cell table:formula="of:=SQRT(([.C66]-[.C65])^2+([.D66]-[.D65])^2)" office:value-type="float" office:value="0.845403036657542" calcext:value-type="float">
            <text:p>0.845403036657542</text:p>
          </table:table-cell>
          <table:table-cell table:formula="of:=[.$H65]*3.6" office:value-type="float" office:value="3.04345093196715" calcext:value-type="float">
            <text:p>3.04345093196715</text:p>
          </table:table-cell>
        </table:table-row>
        <table:table-row table:style-name="ro1">
          <table:table-cell office:value-type="string" calcext:value-type="string">
            <text:p>2026-02-12 03:22:41.170</text:p>
          </table:table-cell>
          <table:table-cell office:value-type="float" office:value="1770834161.17046" calcext:value-type="float">
            <text:p>1770834161.17046</text:p>
          </table:table-cell>
          <table:table-cell office:value-type="float" office:value="43.3818309754133" calcext:value-type="float">
            <text:p>43.3818309754133</text:p>
          </table:table-cell>
          <table:table-cell office:value-type="float" office:value="-2.42971480870619" calcext:value-type="float">
            <text:p>-2.42971480870619</text:p>
          </table:table-cell>
          <table:table-cell office:value-type="float" office:value="-1.08799999999999" calcext:value-type="float">
            <text:p>-1.08799999999999</text:p>
          </table:table-cell>
          <table:table-cell table:number-columns-repeated="2"/>
          <table:table-cell table:formula="of:=SQRT(([.C67]-[.C66])^2+([.D67]-[.D66])^2)" office:value-type="float" office:value="0.94007096488261" calcext:value-type="float">
            <text:p>0.94007096488261</text:p>
          </table:table-cell>
          <table:table-cell table:formula="of:=[.$H66]*3.6" office:value-type="float" office:value="3.3842554735774" calcext:value-type="float">
            <text:p>3.3842554735774</text:p>
          </table:table-cell>
        </table:table-row>
        <table:table-row table:style-name="ro1">
          <table:table-cell office:value-type="string" calcext:value-type="string">
            <text:p>2026-02-12 03:22:41.370</text:p>
          </table:table-cell>
          <table:table-cell office:value-type="float" office:value="1770834161.37044" calcext:value-type="float">
            <text:p>1770834161.37044</text:p>
          </table:table-cell>
          <table:table-cell office:value-type="float" office:value="43.9426854875055" calcext:value-type="float">
            <text:p>43.9426854875055</text:p>
          </table:table-cell>
          <table:table-cell office:value-type="float" office:value="-1.67527751158923" calcext:value-type="float">
            <text:p>-1.67527751158923</text:p>
          </table:table-cell>
          <table:table-cell office:value-type="float" office:value="-1.104" calcext:value-type="float">
            <text:p>-1.104</text:p>
          </table:table-cell>
          <table:table-cell table:number-columns-repeated="2"/>
          <table:table-cell table:formula="of:=SQRT(([.C68]-[.C67])^2+([.D68]-[.D67])^2)" office:value-type="float" office:value="0.956027308472023" calcext:value-type="float">
            <text:p>0.956027308472023</text:p>
          </table:table-cell>
          <table:table-cell table:formula="of:=[.$H67]*3.6" office:value-type="float" office:value="3.44169831049928" calcext:value-type="float">
            <text:p>3.44169831049928</text:p>
          </table:table-cell>
        </table:table-row>
        <table:table-row table:style-name="ro1">
          <table:table-cell office:value-type="string" calcext:value-type="string">
            <text:p>2026-02-12 03:22:41.670</text:p>
          </table:table-cell>
          <table:table-cell office:value-type="float" office:value="1770834161.67052" calcext:value-type="float">
            <text:p>1770834161.67052</text:p>
          </table:table-cell>
          <table:table-cell office:value-type="float" office:value="44.4679297883413" calcext:value-type="float">
            <text:p>44.4679297883413</text:p>
          </table:table-cell>
          <table:table-cell office:value-type="float" office:value="-0.876461738720536" calcext:value-type="float">
            <text:p>-0.876461738720536</text:p>
          </table:table-cell>
          <table:table-cell office:value-type="float" office:value="-1.059" calcext:value-type="float">
            <text:p>-1.059</text:p>
          </table:table-cell>
          <table:table-cell table:number-columns-repeated="2"/>
          <table:table-cell table:formula="of:=SQRT(([.C69]-[.C68])^2+([.D69]-[.D68])^2)" office:value-type="float" office:value="1.00104256223193" calcext:value-type="float">
            <text:p>1.00104256223193</text:p>
          </table:table-cell>
          <table:table-cell table:formula="of:=[.$H68]*3.6" office:value-type="float" office:value="3.60375322403496" calcext:value-type="float">
            <text:p>3.60375322403496</text:p>
          </table:table-cell>
        </table:table-row>
        <table:table-row table:style-name="ro1">
          <table:table-cell office:value-type="string" calcext:value-type="string">
            <text:p>2026-02-12 03:22:41.870</text:p>
          </table:table-cell>
          <table:table-cell office:value-type="float" office:value="1770834161.87054" calcext:value-type="float">
            <text:p>1770834161.87054</text:p>
          </table:table-cell>
          <table:table-cell office:value-type="float" office:value="44.9308562565711" calcext:value-type="float">
            <text:p>44.9308562565711</text:p>
          </table:table-cell>
          <table:table-cell office:value-type="float" office:value="0.0111109605059028" calcext:value-type="float">
            <text:p>0.0111109605059028</text:p>
          </table:table-cell>
          <table:table-cell office:value-type="float" office:value="-0.956999999999994" calcext:value-type="float">
            <text:p>-0.956999999999994</text:p>
          </table:table-cell>
          <table:table-cell table:number-columns-repeated="2"/>
          <table:table-cell table:formula="of:=SQRT(([.C70]-[.C69])^2+([.D70]-[.D69])^2)" office:value-type="float" office:value="1.05532308436531" calcext:value-type="float">
            <text:p>1.05532308436531</text:p>
          </table:table-cell>
          <table:table-cell table:formula="of:=[.$H69]*3.6" office:value-type="float" office:value="3.79916310371511" calcext:value-type="float">
            <text:p>3.79916310371511</text:p>
          </table:table-cell>
        </table:table-row>
        <table:table-row table:style-name="ro1">
          <table:table-cell office:value-type="string" calcext:value-type="string">
            <text:p>2026-02-12 03:22:42.170</text:p>
          </table:table-cell>
          <table:table-cell office:value-type="float" office:value="1770834162.17056" calcext:value-type="float">
            <text:p>1770834162.17056</text:p>
          </table:table-cell>
          <table:table-cell office:value-type="float" office:value="45.3314649004024" calcext:value-type="float">
            <text:p>45.3314649004024</text:p>
          </table:table-cell>
          <table:table-cell office:value-type="float" office:value="0.987440580502152" calcext:value-type="float">
            <text:p>0.987440580502152</text:p>
          </table:table-cell>
          <table:table-cell office:value-type="float" office:value="-0.849999999999994" calcext:value-type="float">
            <text:p>-0.849999999999994</text:p>
          </table:table-cell>
          <table:table-cell table:number-columns-repeated="2"/>
          <table:table-cell table:formula="of:=SQRT(([.C71]-[.C70])^2+([.D71]-[.D70])^2)" office:value-type="float" office:value="1.12589221054266" calcext:value-type="float">
            <text:p>1.12589221054266</text:p>
          </table:table-cell>
          <table:table-cell table:formula="of:=[.$H70]*3.6" office:value-type="float" office:value="4.05321195795359" calcext:value-type="float">
            <text:p>4.05321195795359</text:p>
          </table:table-cell>
        </table:table-row>
        <table:table-row table:style-name="ro1">
          <table:table-cell office:value-type="string" calcext:value-type="string">
            <text:p>2026-02-12 03:22:42.370</text:p>
          </table:table-cell>
          <table:table-cell office:value-type="float" office:value="1770834162.3705" calcext:value-type="float">
            <text:p>1770834162.3705</text:p>
          </table:table-cell>
          <table:table-cell office:value-type="float" office:value="45.6964631906594" calcext:value-type="float">
            <text:p>45.6964631906594</text:p>
          </table:table-cell>
          <table:table-cell office:value-type="float" office:value="2.05252720508724" calcext:value-type="float">
            <text:p>2.05252720508724</text:p>
          </table:table-cell>
          <table:table-cell office:value-type="float" office:value="-0.756999999999991" calcext:value-type="float">
            <text:p>-0.756999999999991</text:p>
          </table:table-cell>
          <table:table-cell table:number-columns-repeated="2"/>
          <table:table-cell table:formula="of:=SQRT(([.C72]-[.C71])^2+([.D72]-[.D71])^2)" office:value-type="float" office:value="1.18215503831505" calcext:value-type="float">
            <text:p>1.18215503831505</text:p>
          </table:table-cell>
          <table:table-cell table:formula="of:=[.$H71]*3.6" office:value-type="float" office:value="4.2557581379342" calcext:value-type="float">
            <text:p>4.2557581379342</text:p>
          </table:table-cell>
        </table:table-row>
        <table:table-row table:style-name="ro1">
          <table:table-cell office:value-type="string" calcext:value-type="string">
            <text:p>2026-02-12 03:22:42.670</text:p>
          </table:table-cell>
          <table:table-cell office:value-type="float" office:value="1770834162.67048" calcext:value-type="float">
            <text:p>1770834162.67048</text:p>
          </table:table-cell>
          <table:table-cell office:value-type="float" office:value="45.999143710942" calcext:value-type="float">
            <text:p>45.999143710942</text:p>
          </table:table-cell>
          <table:table-cell office:value-type="float" office:value="3.19527610018849" calcext:value-type="float">
            <text:p>3.19527610018849</text:p>
          </table:table-cell>
          <table:table-cell office:value-type="float" office:value="-0.664000000000002" calcext:value-type="float">
            <text:p>-0.664000000000002</text:p>
          </table:table-cell>
          <table:table-cell table:number-columns-repeated="2"/>
          <table:table-cell table:formula="of:=SQRT(([.C73]-[.C72])^2+([.D73]-[.D72])^2)" office:value-type="float" office:value="1.17772193042199" calcext:value-type="float">
            <text:p>1.17772193042199</text:p>
          </table:table-cell>
          <table:table-cell table:formula="of:=[.$H72]*3.6" office:value-type="float" office:value="4.23979894951916" calcext:value-type="float">
            <text:p>4.23979894951916</text:p>
          </table:table-cell>
        </table:table-row>
        <table:table-row table:style-name="ro1">
          <table:table-cell office:value-type="string" calcext:value-type="string">
            <text:p>2026-02-12 03:22:42.870</text:p>
          </table:table-cell>
          <table:table-cell office:value-type="float" office:value="1770834162.87045" calcext:value-type="float">
            <text:p>1770834162.87045</text:p>
          </table:table-cell>
          <table:table-cell office:value-type="float" office:value="46.2840191833675" calcext:value-type="float">
            <text:p>46.2840191833675</text:p>
          </table:table-cell>
          <table:table-cell office:value-type="float" office:value="4.33802493987605" calcext:value-type="float">
            <text:p>4.33802493987605</text:p>
          </table:table-cell>
          <table:table-cell office:value-type="float" office:value="-0.551000000000002" calcext:value-type="float">
            <text:p>-0.551000000000002</text:p>
          </table:table-cell>
          <table:table-cell table:number-columns-repeated="2"/>
          <table:table-cell table:formula="of:=SQRT(([.C74]-[.C73])^2+([.D74]-[.D73])^2)" office:value-type="float" office:value="1.21679819893327" calcext:value-type="float">
            <text:p>1.21679819893327</text:p>
          </table:table-cell>
          <table:table-cell table:formula="of:=[.$H73]*3.6" office:value-type="float" office:value="4.38047351615977" calcext:value-type="float">
            <text:p>4.38047351615977</text:p>
          </table:table-cell>
        </table:table-row>
        <table:table-row table:style-name="ro1">
          <table:table-cell office:value-type="string" calcext:value-type="string">
            <text:p>2026-02-12 03:22:43.170</text:p>
          </table:table-cell>
          <table:table-cell office:value-type="float" office:value="1770834163.17042" calcext:value-type="float">
            <text:p>1770834163.17042</text:p>
          </table:table-cell>
          <table:table-cell office:value-type="float" office:value="46.5510894524632" calcext:value-type="float">
            <text:p>46.5510894524632</text:p>
          </table:table-cell>
          <table:table-cell office:value-type="float" office:value="5.52515228278935" calcext:value-type="float">
            <text:p>5.52515228278935</text:p>
          </table:table-cell>
          <table:table-cell office:value-type="float" office:value="-0.432000000000002" calcext:value-type="float">
            <text:p>-0.432000000000002</text:p>
          </table:table-cell>
          <table:table-cell table:number-columns-repeated="2"/>
          <table:table-cell table:formula="of:=SQRT(([.C75]-[.C74])^2+([.D75]-[.D74])^2)" office:value-type="float" office:value="1.22571873190718" calcext:value-type="float">
            <text:p>1.22571873190718</text:p>
          </table:table-cell>
          <table:table-cell table:formula="of:=[.$H74]*3.6" office:value-type="float" office:value="4.41258743486585" calcext:value-type="float">
            <text:p>4.41258743486585</text:p>
          </table:table-cell>
        </table:table-row>
        <table:table-row table:style-name="ro1">
          <table:table-cell office:value-type="string" calcext:value-type="string">
            <text:p>2026-02-12 03:22:43.370</text:p>
          </table:table-cell>
          <table:table-cell office:value-type="float" office:value="1770834163.37047" calcext:value-type="float">
            <text:p>1770834163.37047</text:p>
          </table:table-cell>
          <table:table-cell office:value-type="float" office:value="46.8092571276939" calcext:value-type="float">
            <text:p>46.8092571276939</text:p>
          </table:table-cell>
          <table:table-cell office:value-type="float" office:value="6.72337424103171" calcext:value-type="float">
            <text:p>6.72337424103171</text:p>
          </table:table-cell>
          <table:table-cell office:value-type="float" office:value="-0.326999999999998" calcext:value-type="float">
            <text:p>-0.326999999999998</text:p>
          </table:table-cell>
          <table:table-cell table:number-columns-repeated="2"/>
          <table:table-cell table:formula="of:=SQRT(([.C76]-[.C75])^2+([.D76]-[.D75])^2)" office:value-type="float" office:value="1.21679818396774" calcext:value-type="float">
            <text:p>1.21679818396774</text:p>
          </table:table-cell>
          <table:table-cell table:formula="of:=[.$H75]*3.6" office:value-type="float" office:value="4.38047346228386" calcext:value-type="float">
            <text:p>4.38047346228386</text:p>
          </table:table-cell>
        </table:table-row>
        <table:table-row table:style-name="ro1">
          <table:table-cell office:value-type="string" calcext:value-type="string">
            <text:p>2026-02-12 03:22:43.670</text:p>
          </table:table-cell>
          <table:table-cell office:value-type="float" office:value="1770834163.67046" calcext:value-type="float">
            <text:p>1770834163.67046</text:p>
          </table:table-cell>
          <table:table-cell office:value-type="float" office:value="47.0763272561599" calcext:value-type="float">
            <text:p>47.0763272561599</text:p>
          </table:table-cell>
          <table:table-cell office:value-type="float" office:value="7.91050160024315" calcext:value-type="float">
            <text:p>7.91050160024315</text:p>
          </table:table-cell>
          <table:table-cell office:value-type="float" office:value="-0.212999999999994" calcext:value-type="float">
            <text:p>-0.212999999999994</text:p>
          </table:table-cell>
          <table:table-cell table:number-columns-repeated="2"/>
          <table:table-cell table:formula="of:=SQRT(([.C77]-[.C76])^2+([.D77]-[.D76])^2)" office:value-type="float" office:value="1.25474328506434" calcext:value-type="float">
            <text:p>1.25474328506434</text:p>
          </table:table-cell>
          <table:table-cell table:formula="of:=[.$H76]*3.6" office:value-type="float" office:value="4.51707582623162" calcext:value-type="float">
            <text:p>4.51707582623162</text:p>
          </table:table-cell>
        </table:table-row>
        <table:table-row table:style-name="ro1">
          <table:table-cell office:value-type="string" calcext:value-type="string">
            <text:p>2026-02-12 03:22:43.870</text:p>
          </table:table-cell>
          <table:table-cell office:value-type="float" office:value="1770834163.87048" calcext:value-type="float">
            <text:p>1770834163.87048</text:p>
          </table:table-cell>
          <table:table-cell office:value-type="float" office:value="47.3166897079209" calcext:value-type="float">
            <text:p>47.3166897079209</text:p>
          </table:table-cell>
          <table:table-cell office:value-type="float" office:value="9.14200742775574" calcext:value-type="float">
            <text:p>9.14200742775574</text:p>
          </table:table-cell>
          <table:table-cell office:value-type="float" office:value="-0.111999999999995" calcext:value-type="float">
            <text:p>-0.111999999999995</text:p>
          </table:table-cell>
          <table:table-cell table:number-columns-repeated="2"/>
          <table:table-cell table:formula="of:=SQRT(([.C78]-[.C77])^2+([.D78]-[.D77])^2)" office:value-type="float" office:value="1.2967091064514" calcext:value-type="float">
            <text:p>1.2967091064514</text:p>
          </table:table-cell>
          <table:table-cell table:formula="of:=[.$H77]*3.6" office:value-type="float" office:value="4.66815278322505" calcext:value-type="float">
            <text:p>4.66815278322505</text:p>
          </table:table-cell>
        </table:table-row>
        <table:table-row table:style-name="ro1">
          <table:table-cell office:value-type="string" calcext:value-type="string">
            <text:p>2026-02-12 03:22:44.170</text:p>
          </table:table-cell>
          <table:table-cell office:value-type="float" office:value="1770834164.17046" calcext:value-type="float">
            <text:p>1770834164.17046</text:p>
          </table:table-cell>
          <table:table-cell office:value-type="float" office:value="47.5481494504493" calcext:value-type="float">
            <text:p>47.5481494504493</text:p>
          </table:table-cell>
          <table:table-cell office:value-type="float" office:value="10.4178917855024" calcext:value-type="float">
            <text:p>10.4178917855024</text:p>
          </table:table-cell>
          <table:table-cell office:value-type="float" office:value="-0.063999999999993" calcext:value-type="float">
            <text:p>-0.063999999999993</text:p>
          </table:table-cell>
          <table:table-cell table:number-columns-repeated="2"/>
          <table:table-cell table:formula="of:=SQRT(([.C79]-[.C78])^2+([.D79]-[.D78])^2)" office:value-type="float" office:value="1.31701434042911" calcext:value-type="float">
            <text:p>1.31701434042911</text:p>
          </table:table-cell>
          <table:table-cell table:formula="of:=[.$H78]*3.6" office:value-type="float" office:value="4.74125162554481" calcext:value-type="float">
            <text:p>4.74125162554481</text:p>
          </table:table-cell>
        </table:table-row>
        <table:table-row table:style-name="ro1">
          <table:table-cell office:value-type="string" calcext:value-type="string">
            <text:p>2026-02-12 03:22:44.370</text:p>
          </table:table-cell>
          <table:table-cell office:value-type="float" office:value="1770834164.37053" calcext:value-type="float">
            <text:p>1770834164.37053</text:p>
          </table:table-cell>
          <table:table-cell office:value-type="float" office:value="47.7707065674476" calcext:value-type="float">
            <text:p>47.7707065674476</text:p>
          </table:table-cell>
          <table:table-cell office:value-type="float" office:value="11.715965397656" calcext:value-type="float">
            <text:p>11.715965397656</text:p>
          </table:table-cell>
          <table:table-cell office:value-type="float" office:value="-0.0390000000000015" calcext:value-type="float">
            <text:p>-0.0390000000000015</text:p>
          </table:table-cell>
          <table:table-cell table:number-columns-repeated="2"/>
          <table:table-cell table:formula="of:=SQRT(([.C80]-[.C79])^2+([.D80]-[.D79])^2)" office:value-type="float" office:value="1.34839201267951" calcext:value-type="float">
            <text:p>1.34839201267951</text:p>
          </table:table-cell>
          <table:table-cell table:formula="of:=[.$H79]*3.6" office:value-type="float" office:value="4.85421124564625" calcext:value-type="float">
            <text:p>4.85421124564625</text:p>
          </table:table-cell>
        </table:table-row>
        <table:table-row table:style-name="ro1">
          <table:table-cell office:value-type="string" calcext:value-type="string">
            <text:p>2026-02-12 03:22:44.670</text:p>
          </table:table-cell>
          <table:table-cell office:value-type="float" office:value="1770834164.67072" calcext:value-type="float">
            <text:p>1770834164.67072</text:p>
          </table:table-cell>
          <table:table-cell office:value-type="float" office:value="47.9843610184616" calcext:value-type="float">
            <text:p>47.9843610184616</text:p>
          </table:table-cell>
          <table:table-cell office:value-type="float" office:value="13.0473228986375" calcext:value-type="float">
            <text:p>13.0473228986375</text:p>
          </table:table-cell>
          <table:table-cell office:value-type="float" office:value="-0.0219999999999914" calcext:value-type="float">
            <text:p>-0.0219999999999914</text:p>
          </table:table-cell>
          <table:table-cell table:number-columns-repeated="2"/>
          <table:table-cell table:formula="of:=SQRT(([.C81]-[.C80])^2+([.D81]-[.D80])^2)" office:value-type="float" office:value="1.42512644458819" calcext:value-type="float">
            <text:p>1.42512644458819</text:p>
          </table:table-cell>
          <table:table-cell table:formula="of:=[.$H80]*3.6" office:value-type="float" office:value="5.13045520051747" calcext:value-type="float">
            <text:p>5.13045520051747</text:p>
          </table:table-cell>
        </table:table-row>
        <table:table-row table:style-name="ro1">
          <table:table-cell office:value-type="string" calcext:value-type="string">
            <text:p>2026-02-12 03:22:44.870</text:p>
          </table:table-cell>
          <table:table-cell office:value-type="float" office:value="1770834164.8705" calcext:value-type="float">
            <text:p>1770834164.8705</text:p>
          </table:table-cell>
          <table:table-cell office:value-type="float" office:value="48.1980151130701" calcext:value-type="float">
            <text:p>48.1980151130701</text:p>
          </table:table-cell>
          <table:table-cell office:value-type="float" office:value="14.4563428810798" calcext:value-type="float">
            <text:p>14.4563428810798</text:p>
          </table:table-cell>
          <table:table-cell office:value-type="float" office:value="-0.0420000000000016" calcext:value-type="float">
            <text:p>-0.0420000000000016</text:p>
          </table:table-cell>
          <table:table-cell table:number-columns-repeated="2"/>
          <table:table-cell table:formula="of:=SQRT(([.C82]-[.C81])^2+([.D82]-[.D81])^2)" office:value-type="float" office:value="1.32526284115426" calcext:value-type="float">
            <text:p>1.32526284115426</text:p>
          </table:table-cell>
          <table:table-cell table:formula="of:=[.$H81]*3.6" office:value-type="float" office:value="4.77094622815535" calcext:value-type="float">
            <text:p>4.77094622815535</text:p>
          </table:table-cell>
        </table:table-row>
        <table:table-row table:style-name="ro1">
          <table:table-cell office:value-type="string" calcext:value-type="string">
            <text:p>2026-02-12 03:22:45.170</text:p>
          </table:table-cell>
          <table:table-cell office:value-type="float" office:value="1770834165.17054" calcext:value-type="float">
            <text:p>1770834165.17054</text:p>
          </table:table-cell>
          <table:table-cell office:value-type="float" office:value="48.4650844013668" calcext:value-type="float">
            <text:p>48.4650844013668</text:p>
          </table:table-cell>
          <table:table-cell office:value-type="float" office:value="15.7544166822918" calcext:value-type="float">
            <text:p>15.7544166822918</text:p>
          </table:table-cell>
          <table:table-cell office:value-type="float" office:value="0.041000000000011" calcext:value-type="float">
            <text:p>0.041000000000011</text:p>
          </table:table-cell>
          <table:table-cell table:number-columns-repeated="2"/>
          <table:table-cell table:formula="of:=SQRT(([.C83]-[.C82])^2+([.D83]-[.D82])^2)" office:value-type="float" office:value="1.36077528428871" calcext:value-type="float">
            <text:p>1.36077528428871</text:p>
          </table:table-cell>
          <table:table-cell table:formula="of:=[.$H82]*3.6" office:value-type="float" office:value="4.89879102343934" calcext:value-type="float">
            <text:p>4.89879102343934</text:p>
          </table:table-cell>
        </table:table-row>
        <table:table-row table:style-name="ro1">
          <table:table-cell office:value-type="string" calcext:value-type="string">
            <text:p>2026-02-12 03:22:45.370</text:p>
          </table:table-cell>
          <table:table-cell office:value-type="float" office:value="1770834165.37043" calcext:value-type="float">
            <text:p>1770834165.37043</text:p>
          </table:table-cell>
          <table:table-cell office:value-type="float" office:value="48.6876410844852" calcext:value-type="float">
            <text:p>48.6876410844852</text:p>
          </table:table-cell>
          <table:table-cell office:value-type="float" office:value="17.0968688777648" calcext:value-type="float">
            <text:p>17.0968688777648</text:p>
          </table:table-cell>
          <table:table-cell office:value-type="float" office:value="0.0730000000000075" calcext:value-type="float">
            <text:p>0.0730000000000075</text:p>
          </table:table-cell>
          <table:table-cell table:number-columns-repeated="2"/>
          <table:table-cell table:formula="of:=SQRT(([.C84]-[.C83])^2+([.D84]-[.D83])^2)" office:value-type="float" office:value="1.38721994245496" calcext:value-type="float">
            <text:p>1.38721994245496</text:p>
          </table:table-cell>
          <table:table-cell table:formula="of:=[.$H83]*3.6" office:value-type="float" office:value="4.99399179283785" calcext:value-type="float">
            <text:p>4.99399179283785</text:p>
          </table:table-cell>
        </table:table-row>
        <table:table-row table:style-name="ro1">
          <table:table-cell office:value-type="string" calcext:value-type="string">
            <text:p>2026-02-12 03:22:45.670</text:p>
          </table:table-cell>
          <table:table-cell office:value-type="float" office:value="1770834165.67049" calcext:value-type="float">
            <text:p>1770834165.67049</text:p>
          </table:table-cell>
          <table:table-cell office:value-type="float" office:value="48.9369050252717" calcext:value-type="float">
            <text:p>48.9369050252717</text:p>
          </table:table-cell>
          <table:table-cell office:value-type="float" office:value="18.4615104631521" calcext:value-type="float">
            <text:p>18.4615104631521</text:p>
          </table:table-cell>
          <table:table-cell office:value-type="float" office:value="0.105000000000004" calcext:value-type="float">
            <text:p>0.105000000000004</text:p>
          </table:table-cell>
          <table:table-cell table:number-columns-repeated="2"/>
          <table:table-cell table:formula="of:=SQRT(([.C85]-[.C84])^2+([.D85]-[.D84])^2)" office:value-type="float" office:value="1.58546804232546" calcext:value-type="float">
            <text:p>1.58546804232546</text:p>
          </table:table-cell>
          <table:table-cell table:formula="of:=[.$H84]*3.6" office:value-type="float" office:value="5.70768495237166" calcext:value-type="float">
            <text:p>5.70768495237166</text:p>
          </table:table-cell>
        </table:table-row>
        <table:table-row table:style-name="ro1">
          <table:table-cell office:value-type="string" calcext:value-type="string">
            <text:p>2026-02-12 03:22:45.870</text:p>
          </table:table-cell>
          <table:table-cell office:value-type="float" office:value="1770834165.8705" calcext:value-type="float">
            <text:p>1770834165.8705</text:p>
          </table:table-cell>
          <table:table-cell office:value-type="float" office:value="49.1149483243935" calcext:value-type="float">
            <text:p>49.1149483243935</text:p>
          </table:table-cell>
          <table:table-cell office:value-type="float" office:value="20.036949924659" calcext:value-type="float">
            <text:p>20.036949924659</text:p>
          </table:table-cell>
          <table:table-cell office:value-type="float" office:value="0.00500000000000966" calcext:value-type="float">
            <text:p>0.00500000000000966</text:p>
          </table:table-cell>
          <table:table-cell table:number-columns-repeated="2"/>
          <table:table-cell table:formula="of:=SQRT(([.C86]-[.C85])^2+([.D86]-[.D85])^2)" office:value-type="float" office:value="1.51422176718541" calcext:value-type="float">
            <text:p>1.51422176718541</text:p>
          </table:table-cell>
          <table:table-cell table:formula="of:=[.$H85]*3.6" office:value-type="float" office:value="5.45119836186749" calcext:value-type="float">
            <text:p>5.45119836186749</text:p>
          </table:table-cell>
        </table:table-row>
        <table:table-row table:style-name="ro1">
          <table:table-cell office:value-type="string" calcext:value-type="string">
            <text:p>2026-02-12 03:22:46.170</text:p>
          </table:table-cell>
          <table:table-cell office:value-type="float" office:value="1770834166.17044" calcext:value-type="float">
            <text:p>1770834166.17044</text:p>
          </table:table-cell>
          <table:table-cell office:value-type="float" office:value="49.337504199415" calcext:value-type="float">
            <text:p>49.337504199415</text:p>
          </table:table-cell>
          <table:table-cell office:value-type="float" office:value="21.534727091901" calcext:value-type="float">
            <text:p>21.534727091901</text:p>
          </table:table-cell>
          <table:table-cell office:value-type="float" office:value="-0.019999999999996" calcext:value-type="float">
            <text:p>-0.019999999999996</text:p>
          </table:table-cell>
          <table:table-cell table:number-columns-repeated="2"/>
          <table:table-cell table:formula="of:=SQRT(([.C87]-[.C86])^2+([.D87]-[.D86])^2)" office:value-type="float" office:value="1.48408694212995" calcext:value-type="float">
            <text:p>1.48408694212995</text:p>
          </table:table-cell>
          <table:table-cell table:formula="of:=[.$H86]*3.6" office:value-type="float" office:value="5.3427129916678" calcext:value-type="float">
            <text:p>5.3427129916678</text:p>
          </table:table-cell>
        </table:table-row>
        <table:table-row table:style-name="ro1">
          <table:table-cell office:value-type="string" calcext:value-type="string">
            <text:p>2026-02-12 03:22:46.370</text:p>
          </table:table-cell>
          <table:table-cell office:value-type="float" office:value="1770834166.37045" calcext:value-type="float">
            <text:p>1770834166.37045</text:p>
          </table:table-cell>
          <table:table-cell office:value-type="float" office:value="49.5778650629218" calcext:value-type="float">
            <text:p>49.5778650629218</text:p>
          </table:table-cell>
          <table:table-cell office:value-type="float" office:value="22.9992204196751" calcext:value-type="float">
            <text:p>22.9992204196751</text:p>
          </table:table-cell>
          <table:table-cell office:value-type="float" office:value="0.034000000000006" calcext:value-type="float">
            <text:p>0.034000000000006</text:p>
          </table:table-cell>
          <table:table-cell table:number-columns-repeated="2"/>
          <table:table-cell table:formula="of:=SQRT(([.C88]-[.C87])^2+([.D88]-[.D87])^2)" office:value-type="float" office:value="1.51048034444706" calcext:value-type="float">
            <text:p>1.51048034444706</text:p>
          </table:table-cell>
          <table:table-cell table:formula="of:=[.$H87]*3.6" office:value-type="float" office:value="5.43772924000942" calcext:value-type="float">
            <text:p>5.43772924000942</text:p>
          </table:table-cell>
        </table:table-row>
        <table:table-row table:style-name="ro1">
          <table:table-cell office:value-type="string" calcext:value-type="string">
            <text:p>2026-02-12 03:22:46.670</text:p>
          </table:table-cell>
          <table:table-cell office:value-type="float" office:value="1770834166.67047" calcext:value-type="float">
            <text:p>1770834166.67047</text:p>
          </table:table-cell>
          <table:table-cell office:value-type="float" office:value="49.8449331537122" calcext:value-type="float">
            <text:p>49.8449331537122</text:p>
          </table:table-cell>
          <table:table-cell office:value-type="float" office:value="24.4859031382948" calcext:value-type="float">
            <text:p>24.4859031382948</text:p>
          </table:table-cell>
          <table:table-cell office:value-type="float" office:value="0.13300000000001" calcext:value-type="float">
            <text:p>0.13300000000001</text:p>
          </table:table-cell>
          <table:table-cell table:number-columns-repeated="2"/>
          <table:table-cell table:formula="of:=SQRT(([.C89]-[.C88])^2+([.D89]-[.D88])^2)" office:value-type="float" office:value="1.49363070777197" calcext:value-type="float">
            <text:p>1.49363070777197</text:p>
          </table:table-cell>
          <table:table-cell table:formula="of:=[.$H88]*3.6" office:value-type="float" office:value="5.3770705479791" calcext:value-type="float">
            <text:p>5.3770705479791</text:p>
          </table:table-cell>
        </table:table-row>
        <table:table-row table:style-name="ro1">
          <table:table-cell office:value-type="string" calcext:value-type="string">
            <text:p>2026-02-12 03:22:46.870</text:p>
          </table:table-cell>
          <table:table-cell office:value-type="float" office:value="1770834166.87046" calcext:value-type="float">
            <text:p>1770834166.87046</text:p>
          </table:table-cell>
          <table:table-cell office:value-type="float" office:value="50.0763913505361" calcext:value-type="float">
            <text:p>50.0763913505361</text:p>
          </table:table-cell>
          <table:table-cell office:value-type="float" office:value="25.9614910869859" calcext:value-type="float">
            <text:p>25.9614910869859</text:p>
          </table:table-cell>
          <table:table-cell office:value-type="float" office:value="0.108000000000004" calcext:value-type="float">
            <text:p>0.108000000000004</text:p>
          </table:table-cell>
          <table:table-cell table:number-columns-repeated="2"/>
          <table:table-cell table:formula="of:=SQRT(([.C90]-[.C89])^2+([.D90]-[.D89])^2)" office:value-type="float" office:value="1.44706872756095" calcext:value-type="float">
            <text:p>1.44706872756095</text:p>
          </table:table-cell>
          <table:table-cell table:formula="of:=[.$H89]*3.6" office:value-type="float" office:value="5.2094474192194" calcext:value-type="float">
            <text:p>5.2094474192194</text:p>
          </table:table-cell>
        </table:table-row>
        <table:table-row table:style-name="ro1">
          <table:table-cell office:value-type="string" calcext:value-type="string">
            <text:p>2026-02-12 03:22:47.170</text:p>
          </table:table-cell>
          <table:table-cell office:value-type="float" office:value="1770834167.17047" calcext:value-type="float">
            <text:p>1770834167.17047</text:p>
          </table:table-cell>
          <table:table-cell office:value-type="float" office:value="50.2900447272696" calcext:value-type="float">
            <text:p>50.2900447272696</text:p>
          </table:table-cell>
          <table:table-cell office:value-type="float" office:value="27.3927004137076" calcext:value-type="float">
            <text:p>27.3927004137076</text:p>
          </table:table-cell>
          <table:table-cell office:value-type="float" office:value="0.106999999999999" calcext:value-type="float">
            <text:p>0.106999999999999</text:p>
          </table:table-cell>
          <table:table-cell table:number-columns-repeated="2"/>
          <table:table-cell table:formula="of:=SQRT(([.C91]-[.C90])^2+([.D91]-[.D90])^2)" office:value-type="float" office:value="1.43609661943136" calcext:value-type="float">
            <text:p>1.43609661943136</text:p>
          </table:table-cell>
          <table:table-cell table:formula="of:=[.$H90]*3.6" office:value-type="float" office:value="5.16994782995289" calcext:value-type="float">
            <text:p>5.16994782995289</text:p>
          </table:table-cell>
        </table:table-row>
        <table:table-row table:style-name="ro1">
          <table:table-cell office:value-type="string" calcext:value-type="string">
            <text:p>2026-02-12 03:22:47.370</text:p>
          </table:table-cell>
          <table:table-cell office:value-type="float" office:value="1770834167.37044" calcext:value-type="float">
            <text:p>1770834167.37044</text:p>
          </table:table-cell>
          <table:table-cell office:value-type="float" office:value="50.5036980814766" calcext:value-type="float">
            <text:p>50.5036980814766</text:p>
          </table:table-cell>
          <table:table-cell office:value-type="float" office:value="28.8128151078708" calcext:value-type="float">
            <text:p>28.8128151078708</text:p>
          </table:table-cell>
          <table:table-cell office:value-type="float" office:value="0.123000000000005" calcext:value-type="float">
            <text:p>0.123000000000005</text:p>
          </table:table-cell>
          <table:table-cell table:number-columns-repeated="2"/>
          <table:table-cell table:formula="of:=SQRT(([.C92]-[.C91])^2+([.D92]-[.D91])^2)" office:value-type="float" office:value="1.4323666543186" calcext:value-type="float">
            <text:p>1.4323666543186</text:p>
          </table:table-cell>
          <table:table-cell table:formula="of:=[.$H91]*3.6" office:value-type="float" office:value="5.15651995554695" calcext:value-type="float">
            <text:p>5.15651995554695</text:p>
          </table:table-cell>
        </table:table-row>
        <table:table-row table:style-name="ro1">
          <table:table-cell office:value-type="string" calcext:value-type="string">
            <text:p>2026-02-12 03:22:47.670</text:p>
          </table:table-cell>
          <table:table-cell office:value-type="float" office:value="1770834167.67048" calcext:value-type="float">
            <text:p>1770834167.67048</text:p>
          </table:table-cell>
          <table:table-cell office:value-type="float" office:value="50.690643995651" calcext:value-type="float">
            <text:p>50.690643995651</text:p>
          </table:table-cell>
          <table:table-cell office:value-type="float" office:value="30.2329297009856" calcext:value-type="float">
            <text:p>30.2329297009856</text:p>
          </table:table-cell>
          <table:table-cell office:value-type="float" office:value="0.13000000000001" calcext:value-type="float">
            <text:p>0.13000000000001</text:p>
          </table:table-cell>
          <table:table-cell table:number-columns-repeated="2"/>
          <table:table-cell table:formula="of:=SQRT(([.C93]-[.C92])^2+([.D93]-[.D92])^2)" office:value-type="float" office:value="1.35132759594453" calcext:value-type="float">
            <text:p>1.35132759594453</text:p>
          </table:table-cell>
          <table:table-cell table:formula="of:=[.$H92]*3.6" office:value-type="float" office:value="4.86477934540032" calcext:value-type="float">
            <text:p>4.86477934540032</text:p>
          </table:table-cell>
        </table:table-row>
        <table:table-row table:style-name="ro1">
          <table:table-cell office:value-type="string" calcext:value-type="string">
            <text:p>2026-02-12 03:22:47.870</text:p>
          </table:table-cell>
          <table:table-cell office:value-type="float" office:value="1770834167.87049" calcext:value-type="float">
            <text:p>1770834167.87049</text:p>
          </table:table-cell>
          <table:table-cell office:value-type="float" office:value="50.9221024929429" calcext:value-type="float">
            <text:p>50.9221024929429</text:p>
          </table:table-cell>
          <table:table-cell office:value-type="float" office:value="31.5642873672768" calcext:value-type="float">
            <text:p>31.5642873672768</text:p>
          </table:table-cell>
          <table:table-cell office:value-type="float" office:value="0.121000000000009" calcext:value-type="float">
            <text:p>0.121000000000009</text:p>
          </table:table-cell>
          <table:table-cell table:number-columns-repeated="2"/>
          <table:table-cell table:formula="of:=SQRT(([.C94]-[.C93])^2+([.D94]-[.D93])^2)" office:value-type="float" office:value="1.28422136607996" calcext:value-type="float">
            <text:p>1.28422136607996</text:p>
          </table:table-cell>
          <table:table-cell table:formula="of:=[.$H93]*3.6" office:value-type="float" office:value="4.62319691788785" calcext:value-type="float">
            <text:p>4.62319691788785</text:p>
          </table:table-cell>
        </table:table-row>
        <table:table-row table:style-name="ro1">
          <table:table-cell office:value-type="string" calcext:value-type="string">
            <text:p>2026-02-12 03:22:48.170</text:p>
          </table:table-cell>
          <table:table-cell office:value-type="float" office:value="1770834168.17053" calcext:value-type="float">
            <text:p>1770834168.17053</text:p>
          </table:table-cell>
          <table:table-cell office:value-type="float" office:value="51.1446587402606" calcext:value-type="float">
            <text:p>51.1446587402606</text:p>
          </table:table-cell>
          <table:table-cell office:value-type="float" office:value="32.8290771655738" calcext:value-type="float">
            <text:p>32.8290771655738</text:p>
          </table:table-cell>
          <table:table-cell office:value-type="float" office:value="0.115000000000009" calcext:value-type="float">
            <text:p>0.115000000000009</text:p>
          </table:table-cell>
          <table:table-cell table:number-columns-repeated="2"/>
          <table:table-cell table:formula="of:=SQRT(([.C95]-[.C94])^2+([.D95]-[.D94])^2)" office:value-type="float" office:value="1.04903410681788" calcext:value-type="float">
            <text:p>1.04903410681788</text:p>
          </table:table-cell>
          <table:table-cell table:formula="of:=[.$H94]*3.6" office:value-type="float" office:value="3.77652278454438" calcext:value-type="float">
            <text:p>3.77652278454438</text:p>
          </table:table-cell>
        </table:table-row>
        <table:table-row table:style-name="ro1">
          <table:table-cell office:value-type="string" calcext:value-type="string">
            <text:p>2026-02-12 03:22:48.370</text:p>
          </table:table-cell>
          <table:table-cell office:value-type="float" office:value="1770834168.37048" calcext:value-type="float">
            <text:p>1770834168.37048</text:p>
          </table:table-cell>
          <table:table-cell office:value-type="float" office:value="51.4295331501635" calcext:value-type="float">
            <text:p>51.4295331501635</text:p>
          </table:table-cell>
          <table:table-cell office:value-type="float" office:value="33.8386905211955" calcext:value-type="float">
            <text:p>33.8386905211955</text:p>
          </table:table-cell>
          <table:table-cell office:value-type="float" office:value="0.174999999999997" calcext:value-type="float">
            <text:p>0.174999999999997</text:p>
          </table:table-cell>
          <table:table-cell table:number-columns-repeated="2"/>
          <table:table-cell table:formula="of:=SQRT(([.C96]-[.C95])^2+([.D96]-[.D95])^2)" office:value-type="float" office:value="0.613654776843127" calcext:value-type="float">
            <text:p>0.613654776843127</text:p>
          </table:table-cell>
          <table:table-cell table:formula="of:=[.$H95]*3.6" office:value-type="float" office:value="2.20915719663526" calcext:value-type="float">
            <text:p>2.20915719663526</text:p>
          </table:table-cell>
        </table:table-row>
        <table:table-row table:style-name="ro1">
          <table:table-cell office:value-type="string" calcext:value-type="string">
            <text:p>2026-02-12 03:22:48.670</text:p>
          </table:table-cell>
          <table:table-cell office:value-type="float" office:value="1770834168.67046" calcext:value-type="float">
            <text:p>1770834168.67046</text:p>
          </table:table-cell>
          <table:table-cell office:value-type="float" office:value="52.0259969696635" calcext:value-type="float">
            <text:p>52.0259969696635</text:p>
          </table:table-cell>
          <table:table-cell office:value-type="float" office:value="33.9829233093187" calcext:value-type="float">
            <text:p>33.9829233093187</text:p>
          </table:table-cell>
          <table:table-cell office:value-type="float" office:value="0.551000000000002" calcext:value-type="float">
            <text:p>0.551000000000002</text:p>
          </table:table-cell>
          <table:table-cell table:number-columns-repeated="2"/>
          <table:table-cell table:formula="of:=SQRT(([.C97]-[.C96])^2+([.D97]-[.D96])^2)" office:value-type="float" office:value="1.33883775837909" calcext:value-type="float">
            <text:p>1.33883775837909</text:p>
          </table:table-cell>
          <table:table-cell table:formula="of:=[.$H96]*3.6" office:value-type="float" office:value="4.81981593016471" calcext:value-type="float">
            <text:p>4.81981593016471</text:p>
          </table:table-cell>
        </table:table-row>
        <table:table-row table:style-name="ro1">
          <table:table-cell office:value-type="string" calcext:value-type="string">
            <text:p>2026-02-12 03:22:48.870</text:p>
          </table:table-cell>
          <table:table-cell office:value-type="float" office:value="1770834168.87054" calcext:value-type="float">
            <text:p>1770834168.87054</text:p>
          </table:table-cell>
          <table:table-cell office:value-type="float" office:value="52.5512365244213" calcext:value-type="float">
            <text:p>52.5512365244213</text:p>
          </table:table-cell>
          <table:table-cell office:value-type="float" office:value="35.2144304970279" calcext:value-type="float">
            <text:p>35.2144304970279</text:p>
          </table:table-cell>
          <table:table-cell office:value-type="float" office:value="1.873" calcext:value-type="float">
            <text:p>1.873</text:p>
          </table:table-cell>
          <table:table-cell table:number-columns-repeated="2"/>
          <table:table-cell table:formula="of:=SQRT(([.C98]-[.C97])^2+([.D98]-[.D97])^2)" office:value-type="float" office:value="1.11751919499835" calcext:value-type="float">
            <text:p>1.11751919499835</text:p>
          </table:table-cell>
          <table:table-cell table:formula="of:=[.$H97]*3.6" office:value-type="float" office:value="4.02306910199405" calcext:value-type="float">
            <text:p>4.02306910199405</text:p>
          </table:table-cell>
        </table:table-row>
        <table:table-row table:style-name="ro1">
          <table:table-cell office:value-type="string" calcext:value-type="string">
            <text:p>2026-02-12 03:22:49.170</text:p>
          </table:table-cell>
          <table:table-cell office:value-type="float" office:value="1770834169.17048" calcext:value-type="float">
            <text:p>1770834169.17048</text:p>
          </table:table-cell>
          <table:table-cell office:value-type="float" office:value="52.8895251642098" calcext:value-type="float">
            <text:p>52.8895251642098</text:p>
          </table:table-cell>
          <table:table-cell office:value-type="float" office:value="36.2795173232444" calcext:value-type="float">
            <text:p>36.2795173232444</text:p>
          </table:table-cell>
          <table:table-cell office:value-type="float" office:value="2.322" calcext:value-type="float">
            <text:p>2.322</text:p>
          </table:table-cell>
          <table:table-cell table:number-columns-repeated="2"/>
          <table:table-cell table:formula="of:=SQRT(([.C99]-[.C98])^2+([.D99]-[.D98])^2)" office:value-type="float" office:value="1.08310317816557" calcext:value-type="float">
            <text:p>1.08310317816557</text:p>
          </table:table-cell>
          <table:table-cell table:formula="of:=[.$H98]*3.6" office:value-type="float" office:value="3.89917144139606" calcext:value-type="float">
            <text:p>3.89917144139606</text:p>
          </table:table-cell>
        </table:table-row>
        <table:table-row table:style-name="ro1">
          <table:table-cell office:value-type="string" calcext:value-type="string">
            <text:p>2026-02-12 03:22:49.370</text:p>
          </table:table-cell>
          <table:table-cell office:value-type="float" office:value="1770834169.37049" calcext:value-type="float">
            <text:p>1770834169.37049</text:p>
          </table:table-cell>
          <table:table-cell office:value-type="float" office:value="53.2189114139765" calcext:value-type="float">
            <text:p>53.2189114139765</text:p>
          </table:table-cell>
          <table:table-cell office:value-type="float" office:value="37.3113202080131" calcext:value-type="float">
            <text:p>37.3113202080131</text:p>
          </table:table-cell>
          <table:table-cell office:value-type="float" office:value="2.65400000000001" calcext:value-type="float">
            <text:p>2.65400000000001</text:p>
          </table:table-cell>
          <table:table-cell table:number-columns-repeated="2"/>
          <table:table-cell table:formula="of:=SQRT(([.C100]-[.C99])^2+([.D100]-[.D99])^2)" office:value-type="float" office:value="1.24841085797038" calcext:value-type="float">
            <text:p>1.24841085797038</text:p>
          </table:table-cell>
          <table:table-cell table:formula="of:=[.$H99]*3.6" office:value-type="float" office:value="4.49427908869336" calcext:value-type="float">
            <text:p>4.49427908869336</text:p>
          </table:table-cell>
        </table:table-row>
        <table:table-row table:style-name="ro1">
          <table:table-cell office:value-type="string" calcext:value-type="string">
            <text:p>2026-02-12 03:22:49.670</text:p>
          </table:table-cell>
          <table:table-cell office:value-type="float" office:value="1770834169.67046" calcext:value-type="float">
            <text:p>1770834169.67046</text:p>
          </table:table-cell>
          <table:table-cell office:value-type="float" office:value="53.4236624305486" calcext:value-type="float">
            <text:p>53.4236624305486</text:p>
          </table:table-cell>
          <table:table-cell office:value-type="float" office:value="38.5428260713816" calcext:value-type="float">
            <text:p>38.5428260713816</text:p>
          </table:table-cell>
          <table:table-cell office:value-type="float" office:value="2.74600000000001" calcext:value-type="float">
            <text:p>2.74600000000001</text:p>
          </table:table-cell>
          <table:table-cell table:number-columns-repeated="2"/>
          <table:table-cell table:formula="of:=SQRT(([.C101]-[.C100])^2+([.D101]-[.D100])^2)" office:value-type="float" office:value="1.07281006441518" calcext:value-type="float">
            <text:p>1.07281006441518</text:p>
          </table:table-cell>
          <table:table-cell table:formula="of:=[.$H100]*3.6" office:value-type="float" office:value="3.86211623189464" calcext:value-type="float">
            <text:p>3.86211623189464</text:p>
          </table:table-cell>
        </table:table-row>
        <table:table-row table:style-name="ro1">
          <table:table-cell office:value-type="string" calcext:value-type="string">
            <text:p>2026-02-12 03:22:49.870</text:p>
          </table:table-cell>
          <table:table-cell office:value-type="float" office:value="1770834169.87049" calcext:value-type="float">
            <text:p>1770834169.87049</text:p>
          </table:table-cell>
          <table:table-cell office:value-type="float" office:value="53.7174387415871" calcext:value-type="float">
            <text:p>53.7174387415871</text:p>
          </table:table-cell>
          <table:table-cell office:value-type="float" office:value="39.5746288206428" calcext:value-type="float">
            <text:p>39.5746288206428</text:p>
          </table:table-cell>
          <table:table-cell office:value-type="float" office:value="2.992" calcext:value-type="float">
            <text:p>2.992</text:p>
          </table:table-cell>
          <table:table-cell table:number-columns-repeated="2"/>
          <table:table-cell table:formula="of:=SQRT(([.C102]-[.C101])^2+([.D102]-[.D101])^2)" office:value-type="float" office:value="1.4351899744786" calcext:value-type="float">
            <text:p>1.4351899744786</text:p>
          </table:table-cell>
          <table:table-cell table:formula="of:=[.$H101]*3.6" office:value-type="float" office:value="5.16668390812296" calcext:value-type="float">
            <text:p>5.16668390812296</text:p>
          </table:table-cell>
        </table:table-row>
        <table:table-row table:style-name="ro1">
          <table:table-cell office:value-type="string" calcext:value-type="string">
            <text:p>2026-02-12 03:22:50.170</text:p>
          </table:table-cell>
          <table:table-cell office:value-type="float" office:value="1770834170.17046" calcext:value-type="float">
            <text:p>1770834170.17046</text:p>
          </table:table-cell>
          <table:table-cell office:value-type="float" office:value="53.8242618490476" calcext:value-type="float">
            <text:p>53.8242618490476</text:p>
          </table:table-cell>
          <table:table-cell office:value-type="float" office:value="41.0058377804235" calcext:value-type="float">
            <text:p>41.0058377804235</text:p>
          </table:table-cell>
          <table:table-cell office:value-type="float" office:value="2.90300000000001" calcext:value-type="float">
            <text:p>2.90300000000001</text:p>
          </table:table-cell>
          <table:table-cell table:number-columns-repeated="2"/>
          <table:table-cell table:formula="of:=SQRT(([.C103]-[.C102])^2+([.D103]-[.D102])^2)" office:value-type="float" office:value="1.15940993811514" calcext:value-type="float">
            <text:p>1.15940993811514</text:p>
          </table:table-cell>
          <table:table-cell table:formula="of:=[.$H102]*3.6" office:value-type="float" office:value="4.17387577721451" calcext:value-type="float">
            <text:p>4.17387577721451</text:p>
          </table:table-cell>
        </table:table-row>
        <table:table-row table:style-name="ro1">
          <table:table-cell office:value-type="string" calcext:value-type="string">
            <text:p>2026-02-12 03:22:50.370</text:p>
          </table:table-cell>
          <table:table-cell office:value-type="float" office:value="1770834170.37044" calcext:value-type="float">
            <text:p>1770834170.37044</text:p>
          </table:table-cell>
          <table:table-cell office:value-type="float" office:value="54.0201106439927" calcext:value-type="float">
            <text:p>54.0201106439927</text:p>
          </table:table-cell>
          <table:table-cell office:value-type="float" office:value="42.1485865078867" calcext:value-type="float">
            <text:p>42.1485865078867</text:p>
          </table:table-cell>
          <table:table-cell office:value-type="float" office:value="2.989" calcext:value-type="float">
            <text:p>2.989</text:p>
          </table:table-cell>
          <table:table-cell table:number-columns-repeated="2"/>
          <table:table-cell table:formula="of:=SQRT(([.C104]-[.C103])^2+([.D104]-[.D103])^2)" office:value-type="float" office:value="1.32613185692186" calcext:value-type="float">
            <text:p>1.32613185692186</text:p>
          </table:table-cell>
          <table:table-cell table:formula="of:=[.$H103]*3.6" office:value-type="float" office:value="4.77407468491871" calcext:value-type="float">
            <text:p>4.77407468491871</text:p>
          </table:table-cell>
        </table:table-row>
        <table:table-row table:style-name="ro1">
          <table:table-cell office:value-type="string" calcext:value-type="string">
            <text:p>2026-02-12 03:22:50.670</text:p>
          </table:table-cell>
          <table:table-cell office:value-type="float" office:value="1770834170.67047" calcext:value-type="float">
            <text:p>1770834170.67047</text:p>
          </table:table-cell>
          <table:table-cell office:value-type="float" office:value="54.1447390539688" calcext:value-type="float">
            <text:p>54.1447390539688</text:p>
          </table:table-cell>
          <table:table-cell office:value-type="float" office:value="43.4688491565175" calcext:value-type="float">
            <text:p>43.4688491565175</text:p>
          </table:table-cell>
          <table:table-cell office:value-type="float" office:value="2.949" calcext:value-type="float">
            <text:p>2.949</text:p>
          </table:table-cell>
          <table:table-cell table:number-columns-repeated="2"/>
          <table:table-cell table:formula="of:=SQRT(([.C105]-[.C104])^2+([.D105]-[.D104])^2)" office:value-type="float" office:value="1.21487503566212" calcext:value-type="float">
            <text:p>1.21487503566212</text:p>
          </table:table-cell>
          <table:table-cell table:formula="of:=[.$H104]*3.6" office:value-type="float" office:value="4.37355012838363" calcext:value-type="float">
            <text:p>4.37355012838363</text:p>
          </table:table-cell>
        </table:table-row>
        <table:table-row table:style-name="ro1">
          <table:table-cell office:value-type="string" calcext:value-type="string">
            <text:p>2026-02-12 03:22:50.870</text:p>
          </table:table-cell>
          <table:table-cell office:value-type="float" office:value="1770834170.87048" calcext:value-type="float">
            <text:p>1770834170.87048</text:p>
          </table:table-cell>
          <table:table-cell office:value-type="float" office:value="54.402904657647" calcext:value-type="float">
            <text:p>54.402904657647</text:p>
          </table:table-cell>
          <table:table-cell office:value-type="float" office:value="44.6559767290019" calcext:value-type="float">
            <text:p>44.6559767290019</text:p>
          </table:table-cell>
          <table:table-cell office:value-type="float" office:value="2.973" calcext:value-type="float">
            <text:p>2.973</text:p>
          </table:table-cell>
          <table:table-cell table:number-columns-repeated="2"/>
          <table:table-cell table:formula="of:=SQRT(([.C106]-[.C105])^2+([.D106]-[.D105])^2)" office:value-type="float" office:value="1.19372352672818" calcext:value-type="float">
            <text:p>1.19372352672818</text:p>
          </table:table-cell>
          <table:table-cell table:formula="of:=[.$H105]*3.6" office:value-type="float" office:value="4.29740469622144" calcext:value-type="float">
            <text:p>4.29740469622144</text:p>
          </table:table-cell>
        </table:table-row>
        <table:table-row table:style-name="ro1">
          <table:table-cell office:value-type="string" calcext:value-type="string">
            <text:p>2026-02-12 03:22:51.170</text:p>
          </table:table-cell>
          <table:table-cell office:value-type="float" office:value="1770834171.1705" calcext:value-type="float">
            <text:p>1770834171.1705</text:p>
          </table:table-cell>
          <table:table-cell office:value-type="float" office:value="54.6076555927866" calcext:value-type="float">
            <text:p>54.6076555927866</text:p>
          </table:table-cell>
          <table:table-cell office:value-type="float" office:value="45.8320094295777" calcext:value-type="float">
            <text:p>45.8320094295777</text:p>
          </table:table-cell>
          <table:table-cell office:value-type="float" office:value="3.00500000000001" calcext:value-type="float">
            <text:p>3.00500000000001</text:p>
          </table:table-cell>
          <table:table-cell table:number-columns-repeated="2"/>
          <table:table-cell table:formula="of:=SQRT(([.C107]-[.C106])^2+([.D107]-[.D106])^2)" office:value-type="float" office:value="1.46838365212218" calcext:value-type="float">
            <text:p>1.46838365212218</text:p>
          </table:table-cell>
          <table:table-cell table:formula="of:=[.$H106]*3.6" office:value-type="float" office:value="5.28618114763985" calcext:value-type="float">
            <text:p>5.28618114763985</text:p>
          </table:table-cell>
        </table:table-row>
        <table:table-row table:style-name="ro1">
          <table:table-cell office:value-type="string" calcext:value-type="string">
            <text:p>2026-02-12 03:22:51.370</text:p>
          </table:table-cell>
          <table:table-cell office:value-type="float" office:value="1770834171.37046" calcext:value-type="float">
            <text:p>1770834171.37046</text:p>
          </table:table-cell>
          <table:table-cell office:value-type="float" office:value="54.7144783443655" calcext:value-type="float">
            <text:p>54.7144783443655</text:p>
          </table:table-cell>
          <table:table-cell office:value-type="float" office:value="47.2965023280121" calcext:value-type="float">
            <text:p>47.2965023280121</text:p>
          </table:table-cell>
          <table:table-cell office:value-type="float" office:value="2.83500000000001" calcext:value-type="float">
            <text:p>2.83500000000001</text:p>
          </table:table-cell>
          <table:table-cell table:number-columns-repeated="2"/>
          <table:table-cell table:formula="of:=SQRT(([.C108]-[.C107])^2+([.D108]-[.D107])^2)" office:value-type="float" office:value="1.21412206997227" calcext:value-type="float">
            <text:p>1.21412206997227</text:p>
          </table:table-cell>
          <table:table-cell table:formula="of:=[.$H107]*3.6" office:value-type="float" office:value="4.37083945190018" calcext:value-type="float">
            <text:p>4.37083945190018</text:p>
          </table:table-cell>
        </table:table-row>
        <table:table-row table:style-name="ro1">
          <table:table-cell office:value-type="string" calcext:value-type="string">
            <text:p>2026-02-12 03:22:51.670</text:p>
          </table:table-cell>
          <table:table-cell office:value-type="float" office:value="1770834171.67048" calcext:value-type="float">
            <text:p>1770834171.67048</text:p>
          </table:table-cell>
          <table:table-cell office:value-type="float" office:value="54.9103266436141" calcext:value-type="float">
            <text:p>54.9103266436141</text:p>
          </table:table-cell>
          <table:table-cell office:value-type="float" office:value="48.4947242792696" calcext:value-type="float">
            <text:p>48.4947242792696</text:p>
          </table:table-cell>
          <table:table-cell office:value-type="float" office:value="2.908" calcext:value-type="float">
            <text:p>2.908</text:p>
          </table:table-cell>
          <table:table-cell table:number-columns-repeated="2"/>
          <table:table-cell table:formula="of:=SQRT(([.C109]-[.C108])^2+([.D109]-[.D108])^2)" office:value-type="float" office:value="1.26890030221485" calcext:value-type="float">
            <text:p>1.26890030221485</text:p>
          </table:table-cell>
          <table:table-cell table:formula="of:=[.$H108]*3.6" office:value-type="float" office:value="4.56804108797345" calcext:value-type="float">
            <text:p>4.56804108797345</text:p>
          </table:table-cell>
        </table:table-row>
        <table:table-row table:style-name="ro1">
          <table:table-cell office:value-type="string" calcext:value-type="string">
            <text:p>2026-02-12 03:22:51.870</text:p>
          </table:table-cell>
          <table:table-cell office:value-type="float" office:value="1770834171.87047" calcext:value-type="float">
            <text:p>1770834171.87047</text:p>
          </table:table-cell>
          <table:table-cell office:value-type="float" office:value="55.106174639659" calcext:value-type="float">
            <text:p>55.106174639659</text:p>
          </table:table-cell>
          <table:table-cell office:value-type="float" office:value="49.7484194333665" calcext:value-type="float">
            <text:p>49.7484194333665</text:p>
          </table:table-cell>
          <table:table-cell office:value-type="float" office:value="2.985" calcext:value-type="float">
            <text:p>2.985</text:p>
          </table:table-cell>
          <table:table-cell table:number-columns-repeated="2"/>
          <table:table-cell table:formula="of:=SQRT(([.C110]-[.C109])^2+([.D110]-[.D109])^2)" office:value-type="float" office:value="1.28824694530918" calcext:value-type="float">
            <text:p>1.28824694530918</text:p>
          </table:table-cell>
          <table:table-cell table:formula="of:=[.$H109]*3.6" office:value-type="float" office:value="4.63768900311304" calcext:value-type="float">
            <text:p>4.63768900311304</text:p>
          </table:table-cell>
        </table:table-row>
        <table:table-row table:style-name="ro1">
          <table:table-cell office:value-type="string" calcext:value-type="string">
            <text:p>2026-02-12 03:22:52.170</text:p>
          </table:table-cell>
          <table:table-cell office:value-type="float" office:value="1770834172.17045" calcext:value-type="float">
            <text:p>1770834172.17045</text:p>
          </table:table-cell>
          <table:table-cell office:value-type="float" office:value="55.2842176090344" calcext:value-type="float">
            <text:p>55.2842176090344</text:p>
          </table:table-cell>
          <table:table-cell office:value-type="float" office:value="51.0243037906475" calcext:value-type="float">
            <text:p>51.0243037906475</text:p>
          </table:table-cell>
          <table:table-cell office:value-type="float" office:value="3.06100000000001" calcext:value-type="float">
            <text:p>3.06100000000001</text:p>
          </table:table-cell>
          <table:table-cell table:number-columns-repeated="2"/>
          <table:table-cell table:formula="of:=SQRT(([.C111]-[.C110])^2+([.D111]-[.D110])^2)" office:value-type="float" office:value="1.29388750921989" calcext:value-type="float">
            <text:p>1.29388750921989</text:p>
          </table:table-cell>
          <table:table-cell table:formula="of:=[.$H110]*3.6" office:value-type="float" office:value="4.65799503319161" calcext:value-type="float">
            <text:p>4.65799503319161</text:p>
          </table:table-cell>
        </table:table-row>
        <table:table-row table:style-name="ro1">
          <table:table-cell office:value-type="string" calcext:value-type="string">
            <text:p>2026-02-12 03:22:52.370</text:p>
          </table:table-cell>
          <table:table-cell office:value-type="float" office:value="1770834172.37044" calcext:value-type="float">
            <text:p>1770834172.37044</text:p>
          </table:table-cell>
          <table:table-cell office:value-type="float" office:value="55.4177483053645" calcext:value-type="float">
            <text:p>55.4177483053645</text:p>
          </table:table-cell>
          <table:table-cell office:value-type="float" office:value="52.3112825937569" calcext:value-type="float">
            <text:p>52.3112825937569</text:p>
          </table:table-cell>
          <table:table-cell office:value-type="float" office:value="3.02500000000001" calcext:value-type="float">
            <text:p>3.02500000000001</text:p>
          </table:table-cell>
          <table:table-cell table:number-columns-repeated="2"/>
          <table:table-cell table:formula="of:=SQRT(([.C112]-[.C111])^2+([.D112]-[.D111])^2)" office:value-type="float" office:value="1.32699813635884" calcext:value-type="float">
            <text:p>1.32699813635884</text:p>
          </table:table-cell>
          <table:table-cell table:formula="of:=[.$H111]*3.6" office:value-type="float" office:value="4.77719329089183" calcext:value-type="float">
            <text:p>4.77719329089183</text:p>
          </table:table-cell>
        </table:table-row>
        <table:table-row table:style-name="ro1">
          <table:table-cell office:value-type="string" calcext:value-type="string">
            <text:p>2026-02-12 03:22:52.670</text:p>
          </table:table-cell>
          <table:table-cell office:value-type="float" office:value="1770834172.67047" calcext:value-type="float">
            <text:p>1770834172.67047</text:p>
          </table:table-cell>
          <table:table-cell office:value-type="float" office:value="55.5512788150809" calcext:value-type="float">
            <text:p>55.5512788150809</text:p>
          </table:table-cell>
          <table:table-cell office:value-type="float" office:value="53.6315453164279" calcext:value-type="float">
            <text:p>53.6315453164279</text:p>
          </table:table-cell>
          <table:table-cell office:value-type="float" office:value="2.997" calcext:value-type="float">
            <text:p>2.997</text:p>
          </table:table-cell>
          <table:table-cell table:number-columns-repeated="2"/>
          <table:table-cell table:formula="of:=SQRT(([.C113]-[.C112])^2+([.D113]-[.D112])^2)" office:value-type="float" office:value="1.81986932828441" calcext:value-type="float">
            <text:p>1.81986932828441</text:p>
          </table:table-cell>
          <table:table-cell table:formula="of:=[.$H112]*3.6" office:value-type="float" office:value="6.55152958182386" calcext:value-type="float">
            <text:p>6.55152958182386</text:p>
          </table:table-cell>
        </table:table-row>
        <table:table-row table:style-name="ro1">
          <table:table-cell office:value-type="string" calcext:value-type="string">
            <text:p>2026-02-12 03:22:52.870</text:p>
          </table:table-cell>
          <table:table-cell office:value-type="float" office:value="1770834172.87044" calcext:value-type="float">
            <text:p>1770834172.87044</text:p>
          </table:table-cell>
          <table:table-cell office:value-type="float" office:value="55.5868802635814" calcext:value-type="float">
            <text:p>55.5868802635814</text:p>
          </table:table-cell>
          <table:table-cell office:value-type="float" office:value="55.4510663822293" calcext:value-type="float">
            <text:p>55.4510663822293</text:p>
          </table:table-cell>
          <table:table-cell office:value-type="float" office:value="2.49300000000001" calcext:value-type="float">
            <text:p>2.49300000000001</text:p>
          </table:table-cell>
          <table:table-cell table:number-columns-repeated="2"/>
          <table:table-cell table:formula="of:=SQRT(([.C114]-[.C113])^2+([.D114]-[.D113])^2)" office:value-type="float" office:value="1.27986312115951" calcext:value-type="float">
            <text:p>1.27986312115951</text:p>
          </table:table-cell>
          <table:table-cell table:formula="of:=[.$H113]*3.6" office:value-type="float" office:value="4.60750723617422" calcext:value-type="float">
            <text:p>4.60750723617422</text:p>
          </table:table-cell>
        </table:table-row>
        <table:table-row table:style-name="ro1">
          <table:table-cell office:value-type="string" calcext:value-type="string">
            <text:p>2026-02-12 03:22:53.170</text:p>
          </table:table-cell>
          <table:table-cell office:value-type="float" office:value="1770834173.17044" calcext:value-type="float">
            <text:p>1770834173.17044</text:p>
          </table:table-cell>
          <table:table-cell office:value-type="float" office:value="55.7827279706835" calcext:value-type="float">
            <text:p>55.7827279706835</text:p>
          </table:table-cell>
          <table:table-cell office:value-type="float" office:value="56.7158562005498" calcext:value-type="float">
            <text:p>56.7158562005498</text:p>
          </table:table-cell>
          <table:table-cell office:value-type="float" office:value="2.45" calcext:value-type="float">
            <text:p>2.45</text:p>
          </table:table-cell>
          <table:table-cell table:number-columns-repeated="2"/>
          <table:table-cell table:formula="of:=SQRT(([.C115]-[.C114])^2+([.D115]-[.D114])^2)" office:value-type="float" office:value="1.27181877852521" calcext:value-type="float">
            <text:p>1.27181877852521</text:p>
          </table:table-cell>
          <table:table-cell table:formula="of:=[.$H114]*3.6" office:value-type="float" office:value="4.57854760269074" calcext:value-type="float">
            <text:p>4.57854760269074</text:p>
          </table:table-cell>
        </table:table-row>
        <table:table-row table:style-name="ro1">
          <table:table-cell office:value-type="string" calcext:value-type="string">
            <text:p>2026-02-12 03:22:53.370</text:p>
          </table:table-cell>
          <table:table-cell office:value-type="float" office:value="1770834173.37044" calcext:value-type="float">
            <text:p>1770834173.37044</text:p>
          </table:table-cell>
          <table:table-cell office:value-type="float" office:value="55.9162586214952" calcext:value-type="float">
            <text:p>55.9162586214952</text:p>
          </table:table-cell>
          <table:table-cell office:value-type="float" office:value="57.9806457366794" calcext:value-type="float">
            <text:p>57.9806457366794</text:p>
          </table:table-cell>
          <table:table-cell office:value-type="float" office:value="2.122" calcext:value-type="float">
            <text:p>2.122</text:p>
          </table:table-cell>
          <table:table-cell table:number-columns-repeated="2"/>
          <table:table-cell table:formula="of:=SQRT(([.C116]-[.C115])^2+([.D116]-[.D115])^2)" office:value-type="float" office:value="1.13252832828884" calcext:value-type="float">
            <text:p>1.13252832828884</text:p>
          </table:table-cell>
          <table:table-cell table:formula="of:=[.$H115]*3.6" office:value-type="float" office:value="4.07710198183981" calcext:value-type="float">
            <text:p>4.07710198183981</text:p>
          </table:table-cell>
        </table:table-row>
        <table:table-row table:style-name="ro1">
          <table:table-cell office:value-type="string" calcext:value-type="string">
            <text:p>2026-02-12 03:22:53.670</text:p>
          </table:table-cell>
          <table:table-cell office:value-type="float" office:value="1770834173.67046" calcext:value-type="float">
            <text:p>1770834173.67046</text:p>
          </table:table-cell>
          <table:table-cell office:value-type="float" office:value="55.9607655738364" calcext:value-type="float">
            <text:p>55.9607655738364</text:p>
          </table:table-cell>
          <table:table-cell office:value-type="float" office:value="59.1122991931625" calcext:value-type="float">
            <text:p>59.1122991931625</text:p>
          </table:table-cell>
          <table:table-cell office:value-type="float" office:value="1.94800000000001" calcext:value-type="float">
            <text:p>1.94800000000001</text:p>
          </table:table-cell>
          <table:table-cell table:number-columns-repeated="2"/>
          <table:table-cell table:formula="of:=SQRT(([.C117]-[.C116])^2+([.D117]-[.D116])^2)" office:value-type="float" office:value="1.11302993148251" calcext:value-type="float">
            <text:p>1.11302993148251</text:p>
          </table:table-cell>
          <table:table-cell table:formula="of:=[.$H116]*3.6" office:value-type="float" office:value="4.00690775333703" calcext:value-type="float">
            <text:p>4.00690775333703</text:p>
          </table:table-cell>
        </table:table-row>
        <table:table-row table:style-name="ro1">
          <table:table-cell office:value-type="string" calcext:value-type="string">
            <text:p>2026-02-12 03:22:53.870</text:p>
          </table:table-cell>
          <table:table-cell office:value-type="float" office:value="1770834173.87048" calcext:value-type="float">
            <text:p>1770834173.87048</text:p>
          </table:table-cell>
          <table:table-cell office:value-type="float" office:value="56.0497847506776" calcext:value-type="float">
            <text:p>56.0497847506776</text:p>
          </table:table-cell>
          <table:table-cell office:value-type="float" office:value="60.2217635749839" calcext:value-type="float">
            <text:p>60.2217635749839</text:p>
          </table:table-cell>
          <table:table-cell office:value-type="float" office:value="1.88200000000001" calcext:value-type="float">
            <text:p>1.88200000000001</text:p>
          </table:table-cell>
          <table:table-cell table:number-columns-repeated="2"/>
          <table:table-cell table:formula="of:=SQRT(([.C118]-[.C117])^2+([.D118]-[.D117])^2)" office:value-type="float" office:value="1.08727469575806" calcext:value-type="float">
            <text:p>1.08727469575806</text:p>
          </table:table-cell>
          <table:table-cell table:formula="of:=[.$H117]*3.6" office:value-type="float" office:value="3.91418890472903" calcext:value-type="float">
            <text:p>3.91418890472903</text:p>
          </table:table-cell>
        </table:table-row>
        <table:table-row table:style-name="ro1">
          <table:table-cell office:value-type="string" calcext:value-type="string">
            <text:p>2026-02-12 03:22:54.170</text:p>
          </table:table-cell>
          <table:table-cell office:value-type="float" office:value="1770834174.17043" calcext:value-type="float">
            <text:p>1770834174.17043</text:p>
          </table:table-cell>
          <table:table-cell office:value-type="float" office:value="56.0497797580902" calcext:value-type="float">
            <text:p>56.0497797580902</text:p>
          </table:table-cell>
          <table:table-cell office:value-type="float" office:value="61.3090382707305" calcext:value-type="float">
            <text:p>61.3090382707305</text:p>
          </table:table-cell>
          <table:table-cell office:value-type="float" office:value="1.756" calcext:value-type="float">
            <text:p>1.756</text:p>
          </table:table-cell>
          <table:table-cell table:number-columns-repeated="2"/>
          <table:table-cell table:formula="of:=SQRT(([.C119]-[.C118])^2+([.D119]-[.D118])^2)" office:value-type="float" office:value="0.859090725329093" calcext:value-type="float">
            <text:p>0.859090725329093</text:p>
          </table:table-cell>
          <table:table-cell table:formula="of:=[.$H118]*3.6" office:value-type="float" office:value="3.09272661118474" calcext:value-type="float">
            <text:p>3.09272661118474</text:p>
          </table:table-cell>
        </table:table-row>
        <table:table-row table:style-name="ro1">
          <table:table-cell office:value-type="string" calcext:value-type="string">
            <text:p>2026-02-12 03:22:54.370</text:p>
          </table:table-cell>
          <table:table-cell office:value-type="float" office:value="1770834174.37051" calcext:value-type="float">
            <text:p>1770834174.37051</text:p>
          </table:table-cell>
          <table:table-cell office:value-type="float" office:value="55.836117756844" calcext:value-type="float">
            <text:p>55.836117756844</text:p>
          </table:table-cell>
          <table:table-cell office:value-type="float" office:value="62.1411352744326" calcext:value-type="float">
            <text:p>62.1411352744326</text:p>
          </table:table-cell>
          <table:table-cell office:value-type="float" office:value="1.598" calcext:value-type="float">
            <text:p>1.598</text:p>
          </table:table-cell>
          <table:table-cell table:number-columns-repeated="2"/>
          <table:table-cell table:formula="of:=SQRT(([.C120]-[.C119])^2+([.D120]-[.D119])^2)" office:value-type="float" office:value="0.84809146706133" calcext:value-type="float">
            <text:p>0.84809146706133</text:p>
          </table:table-cell>
          <table:table-cell table:formula="of:=[.$H119]*3.6" office:value-type="float" office:value="3.05312928142079" calcext:value-type="float">
            <text:p>3.05312928142079</text:p>
          </table:table-cell>
        </table:table-row>
        <table:table-row table:style-name="ro1">
          <table:table-cell office:value-type="string" calcext:value-type="string">
            <text:p>2026-02-12 03:22:54.570</text:p>
          </table:table-cell>
          <table:table-cell office:value-type="float" office:value="1770834174.57043" calcext:value-type="float">
            <text:p>1770834174.57043</text:p>
          </table:table-cell>
          <table:table-cell office:value-type="float" office:value="55.5512365631294" calcext:value-type="float">
            <text:p>55.5512365631294</text:p>
          </table:table-cell>
          <table:table-cell office:value-type="float" office:value="62.9399480447173" calcext:value-type="float">
            <text:p>62.9399480447173</text:p>
          </table:table-cell>
          <table:table-cell office:value-type="float" office:value="1.54400000000001" calcext:value-type="float">
            <text:p>1.54400000000001</text:p>
          </table:table-cell>
          <table:table-cell table:number-columns-repeated="2"/>
          <table:table-cell table:formula="of:=SQRT(([.C121]-[.C120])^2+([.D121]-[.D120])^2)" office:value-type="float" office:value="0.965016901092894" calcext:value-type="float">
            <text:p>0.965016901092894</text:p>
          </table:table-cell>
          <table:table-cell table:formula="of:=[.$H120]*3.6" office:value-type="float" office:value="3.47406084393442" calcext:value-type="float">
            <text:p>3.47406084393442</text:p>
          </table:table-cell>
        </table:table-row>
        <table:table-row table:style-name="ro1">
          <table:table-cell office:value-type="string" calcext:value-type="string">
            <text:p>2026-02-12 03:22:54.870</text:p>
          </table:table-cell>
          <table:table-cell office:value-type="float" office:value="1770834174.87047" calcext:value-type="float">
            <text:p>1770834174.87047</text:p>
          </table:table-cell>
          <table:table-cell office:value-type="float" office:value="55.3464765775716" calcext:value-type="float">
            <text:p>55.3464765775716</text:p>
          </table:table-cell>
          <table:table-cell office:value-type="float" office:value="63.8829915048555" calcext:value-type="float">
            <text:p>63.8829915048555</text:p>
          </table:table-cell>
          <table:table-cell office:value-type="float" office:value="1.565" calcext:value-type="float">
            <text:p>1.565</text:p>
          </table:table-cell>
          <table:table-cell table:number-columns-repeated="2"/>
          <table:table-cell table:formula="of:=SQRT(([.C122]-[.C121])^2+([.D122]-[.D121])^2)" office:value-type="float" office:value="1.35615734495943" calcext:value-type="float">
            <text:p>1.35615734495943</text:p>
          </table:table-cell>
          <table:table-cell table:formula="of:=[.$H121]*3.6" office:value-type="float" office:value="4.88216644185394" calcext:value-type="float">
            <text:p>4.88216644185394</text:p>
          </table:table-cell>
        </table:table-row>
        <table:table-row table:style-name="ro1">
          <table:table-cell office:value-type="string" calcext:value-type="string">
            <text:p>2026-02-12 03:22:55.170</text:p>
          </table:table-cell>
          <table:table-cell office:value-type="float" office:value="1770834175.17049" calcext:value-type="float">
            <text:p>1770834175.17049</text:p>
          </table:table-cell>
          <table:table-cell office:value-type="float" office:value="55.0883003766649" calcext:value-type="float">
            <text:p>55.0883003766649</text:p>
          </table:table-cell>
          <table:table-cell office:value-type="float" office:value="65.2143471273594" calcext:value-type="float">
            <text:p>65.2143471273594</text:p>
          </table:table-cell>
          <table:table-cell office:value-type="float" office:value="1.637" calcext:value-type="float">
            <text:p>1.637</text:p>
          </table:table-cell>
          <table:table-cell table:number-columns-repeated="2"/>
          <table:table-cell table:formula="of:=SQRT(([.C123]-[.C122])^2+([.D123]-[.D122])^2)" office:value-type="float" office:value="1.18876097071928" calcext:value-type="float">
            <text:p>1.18876097071928</text:p>
          </table:table-cell>
          <table:table-cell table:formula="of:=[.$H122]*3.6" office:value-type="float" office:value="4.27953949458939" calcext:value-type="float">
            <text:p>4.27953949458939</text:p>
          </table:table-cell>
        </table:table-row>
        <table:table-row table:style-name="ro1">
          <table:table-cell office:value-type="string" calcext:value-type="string">
            <text:p>2026-02-12 03:22:55.370</text:p>
          </table:table-cell>
          <table:table-cell office:value-type="float" office:value="1770834175.37044" calcext:value-type="float">
            <text:p>1770834175.37044</text:p>
          </table:table-cell>
          <table:table-cell office:value-type="float" office:value="55.1506120137638" calcext:value-type="float">
            <text:p>55.1506120137638</text:p>
          </table:table-cell>
          <table:table-cell office:value-type="float" office:value="66.4014738709666" calcext:value-type="float">
            <text:p>66.4014738709666</text:p>
          </table:table-cell>
          <table:table-cell office:value-type="float" office:value="1.396" calcext:value-type="float">
            <text:p>1.396</text:p>
          </table:table-cell>
          <table:table-cell table:number-columns-repeated="2"/>
          <table:table-cell table:formula="of:=SQRT(([.C124]-[.C123])^2+([.D124]-[.D123])^2)" office:value-type="float" office:value="1.02524602324532" calcext:value-type="float">
            <text:p>1.02524602324532</text:p>
          </table:table-cell>
          <table:table-cell table:formula="of:=[.$H123]*3.6" office:value-type="float" office:value="3.69088568368316" calcext:value-type="float">
            <text:p>3.69088568368316</text:p>
          </table:table-cell>
        </table:table-row>
        <table:table-row table:style-name="ro1">
          <table:table-cell office:value-type="string" calcext:value-type="string">
            <text:p>2026-02-12 03:22:55.670</text:p>
          </table:table-cell>
          <table:table-cell office:value-type="float" office:value="1770834175.67048" calcext:value-type="float">
            <text:p>1770834175.67048</text:p>
          </table:table-cell>
          <table:table-cell office:value-type="float" office:value="54.7232917431975" calcext:value-type="float">
            <text:p>54.7232917431975</text:p>
          </table:table-cell>
          <table:table-cell office:value-type="float" office:value="67.3334217206575" calcext:value-type="float">
            <text:p>67.3334217206575</text:p>
          </table:table-cell>
          <table:table-cell office:value-type="float" office:value="0.837000000000003" calcext:value-type="float">
            <text:p>0.837000000000003</text:p>
          </table:table-cell>
          <table:table-cell table:number-columns-repeated="2"/>
          <table:table-cell table:formula="of:=SQRT(([.C125]-[.C124])^2+([.D125]-[.D124])^2)" office:value-type="float" office:value="0.883508391742546" calcext:value-type="float">
            <text:p>0.883508391742546</text:p>
          </table:table-cell>
          <table:table-cell table:formula="of:=[.$H124]*3.6" office:value-type="float" office:value="3.18063021027316" calcext:value-type="float">
            <text:p>3.18063021027316</text:p>
          </table:table-cell>
        </table:table-row>
        <table:table-row table:style-name="ro1">
          <table:table-cell office:value-type="string" calcext:value-type="string">
            <text:p>2026-02-12 03:22:55.870</text:p>
          </table:table-cell>
          <table:table-cell office:value-type="float" office:value="1770834175.87044" calcext:value-type="float">
            <text:p>1770834175.87044</text:p>
          </table:table-cell>
          <table:table-cell office:value-type="float" office:value="54.9013362780679" calcext:value-type="float">
            <text:p>54.9013362780679</text:p>
          </table:table-cell>
          <table:table-cell office:value-type="float" office:value="68.198804423213" calcext:value-type="float">
            <text:p>68.198804423213</text:p>
          </table:table-cell>
          <table:table-cell office:value-type="float" office:value="0.686999999999998" calcext:value-type="float">
            <text:p>0.686999999999998</text:p>
          </table:table-cell>
          <table:table-cell table:number-columns-repeated="2"/>
          <table:table-cell table:formula="of:=SQRT(([.C126]-[.C125])^2+([.D126]-[.D125])^2)" office:value-type="float" office:value="0.552952550231049" calcext:value-type="float">
            <text:p>0.552952550231049</text:p>
          </table:table-cell>
          <table:table-cell table:formula="of:=[.$H125]*3.6" office:value-type="float" office:value="1.99062918083178" calcext:value-type="float">
            <text:p>1.99062918083178</text:p>
          </table:table-cell>
        </table:table-row>
        <table:table-row table:style-name="ro1">
          <table:table-cell office:value-type="string" calcext:value-type="string">
            <text:p>2026-02-12 03:22:56.170</text:p>
          </table:table-cell>
          <table:table-cell office:value-type="float" office:value="1770834176.17052" calcext:value-type="float">
            <text:p>1770834176.17052</text:p>
          </table:table-cell>
          <table:table-cell office:value-type="float" office:value="55.453286039643" calcext:value-type="float">
            <text:p>55.453286039643</text:p>
          </table:table-cell>
          <table:table-cell office:value-type="float" office:value="68.2320908093825" calcext:value-type="float">
            <text:p>68.2320908093825</text:p>
          </table:table-cell>
          <table:table-cell office:value-type="float" office:value="1.101" calcext:value-type="float">
            <text:p>1.101</text:p>
          </table:table-cell>
          <table:table-cell table:number-columns-repeated="2"/>
          <table:table-cell table:formula="of:=SQRT(([.C127]-[.C126])^2+([.D127]-[.D126])^2)" office:value-type="float" office:value="0.628725588468315" calcext:value-type="float">
            <text:p>0.628725588468315</text:p>
          </table:table-cell>
          <table:table-cell table:formula="of:=[.$H126]*3.6" office:value-type="float" office:value="2.26341211848594" calcext:value-type="float">
            <text:p>2.26341211848594</text:p>
          </table:table-cell>
        </table:table-row>
        <table:table-row table:style-name="ro1">
          <table:table-cell office:value-type="string" calcext:value-type="string">
            <text:p>2026-02-12 03:22:56.370</text:p>
          </table:table-cell>
          <table:table-cell office:value-type="float" office:value="1770834176.37052" calcext:value-type="float">
            <text:p>1770834176.37052</text:p>
          </table:table-cell>
          <table:table-cell office:value-type="float" office:value="55.6758438245743" calcext:value-type="float">
            <text:p>55.6758438245743</text:p>
          </table:table-cell>
          <table:table-cell office:value-type="float" office:value="68.8201077291742" calcext:value-type="float">
            <text:p>68.8201077291742</text:p>
          </table:table-cell>
          <table:table-cell office:value-type="float" office:value="1.351" calcext:value-type="float">
            <text:p>1.351</text:p>
          </table:table-cell>
          <table:table-cell table:number-columns-repeated="2"/>
          <table:table-cell table:formula="of:=SQRT(([.C128]-[.C127])^2+([.D128]-[.D127])^2)" office:value-type="float" office:value="0.743879446182311" calcext:value-type="float">
            <text:p>0.743879446182311</text:p>
          </table:table-cell>
          <table:table-cell table:formula="of:=[.$H127]*3.6" office:value-type="float" office:value="2.67796600625632" calcext:value-type="float">
            <text:p>2.67796600625632</text:p>
          </table:table-cell>
        </table:table-row>
        <table:table-row table:style-name="ro1">
          <table:table-cell office:value-type="string" calcext:value-type="string">
            <text:p>2026-02-12 03:22:56.670</text:p>
          </table:table-cell>
          <table:table-cell office:value-type="float" office:value="1770834176.67052" calcext:value-type="float">
            <text:p>1770834176.67052</text:p>
          </table:table-cell>
          <table:table-cell office:value-type="float" office:value="56.067547291168" calcext:value-type="float">
            <text:p>56.067547291168</text:p>
          </table:table-cell>
          <table:table-cell office:value-type="float" office:value="69.4525039852597" calcext:value-type="float">
            <text:p>69.4525039852597</text:p>
          </table:table-cell>
          <table:table-cell office:value-type="float" office:value="2.056" calcext:value-type="float">
            <text:p>2.056</text:p>
          </table:table-cell>
          <table:table-cell table:number-columns-repeated="2"/>
          <table:table-cell table:formula="of:=SQRT(([.C129]-[.C128])^2+([.D129]-[.D128])^2)" office:value-type="float" office:value="0.82689398351038" calcext:value-type="float">
            <text:p>0.82689398351038</text:p>
          </table:table-cell>
          <table:table-cell table:formula="of:=[.$H128]*3.6" office:value-type="float" office:value="2.97681834063737" calcext:value-type="float">
            <text:p>2.97681834063737</text:p>
          </table:table-cell>
        </table:table-row>
        <table:table-row table:style-name="ro1">
          <table:table-cell office:value-type="string" calcext:value-type="string">
            <text:p>2026-02-12 03:22:56.870</text:p>
          </table:table-cell>
          <table:table-cell office:value-type="float" office:value="1770834176.87048" calcext:value-type="float">
            <text:p>1770834176.87048</text:p>
          </table:table-cell>
          <table:table-cell office:value-type="float" office:value="56.281201617443" calcext:value-type="float">
            <text:p>56.281201617443</text:p>
          </table:table-cell>
          <table:table-cell office:value-type="float" office:value="70.251319038216" calcext:value-type="float">
            <text:p>70.251319038216</text:p>
          </table:table-cell>
          <table:table-cell office:value-type="float" office:value="2.06" calcext:value-type="float">
            <text:p>2.06</text:p>
          </table:table-cell>
          <table:table-cell table:number-columns-repeated="2"/>
          <table:table-cell table:formula="of:=SQRT(([.C130]-[.C129])^2+([.D130]-[.D129])^2)" office:value-type="float" office:value="0.937910089147807" calcext:value-type="float">
            <text:p>0.937910089147807</text:p>
          </table:table-cell>
          <table:table-cell table:formula="of:=[.$H129]*3.6" office:value-type="float" office:value="3.3764763209321" calcext:value-type="float">
            <text:p>3.3764763209321</text:p>
          </table:table-cell>
        </table:table-row>
        <table:table-row table:style-name="ro1">
          <table:table-cell office:value-type="string" calcext:value-type="string">
            <text:p>2026-02-12 03:22:57.170</text:p>
          </table:table-cell>
          <table:table-cell office:value-type="float" office:value="1770834177.17049" calcext:value-type="float">
            <text:p>1770834177.17049</text:p>
          </table:table-cell>
          <table:table-cell office:value-type="float" office:value="56.4592456816463" calcext:value-type="float">
            <text:p>56.4592456816463</text:p>
          </table:table-cell>
          <table:table-cell office:value-type="float" office:value="71.1721749696881" calcext:value-type="float">
            <text:p>71.1721749696881</text:p>
          </table:table-cell>
          <table:table-cell office:value-type="float" office:value="2.113" calcext:value-type="float">
            <text:p>2.113</text:p>
          </table:table-cell>
          <table:table-cell table:number-columns-repeated="2"/>
          <table:table-cell table:formula="of:=SQRT(([.C131]-[.C130])^2+([.D131]-[.D130])^2)" office:value-type="float" office:value="0.831792298363857" calcext:value-type="float">
            <text:p>0.831792298363857</text:p>
          </table:table-cell>
          <table:table-cell table:formula="of:=[.$H130]*3.6" office:value-type="float" office:value="2.99445227410989" calcext:value-type="float">
            <text:p>2.99445227410989</text:p>
          </table:table-cell>
        </table:table-row>
        <table:table-row table:style-name="ro1">
          <table:table-cell office:value-type="string" calcext:value-type="string">
            <text:p>2026-02-12 03:22:57.370</text:p>
          </table:table-cell>
          <table:table-cell office:value-type="float" office:value="1770834177.37046" calcext:value-type="float">
            <text:p>1770834177.37046</text:p>
          </table:table-cell>
          <table:table-cell office:value-type="float" office:value="56.5927781036589" calcext:value-type="float">
            <text:p>56.5927781036589</text:p>
          </table:table-cell>
          <table:table-cell office:value-type="float" office:value="71.9931789403781" calcext:value-type="float">
            <text:p>71.9931789403781</text:p>
          </table:table-cell>
          <table:table-cell office:value-type="float" office:value="2.30800000000001" calcext:value-type="float">
            <text:p>2.30800000000001</text:p>
          </table:table-cell>
          <table:table-cell table:number-columns-repeated="2"/>
          <table:table-cell table:formula="of:=SQRT(([.C132]-[.C131])^2+([.D132]-[.D131])^2)" office:value-type="float" office:value="0.87760610399228" calcext:value-type="float">
            <text:p>0.87760610399228</text:p>
          </table:table-cell>
          <table:table-cell table:formula="of:=[.$H131]*3.6" office:value-type="float" office:value="3.15938197437221" calcext:value-type="float">
            <text:p>3.15938197437221</text:p>
          </table:table-cell>
        </table:table-row>
        <table:table-row table:style-name="ro1">
          <table:table-cell office:value-type="string" calcext:value-type="string">
            <text:p>2026-02-12 03:22:57.670</text:p>
          </table:table-cell>
          <table:table-cell office:value-type="float" office:value="1770834177.67049" calcext:value-type="float">
            <text:p>1770834177.67049</text:p>
          </table:table-cell>
          <table:table-cell office:value-type="float" office:value="56.6372861131094" calcext:value-type="float">
            <text:p>56.6372861131094</text:p>
          </table:table-cell>
          <table:table-cell office:value-type="float" office:value="72.8696557004005" calcext:value-type="float">
            <text:p>72.8696557004005</text:p>
          </table:table-cell>
          <table:table-cell office:value-type="float" office:value="2.43900000000001" calcext:value-type="float">
            <text:p>2.43900000000001</text:p>
          </table:table-cell>
          <table:table-cell table:number-columns-repeated="2"/>
          <table:table-cell table:formula="of:=SQRT(([.C133]-[.C132])^2+([.D133]-[.D132])^2)" office:value-type="float" office:value="1.29086902090771" calcext:value-type="float">
            <text:p>1.29086902090771</text:p>
          </table:table-cell>
          <table:table-cell table:formula="of:=[.$H132]*3.6" office:value-type="float" office:value="4.64712847526776" calcext:value-type="float">
            <text:p>4.64712847526776</text:p>
          </table:table-cell>
        </table:table-row>
        <table:table-row table:style-name="ro1">
          <table:table-cell office:value-type="string" calcext:value-type="string">
            <text:p>2026-02-12 03:22:57.870</text:p>
          </table:table-cell>
          <table:table-cell office:value-type="float" office:value="1770834177.87049" calcext:value-type="float">
            <text:p>1770834177.87049</text:p>
          </table:table-cell>
          <table:table-cell office:value-type="float" office:value="56.3791103194235" calcext:value-type="float">
            <text:p>56.3791103194235</text:p>
          </table:table-cell>
          <table:table-cell office:value-type="float" office:value="74.134443464689" calcext:value-type="float">
            <text:p>74.134443464689</text:p>
          </table:table-cell>
          <table:table-cell office:value-type="float" office:value="1.79600000000001" calcext:value-type="float">
            <text:p>1.79600000000001</text:p>
          </table:table-cell>
          <table:table-cell table:number-columns-repeated="2"/>
          <table:table-cell table:formula="of:=SQRT(([.C134]-[.C133])^2+([.D134]-[.D133])^2)" office:value-type="float" office:value="1.05942897491509" calcext:value-type="float">
            <text:p>1.05942897491509</text:p>
          </table:table-cell>
          <table:table-cell table:formula="of:=[.$H133]*3.6" office:value-type="float" office:value="3.81394430969434" calcext:value-type="float">
            <text:p>3.81394430969434</text:p>
          </table:table-cell>
        </table:table-row>
        <table:table-row table:style-name="ro1">
          <table:table-cell office:value-type="string" calcext:value-type="string">
            <text:p>2026-02-12 03:22:58.170</text:p>
          </table:table-cell>
          <table:table-cell office:value-type="float" office:value="1770834178.17055" calcext:value-type="float">
            <text:p>1770834178.17055</text:p>
          </table:table-cell>
          <table:table-cell office:value-type="float" office:value="56.1387404902489" calcext:value-type="float">
            <text:p>56.1387404902489</text:p>
          </table:table-cell>
          <table:table-cell office:value-type="float" office:value="75.1662438805215" calcext:value-type="float">
            <text:p>75.1662438805215</text:p>
          </table:table-cell>
          <table:table-cell office:value-type="float" office:value="1.652" calcext:value-type="float">
            <text:p>1.652</text:p>
          </table:table-cell>
          <table:table-cell table:number-columns-repeated="2"/>
          <table:table-cell table:formula="of:=SQRT(([.C135]-[.C134])^2+([.D135]-[.D134])^2)" office:value-type="float" office:value="1.00372611634147" calcext:value-type="float">
            <text:p>1.00372611634147</text:p>
          </table:table-cell>
          <table:table-cell table:formula="of:=[.$H134]*3.6" office:value-type="float" office:value="3.61341401882929" calcext:value-type="float">
            <text:p>3.61341401882929</text:p>
          </table:table-cell>
        </table:table-row>
        <table:table-row table:style-name="ro1">
          <table:table-cell office:value-type="string" calcext:value-type="string">
            <text:p>2026-02-12 03:22:58.370</text:p>
          </table:table-cell>
          <table:table-cell office:value-type="float" office:value="1770834178.37057" calcext:value-type="float">
            <text:p>1770834178.37057</text:p>
          </table:table-cell>
          <table:table-cell office:value-type="float" office:value="55.827151799167" calcext:value-type="float">
            <text:p>55.827151799167</text:p>
          </table:table-cell>
          <table:table-cell office:value-type="float" office:value="76.1203815038316" calcext:value-type="float">
            <text:p>76.1203815038316</text:p>
          </table:table-cell>
          <table:table-cell office:value-type="float" office:value="1.53700000000001" calcext:value-type="float">
            <text:p>1.53700000000001</text:p>
          </table:table-cell>
          <table:table-cell table:number-columns-repeated="2"/>
          <table:table-cell table:formula="of:=SQRT(([.C136]-[.C135])^2+([.D136]-[.D135])^2)" office:value-type="float" office:value="0.888522297876062" calcext:value-type="float">
            <text:p>0.888522297876062</text:p>
          </table:table-cell>
          <table:table-cell table:formula="of:=[.$H135]*3.6" office:value-type="float" office:value="3.19868027235382" calcext:value-type="float">
            <text:p>3.19868027235382</text:p>
          </table:table-cell>
        </table:table-row>
        <table:table-row table:style-name="ro1">
          <table:table-cell office:value-type="string" calcext:value-type="string">
            <text:p>2026-02-12 03:22:58.670</text:p>
          </table:table-cell>
          <table:table-cell office:value-type="float" office:value="1770834178.67043" calcext:value-type="float">
            <text:p>1770834178.67043</text:p>
          </table:table-cell>
          <table:table-cell office:value-type="float" office:value="55.5155637268908" calcext:value-type="float">
            <text:p>55.5155637268908</text:p>
          </table:table-cell>
          <table:table-cell office:value-type="float" office:value="76.9524781010114" calcext:value-type="float">
            <text:p>76.9524781010114</text:p>
          </table:table-cell>
          <table:table-cell office:value-type="float" office:value="1.50200000000001" calcext:value-type="float">
            <text:p>1.50200000000001</text:p>
          </table:table-cell>
          <table:table-cell table:number-columns-repeated="2"/>
          <table:table-cell table:formula="of:=SQRT(([.C137]-[.C136])^2+([.D137]-[.D136])^2)" office:value-type="float" office:value="0.943553830401024" calcext:value-type="float">
            <text:p>0.943553830401024</text:p>
          </table:table-cell>
          <table:table-cell table:formula="of:=[.$H136]*3.6" office:value-type="float" office:value="3.39679378944369" calcext:value-type="float">
            <text:p>3.39679378944369</text:p>
          </table:table-cell>
        </table:table-row>
        <table:table-row table:style-name="ro1">
          <table:table-cell office:value-type="string" calcext:value-type="string">
            <text:p>2026-02-12 03:22:58.870</text:p>
          </table:table-cell>
          <table:table-cell office:value-type="float" office:value="1770834178.87045" calcext:value-type="float">
            <text:p>1770834178.87045</text:p>
          </table:table-cell>
          <table:table-cell office:value-type="float" office:value="55.1149515402503" calcext:value-type="float">
            <text:p>55.1149515402503</text:p>
          </table:table-cell>
          <table:table-cell office:value-type="float" office:value="77.8067635959014" calcext:value-type="float">
            <text:p>77.8067635959014</text:p>
          </table:table-cell>
          <table:table-cell office:value-type="float" office:value="1.352" calcext:value-type="float">
            <text:p>1.352</text:p>
          </table:table-cell>
          <table:table-cell table:number-columns-repeated="2"/>
          <table:table-cell table:formula="of:=SQRT(([.C138]-[.C137])^2+([.D138]-[.D137])^2)" office:value-type="float" office:value="0.795670358783962" calcext:value-type="float">
            <text:p>0.795670358783962</text:p>
          </table:table-cell>
          <table:table-cell table:formula="of:=[.$H137]*3.6" office:value-type="float" office:value="2.86441329162226" calcext:value-type="float">
            <text:p>2.86441329162226</text:p>
          </table:table-cell>
        </table:table-row>
        <table:table-row table:style-name="ro1">
          <table:table-cell office:value-type="string" calcext:value-type="string">
            <text:p>2026-02-12 03:22:59.170</text:p>
          </table:table-cell>
          <table:table-cell office:value-type="float" office:value="1770834179.1705" calcext:value-type="float">
            <text:p>1770834179.1705</text:p>
          </table:table-cell>
          <table:table-cell office:value-type="float" office:value="54.6965354018612" calcext:value-type="float">
            <text:p>54.6965354018612</text:p>
          </table:table-cell>
          <table:table-cell office:value-type="float" office:value="78.4835347943008" calcext:value-type="float">
            <text:p>78.4835347943008</text:p>
          </table:table-cell>
          <table:table-cell office:value-type="float" office:value="1.307" calcext:value-type="float">
            <text:p>1.307</text:p>
          </table:table-cell>
          <table:table-cell table:number-columns-repeated="2"/>
          <table:table-cell table:formula="of:=SQRT(([.C139]-[.C138])^2+([.D139]-[.D138])^2)" office:value-type="float" office:value="0.881935312035077" calcext:value-type="float">
            <text:p>0.881935312035077</text:p>
          </table:table-cell>
          <table:table-cell table:formula="of:=[.$H138]*3.6" office:value-type="float" office:value="3.17496712332628" calcext:value-type="float">
            <text:p>3.17496712332628</text:p>
          </table:table-cell>
        </table:table-row>
        <table:table-row table:style-name="ro1">
          <table:table-cell office:value-type="string" calcext:value-type="string">
            <text:p>2026-02-12 03:22:59.370</text:p>
          </table:table-cell>
          <table:table-cell office:value-type="float" office:value="1770834179.37055" calcext:value-type="float">
            <text:p>1770834179.37055</text:p>
          </table:table-cell>
          <table:table-cell office:value-type="float" office:value="54.1445831854944" calcext:value-type="float">
            <text:p>54.1445831854944</text:p>
          </table:table-cell>
          <table:table-cell office:value-type="float" office:value="79.1714000757784" calcext:value-type="float">
            <text:p>79.1714000757784</text:p>
          </table:table-cell>
          <table:table-cell office:value-type="float" office:value="1.29100000000001" calcext:value-type="float">
            <text:p>1.29100000000001</text:p>
          </table:table-cell>
          <table:table-cell table:number-columns-repeated="2"/>
          <table:table-cell table:formula="of:=SQRT(([.C140]-[.C139])^2+([.D140]-[.D139])^2)" office:value-type="float" office:value="0.884670202220048" calcext:value-type="float">
            <text:p>0.884670202220048</text:p>
          </table:table-cell>
          <table:table-cell table:formula="of:=[.$H139]*3.6" office:value-type="float" office:value="3.18481272799217" calcext:value-type="float">
            <text:p>3.18481272799217</text:p>
          </table:table-cell>
        </table:table-row>
        <table:table-row table:style-name="ro1">
          <table:table-cell office:value-type="string" calcext:value-type="string">
            <text:p>2026-02-12 03:22:59.670</text:p>
          </table:table-cell>
          <table:table-cell office:value-type="float" office:value="1770834179.6705" calcext:value-type="float">
            <text:p>1770834179.6705</text:p>
          </table:table-cell>
          <table:table-cell office:value-type="float" office:value="53.5748262946145" calcext:value-type="float">
            <text:p>53.5748262946145</text:p>
          </table:table-cell>
          <table:table-cell office:value-type="float" office:value="79.8481706809253" calcext:value-type="float">
            <text:p>79.8481706809253</text:p>
          </table:table-cell>
          <table:table-cell office:value-type="float" office:value="1.24900000000001" calcext:value-type="float">
            <text:p>1.24900000000001</text:p>
          </table:table-cell>
          <table:table-cell table:number-columns-repeated="2"/>
          <table:table-cell table:formula="of:=SQRT(([.C141]-[.C140])^2+([.D141]-[.D140])^2)" office:value-type="float" office:value="0.959114463577062" calcext:value-type="float">
            <text:p>0.959114463577062</text:p>
          </table:table-cell>
          <table:table-cell table:formula="of:=[.$H140]*3.6" office:value-type="float" office:value="3.45281206887742" calcext:value-type="float">
            <text:p>3.45281206887742</text:p>
          </table:table-cell>
        </table:table-row>
        <table:table-row table:style-name="ro1">
          <table:table-cell office:value-type="string" calcext:value-type="string">
            <text:p>2026-02-12 03:22:59.870</text:p>
          </table:table-cell>
          <table:table-cell office:value-type="float" office:value="1770834179.87047" calcext:value-type="float">
            <text:p>1770834179.87047</text:p>
          </table:table-cell>
          <table:table-cell office:value-type="float" office:value="52.8537287944928" calcext:value-type="float">
            <text:p>52.8537287944928</text:p>
          </table:table-cell>
          <table:table-cell office:value-type="float" office:value="80.4805621337146" calcext:value-type="float">
            <text:p>80.4805621337146</text:p>
          </table:table-cell>
          <table:table-cell office:value-type="float" office:value="1.104" calcext:value-type="float">
            <text:p>1.104</text:p>
          </table:table-cell>
          <table:table-cell table:number-columns-repeated="2"/>
          <table:table-cell table:formula="of:=SQRT(([.C142]-[.C141])^2+([.D142]-[.D141])^2)" office:value-type="float" office:value="0.946259011593858" calcext:value-type="float">
            <text:p>0.946259011593858</text:p>
          </table:table-cell>
          <table:table-cell table:formula="of:=[.$H141]*3.6" office:value-type="float" office:value="3.40653244173789" calcext:value-type="float">
            <text:p>3.40653244173789</text:p>
          </table:table-cell>
        </table:table-row>
        <table:table-row table:style-name="ro1">
          <table:table-cell office:value-type="string" calcext:value-type="string">
            <text:p>2026-02-12 03:23:00.170</text:p>
          </table:table-cell>
          <table:table-cell office:value-type="float" office:value="1770834180.17051" calcext:value-type="float">
            <text:p>1770834180.17051</text:p>
          </table:table-cell>
          <table:table-cell office:value-type="float" office:value="52.0792173372465" calcext:value-type="float">
            <text:p>52.0792173372465</text:p>
          </table:table-cell>
          <table:table-cell office:value-type="float" office:value="81.0241963118315" calcext:value-type="float">
            <text:p>81.0241963118315</text:p>
          </table:table-cell>
          <table:table-cell office:value-type="float" office:value="1.004" calcext:value-type="float">
            <text:p>1.004</text:p>
          </table:table-cell>
          <table:table-cell table:number-columns-repeated="2"/>
          <table:table-cell table:formula="of:=SQRT(([.C143]-[.C142])^2+([.D143]-[.D142])^2)" office:value-type="float" office:value="1.02212800814829" calcext:value-type="float">
            <text:p>1.02212800814829</text:p>
          </table:table-cell>
          <table:table-cell table:formula="of:=[.$H142]*3.6" office:value-type="float" office:value="3.67966082933383" calcext:value-type="float">
            <text:p>3.67966082933383</text:p>
          </table:table-cell>
        </table:table-row>
        <table:table-row table:style-name="ro1">
          <table:table-cell office:value-type="string" calcext:value-type="string">
            <text:p>2026-02-12 03:23:00.370</text:p>
          </table:table-cell>
          <table:table-cell office:value-type="float" office:value="1770834180.37049" calcext:value-type="float">
            <text:p>1770834180.37049</text:p>
          </table:table-cell>
          <table:table-cell office:value-type="float" office:value="51.2067795783514" calcext:value-type="float">
            <text:p>51.2067795783514</text:p>
          </table:table-cell>
          <table:table-cell office:value-type="float" office:value="81.556735532824" calcext:value-type="float">
            <text:p>81.556735532824</text:p>
          </table:table-cell>
          <table:table-cell office:value-type="float" office:value="0.938000000000002" calcext:value-type="float">
            <text:p>0.938000000000002</text:p>
          </table:table-cell>
          <table:table-cell table:number-columns-repeated="2"/>
          <table:table-cell table:formula="of:=SQRT(([.C144]-[.C143])^2+([.D144]-[.D143])^2)" office:value-type="float" office:value="1.01650776532982" calcext:value-type="float">
            <text:p>1.01650776532982</text:p>
          </table:table-cell>
          <table:table-cell table:formula="of:=[.$H143]*3.6" office:value-type="float" office:value="3.65942795518734" calcext:value-type="float">
            <text:p>3.65942795518734</text:p>
          </table:table-cell>
        </table:table-row>
        <table:table-row table:style-name="ro1">
          <table:table-cell office:value-type="string" calcext:value-type="string">
            <text:p>2026-02-12 03:23:00.670</text:p>
          </table:table-cell>
          <table:table-cell office:value-type="float" office:value="1770834180.6705" calcext:value-type="float">
            <text:p>1770834180.6705</text:p>
          </table:table-cell>
          <table:table-cell office:value-type="float" office:value="50.2720256171888" calcext:value-type="float">
            <text:p>50.2720256171888</text:p>
          </table:table-cell>
          <table:table-cell office:value-type="float" office:value="81.9561389242299" calcext:value-type="float">
            <text:p>81.9561389242299</text:p>
          </table:table-cell>
          <table:table-cell office:value-type="float" office:value="0.811000000000007" calcext:value-type="float">
            <text:p>0.811000000000007</text:p>
          </table:table-cell>
          <table:table-cell table:number-columns-repeated="2"/>
          <table:table-cell table:formula="of:=SQRT(([.C145]-[.C144])^2+([.D145]-[.D144])^2)" office:value-type="float" office:value="0.960371444974395" calcext:value-type="float">
            <text:p>0.960371444974395</text:p>
          </table:table-cell>
          <table:table-cell table:formula="of:=[.$H144]*3.6" office:value-type="float" office:value="3.45733720190782" calcext:value-type="float">
            <text:p>3.45733720190782</text:p>
          </table:table-cell>
        </table:table-row>
        <table:table-row table:style-name="ro1">
          <table:table-cell office:value-type="string" calcext:value-type="string">
            <text:p>2026-02-12 03:23:00.870</text:p>
          </table:table-cell>
          <table:table-cell office:value-type="float" office:value="1770834180.87053" calcext:value-type="float">
            <text:p>1770834180.87053</text:p>
          </table:table-cell>
          <table:table-cell office:value-type="float" office:value="49.3461746855755" calcext:value-type="float">
            <text:p>49.3461746855755</text:p>
          </table:table-cell>
          <table:table-cell office:value-type="float" office:value="82.2113121296279" calcext:value-type="float">
            <text:p>82.2113121296279</text:p>
          </table:table-cell>
          <table:table-cell office:value-type="float" office:value="0.76700000000001" calcext:value-type="float">
            <text:p>0.76700000000001</text:p>
          </table:table-cell>
          <table:table-cell table:number-columns-repeated="2"/>
          <table:table-cell table:formula="of:=SQRT(([.C146]-[.C145])^2+([.D146]-[.D145])^2)" office:value-type="float" office:value="1.02431728617675" calcext:value-type="float">
            <text:p>1.02431728617675</text:p>
          </table:table-cell>
          <table:table-cell table:formula="of:=[.$H145]*3.6" office:value-type="float" office:value="3.68754223023628" calcext:value-type="float">
            <text:p>3.68754223023628</text:p>
          </table:table-cell>
        </table:table-row>
        <table:table-row table:style-name="ro1">
          <table:table-cell office:value-type="string" calcext:value-type="string">
            <text:p>2026-02-12 03:23:01.170</text:p>
          </table:table-cell>
          <table:table-cell office:value-type="float" office:value="1770834181.17044" calcext:value-type="float">
            <text:p>1770834181.17044</text:p>
          </table:table-cell>
          <table:table-cell office:value-type="float" office:value="48.3223981793271" calcext:value-type="float">
            <text:p>48.3223981793271</text:p>
          </table:table-cell>
          <table:table-cell office:value-type="float" office:value="82.2445922740735" calcext:value-type="float">
            <text:p>82.2445922740735</text:p>
          </table:table-cell>
          <table:table-cell office:value-type="float" office:value="0.695000000000007" calcext:value-type="float">
            <text:p>0.695000000000007</text:p>
          </table:table-cell>
          <table:table-cell table:number-columns-repeated="2"/>
          <table:table-cell table:formula="of:=SQRT(([.C147]-[.C146])^2+([.D147]-[.D146])^2)" office:value-type="float" office:value="1.15687471229203" calcext:value-type="float">
            <text:p>1.15687471229203</text:p>
          </table:table-cell>
          <table:table-cell table:formula="of:=[.$H146]*3.6" office:value-type="float" office:value="4.1647489642513" calcext:value-type="float">
            <text:p>4.1647489642513</text:p>
          </table:table-cell>
        </table:table-row>
        <table:table-row table:style-name="ro1">
          <table:table-cell office:value-type="string" calcext:value-type="string">
            <text:p>2026-02-12 03:23:01.370</text:p>
          </table:table-cell>
          <table:table-cell office:value-type="float" office:value="1770834181.37043" calcext:value-type="float">
            <text:p>1770834181.37043</text:p>
          </table:table-cell>
          <table:table-cell office:value-type="float" office:value="47.1828898547101" calcext:value-type="float">
            <text:p>47.1828898547101</text:p>
          </table:table-cell>
          <table:table-cell office:value-type="float" office:value="82.4442917434499" calcext:value-type="float">
            <text:p>82.4442917434499</text:p>
          </table:table-cell>
          <table:table-cell office:value-type="float" office:value="0.52000000000001" calcext:value-type="float">
            <text:p>0.52000000000001</text:p>
          </table:table-cell>
          <table:table-cell table:number-columns-repeated="2"/>
          <table:table-cell table:formula="of:=SQRT(([.C148]-[.C147])^2+([.D148]-[.D147])^2)" office:value-type="float" office:value="1.21000412099205" calcext:value-type="float">
            <text:p>1.21000412099205</text:p>
          </table:table-cell>
          <table:table-cell table:formula="of:=[.$H147]*3.6" office:value-type="float" office:value="4.3560148355714" calcext:value-type="float">
            <text:p>4.3560148355714</text:p>
          </table:table-cell>
        </table:table-row>
        <table:table-row table:style-name="ro1">
          <table:table-cell office:value-type="string" calcext:value-type="string">
            <text:p>2026-02-12 03:23:01.670</text:p>
          </table:table-cell>
          <table:table-cell office:value-type="float" office:value="1770834181.67043" calcext:value-type="float">
            <text:p>1770834181.67043</text:p>
          </table:table-cell>
          <table:table-cell office:value-type="float" office:value="46.0077716706437" calcext:value-type="float">
            <text:p>46.0077716706437</text:p>
          </table:table-cell>
          <table:table-cell office:value-type="float" office:value="82.732748371549" calcext:value-type="float">
            <text:p>82.732748371549</text:p>
          </table:table-cell>
          <table:table-cell office:value-type="float" office:value="0.496000000000009" calcext:value-type="float">
            <text:p>0.496000000000009</text:p>
          </table:table-cell>
          <table:table-cell table:number-columns-repeated="2"/>
          <table:table-cell table:formula="of:=SQRT(([.C149]-[.C148])^2+([.D149]-[.D148])^2)" office:value-type="float" office:value="1.24132396668954" calcext:value-type="float">
            <text:p>1.24132396668954</text:p>
          </table:table-cell>
          <table:table-cell table:formula="of:=[.$H148]*3.6" office:value-type="float" office:value="4.46876628008234" calcext:value-type="float">
            <text:p>4.46876628008234</text:p>
          </table:table-cell>
        </table:table-row>
        <table:table-row table:style-name="ro1">
          <table:table-cell office:value-type="string" calcext:value-type="string">
            <text:p>2026-02-12 03:23:01.870</text:p>
          </table:table-cell>
          <table:table-cell office:value-type="float" office:value="1770834181.87048" calcext:value-type="float">
            <text:p>1770834181.87048</text:p>
          </table:table-cell>
          <table:table-cell office:value-type="float" office:value="44.8059462833917" calcext:value-type="float">
            <text:p>44.8059462833917</text:p>
          </table:table-cell>
          <table:table-cell office:value-type="float" office:value="83.0433943578973" calcext:value-type="float">
            <text:p>83.0433943578973</text:p>
          </table:table-cell>
          <table:table-cell office:value-type="float" office:value="0.490000000000009" calcext:value-type="float">
            <text:p>0.490000000000009</text:p>
          </table:table-cell>
          <table:table-cell table:number-columns-repeated="2"/>
          <table:table-cell table:formula="of:=SQRT(([.C150]-[.C149])^2+([.D150]-[.D149])^2)" office:value-type="float" office:value="1.31219887696683" calcext:value-type="float">
            <text:p>1.31219887696683</text:p>
          </table:table-cell>
          <table:table-cell table:formula="of:=[.$H149]*3.6" office:value-type="float" office:value="4.72391595708059" calcext:value-type="float">
            <text:p>4.72391595708059</text:p>
          </table:table-cell>
        </table:table-row>
        <table:table-row table:style-name="ro1">
          <table:table-cell office:value-type="string" calcext:value-type="string">
            <text:p>2026-02-12 03:23:02.170</text:p>
          </table:table-cell>
          <table:table-cell office:value-type="float" office:value="1770834182.17047" calcext:value-type="float">
            <text:p>1770834182.17047</text:p>
          </table:table-cell>
          <table:table-cell office:value-type="float" office:value="43.5596086650621" calcext:value-type="float">
            <text:p>43.5596086650621</text:p>
          </table:table-cell>
          <table:table-cell office:value-type="float" office:value="83.4538921457715" calcext:value-type="float">
            <text:p>83.4538921457715</text:p>
          </table:table-cell>
          <table:table-cell office:value-type="float" office:value="0.484999999999999" calcext:value-type="float">
            <text:p>0.484999999999999</text:p>
          </table:table-cell>
          <table:table-cell table:number-columns-repeated="2"/>
          <table:table-cell table:formula="of:=SQRT(([.C151]-[.C150])^2+([.D151]-[.D150])^2)" office:value-type="float" office:value="1.32243684272123" calcext:value-type="float">
            <text:p>1.32243684272123</text:p>
          </table:table-cell>
          <table:table-cell table:formula="of:=[.$H150]*3.6" office:value-type="float" office:value="4.76077263379643" calcext:value-type="float">
            <text:p>4.76077263379643</text:p>
          </table:table-cell>
        </table:table-row>
        <table:table-row table:style-name="ro1">
          <table:table-cell office:value-type="string" calcext:value-type="string">
            <text:p>2026-02-12 03:23:02.370</text:p>
          </table:table-cell>
          <table:table-cell office:value-type="float" office:value="1770834182.37048" calcext:value-type="float">
            <text:p>1770834182.37048</text:p>
          </table:table-cell>
          <table:table-cell office:value-type="float" office:value="42.2954664248973" calcext:value-type="float">
            <text:p>42.2954664248973</text:p>
          </table:table-cell>
          <table:table-cell office:value-type="float" office:value="83.8422007854097" calcext:value-type="float">
            <text:p>83.8422007854097</text:p>
          </table:table-cell>
          <table:table-cell office:value-type="float" office:value="0.531000000000006" calcext:value-type="float">
            <text:p>0.531000000000006</text:p>
          </table:table-cell>
          <table:table-cell table:number-columns-repeated="2"/>
          <table:table-cell table:formula="of:=SQRT(([.C152]-[.C151])^2+([.D152]-[.D151])^2)" office:value-type="float" office:value="1.36747887892627" calcext:value-type="float">
            <text:p>1.36747887892627</text:p>
          </table:table-cell>
          <table:table-cell table:formula="of:=[.$H151]*3.6" office:value-type="float" office:value="4.92292396413457" calcext:value-type="float">
            <text:p>4.92292396413457</text:p>
          </table:table-cell>
        </table:table-row>
        <table:table-row table:style-name="ro1">
          <table:table-cell office:value-type="string" calcext:value-type="string">
            <text:p>2026-02-12 03:23:02.670</text:p>
          </table:table-cell>
          <table:table-cell office:value-type="float" office:value="1770834182.67047" calcext:value-type="float">
            <text:p>1770834182.67047</text:p>
          </table:table-cell>
          <table:table-cell office:value-type="float" office:value="40.9779099490261" calcext:value-type="float">
            <text:p>40.9779099490261</text:p>
          </table:table-cell>
          <table:table-cell office:value-type="float" office:value="84.2083201883361" calcext:value-type="float">
            <text:p>84.2083201883361</text:p>
          </table:table-cell>
          <table:table-cell office:value-type="float" office:value="0.564999999999998" calcext:value-type="float">
            <text:p>0.564999999999998</text:p>
          </table:table-cell>
          <table:table-cell table:number-columns-repeated="2"/>
          <table:table-cell table:formula="of:=SQRT(([.C153]-[.C152])^2+([.D153]-[.D152])^2)" office:value-type="float" office:value="1.39349827569026" calcext:value-type="float">
            <text:p>1.39349827569026</text:p>
          </table:table-cell>
          <table:table-cell table:formula="of:=[.$H152]*3.6" office:value-type="float" office:value="5.01659379248495" calcext:value-type="float">
            <text:p>5.01659379248495</text:p>
          </table:table-cell>
        </table:table-row>
        <table:table-row table:style-name="ro1">
          <table:table-cell office:value-type="string" calcext:value-type="string">
            <text:p>2026-02-12 03:23:02.870</text:p>
          </table:table-cell>
          <table:table-cell office:value-type="float" office:value="1770834182.87044" calcext:value-type="float">
            <text:p>1770834182.87044</text:p>
          </table:table-cell>
          <table:table-cell office:value-type="float" office:value="39.6247440647567" calcext:value-type="float">
            <text:p>39.6247440647567</text:p>
          </table:table-cell>
          <table:table-cell office:value-type="float" office:value="84.5411557843909" calcext:value-type="float">
            <text:p>84.5411557843909</text:p>
          </table:table-cell>
          <table:table-cell office:value-type="float" office:value="0.557000000000002" calcext:value-type="float">
            <text:p>0.557000000000002</text:p>
          </table:table-cell>
          <table:table-cell table:number-columns-repeated="2"/>
          <table:table-cell table:formula="of:=SQRT(([.C154]-[.C153])^2+([.D154]-[.D153])^2)" office:value-type="float" office:value="1.40821788784716" calcext:value-type="float">
            <text:p>1.40821788784716</text:p>
          </table:table-cell>
          <table:table-cell table:formula="of:=[.$H153]*3.6" office:value-type="float" office:value="5.06958439624979" calcext:value-type="float">
            <text:p>5.06958439624979</text:p>
          </table:table-cell>
        </table:table-row>
        <table:table-row table:style-name="ro1">
          <table:table-cell office:value-type="string" calcext:value-type="string">
            <text:p>2026-02-12 03:23:03.170</text:p>
          </table:table-cell>
          <table:table-cell office:value-type="float" office:value="1770834183.1705" calcext:value-type="float">
            <text:p>1770834183.1705</text:p>
          </table:table-cell>
          <table:table-cell office:value-type="float" office:value="38.2537735087681" calcext:value-type="float">
            <text:p>38.2537735087681</text:p>
          </table:table-cell>
          <table:table-cell office:value-type="float" office:value="84.8628969136626" calcext:value-type="float">
            <text:p>84.8628969136626</text:p>
          </table:table-cell>
          <table:table-cell office:value-type="float" office:value="0.531000000000006" calcext:value-type="float">
            <text:p>0.531000000000006</text:p>
          </table:table-cell>
          <table:table-cell table:number-columns-repeated="2"/>
          <table:table-cell table:formula="of:=SQRT(([.C155]-[.C154])^2+([.D155]-[.D154])^2)" office:value-type="float" office:value="1.41518096616891" calcext:value-type="float">
            <text:p>1.41518096616891</text:p>
          </table:table-cell>
          <table:table-cell table:formula="of:=[.$H154]*3.6" office:value-type="float" office:value="5.09465147820809" calcext:value-type="float">
            <text:p>5.09465147820809</text:p>
          </table:table-cell>
        </table:table-row>
        <table:table-row table:style-name="ro1">
          <table:table-cell office:value-type="string" calcext:value-type="string">
            <text:p>2026-02-12 03:23:03.370</text:p>
          </table:table-cell>
          <table:table-cell office:value-type="float" office:value="1770834183.37055" calcext:value-type="float">
            <text:p>1770834183.37055</text:p>
          </table:table-cell>
          <table:table-cell office:value-type="float" office:value="36.8560960766044" calcext:value-type="float">
            <text:p>36.8560960766044</text:p>
          </table:table-cell>
          <table:table-cell office:value-type="float" office:value="85.0847864416428" calcext:value-type="float">
            <text:p>85.0847864416428</text:p>
          </table:table-cell>
          <table:table-cell office:value-type="float" office:value="0.522000000000006" calcext:value-type="float">
            <text:p>0.522000000000006</text:p>
          </table:table-cell>
          <table:table-cell table:number-columns-repeated="2"/>
          <table:table-cell table:formula="of:=SQRT(([.C156]-[.C155])^2+([.D156]-[.D155])^2)" office:value-type="float" office:value="1.4540874470131" calcext:value-type="float">
            <text:p>1.4540874470131</text:p>
          </table:table-cell>
          <table:table-cell table:formula="of:=[.$H155]*3.6" office:value-type="float" office:value="5.23471480924715" calcext:value-type="float">
            <text:p>5.23471480924715</text:p>
          </table:table-cell>
        </table:table-row>
        <table:table-row table:style-name="ro1">
          <table:table-cell office:value-type="string" calcext:value-type="string">
            <text:p>2026-02-12 03:23:03.670</text:p>
          </table:table-cell>
          <table:table-cell office:value-type="float" office:value="1770834183.67048" calcext:value-type="float">
            <text:p>1770834183.67048</text:p>
          </table:table-cell>
          <table:table-cell office:value-type="float" office:value="35.4406136800535" calcext:value-type="float">
            <text:p>35.4406136800535</text:p>
          </table:table-cell>
          <table:table-cell office:value-type="float" office:value="85.4176225704141" calcext:value-type="float">
            <text:p>85.4176225704141</text:p>
          </table:table-cell>
          <table:table-cell office:value-type="float" office:value="0.521000000000001" calcext:value-type="float">
            <text:p>0.521000000000001</text:p>
          </table:table-cell>
          <table:table-cell table:number-columns-repeated="2"/>
          <table:table-cell table:formula="of:=SQRT(([.C157]-[.C156])^2+([.D157]-[.D156])^2)" office:value-type="float" office:value="1.42068526892948" calcext:value-type="float">
            <text:p>1.42068526892948</text:p>
          </table:table-cell>
          <table:table-cell table:formula="of:=[.$H156]*3.6" office:value-type="float" office:value="5.11446696814613" calcext:value-type="float">
            <text:p>5.11446696814613</text:p>
          </table:table-cell>
        </table:table-row>
        <table:table-row table:style-name="ro1">
          <table:table-cell office:value-type="string" calcext:value-type="string">
            <text:p>2026-02-12 03:23:03.870</text:p>
          </table:table-cell>
          <table:table-cell office:value-type="float" office:value="1770834183.87046" calcext:value-type="float">
            <text:p>1770834183.87046</text:p>
          </table:table-cell>
          <table:table-cell office:value-type="float" office:value="34.0340340468101" calcext:value-type="float">
            <text:p>34.0340340468101</text:p>
          </table:table-cell>
          <table:table-cell office:value-type="float" office:value="85.6173232682049" calcext:value-type="float">
            <text:p>85.6173232682049</text:p>
          </table:table-cell>
          <table:table-cell office:value-type="float" office:value="0.50500000000001" calcext:value-type="float">
            <text:p>0.50500000000001</text:p>
          </table:table-cell>
          <table:table-cell table:number-columns-repeated="2"/>
          <table:table-cell table:formula="of:=SQRT(([.C158]-[.C157])^2+([.D158]-[.D157])^2)" office:value-type="float" office:value="1.45554221491777" calcext:value-type="float">
            <text:p>1.45554221491777</text:p>
          </table:table-cell>
          <table:table-cell table:formula="of:=[.$H157]*3.6" office:value-type="float" office:value="5.23995197370398" calcext:value-type="float">
            <text:p>5.23995197370398</text:p>
          </table:table-cell>
        </table:table-row>
        <table:table-row table:style-name="ro1">
          <table:table-cell office:value-type="string" calcext:value-type="string">
            <text:p>2026-02-12 03:23:04.170</text:p>
          </table:table-cell>
          <table:table-cell office:value-type="float" office:value="1770834184.17049" calcext:value-type="float">
            <text:p>1770834184.17049</text:p>
          </table:table-cell>
          <table:table-cell office:value-type="float" office:value="32.6096494988306" calcext:value-type="float">
            <text:p>32.6096494988306</text:p>
          </table:table-cell>
          <table:table-cell office:value-type="float" office:value="85.9168759328313" calcext:value-type="float">
            <text:p>85.9168759328313</text:p>
          </table:table-cell>
          <table:table-cell office:value-type="float" office:value="0.52300000000001" calcext:value-type="float">
            <text:p>0.52300000000001</text:p>
          </table:table-cell>
          <table:table-cell table:number-columns-repeated="2"/>
          <table:table-cell table:formula="of:=SQRT(([.C159]-[.C158])^2+([.D159]-[.D158])^2)" office:value-type="float" office:value="1.45594983178106" calcext:value-type="float">
            <text:p>1.45594983178106</text:p>
          </table:table-cell>
          <table:table-cell table:formula="of:=[.$H158]*3.6" office:value-type="float" office:value="5.24141939441181" calcext:value-type="float">
            <text:p>5.24141939441181</text:p>
          </table:table-cell>
        </table:table-row>
        <table:table-row table:style-name="ro1">
          <table:table-cell office:value-type="string" calcext:value-type="string">
            <text:p>2026-02-12 03:23:04.370</text:p>
          </table:table-cell>
          <table:table-cell office:value-type="float" office:value="1770834184.37051" calcext:value-type="float">
            <text:p>1770834184.37051</text:p>
          </table:table-cell>
          <table:table-cell office:value-type="float" office:value="31.1674604064901" calcext:value-type="float">
            <text:p>31.1674604064901</text:p>
          </table:table-cell>
          <table:table-cell office:value-type="float" office:value="86.116577045992" calcext:value-type="float">
            <text:p>86.116577045992</text:p>
          </table:table-cell>
          <table:table-cell office:value-type="float" office:value="0.50200000000001" calcext:value-type="float">
            <text:p>0.50200000000001</text:p>
          </table:table-cell>
          <table:table-cell table:number-columns-repeated="2"/>
          <table:table-cell table:formula="of:=SQRT(([.C160]-[.C159])^2+([.D160]-[.D159])^2)" office:value-type="float" office:value="1.49695182767328" calcext:value-type="float">
            <text:p>1.49695182767328</text:p>
          </table:table-cell>
          <table:table-cell table:formula="of:=[.$H159]*3.6" office:value-type="float" office:value="5.3890265796238" calcext:value-type="float">
            <text:p>5.3890265796238</text:p>
          </table:table-cell>
        </table:table-row>
        <table:table-row table:style-name="ro1">
          <table:table-cell office:value-type="string" calcext:value-type="string">
            <text:p>2026-02-12 03:23:04.670</text:p>
          </table:table-cell>
          <table:table-cell office:value-type="float" office:value="1770834184.67045" calcext:value-type="float">
            <text:p>1770834184.67045</text:p>
          </table:table-cell>
          <table:table-cell office:value-type="float" office:value="29.6985640528728" calcext:value-type="float">
            <text:p>29.6985640528728</text:p>
          </table:table-cell>
          <table:table-cell office:value-type="float" office:value="86.4050354948267" calcext:value-type="float">
            <text:p>86.4050354948267</text:p>
          </table:table-cell>
          <table:table-cell office:value-type="float" office:value="0.503" calcext:value-type="float">
            <text:p>0.503</text:p>
          </table:table-cell>
          <table:table-cell table:number-columns-repeated="2"/>
          <table:table-cell table:formula="of:=SQRT(([.C161]-[.C160])^2+([.D161]-[.D160])^2)" office:value-type="float" office:value="1.46269759572886" calcext:value-type="float">
            <text:p>1.46269759572886</text:p>
          </table:table-cell>
          <table:table-cell table:formula="of:=[.$H160]*3.6" office:value-type="float" office:value="5.26571134462389" calcext:value-type="float">
            <text:p>5.26571134462389</text:p>
          </table:table-cell>
        </table:table-row>
        <table:table-row table:style-name="ro1">
          <table:table-cell office:value-type="string" calcext:value-type="string">
            <text:p>2026-02-12 03:23:04.870</text:p>
          </table:table-cell>
          <table:table-cell office:value-type="float" office:value="1770834184.87045" calcext:value-type="float">
            <text:p>1770834184.87045</text:p>
          </table:table-cell>
          <table:table-cell office:value-type="float" office:value="28.2563750478439" calcext:value-type="float">
            <text:p>28.2563750478439</text:p>
          </table:table-cell>
          <table:table-cell office:value-type="float" office:value="86.6491156667471" calcext:value-type="float">
            <text:p>86.6491156667471</text:p>
          </table:table-cell>
          <table:table-cell office:value-type="float" office:value="0.494" calcext:value-type="float">
            <text:p>0.494</text:p>
          </table:table-cell>
          <table:table-cell table:number-columns-repeated="2"/>
          <table:table-cell table:formula="of:=SQRT(([.C162]-[.C161])^2+([.D162]-[.D161])^2)" office:value-type="float" office:value="1.45036060583559" calcext:value-type="float">
            <text:p>1.45036060583559</text:p>
          </table:table-cell>
          <table:table-cell table:formula="of:=[.$H161]*3.6" office:value-type="float" office:value="5.22129818100814" calcext:value-type="float">
            <text:p>5.22129818100814</text:p>
          </table:table-cell>
        </table:table-row>
        <table:table-row table:style-name="ro1">
          <table:table-cell office:value-type="string" calcext:value-type="string">
            <text:p>2026-02-12 03:23:05.170</text:p>
          </table:table-cell>
          <table:table-cell office:value-type="float" office:value="1770834185.17046" calcext:value-type="float">
            <text:p>1770834185.17046</text:p>
          </table:table-cell>
          <table:table-cell office:value-type="float" office:value="26.8230885431403" calcext:value-type="float">
            <text:p>26.8230885431403</text:p>
          </table:table-cell>
          <table:table-cell office:value-type="float" office:value="86.8710068166256" calcext:value-type="float">
            <text:p>86.8710068166256</text:p>
          </table:table-cell>
          <table:table-cell office:value-type="float" office:value="0.519000000000006" calcext:value-type="float">
            <text:p>0.519000000000006</text:p>
          </table:table-cell>
          <table:table-cell table:number-columns-repeated="2"/>
          <table:table-cell table:formula="of:=SQRT(([.C163]-[.C162])^2+([.D163]-[.D162])^2)" office:value-type="float" office:value="1.42949961529316" calcext:value-type="float">
            <text:p>1.42949961529316</text:p>
          </table:table-cell>
          <table:table-cell table:formula="of:=[.$H162]*3.6" office:value-type="float" office:value="5.14619861505539" calcext:value-type="float">
            <text:p>5.14619861505539</text:p>
          </table:table-cell>
        </table:table-row>
        <table:table-row table:style-name="ro1">
          <table:table-cell office:value-type="string" calcext:value-type="string">
            <text:p>2026-02-12 03:23:05.370</text:p>
          </table:table-cell>
          <table:table-cell office:value-type="float" office:value="1770834185.37048" calcext:value-type="float">
            <text:p>1770834185.37048</text:p>
          </table:table-cell>
          <table:table-cell office:value-type="float" office:value="25.4076069252333" calcext:value-type="float">
            <text:p>25.4076069252333</text:p>
          </table:table-cell>
          <table:table-cell office:value-type="float" office:value="87.0707089435309" calcext:value-type="float">
            <text:p>87.0707089435309</text:p>
          </table:table-cell>
          <table:table-cell office:value-type="float" office:value="0.528000000000006" calcext:value-type="float">
            <text:p>0.528000000000006</text:p>
          </table:table-cell>
          <table:table-cell table:number-columns-repeated="2"/>
          <table:table-cell table:formula="of:=SQRT(([.C164]-[.C163])^2+([.D164]-[.D163])^2)" office:value-type="float" office:value="1.40207310112912" calcext:value-type="float">
            <text:p>1.40207310112912</text:p>
          </table:table-cell>
          <table:table-cell table:formula="of:=[.$H163]*3.6" office:value-type="float" office:value="5.04746316406482" calcext:value-type="float">
            <text:p>5.04746316406482</text:p>
          </table:table-cell>
        </table:table-row>
        <table:table-row table:style-name="ro1">
          <table:table-cell office:value-type="string" calcext:value-type="string">
            <text:p>2026-02-12 03:23:05.670</text:p>
          </table:table-cell>
          <table:table-cell office:value-type="float" office:value="1770834185.67049" calcext:value-type="float">
            <text:p>1770834185.67049</text:p>
          </table:table-cell>
          <table:table-cell office:value-type="float" office:value="24.0099302341696" calcext:value-type="float">
            <text:p>24.0099302341696</text:p>
          </table:table-cell>
          <table:table-cell office:value-type="float" office:value="87.1816541920416" calcext:value-type="float">
            <text:p>87.1816541920416</text:p>
          </table:table-cell>
          <table:table-cell office:value-type="float" office:value="0.50200000000001" calcext:value-type="float">
            <text:p>0.50200000000001</text:p>
          </table:table-cell>
          <table:table-cell table:number-columns-repeated="2"/>
          <table:table-cell table:formula="of:=SQRT(([.C165]-[.C164])^2+([.D165]-[.D164])^2)" office:value-type="float" office:value="1.43366534286559" calcext:value-type="float">
            <text:p>1.43366534286559</text:p>
          </table:table-cell>
          <table:table-cell table:formula="of:=[.$H164]*3.6" office:value-type="float" office:value="5.16119523431611" calcext:value-type="float">
            <text:p>5.16119523431611</text:p>
          </table:table-cell>
        </table:table-row>
        <table:table-row table:style-name="ro1">
          <table:table-cell office:value-type="string" calcext:value-type="string">
            <text:p>2026-02-12 03:23:05.870</text:p>
          </table:table-cell>
          <table:table-cell office:value-type="float" office:value="1770834185.8705" calcext:value-type="float">
            <text:p>1770834185.8705</text:p>
          </table:table-cell>
          <table:table-cell office:value-type="float" office:value="22.6033510787529" calcext:value-type="float">
            <text:p>22.6033510787529</text:p>
          </table:table-cell>
          <table:table-cell office:value-type="float" office:value="87.4590192851611" calcext:value-type="float">
            <text:p>87.4590192851611</text:p>
          </table:table-cell>
          <table:table-cell office:value-type="float" office:value="0.518000000000001" calcext:value-type="float">
            <text:p>0.518000000000001</text:p>
          </table:table-cell>
          <table:table-cell table:number-columns-repeated="2"/>
          <table:table-cell table:formula="of:=SQRT(([.C166]-[.C165])^2+([.D166]-[.D165])^2)" office:value-type="float" office:value="1.430503146058" calcext:value-type="float">
            <text:p>1.430503146058</text:p>
          </table:table-cell>
          <table:table-cell table:formula="of:=[.$H165]*3.6" office:value-type="float" office:value="5.14981132580878" calcext:value-type="float">
            <text:p>5.14981132580878</text:p>
          </table:table-cell>
        </table:table-row>
        <table:table-row table:style-name="ro1">
          <table:table-cell office:value-type="string" calcext:value-type="string">
            <text:p>2026-02-12 03:23:06.170</text:p>
          </table:table-cell>
          <table:table-cell office:value-type="float" office:value="1770834186.17049" calcext:value-type="float">
            <text:p>1770834186.17049</text:p>
          </table:table-cell>
          <table:table-cell office:value-type="float" office:value="21.2234791630763" calcext:value-type="float">
            <text:p>21.2234791630763</text:p>
          </table:table-cell>
          <table:table-cell office:value-type="float" office:value="87.8362363940105" calcext:value-type="float">
            <text:p>87.8362363940105</text:p>
          </table:table-cell>
          <table:table-cell office:value-type="float" office:value="0.535000000000011" calcext:value-type="float">
            <text:p>0.535000000000011</text:p>
          </table:table-cell>
          <table:table-cell table:number-columns-repeated="2"/>
          <table:table-cell table:formula="of:=SQRT(([.C167]-[.C166])^2+([.D167]-[.D166])^2)" office:value-type="float" office:value="1.49961769251052" calcext:value-type="float">
            <text:p>1.49961769251052</text:p>
          </table:table-cell>
          <table:table-cell table:formula="of:=[.$H166]*3.6" office:value-type="float" office:value="5.39862369303786" calcext:value-type="float">
            <text:p>5.39862369303786</text:p>
          </table:table-cell>
        </table:table-row>
        <table:table-row table:style-name="ro1">
          <table:table-cell office:value-type="string" calcext:value-type="string">
            <text:p>2026-02-12 03:23:06.370</text:p>
          </table:table-cell>
          <table:table-cell office:value-type="float" office:value="1770834186.37053" calcext:value-type="float">
            <text:p>1770834186.37053</text:p>
          </table:table-cell>
          <table:table-cell office:value-type="float" office:value="19.8347049209406" calcext:value-type="float">
            <text:p>19.8347049209406</text:p>
          </table:table-cell>
          <table:table-cell office:value-type="float" office:value="88.4020626288839" calcext:value-type="float">
            <text:p>88.4020626288839</text:p>
          </table:table-cell>
          <table:table-cell office:value-type="float" office:value="0.545000000000002" calcext:value-type="float">
            <text:p>0.545000000000002</text:p>
          </table:table-cell>
          <table:table-cell table:number-columns-repeated="2"/>
          <table:table-cell table:formula="of:=SQRT(([.C168]-[.C167])^2+([.D168]-[.D167])^2)" office:value-type="float" office:value="1.34540613791695" calcext:value-type="float">
            <text:p>1.34540613791695</text:p>
          </table:table-cell>
          <table:table-cell table:formula="of:=[.$H167]*3.6" office:value-type="float" office:value="4.84346209650102" calcext:value-type="float">
            <text:p>4.84346209650102</text:p>
          </table:table-cell>
        </table:table-row>
        <table:table-row table:style-name="ro1">
          <table:table-cell office:value-type="string" calcext:value-type="string">
            <text:p>2026-02-12 03:23:06.670</text:p>
          </table:table-cell>
          <table:table-cell office:value-type="float" office:value="1770834186.67047" calcext:value-type="float">
            <text:p>1770834186.67047</text:p>
          </table:table-cell>
          <table:table-cell office:value-type="float" office:value="18.4904429027811" calcext:value-type="float">
            <text:p>18.4904429027811</text:p>
          </table:table-cell>
          <table:table-cell office:value-type="float" office:value="88.3465891894884" calcext:value-type="float">
            <text:p>88.3465891894884</text:p>
          </table:table-cell>
          <table:table-cell office:value-type="float" office:value="0.537000000000006" calcext:value-type="float">
            <text:p>0.537000000000006</text:p>
          </table:table-cell>
          <table:table-cell table:number-columns-repeated="2"/>
          <table:table-cell table:formula="of:=SQRT(([.C169]-[.C168])^2+([.D169]-[.D168])^2)" office:value-type="float" office:value="1.34861360110501" calcext:value-type="float">
            <text:p>1.34861360110501</text:p>
          </table:table-cell>
          <table:table-cell table:formula="of:=[.$H168]*3.6" office:value-type="float" office:value="4.85500896397803" calcext:value-type="float">
            <text:p>4.85500896397803</text:p>
          </table:table-cell>
        </table:table-row>
        <table:table-row table:style-name="ro1">
          <table:table-cell office:value-type="string" calcext:value-type="string">
            <text:p>2026-02-12 03:23:06.870</text:p>
          </table:table-cell>
          <table:table-cell office:value-type="float" office:value="1770834186.8705" calcext:value-type="float">
            <text:p>1770834186.8705</text:p>
          </table:table-cell>
          <table:table-cell office:value-type="float" office:value="17.1550832751673" calcext:value-type="float">
            <text:p>17.1550832751673</text:p>
          </table:table-cell>
          <table:table-cell office:value-type="float" office:value="88.5351980705746" calcext:value-type="float">
            <text:p>88.5351980705746</text:p>
          </table:table-cell>
          <table:table-cell office:value-type="float" office:value="0.547000000000011" calcext:value-type="float">
            <text:p>0.547000000000011</text:p>
          </table:table-cell>
          <table:table-cell table:number-columns-repeated="2"/>
          <table:table-cell table:formula="of:=SQRT(([.C170]-[.C169])^2+([.D170]-[.D169])^2)" office:value-type="float" office:value="1.31673306240085" calcext:value-type="float">
            <text:p>1.31673306240085</text:p>
          </table:table-cell>
          <table:table-cell table:formula="of:=[.$H169]*3.6" office:value-type="float" office:value="4.74023902464307" calcext:value-type="float">
            <text:p>4.74023902464307</text:p>
          </table:table-cell>
        </table:table-row>
        <table:table-row table:style-name="ro1">
          <table:table-cell office:value-type="string" calcext:value-type="string">
            <text:p>2026-02-12 03:23:07.170</text:p>
          </table:table-cell>
          <table:table-cell office:value-type="float" office:value="1770834187.17047" calcext:value-type="float">
            <text:p>1770834187.17047</text:p>
          </table:table-cell>
          <table:table-cell office:value-type="float" office:value="15.8553332969313" calcext:value-type="float">
            <text:p>15.8553332969313</text:p>
          </table:table-cell>
          <table:table-cell office:value-type="float" office:value="88.7459964379668" calcext:value-type="float">
            <text:p>88.7459964379668</text:p>
          </table:table-cell>
          <table:table-cell office:value-type="float" office:value="0.620000000000005" calcext:value-type="float">
            <text:p>0.620000000000005</text:p>
          </table:table-cell>
          <table:table-cell table:number-columns-repeated="2"/>
          <table:table-cell table:formula="of:=SQRT(([.C171]-[.C170])^2+([.D171]-[.D170])^2)" office:value-type="float" office:value="1.33312180836043" calcext:value-type="float">
            <text:p>1.33312180836043</text:p>
          </table:table-cell>
          <table:table-cell table:formula="of:=[.$H170]*3.6" office:value-type="float" office:value="4.79923851009756" calcext:value-type="float">
            <text:p>4.79923851009756</text:p>
          </table:table-cell>
        </table:table-row>
        <table:table-row table:style-name="ro1">
          <table:table-cell office:value-type="string" calcext:value-type="string">
            <text:p>2026-02-12 03:23:07.370</text:p>
          </table:table-cell>
          <table:table-cell office:value-type="float" office:value="1770834187.37053" calcext:value-type="float">
            <text:p>1770834187.37053</text:p>
          </table:table-cell>
          <table:table-cell office:value-type="float" office:value="14.5288761593401" calcext:value-type="float">
            <text:p>14.5288761593401</text:p>
          </table:table-cell>
          <table:table-cell office:value-type="float" office:value="88.879132526461" calcext:value-type="float">
            <text:p>88.879132526461</text:p>
          </table:table-cell>
          <table:table-cell office:value-type="float" office:value="0.585999999999999" calcext:value-type="float">
            <text:p>0.585999999999999</text:p>
          </table:table-cell>
          <table:table-cell table:number-columns-repeated="2"/>
          <table:table-cell table:formula="of:=SQRT(([.C172]-[.C171])^2+([.D172]-[.D171])^2)" office:value-type="float" office:value="1.26575725401621" calcext:value-type="float">
            <text:p>1.26575725401621</text:p>
          </table:table-cell>
          <table:table-cell table:formula="of:=[.$H171]*3.6" office:value-type="float" office:value="4.55672611445835" calcext:value-type="float">
            <text:p>4.55672611445835</text:p>
          </table:table-cell>
        </table:table-row>
        <table:table-row table:style-name="ro1">
          <table:table-cell office:value-type="string" calcext:value-type="string">
            <text:p>2026-02-12 03:23:07.670</text:p>
          </table:table-cell>
          <table:table-cell office:value-type="float" office:value="1770834187.67051" calcext:value-type="float">
            <text:p>1770834187.67051</text:p>
          </table:table-cell>
          <table:table-cell office:value-type="float" office:value="13.2914428212098" calcext:value-type="float">
            <text:p>13.2914428212098</text:p>
          </table:table-cell>
          <table:table-cell office:value-type="float" office:value="88.6128616873175" calcext:value-type="float">
            <text:p>88.6128616873175</text:p>
          </table:table-cell>
          <table:table-cell office:value-type="float" office:value="0.533000000000001" calcext:value-type="float">
            <text:p>0.533000000000001</text:p>
          </table:table-cell>
          <table:table-cell table:number-columns-repeated="2"/>
          <table:table-cell table:formula="of:=SQRT(([.C173]-[.C172])^2+([.D173]-[.D172])^2)" office:value-type="float" office:value="1.24145536663279" calcext:value-type="float">
            <text:p>1.24145536663279</text:p>
          </table:table-cell>
          <table:table-cell table:formula="of:=[.$H172]*3.6" office:value-type="float" office:value="4.46923931987804" calcext:value-type="float">
            <text:p>4.46923931987804</text:p>
          </table:table-cell>
        </table:table-row>
        <table:table-row table:style-name="ro1">
          <table:table-cell office:value-type="string" calcext:value-type="string">
            <text:p>2026-02-12 03:23:07.870</text:p>
          </table:table-cell>
          <table:table-cell office:value-type="float" office:value="1770834187.87045" calcext:value-type="float">
            <text:p>1770834187.87045</text:p>
          </table:table-cell>
          <table:table-cell office:value-type="float" office:value="12.0540095110773" calcext:value-type="float">
            <text:p>12.0540095110773</text:p>
          </table:table-cell>
          <table:table-cell office:value-type="float" office:value="88.5130106466822" calcext:value-type="float">
            <text:p>88.5130106466822</text:p>
          </table:table-cell>
          <table:table-cell office:value-type="float" office:value="0.478999999999999" calcext:value-type="float">
            <text:p>0.478999999999999</text:p>
          </table:table-cell>
          <table:table-cell table:number-columns-repeated="2"/>
          <table:table-cell table:formula="of:=SQRT(([.C174]-[.C173])^2+([.D174]-[.D173])^2)" office:value-type="float" office:value="1.22861521757924" calcext:value-type="float">
            <text:p>1.22861521757924</text:p>
          </table:table-cell>
          <table:table-cell table:formula="of:=[.$H173]*3.6" office:value-type="float" office:value="4.42301478328525" calcext:value-type="float">
            <text:p>4.42301478328525</text:p>
          </table:table-cell>
        </table:table-row>
        <table:table-row table:style-name="ro1">
          <table:table-cell office:value-type="string" calcext:value-type="string">
            <text:p>2026-02-12 03:23:08.170</text:p>
          </table:table-cell>
          <table:table-cell office:value-type="float" office:value="1770834188.17054" calcext:value-type="float">
            <text:p>1770834188.17054</text:p>
          </table:table-cell>
          <table:table-cell office:value-type="float" office:value="10.8521856352454" calcext:value-type="float">
            <text:p>10.8521856352454</text:p>
          </table:table-cell>
          <table:table-cell office:value-type="float" office:value="88.257834777236" calcext:value-type="float">
            <text:p>88.257834777236</text:p>
          </table:table-cell>
          <table:table-cell office:value-type="float" office:value="0.38900000000001" calcext:value-type="float">
            <text:p>0.38900000000001</text:p>
          </table:table-cell>
          <table:table-cell table:number-columns-repeated="2"/>
          <table:table-cell table:formula="of:=SQRT(([.C175]-[.C174])^2+([.D175]-[.D174])^2)" office:value-type="float" office:value="1.23831094842641" calcext:value-type="float">
            <text:p>1.23831094842641</text:p>
          </table:table-cell>
          <table:table-cell table:formula="of:=[.$H174]*3.6" office:value-type="float" office:value="4.45791941433506" calcext:value-type="float">
            <text:p>4.45791941433506</text:p>
          </table:table-cell>
        </table:table-row>
        <table:table-row table:style-name="ro1">
          <table:table-cell office:value-type="string" calcext:value-type="string">
            <text:p>2026-02-12 03:23:08.370</text:p>
          </table:table-cell>
          <table:table-cell office:value-type="float" office:value="1770834188.3705" calcext:value-type="float">
            <text:p>1770834188.3705</text:p>
          </table:table-cell>
          <table:table-cell office:value-type="float" office:value="9.62365487869829" calcext:value-type="float">
            <text:p>9.62365487869829</text:p>
          </table:table-cell>
          <table:table-cell office:value-type="float" office:value="88.4131608381867" calcext:value-type="float">
            <text:p>88.4131608381867</text:p>
          </table:table-cell>
          <table:table-cell office:value-type="float" office:value="0.292000000000002" calcext:value-type="float">
            <text:p>0.292000000000002</text:p>
          </table:table-cell>
          <table:table-cell table:number-columns-repeated="2"/>
          <table:table-cell table:formula="of:=SQRT(([.C176]-[.C175])^2+([.D176]-[.D175])^2)" office:value-type="float" office:value="1.35651639138136" calcext:value-type="float">
            <text:p>1.35651639138136</text:p>
          </table:table-cell>
          <table:table-cell table:formula="of:=[.$H175]*3.6" office:value-type="float" office:value="4.88345900897291" calcext:value-type="float">
            <text:p>4.88345900897291</text:p>
          </table:table-cell>
        </table:table-row>
        <table:table-row table:style-name="ro1">
          <table:table-cell office:value-type="string" calcext:value-type="string">
            <text:p>2026-02-12 03:23:08.670</text:p>
          </table:table-cell>
          <table:table-cell office:value-type="float" office:value="1770834188.67049" calcext:value-type="float">
            <text:p>1770834188.67049</text:p>
          </table:table-cell>
          <table:table-cell office:value-type="float" office:value="8.32390524086077" calcext:value-type="float">
            <text:p>8.32390524086077</text:p>
          </table:table-cell>
          <table:table-cell office:value-type="float" office:value="88.801474627573" calcext:value-type="float">
            <text:p>88.801474627573</text:p>
          </table:table-cell>
          <table:table-cell office:value-type="float" office:value="0.370000000000005" calcext:value-type="float">
            <text:p>0.370000000000005</text:p>
          </table:table-cell>
          <table:table-cell table:number-columns-repeated="2"/>
          <table:table-cell table:formula="of:=SQRT(([.C177]-[.C176])^2+([.D177]-[.D176])^2)" office:value-type="float" office:value="1.20877501510467" calcext:value-type="float">
            <text:p>1.20877501510467</text:p>
          </table:table-cell>
          <table:table-cell table:formula="of:=[.$H176]*3.6" office:value-type="float" office:value="4.35159005437683" calcext:value-type="float">
            <text:p>4.35159005437683</text:p>
          </table:table-cell>
        </table:table-row>
        <table:table-row table:style-name="ro1">
          <table:table-cell office:value-type="string" calcext:value-type="string">
            <text:p>2026-02-12 03:23:08.870</text:p>
          </table:table-cell>
          <table:table-cell office:value-type="float" office:value="1770834188.87048" calcext:value-type="float">
            <text:p>1770834188.87048</text:p>
          </table:table-cell>
          <table:table-cell office:value-type="float" office:value="7.17549645371037" calcext:value-type="float">
            <text:p>7.17549645371037</text:p>
          </table:table-cell>
          <table:table-cell office:value-type="float" office:value="89.1786937876605" calcext:value-type="float">
            <text:p>89.1786937876605</text:p>
          </table:table-cell>
          <table:table-cell office:value-type="float" office:value="0.249000000000009" calcext:value-type="float">
            <text:p>0.249000000000009</text:p>
          </table:table-cell>
          <table:table-cell table:number-columns-repeated="2"/>
          <table:table-cell table:formula="of:=SQRT(([.C178]-[.C177])^2+([.D178]-[.D177])^2)" office:value-type="float" office:value="1.21120421395149" calcext:value-type="float">
            <text:p>1.21120421395149</text:p>
          </table:table-cell>
          <table:table-cell table:formula="of:=[.$H177]*3.6" office:value-type="float" office:value="4.36033517022537" calcext:value-type="float">
            <text:p>4.36033517022537</text:p>
          </table:table-cell>
        </table:table-row>
        <table:table-row table:style-name="ro1">
          <table:table-cell office:value-type="string" calcext:value-type="string">
            <text:p>2026-02-12 03:23:09.170</text:p>
          </table:table-cell>
          <table:table-cell office:value-type="float" office:value="1770834189.17047" calcext:value-type="float">
            <text:p>1770834189.17047</text:p>
          </table:table-cell>
          <table:table-cell office:value-type="float" office:value="5.99147800914943" calcext:value-type="float">
            <text:p>5.99147800914943</text:p>
          </table:table-cell>
          <table:table-cell office:value-type="float" office:value="89.4338720995002" calcext:value-type="float">
            <text:p>89.4338720995002</text:p>
          </table:table-cell>
          <table:table-cell office:value-type="float" office:value="0.219999999999999" calcext:value-type="float">
            <text:p>0.219999999999999</text:p>
          </table:table-cell>
          <table:table-cell table:number-columns-repeated="2"/>
          <table:table-cell table:formula="of:=SQRT(([.C179]-[.C178])^2+([.D179]-[.D178])^2)" office:value-type="float" office:value="1.26575716376569" calcext:value-type="float">
            <text:p>1.26575716376569</text:p>
          </table:table-cell>
          <table:table-cell table:formula="of:=[.$H178]*3.6" office:value-type="float" office:value="4.55672578955648" calcext:value-type="float">
            <text:p>4.55672578955648</text:p>
          </table:table-cell>
        </table:table-row>
        <table:table-row table:style-name="ro1">
          <table:table-cell office:value-type="string" calcext:value-type="string">
            <text:p>2026-02-12 03:23:09.370</text:p>
          </table:table-cell>
          <table:table-cell office:value-type="float" office:value="1770834189.3706" calcext:value-type="float">
            <text:p>1770834189.3706</text:p>
          </table:table-cell>
          <table:table-cell office:value-type="float" office:value="4.75404527125647" calcext:value-type="float">
            <text:p>4.75404527125647</text:p>
          </table:table-cell>
          <table:table-cell office:value-type="float" office:value="89.7001452990808" calcext:value-type="float">
            <text:p>89.7001452990808</text:p>
          </table:table-cell>
          <table:table-cell office:value-type="float" office:value="0.14800000000001" calcext:value-type="float">
            <text:p>0.14800000000001</text:p>
          </table:table-cell>
          <table:table-cell table:number-columns-repeated="2"/>
          <table:table-cell table:formula="of:=SQRT(([.C180]-[.C179])^2+([.D180]-[.D179])^2)" office:value-type="float" office:value="1.15274191645712" calcext:value-type="float">
            <text:p>1.15274191645712</text:p>
          </table:table-cell>
          <table:table-cell table:formula="of:=[.$H179]*3.6" office:value-type="float" office:value="4.14987089924563" calcext:value-type="float">
            <text:p>4.14987089924563</text:p>
          </table:table-cell>
        </table:table-row>
        <table:table-row table:style-name="ro1">
          <table:table-cell office:value-type="string" calcext:value-type="string">
            <text:p>2026-02-12 03:23:09.670</text:p>
          </table:table-cell>
          <table:table-cell office:value-type="float" office:value="1770834189.6706" calcext:value-type="float">
            <text:p>1770834189.6706</text:p>
          </table:table-cell>
          <table:table-cell office:value-type="float" office:value="3.60563629225362" calcext:value-type="float">
            <text:p>3.60563629225362</text:p>
          </table:table-cell>
          <table:table-cell office:value-type="float" office:value="89.799998906441" calcext:value-type="float">
            <text:p>89.799998906441</text:p>
          </table:table-cell>
          <table:table-cell office:value-type="float" office:value="0.128" calcext:value-type="float">
            <text:p>0.128</text:p>
          </table:table-cell>
          <table:table-cell table:number-columns-repeated="2"/>
          <table:table-cell table:formula="of:=SQRT(([.C181]-[.C180])^2+([.D181]-[.D180])^2)" office:value-type="float" office:value="1.06920895470716" calcext:value-type="float">
            <text:p>1.06920895470716</text:p>
          </table:table-cell>
          <table:table-cell table:formula="of:=[.$H180]*3.6" office:value-type="float" office:value="3.84915223694578" calcext:value-type="float">
            <text:p>3.84915223694578</text:p>
          </table:table-cell>
        </table:table-row>
        <table:table-row table:style-name="ro1">
          <table:table-cell office:value-type="string" calcext:value-type="string">
            <text:p>2026-02-12 03:23:09.870</text:p>
          </table:table-cell>
          <table:table-cell office:value-type="float" office:value="1770834189.87053" calcext:value-type="float">
            <text:p>1770834189.87053</text:p>
          </table:table-cell>
          <table:table-cell office:value-type="float" office:value="2.53734864579747" calcext:value-type="float">
            <text:p>2.53734864579747</text:p>
          </table:table-cell>
          <table:table-cell office:value-type="float" office:value="89.755622186698" calcext:value-type="float">
            <text:p>89.755622186698</text:p>
          </table:table-cell>
          <table:table-cell office:value-type="float" office:value="0.138000000000005" calcext:value-type="float">
            <text:p>0.138000000000005</text:p>
          </table:table-cell>
          <table:table-cell table:number-columns-repeated="2"/>
          <table:table-cell table:formula="of:=SQRT(([.C182]-[.C181])^2+([.D182]-[.D181])^2)" office:value-type="float" office:value="1.16642501474526" calcext:value-type="float">
            <text:p>1.16642501474526</text:p>
          </table:table-cell>
          <table:table-cell table:formula="of:=[.$H181]*3.6" office:value-type="float" office:value="4.19913005308295" calcext:value-type="float">
            <text:p>4.19913005308295</text:p>
          </table:table-cell>
        </table:table-row>
        <table:table-row table:style-name="ro1">
          <table:table-cell office:value-type="string" calcext:value-type="string">
            <text:p>2026-02-12 03:23:10.170</text:p>
          </table:table-cell>
          <table:table-cell office:value-type="float" office:value="1770834190.17048" calcext:value-type="float">
            <text:p>1770834190.17048</text:p>
          </table:table-cell>
          <table:table-cell office:value-type="float" office:value="1.37113466591109" calcext:value-type="float">
            <text:p>1.37113466591109</text:p>
          </table:table-cell>
          <table:table-cell office:value-type="float" office:value="89.7334350701422" calcext:value-type="float">
            <text:p>89.7334350701422</text:p>
          </table:table-cell>
          <table:table-cell office:value-type="float" office:value="0.0670000000000073" calcext:value-type="float">
            <text:p>0.0670000000000073</text:p>
          </table:table-cell>
          <table:table-cell table:number-columns-repeated="2"/>
          <table:table-cell table:formula="of:=SQRT(([.C183]-[.C182])^2+([.D183]-[.D182])^2)" office:value-type="float" office:value="1.1947770070768" calcext:value-type="float">
            <text:p>1.1947770070768</text:p>
          </table:table-cell>
          <table:table-cell table:formula="of:=[.$H182]*3.6" office:value-type="float" office:value="4.30119722547647" calcext:value-type="float">
            <text:p>4.30119722547647</text:p>
          </table:table-cell>
        </table:table-row>
        <table:table-row table:style-name="ro1">
          <table:table-cell office:value-type="string" calcext:value-type="string">
            <text:p>2026-02-12 03:23:10.370</text:p>
          </table:table-cell>
          <table:table-cell office:value-type="float" office:value="1770834190.37048" calcext:value-type="float">
            <text:p>1770834190.37048</text:p>
          </table:table-cell>
          <table:table-cell office:value-type="float" office:value="0.1782136708498" calcext:value-type="float">
            <text:p>0.1782136708498</text:p>
          </table:table-cell>
          <table:table-cell office:value-type="float" office:value="89.8000053050928" calcext:value-type="float">
            <text:p>89.8000053050928</text:p>
          </table:table-cell>
          <table:table-cell office:value-type="float" office:value="0.103000000000009" calcext:value-type="float">
            <text:p>0.103000000000009</text:p>
          </table:table-cell>
          <table:table-cell table:number-columns-repeated="2"/>
          <table:table-cell table:formula="of:=SQRT(([.C184]-[.C183])^2+([.D184]-[.D183])^2)" office:value-type="float" office:value="1.20263721283453" calcext:value-type="float">
            <text:p>1.20263721283453</text:p>
          </table:table-cell>
          <table:table-cell table:formula="of:=[.$H183]*3.6" office:value-type="float" office:value="4.3294939662043" calcext:value-type="float">
            <text:p>4.3294939662043</text:p>
          </table:table-cell>
        </table:table-row>
        <table:table-row table:style-name="ro1">
          <table:table-cell office:value-type="string" calcext:value-type="string">
            <text:p>2026-02-12 03:23:10.670</text:p>
          </table:table-cell>
          <table:table-cell office:value-type="float" office:value="1770834190.67042" calcext:value-type="float">
            <text:p>1770834190.67042</text:p>
          </table:table-cell>
          <table:table-cell office:value-type="float" office:value="-1.00580552435713" calcext:value-type="float">
            <text:p>-1.00580552435713</text:p>
          </table:table-cell>
          <table:table-cell office:value-type="float" office:value="89.5892096431926" calcext:value-type="float">
            <text:p>89.5892096431926</text:p>
          </table:table-cell>
          <table:table-cell office:value-type="float" office:value="0.117000000000004" calcext:value-type="float">
            <text:p>0.117000000000004</text:p>
          </table:table-cell>
          <table:table-cell table:number-columns-repeated="2"/>
          <table:table-cell table:formula="of:=SQRT(([.C185]-[.C184])^2+([.D185]-[.D184])^2)" office:value-type="float" office:value="1.07523598136102" calcext:value-type="float">
            <text:p>1.07523598136102</text:p>
          </table:table-cell>
          <table:table-cell table:formula="of:=[.$H184]*3.6" office:value-type="float" office:value="3.87084953289967" calcext:value-type="float">
            <text:p>3.87084953289967</text:p>
          </table:table-cell>
        </table:table-row>
        <table:table-row table:style-name="ro1">
          <table:table-cell office:value-type="string" calcext:value-type="string">
            <text:p>2026-02-12 03:23:10.870</text:p>
          </table:table-cell>
          <table:table-cell office:value-type="float" office:value="1770834190.87047" calcext:value-type="float">
            <text:p>1770834190.87047</text:p>
          </table:table-cell>
          <table:table-cell office:value-type="float" office:value="-2.07409284659661" calcext:value-type="float">
            <text:p>-2.07409284659661</text:p>
          </table:table-cell>
          <table:table-cell office:value-type="float" office:value="89.7112531303428" calcext:value-type="float">
            <text:p>89.7112531303428</text:p>
          </table:table-cell>
          <table:table-cell office:value-type="float" office:value="0.0490000000000066" calcext:value-type="float">
            <text:p>0.0490000000000066</text:p>
          </table:table-cell>
          <table:table-cell table:number-columns-repeated="2"/>
          <table:table-cell table:formula="of:=SQRT(([.C186]-[.C185])^2+([.D186]-[.D185])^2)" office:value-type="float" office:value="1.1044527809495" calcext:value-type="float">
            <text:p>1.1044527809495</text:p>
          </table:table-cell>
          <table:table-cell table:formula="of:=[.$H185]*3.6" office:value-type="float" office:value="3.97603001141819" calcext:value-type="float">
            <text:p>3.97603001141819</text:p>
          </table:table-cell>
        </table:table-row>
        <table:table-row table:style-name="ro1">
          <table:table-cell office:value-type="string" calcext:value-type="string">
            <text:p>2026-02-12 03:23:11.170</text:p>
          </table:table-cell>
          <table:table-cell office:value-type="float" office:value="1770834191.17043" calcext:value-type="float">
            <text:p>1770834191.17043</text:p>
          </table:table-cell>
          <table:table-cell office:value-type="float" office:value="-3.16908727388363" calcext:value-type="float">
            <text:p>-3.16908727388363</text:p>
          </table:table-cell>
          <table:table-cell office:value-type="float" office:value="89.8554861000739" calcext:value-type="float">
            <text:p>89.8554861000739</text:p>
          </table:table-cell>
          <table:table-cell office:value-type="float" office:value="-0.0249999999999915" calcext:value-type="float">
            <text:p>-0.0249999999999915</text:p>
          </table:table-cell>
          <table:table-cell table:number-columns-repeated="2"/>
          <table:table-cell table:formula="of:=SQRT(([.C187]-[.C186])^2+([.D187]-[.D186])^2)" office:value-type="float" office:value="1.10478884877206" calcext:value-type="float">
            <text:p>1.10478884877206</text:p>
          </table:table-cell>
          <table:table-cell table:formula="of:=[.$H186]*3.6" office:value-type="float" office:value="3.9772398555794" calcext:value-type="float">
            <text:p>3.9772398555794</text:p>
          </table:table-cell>
        </table:table-row>
        <table:table-row table:style-name="ro1">
          <table:table-cell office:value-type="string" calcext:value-type="string">
            <text:p>2026-02-12 03:23:11.370</text:p>
          </table:table-cell>
          <table:table-cell office:value-type="float" office:value="1770834191.37048" calcext:value-type="float">
            <text:p>1770834191.37048</text:p>
          </table:table-cell>
          <table:table-cell office:value-type="float" office:value="-4.27298432309181" calcext:value-type="float">
            <text:p>-4.27298432309181</text:p>
          </table:table-cell>
          <table:table-cell office:value-type="float" office:value="89.8998674601317" calcext:value-type="float">
            <text:p>89.8998674601317</text:p>
          </table:table-cell>
          <table:table-cell office:value-type="float" office:value="-0.0609999999999928" calcext:value-type="float">
            <text:p>-0.0609999999999928</text:p>
          </table:table-cell>
          <table:table-cell table:number-columns-repeated="2"/>
          <table:table-cell table:formula="of:=SQRT(([.C188]-[.C187])^2+([.D188]-[.D187])^2)" office:value-type="float" office:value="1.07142427773114" calcext:value-type="float">
            <text:p>1.07142427773114</text:p>
          </table:table-cell>
          <table:table-cell table:formula="of:=[.$H187]*3.6" office:value-type="float" office:value="3.8571273998321" calcext:value-type="float">
            <text:p>3.8571273998321</text:p>
          </table:table-cell>
        </table:table-row>
        <table:table-row table:style-name="ro1">
          <table:table-cell office:value-type="string" calcext:value-type="string">
            <text:p>2026-02-12 03:23:11.670</text:p>
          </table:table-cell>
          <table:table-cell office:value-type="float" office:value="1770834191.67046" calcext:value-type="float">
            <text:p>1770834191.67046</text:p>
          </table:table-cell>
          <table:table-cell office:value-type="float" office:value="-5.3234676780412" calcext:value-type="float">
            <text:p>-5.3234676780412</text:p>
          </table:table-cell>
          <table:table-cell office:value-type="float" office:value="89.6890720524825" calcext:value-type="float">
            <text:p>89.6890720524825</text:p>
          </table:table-cell>
          <table:table-cell office:value-type="float" office:value="-0.185000000000002" calcext:value-type="float">
            <text:p>-0.185000000000002</text:p>
          </table:table-cell>
          <table:table-cell table:number-columns-repeated="2"/>
          <table:table-cell table:formula="of:=SQRT(([.C189]-[.C188])^2+([.D189]-[.D188])^2)" office:value-type="float" office:value="1.0214606515204" calcext:value-type="float">
            <text:p>1.0214606515204</text:p>
          </table:table-cell>
          <table:table-cell table:formula="of:=[.$H188]*3.6" office:value-type="float" office:value="3.67725834547343" calcext:value-type="float">
            <text:p>3.67725834547343</text:p>
          </table:table-cell>
        </table:table-row>
        <table:table-row table:style-name="ro1">
          <table:table-cell office:value-type="string" calcext:value-type="string">
            <text:p>2026-02-12 03:23:11.870</text:p>
          </table:table-cell>
          <table:table-cell office:value-type="float" office:value="1770834191.8705" calcext:value-type="float">
            <text:p>1770834191.8705</text:p>
          </table:table-cell>
          <table:table-cell office:value-type="float" office:value="-6.32053548010299" calcext:value-type="float">
            <text:p>-6.32053548010299</text:p>
          </table:table-cell>
          <table:table-cell office:value-type="float" office:value="89.9109676601365" calcext:value-type="float">
            <text:p>89.9109676601365</text:p>
          </table:table-cell>
          <table:table-cell office:value-type="float" office:value="-0.438000000000002" calcext:value-type="float">
            <text:p>-0.438000000000002</text:p>
          </table:table-cell>
          <table:table-cell table:number-columns-repeated="2"/>
          <table:table-cell table:formula="of:=SQRT(([.C190]-[.C189])^2+([.D190]-[.D189])^2)" office:value-type="float" office:value="1.02112367320303" calcext:value-type="float">
            <text:p>1.02112367320303</text:p>
          </table:table-cell>
          <table:table-cell table:formula="of:=[.$H189]*3.6" office:value-type="float" office:value="3.67604522353091" calcext:value-type="float">
            <text:p>3.67604522353091</text:p>
          </table:table-cell>
        </table:table-row>
        <table:table-row table:style-name="ro1">
          <table:table-cell office:value-type="string" calcext:value-type="string">
            <text:p>2026-02-12 03:23:12.170</text:p>
          </table:table-cell>
          <table:table-cell office:value-type="float" office:value="1770834192.17046" calcext:value-type="float">
            <text:p>1770834192.17046</text:p>
          </table:table-cell>
          <table:table-cell office:value-type="float" office:value="-7.28199328691699" calcext:value-type="float">
            <text:p>-7.28199328691699</text:p>
          </table:table-cell>
          <table:table-cell office:value-type="float" office:value="90.2549043428153" calcext:value-type="float">
            <text:p>90.2549043428153</text:p>
          </table:table-cell>
          <table:table-cell office:value-type="float" office:value="-0.667999999999992" calcext:value-type="float">
            <text:p>-0.667999999999992</text:p>
          </table:table-cell>
          <table:table-cell table:number-columns-repeated="2"/>
          <table:table-cell table:formula="of:=SQRT(([.C191]-[.C190])^2+([.D191]-[.D190])^2)" office:value-type="float" office:value="1.08370403146505" calcext:value-type="float">
            <text:p>1.08370403146505</text:p>
          </table:table-cell>
          <table:table-cell table:formula="of:=[.$H190]*3.6" office:value-type="float" office:value="3.90133451327419" calcext:value-type="float">
            <text:p>3.90133451327419</text:p>
          </table:table-cell>
        </table:table-row>
        <table:table-row table:style-name="ro1">
          <table:table-cell office:value-type="string" calcext:value-type="string">
            <text:p>2026-02-12 03:23:12.370</text:p>
          </table:table-cell>
          <table:table-cell office:value-type="float" office:value="1770834192.37045" calcext:value-type="float">
            <text:p>1770834192.37045</text:p>
          </table:table-cell>
          <table:table-cell office:value-type="float" office:value="-8.33247521426529" calcext:value-type="float">
            <text:p>-8.33247521426529</text:p>
          </table:table-cell>
          <table:table-cell office:value-type="float" office:value="90.521178915631" calcext:value-type="float">
            <text:p>90.521178915631</text:p>
          </table:table-cell>
          <table:table-cell office:value-type="float" office:value="-0.72999999999999" calcext:value-type="float">
            <text:p>-0.72999999999999</text:p>
          </table:table-cell>
          <table:table-cell table:number-columns-repeated="2"/>
          <table:table-cell table:formula="of:=SQRT(([.C192]-[.C191])^2+([.D192]-[.D191])^2)" office:value-type="float" office:value="1.18610047159737" calcext:value-type="float">
            <text:p>1.18610047159737</text:p>
          </table:table-cell>
          <table:table-cell table:formula="of:=[.$H191]*3.6" office:value-type="float" office:value="4.26996169775053" calcext:value-type="float">
            <text:p>4.26996169775053</text:p>
          </table:table-cell>
        </table:table-row>
        <table:table-row table:style-name="ro1">
          <table:table-cell office:value-type="string" calcext:value-type="string">
            <text:p>2026-02-12 03:23:12.670</text:p>
          </table:table-cell>
          <table:table-cell office:value-type="float" office:value="1770834192.67044" calcext:value-type="float">
            <text:p>1770834192.67044</text:p>
          </table:table-cell>
          <table:table-cell office:value-type="float" office:value="-9.44527338532498" calcext:value-type="float">
            <text:p>-9.44527338532498</text:p>
          </table:table-cell>
          <table:table-cell office:value-type="float" office:value="90.9316841643304" calcext:value-type="float">
            <text:p>90.9316841643304</text:p>
          </table:table-cell>
          <table:table-cell office:value-type="float" office:value="-0.72399999999999" calcext:value-type="float">
            <text:p>-0.72399999999999</text:p>
          </table:table-cell>
          <table:table-cell table:number-columns-repeated="2"/>
          <table:table-cell table:formula="of:=SQRT(([.C193]-[.C192])^2+([.D193]-[.D192])^2)" office:value-type="float" office:value="1.09339893607944" calcext:value-type="float">
            <text:p>1.09339893607944</text:p>
          </table:table-cell>
          <table:table-cell table:formula="of:=[.$H192]*3.6" office:value-type="float" office:value="3.93623616988599" calcext:value-type="float">
            <text:p>3.93623616988599</text:p>
          </table:table-cell>
        </table:table-row>
        <table:table-row table:style-name="ro1">
          <table:table-cell office:value-type="string" calcext:value-type="string">
            <text:p>2026-02-12 03:23:12.870</text:p>
          </table:table-cell>
          <table:table-cell office:value-type="float" office:value="1770834192.87049" calcext:value-type="float">
            <text:p>1770834192.87049</text:p>
          </table:table-cell>
          <table:table-cell office:value-type="float" office:value="-10.51356006891" calcext:value-type="float">
            <text:p>-10.51356006891</text:p>
          </table:table-cell>
          <table:table-cell office:value-type="float" office:value="91.1646751407534" calcext:value-type="float">
            <text:p>91.1646751407534</text:p>
          </table:table-cell>
          <table:table-cell office:value-type="float" office:value="-0.792999999999992" calcext:value-type="float">
            <text:p>-0.792999999999992</text:p>
          </table:table-cell>
          <table:table-cell table:number-columns-repeated="2"/>
          <table:table-cell table:formula="of:=SQRT(([.C194]-[.C193])^2+([.D194]-[.D193])^2)" office:value-type="float" office:value="1.01977336606266" calcext:value-type="float">
            <text:p>1.01977336606266</text:p>
          </table:table-cell>
          <table:table-cell table:formula="of:=[.$H193]*3.6" office:value-type="float" office:value="3.67118411782559" calcext:value-type="float">
            <text:p>3.67118411782559</text:p>
          </table:table-cell>
        </table:table-row>
        <table:table-row table:style-name="ro1">
          <table:table-cell office:value-type="string" calcext:value-type="string">
            <text:p>2026-02-12 03:23:13.170</text:p>
          </table:table-cell>
          <table:table-cell office:value-type="float" office:value="1770834193.17053" calcext:value-type="float">
            <text:p>1770834193.17053</text:p>
          </table:table-cell>
          <table:table-cell office:value-type="float" office:value="-11.5284334737808" calcext:value-type="float">
            <text:p>-11.5284334737808</text:p>
          </table:table-cell>
          <table:table-cell office:value-type="float" office:value="91.0648268046789" calcext:value-type="float">
            <text:p>91.0648268046789</text:p>
          </table:table-cell>
          <table:table-cell office:value-type="float" office:value="-0.932999999999993" calcext:value-type="float">
            <text:p>-0.932999999999993</text:p>
          </table:table-cell>
          <table:table-cell table:number-columns-repeated="2"/>
          <table:table-cell table:formula="of:=SQRT(([.C195]-[.C194])^2+([.D195]-[.D194])^2)" office:value-type="float" office:value="1.05048265774452" calcext:value-type="float">
            <text:p>1.05048265774452</text:p>
          </table:table-cell>
          <table:table-cell table:formula="of:=[.$H194]*3.6" office:value-type="float" office:value="3.78173756788026" calcext:value-type="float">
            <text:p>3.78173756788026</text:p>
          </table:table-cell>
        </table:table-row>
        <table:table-row table:style-name="ro1">
          <table:table-cell office:value-type="string" calcext:value-type="string">
            <text:p>2026-02-12 03:23:13.370</text:p>
          </table:table-cell>
          <table:table-cell office:value-type="float" office:value="1770834193.37048" calcext:value-type="float">
            <text:p>1770834193.37048</text:p>
          </table:table-cell>
          <table:table-cell office:value-type="float" office:value="-12.5789161315188" calcext:value-type="float">
            <text:p>-12.5789161315188</text:p>
          </table:table-cell>
          <table:table-cell office:value-type="float" office:value="91.0648304964416" calcext:value-type="float">
            <text:p>91.0648304964416</text:p>
          </table:table-cell>
          <table:table-cell office:value-type="float" office:value="-0.980999999999995" calcext:value-type="float">
            <text:p>-0.980999999999995</text:p>
          </table:table-cell>
          <table:table-cell table:number-columns-repeated="2"/>
          <table:table-cell table:formula="of:=SQRT(([.C196]-[.C195])^2+([.D196]-[.D195])^2)" office:value-type="float" office:value="1.10528998052364" calcext:value-type="float">
            <text:p>1.10528998052364</text:p>
          </table:table-cell>
          <table:table-cell table:formula="of:=[.$H195]*3.6" office:value-type="float" office:value="3.97904392988511" calcext:value-type="float">
            <text:p>3.97904392988511</text:p>
          </table:table-cell>
        </table:table-row>
        <table:table-row table:style-name="ro1">
          <table:table-cell office:value-type="string" calcext:value-type="string">
            <text:p>2026-02-12 03:23:13.670</text:p>
          </table:table-cell>
          <table:table-cell office:value-type="float" office:value="1770834193.67048" calcext:value-type="float">
            <text:p>1770834193.67048</text:p>
          </table:table-cell>
          <table:table-cell office:value-type="float" office:value="-13.6828133685049" calcext:value-type="float">
            <text:p>-13.6828133685049</text:p>
          </table:table-cell>
          <table:table-cell office:value-type="float" office:value="91.0093613048084" calcext:value-type="float">
            <text:p>91.0093613048084</text:p>
          </table:table-cell>
          <table:table-cell office:value-type="float" office:value="-1.033" calcext:value-type="float">
            <text:p>-1.033</text:p>
          </table:table-cell>
          <table:table-cell table:number-columns-repeated="2"/>
          <table:table-cell table:formula="of:=SQRT(([.C197]-[.C196])^2+([.D197]-[.D196])^2)" office:value-type="float" office:value="1.1030586458435" calcext:value-type="float">
            <text:p>1.1030586458435</text:p>
          </table:table-cell>
          <table:table-cell table:formula="of:=[.$H196]*3.6" office:value-type="float" office:value="3.9710111250366" calcext:value-type="float">
            <text:p>3.9710111250366</text:p>
          </table:table-cell>
        </table:table-row>
        <table:table-row table:style-name="ro1">
          <table:table-cell office:value-type="string" calcext:value-type="string">
            <text:p>2026-02-12 03:23:13.870</text:p>
          </table:table-cell>
          <table:table-cell office:value-type="float" office:value="1770834193.87047" calcext:value-type="float">
            <text:p>1770834193.87047</text:p>
          </table:table-cell>
          <table:table-cell office:value-type="float" office:value="-14.7778075055685" calcext:value-type="float">
            <text:p>-14.7778075055685</text:p>
          </table:table-cell>
          <table:table-cell office:value-type="float" office:value="91.1425011409447" calcext:value-type="float">
            <text:p>91.1425011409447</text:p>
          </table:table-cell>
          <table:table-cell office:value-type="float" office:value="-1.021" calcext:value-type="float">
            <text:p>-1.021</text:p>
          </table:table-cell>
          <table:table-cell table:number-columns-repeated="2"/>
          <table:table-cell table:formula="of:=SQRT(([.C198]-[.C197])^2+([.D198]-[.D197])^2)" office:value-type="float" office:value="1.06309665710082" calcext:value-type="float">
            <text:p>1.06309665710082</text:p>
          </table:table-cell>
          <table:table-cell table:formula="of:=[.$H197]*3.6" office:value-type="float" office:value="3.82714796556293" calcext:value-type="float">
            <text:p>3.82714796556293</text:p>
          </table:table-cell>
        </table:table-row>
        <table:table-row table:style-name="ro1">
          <table:table-cell office:value-type="string" calcext:value-type="string">
            <text:p>2026-02-12 03:23:14.170</text:p>
          </table:table-cell>
          <table:table-cell office:value-type="float" office:value="1770834194.17046" calcext:value-type="float">
            <text:p>1770834194.17046</text:p>
          </table:table-cell>
          <table:table-cell office:value-type="float" office:value="-15.8371922041988" calcext:value-type="float">
            <text:p>-15.8371922041988</text:p>
          </table:table-cell>
          <table:table-cell office:value-type="float" office:value="91.2312624086626" calcext:value-type="float">
            <text:p>91.2312624086626</text:p>
          </table:table-cell>
          <table:table-cell office:value-type="float" office:value="-1.08199999999999" calcext:value-type="float">
            <text:p>-1.08199999999999</text:p>
          </table:table-cell>
          <table:table-cell table:number-columns-repeated="2"/>
          <table:table-cell table:formula="of:=SQRT(([.C199]-[.C198])^2+([.D199]-[.D198])^2)" office:value-type="float" office:value="1.0530979512821" calcext:value-type="float">
            <text:p>1.0530979512821</text:p>
          </table:table-cell>
          <table:table-cell table:formula="of:=[.$H198]*3.6" office:value-type="float" office:value="3.79115262461554" calcext:value-type="float">
            <text:p>3.79115262461554</text:p>
          </table:table-cell>
        </table:table-row>
        <table:table-row table:style-name="ro1">
          <table:table-cell office:value-type="string" calcext:value-type="string">
            <text:p>2026-02-12 03:23:14.370</text:p>
          </table:table-cell>
          <table:table-cell office:value-type="float" office:value="1770834194.37046" calcext:value-type="float">
            <text:p>1770834194.37046</text:p>
          </table:table-cell>
          <table:table-cell office:value-type="float" office:value="-16.8787730908953" calcext:value-type="float">
            <text:p>-16.8787730908953</text:p>
          </table:table-cell>
          <table:table-cell office:value-type="float" office:value="91.0759416068904" calcext:value-type="float">
            <text:p>91.0759416068904</text:p>
          </table:table-cell>
          <table:table-cell office:value-type="float" office:value="-1.18299999999999" calcext:value-type="float">
            <text:p>-1.18299999999999</text:p>
          </table:table-cell>
          <table:table-cell table:number-columns-repeated="2"/>
          <table:table-cell table:formula="of:=SQRT(([.C200]-[.C199])^2+([.D200]-[.D199])^2)" office:value-type="float" office:value="1.08648322884151" calcext:value-type="float">
            <text:p>1.08648322884151</text:p>
          </table:table-cell>
          <table:table-cell table:formula="of:=[.$H199]*3.6" office:value-type="float" office:value="3.91133962382944" calcext:value-type="float">
            <text:p>3.91133962382944</text:p>
          </table:table-cell>
        </table:table-row>
        <table:table-row table:style-name="ro1">
          <table:table-cell office:value-type="string" calcext:value-type="string">
            <text:p>2026-02-12 03:23:14.670</text:p>
          </table:table-cell>
          <table:table-cell office:value-type="float" office:value="1770834194.6705" calcext:value-type="float">
            <text:p>1770834194.6705</text:p>
          </table:table-cell>
          <table:table-cell office:value-type="float" office:value="-17.9292569282115" calcext:value-type="float">
            <text:p>-17.9292569282115</text:p>
          </table:table-cell>
          <table:table-cell office:value-type="float" office:value="90.7985799042508" calcext:value-type="float">
            <text:p>90.7985799042508</text:p>
          </table:table-cell>
          <table:table-cell office:value-type="float" office:value="-1.33699999999999" calcext:value-type="float">
            <text:p>-1.33699999999999</text:p>
          </table:table-cell>
          <table:table-cell table:number-columns-repeated="2"/>
          <table:table-cell table:formula="of:=SQRT(([.C201]-[.C200])^2+([.D201]-[.D200])^2)" office:value-type="float" office:value="1.1637941060781" calcext:value-type="float">
            <text:p>1.1637941060781</text:p>
          </table:table-cell>
          <table:table-cell table:formula="of:=[.$H200]*3.6" office:value-type="float" office:value="4.18965878188115" calcext:value-type="float">
            <text:p>4.18965878188115</text:p>
          </table:table-cell>
        </table:table-row>
        <table:table-row table:style-name="ro1">
          <table:table-cell office:value-type="string" calcext:value-type="string">
            <text:p>2026-02-12 03:23:14.870</text:p>
          </table:table-cell>
          <table:table-cell office:value-type="float" office:value="1770834194.87046" calcext:value-type="float">
            <text:p>1770834194.87046</text:p>
          </table:table-cell>
          <table:table-cell office:value-type="float" office:value="-19.0776668066974" calcext:value-type="float">
            <text:p>-19.0776668066974</text:p>
          </table:table-cell>
          <table:table-cell office:value-type="float" office:value="90.6099758949131" calcext:value-type="float">
            <text:p>90.6099758949131</text:p>
          </table:table-cell>
          <table:table-cell office:value-type="float" office:value="-1.357" calcext:value-type="float">
            <text:p>-1.357</text:p>
          </table:table-cell>
          <table:table-cell table:number-columns-repeated="2"/>
          <table:table-cell table:formula="of:=SQRT(([.C202]-[.C201])^2+([.D202]-[.D201])^2)" office:value-type="float" office:value="1.13274717903822" calcext:value-type="float">
            <text:p>1.13274717903822</text:p>
          </table:table-cell>
          <table:table-cell table:formula="of:=[.$H201]*3.6" office:value-type="float" office:value="4.07788984453758" calcext:value-type="float">
            <text:p>4.07788984453758</text:p>
          </table:table-cell>
        </table:table-row>
        <table:table-row table:style-name="ro1">
          <table:table-cell office:value-type="string" calcext:value-type="string">
            <text:p>2026-02-12 03:23:15.170</text:p>
          </table:table-cell>
          <table:table-cell office:value-type="float" office:value="1770834195.1705" calcext:value-type="float">
            <text:p>1770834195.1705</text:p>
          </table:table-cell>
          <table:table-cell office:value-type="float" office:value="-20.1637605618453" calcext:value-type="float">
            <text:p>-20.1637605618453</text:p>
          </table:table-cell>
          <table:table-cell office:value-type="float" office:value="90.2882360517979" calcext:value-type="float">
            <text:p>90.2882360517979</text:p>
          </table:table-cell>
          <table:table-cell office:value-type="float" office:value="-1.53999999999999" calcext:value-type="float">
            <text:p>-1.53999999999999</text:p>
          </table:table-cell>
          <table:table-cell table:number-columns-repeated="2"/>
          <table:table-cell table:formula="of:=SQRT(([.C203]-[.C202])^2+([.D203]-[.D202])^2)" office:value-type="float" office:value="1.17148157941177" calcext:value-type="float">
            <text:p>1.17148157941177</text:p>
          </table:table-cell>
          <table:table-cell table:formula="of:=[.$H202]*3.6" office:value-type="float" office:value="4.21733368588236" calcext:value-type="float">
            <text:p>4.21733368588236</text:p>
          </table:table-cell>
        </table:table-row>
        <table:table-row table:style-name="ro1">
          <table:table-cell office:value-type="string" calcext:value-type="string">
            <text:p>2026-02-12 03:23:15.370</text:p>
          </table:table-cell>
          <table:table-cell office:value-type="float" office:value="1770834195.37046" calcext:value-type="float">
            <text:p>1770834195.37046</text:p>
          </table:table-cell>
          <table:table-cell office:value-type="float" office:value="-21.2765617974219" calcext:value-type="float">
            <text:p>-21.2765617974219</text:p>
          </table:table-cell>
          <table:table-cell office:value-type="float" office:value="89.9221179001033" calcext:value-type="float">
            <text:p>89.9221179001033</text:p>
          </table:table-cell>
          <table:table-cell office:value-type="float" office:value="-1.74499999999999" calcext:value-type="float">
            <text:p>-1.74499999999999</text:p>
          </table:table-cell>
          <table:table-cell table:number-columns-repeated="2"/>
          <table:table-cell table:formula="of:=SQRT(([.C204]-[.C203])^2+([.D204]-[.D203])^2)" office:value-type="float" office:value="1.10050355278338" calcext:value-type="float">
            <text:p>1.10050355278338</text:p>
          </table:table-cell>
          <table:table-cell table:formula="of:=[.$H203]*3.6" office:value-type="float" office:value="3.96181279002018" calcext:value-type="float">
            <text:p>3.96181279002018</text:p>
          </table:table-cell>
        </table:table-row>
        <table:table-row table:style-name="ro1">
          <table:table-cell office:value-type="string" calcext:value-type="string">
            <text:p>2026-02-12 03:23:15.670</text:p>
          </table:table-cell>
          <table:table-cell office:value-type="float" office:value="1770834195.67048" calcext:value-type="float">
            <text:p>1770834195.67048</text:p>
          </table:table-cell>
          <table:table-cell office:value-type="float" office:value="-22.3626550477347" calcext:value-type="float">
            <text:p>-22.3626550477347</text:p>
          </table:table-cell>
          <table:table-cell office:value-type="float" office:value="89.7446086853743" calcext:value-type="float">
            <text:p>89.7446086853743</text:p>
          </table:table-cell>
          <table:table-cell office:value-type="float" office:value="-2.00699999999999" calcext:value-type="float">
            <text:p>-2.00699999999999</text:p>
          </table:table-cell>
          <table:table-cell table:number-columns-repeated="2"/>
          <table:table-cell table:formula="of:=SQRT(([.C205]-[.C204])^2+([.D205]-[.D204])^2)" office:value-type="float" office:value="1.34232014703336" calcext:value-type="float">
            <text:p>1.34232014703336</text:p>
          </table:table-cell>
          <table:table-cell table:formula="of:=[.$H204]*3.6" office:value-type="float" office:value="4.8323525293201" calcext:value-type="float">
            <text:p>4.8323525293201</text:p>
          </table:table-cell>
        </table:table-row>
        <table:table-row table:style-name="ro1">
          <table:table-cell office:value-type="string" calcext:value-type="string">
            <text:p>2026-02-12 03:23:15.870</text:p>
          </table:table-cell>
          <table:table-cell office:value-type="float" office:value="1770834195.87048" calcext:value-type="float">
            <text:p>1770834195.87048</text:p>
          </table:table-cell>
          <table:table-cell office:value-type="float" office:value="-23.5466707730666" calcext:value-type="float">
            <text:p>-23.5466707730666</text:p>
          </table:table-cell>
          <table:table-cell office:value-type="float" office:value="90.3770089852624" calcext:value-type="float">
            <text:p>90.3770089852624</text:p>
          </table:table-cell>
          <table:table-cell office:value-type="float" office:value="-2.172" calcext:value-type="float">
            <text:p>-2.172</text:p>
          </table:table-cell>
          <table:table-cell table:number-columns-repeated="2"/>
          <table:table-cell table:formula="of:=SQRT(([.C206]-[.C205])^2+([.D206]-[.D205])^2)" office:value-type="float" office:value="1.22441367788322" calcext:value-type="float">
            <text:p>1.22441367788322</text:p>
          </table:table-cell>
          <table:table-cell table:formula="of:=[.$H205]*3.6" office:value-type="float" office:value="4.40788924037961" calcext:value-type="float">
            <text:p>4.40788924037961</text:p>
          </table:table-cell>
        </table:table-row>
        <table:table-row table:style-name="ro1">
          <table:table-cell office:value-type="string" calcext:value-type="string">
            <text:p>2026-02-12 03:23:16.170</text:p>
          </table:table-cell>
          <table:table-cell office:value-type="float" office:value="1770834196.17043" calcext:value-type="float">
            <text:p>1770834196.17043</text:p>
          </table:table-cell>
          <table:table-cell office:value-type="float" office:value="-24.7217853737529" calcext:value-type="float">
            <text:p>-24.7217853737529</text:p>
          </table:table-cell>
          <table:table-cell office:value-type="float" office:value="90.7209487035871" calcext:value-type="float">
            <text:p>90.7209487035871</text:p>
          </table:table-cell>
          <table:table-cell office:value-type="float" office:value="-2.423" calcext:value-type="float">
            <text:p>-2.423</text:p>
          </table:table-cell>
          <table:table-cell table:number-columns-repeated="2"/>
          <table:table-cell table:formula="of:=SQRT(([.C207]-[.C206])^2+([.D207]-[.D206])^2)" office:value-type="float" office:value="1.2583719071608" calcext:value-type="float">
            <text:p>1.2583719071608</text:p>
          </table:table-cell>
          <table:table-cell table:formula="of:=[.$H206]*3.6" office:value-type="float" office:value="4.53013886577889" calcext:value-type="float">
            <text:p>4.53013886577889</text:p>
          </table:table-cell>
        </table:table-row>
        <table:table-row table:style-name="ro1">
          <table:table-cell office:value-type="string" calcext:value-type="string">
            <text:p>2026-02-12 03:23:16.370</text:p>
          </table:table-cell>
          <table:table-cell office:value-type="float" office:value="1770834196.3705" calcext:value-type="float">
            <text:p>1770834196.3705</text:p>
          </table:table-cell>
          <table:table-cell office:value-type="float" office:value="-25.9770227595582" calcext:value-type="float">
            <text:p>-25.9770227595582</text:p>
          </table:table-cell>
          <table:table-cell office:value-type="float" office:value="90.8097122209147" calcext:value-type="float">
            <text:p>90.8097122209147</text:p>
          </table:table-cell>
          <table:table-cell office:value-type="float" office:value="-2.636" calcext:value-type="float">
            <text:p>-2.636</text:p>
          </table:table-cell>
          <table:table-cell table:number-columns-repeated="2"/>
          <table:table-cell table:formula="of:=SQRT(([.C208]-[.C207])^2+([.D208]-[.D207])^2)" office:value-type="float" office:value="1.40882334513591" calcext:value-type="float">
            <text:p>1.40882334513591</text:p>
          </table:table-cell>
          <table:table-cell table:formula="of:=[.$H207]*3.6" office:value-type="float" office:value="5.07176404248928" calcext:value-type="float">
            <text:p>5.07176404248928</text:p>
          </table:table-cell>
        </table:table-row>
        <table:table-row table:style-name="ro1">
          <table:table-cell office:value-type="string" calcext:value-type="string">
            <text:p>2026-02-12 03:23:16.670</text:p>
          </table:table-cell>
          <table:table-cell office:value-type="float" office:value="1770834196.67044" calcext:value-type="float">
            <text:p>1770834196.67044</text:p>
          </table:table-cell>
          <table:table-cell office:value-type="float" office:value="-27.3212823127396" calcext:value-type="float">
            <text:p>-27.3212823127396</text:p>
          </table:table-cell>
          <table:table-cell office:value-type="float" office:value="91.2313156737946" calcext:value-type="float">
            <text:p>91.2313156737946</text:p>
          </table:table-cell>
          <table:table-cell office:value-type="float" office:value="-2.755" calcext:value-type="float">
            <text:p>-2.755</text:p>
          </table:table-cell>
          <table:table-cell table:number-columns-repeated="2"/>
          <table:table-cell table:formula="of:=SQRT(([.C209]-[.C208])^2+([.D209]-[.D208])^2)" office:value-type="float" office:value="1.45642625329342" calcext:value-type="float">
            <text:p>1.45642625329342</text:p>
          </table:table-cell>
          <table:table-cell table:formula="of:=[.$H208]*3.6" office:value-type="float" office:value="5.2431345118563" calcext:value-type="float">
            <text:p>5.2431345118563</text:p>
          </table:table-cell>
        </table:table-row>
        <table:table-row table:style-name="ro1">
          <table:table-cell office:value-type="string" calcext:value-type="string">
            <text:p>2026-02-12 03:23:16.870</text:p>
          </table:table-cell>
          <table:table-cell office:value-type="float" office:value="1770834196.87053" calcext:value-type="float">
            <text:p>1770834196.87053</text:p>
          </table:table-cell>
          <table:table-cell office:value-type="float" office:value="-28.7011510741431" calcext:value-type="float">
            <text:p>-28.7011510741431</text:p>
          </table:table-cell>
          <table:table-cell office:value-type="float" office:value="91.6972981118597" calcext:value-type="float">
            <text:p>91.6972981118597</text:p>
          </table:table-cell>
          <table:table-cell office:value-type="float" office:value="-2.801" calcext:value-type="float">
            <text:p>-2.801</text:p>
          </table:table-cell>
          <table:table-cell table:number-columns-repeated="2"/>
          <table:table-cell table:formula="of:=SQRT(([.C210]-[.C209])^2+([.D210]-[.D209])^2)" office:value-type="float" office:value="1.45786518488721" calcext:value-type="float">
            <text:p>1.45786518488721</text:p>
          </table:table-cell>
          <table:table-cell table:formula="of:=[.$H209]*3.6" office:value-type="float" office:value="5.24831466559396" calcext:value-type="float">
            <text:p>5.24831466559396</text:p>
          </table:table-cell>
        </table:table-row>
        <table:table-row table:style-name="ro1">
          <table:table-cell office:value-type="string" calcext:value-type="string">
            <text:p>2026-02-12 03:23:17.170</text:p>
          </table:table-cell>
          <table:table-cell office:value-type="float" office:value="1770834197.17054" calcext:value-type="float">
            <text:p>1770834197.17054</text:p>
          </table:table-cell>
          <table:table-cell office:value-type="float" office:value="-30.1255325384554" calcext:value-type="float">
            <text:p>-30.1255325384554</text:p>
          </table:table-cell>
          <table:table-cell office:value-type="float" office:value="92.0079560289159" calcext:value-type="float">
            <text:p>92.0079560289159</text:p>
          </table:table-cell>
          <table:table-cell office:value-type="float" office:value="-2.89099999999999" calcext:value-type="float">
            <text:p>-2.89099999999999</text:p>
          </table:table-cell>
          <table:table-cell table:number-columns-repeated="2"/>
          <table:table-cell table:formula="of:=SQRT(([.C211]-[.C210])^2+([.D211]-[.D210])^2)" office:value-type="float" office:value="1.35291837574168" calcext:value-type="float">
            <text:p>1.35291837574168</text:p>
          </table:table-cell>
          <table:table-cell table:formula="of:=[.$H210]*3.6" office:value-type="float" office:value="4.87050615267006" calcext:value-type="float">
            <text:p>4.87050615267006</text:p>
          </table:table-cell>
        </table:table-row>
        <table:table-row table:style-name="ro1">
          <table:table-cell office:value-type="string" calcext:value-type="string">
            <text:p>2026-02-12 03:23:17.370</text:p>
          </table:table-cell>
          <table:table-cell office:value-type="float" office:value="1770834197.37043" calcext:value-type="float">
            <text:p>1770834197.37043</text:p>
          </table:table-cell>
          <table:table-cell office:value-type="float" office:value="-31.4519878206775" calcext:value-type="float">
            <text:p>-31.4519878206775</text:p>
          </table:table-cell>
          <table:table-cell office:value-type="float" office:value="92.2742350474" calcext:value-type="float">
            <text:p>92.2742350474</text:p>
          </table:table-cell>
          <table:table-cell office:value-type="float" office:value="-3.07899999999999" calcext:value-type="float">
            <text:p>-3.07899999999999</text:p>
          </table:table-cell>
          <table:table-cell table:number-columns-repeated="2"/>
          <table:table-cell table:formula="of:=SQRT(([.C212]-[.C211])^2+([.D212]-[.D211])^2)" office:value-type="float" office:value="1.33329861734102" calcext:value-type="float">
            <text:p>1.33329861734102</text:p>
          </table:table-cell>
          <table:table-cell table:formula="of:=[.$H211]*3.6" office:value-type="float" office:value="4.79987502242767" calcext:value-type="float">
            <text:p>4.79987502242767</text:p>
          </table:table-cell>
        </table:table-row>
        <table:table-row table:style-name="ro1">
          <table:table-cell office:value-type="string" calcext:value-type="string">
            <text:p>2026-02-12 03:23:17.670</text:p>
          </table:table-cell>
          <table:table-cell office:value-type="float" office:value="1770834197.6705" calcext:value-type="float">
            <text:p>1770834197.6705</text:p>
          </table:table-cell>
          <table:table-cell office:value-type="float" office:value="-32.7606383023667" calcext:value-type="float">
            <text:p>-32.7606383023667</text:p>
          </table:table-cell>
          <table:table-cell office:value-type="float" office:value="92.5294195292518" calcext:value-type="float">
            <text:p>92.5294195292518</text:p>
          </table:table-cell>
          <table:table-cell office:value-type="float" office:value="-3.301" calcext:value-type="float">
            <text:p>-3.301</text:p>
          </table:table-cell>
          <table:table-cell table:number-columns-repeated="2"/>
          <table:table-cell table:formula="of:=SQRT(([.C213]-[.C212])^2+([.D213]-[.D212])^2)" office:value-type="float" office:value="1.30781125329785" calcext:value-type="float">
            <text:p>1.30781125329785</text:p>
          </table:table-cell>
          <table:table-cell table:formula="of:=[.$H212]*3.6" office:value-type="float" office:value="4.70812051187224" calcext:value-type="float">
            <text:p>4.70812051187224</text:p>
          </table:table-cell>
        </table:table-row>
        <table:table-row table:style-name="ro1">
          <table:table-cell office:value-type="string" calcext:value-type="string">
            <text:p>2026-02-12 03:23:17.870</text:p>
          </table:table-cell>
          <table:table-cell office:value-type="float" office:value="1770834197.87047" calcext:value-type="float">
            <text:p>1770834197.87047</text:p>
          </table:table-cell>
          <table:table-cell office:value-type="float" office:value="-34.0336788601708" calcext:value-type="float">
            <text:p>-34.0336788601708</text:p>
          </table:table-cell>
          <table:table-cell office:value-type="float" office:value="92.8289825650863" calcext:value-type="float">
            <text:p>92.8289825650863</text:p>
          </table:table-cell>
          <table:table-cell office:value-type="float" office:value="-3.547" calcext:value-type="float">
            <text:p>-3.547</text:p>
          </table:table-cell>
          <table:table-cell table:number-columns-repeated="2"/>
          <table:table-cell table:formula="of:=SQRT(([.C214]-[.C213])^2+([.D214]-[.D213])^2)" office:value-type="float" office:value="1.23247868625417" calcext:value-type="float">
            <text:p>1.23247868625417</text:p>
          </table:table-cell>
          <table:table-cell table:formula="of:=[.$H213]*3.6" office:value-type="float" office:value="4.436923270515" calcext:value-type="float">
            <text:p>4.436923270515</text:p>
          </table:table-cell>
        </table:table-row>
        <table:table-row table:style-name="ro1">
          <table:table-cell office:value-type="string" calcext:value-type="string">
            <text:p>2026-02-12 03:23:18.170</text:p>
          </table:table-cell>
          <table:table-cell office:value-type="float" office:value="1770834198.17046" calcext:value-type="float">
            <text:p>1770834198.17046</text:p>
          </table:table-cell>
          <table:table-cell office:value-type="float" office:value="-35.2533057347173" calcext:value-type="float">
            <text:p>-35.2533057347173</text:p>
          </table:table-cell>
          <table:table-cell office:value-type="float" office:value="93.0065043917857" calcext:value-type="float">
            <text:p>93.0065043917857</text:p>
          </table:table-cell>
          <table:table-cell office:value-type="float" office:value="-3.85499999999999" calcext:value-type="float">
            <text:p>-3.85499999999999</text:p>
          </table:table-cell>
          <table:table-cell table:number-columns-repeated="2"/>
          <table:table-cell table:formula="of:=SQRT(([.C215]-[.C214])^2+([.D215]-[.D214])^2)" office:value-type="float" office:value="1.24381204928562" calcext:value-type="float">
            <text:p>1.24381204928562</text:p>
          </table:table-cell>
          <table:table-cell table:formula="of:=[.$H214]*3.6" office:value-type="float" office:value="4.47772337742825" calcext:value-type="float">
            <text:p>4.47772337742825</text:p>
          </table:table-cell>
        </table:table-row>
        <table:table-row table:style-name="ro1">
          <table:table-cell office:value-type="string" calcext:value-type="string">
            <text:p>2026-02-12 03:23:18.370</text:p>
          </table:table-cell>
          <table:table-cell office:value-type="float" office:value="1770834198.3705" calcext:value-type="float">
            <text:p>1770834198.3705</text:p>
          </table:table-cell>
          <table:table-cell office:value-type="float" office:value="-36.4729321345221" calcext:value-type="float">
            <text:p>-36.4729321345221</text:p>
          </table:table-cell>
          <table:table-cell office:value-type="float" office:value="93.2505942499265" calcext:value-type="float">
            <text:p>93.2505942499265</text:p>
          </table:table-cell>
          <table:table-cell office:value-type="float" office:value="-4.127" calcext:value-type="float">
            <text:p>-4.127</text:p>
          </table:table-cell>
          <table:table-cell table:number-columns-repeated="2"/>
          <table:table-cell table:formula="of:=SQRT(([.C216]-[.C215])^2+([.D216]-[.D215])^2)" office:value-type="float" office:value="1.28735579891566" calcext:value-type="float">
            <text:p>1.28735579891566</text:p>
          </table:table-cell>
          <table:table-cell table:formula="of:=[.$H215]*3.6" office:value-type="float" office:value="4.63448087609638" calcext:value-type="float">
            <text:p>4.63448087609638</text:p>
          </table:table-cell>
        </table:table-row>
        <table:table-row table:style-name="ro1">
          <table:table-cell office:value-type="string" calcext:value-type="string">
            <text:p>2026-02-12 03:23:18.670</text:p>
          </table:table-cell>
          <table:table-cell office:value-type="float" office:value="1770834198.67043" calcext:value-type="float">
            <text:p>1770834198.67043</text:p>
          </table:table-cell>
          <table:table-cell office:value-type="float" office:value="-37.7103625283344" calcext:value-type="float">
            <text:p>-37.7103625283344</text:p>
          </table:table-cell>
          <table:table-cell office:value-type="float" office:value="93.605630830396" calcext:value-type="float">
            <text:p>93.605630830396</text:p>
          </table:table-cell>
          <table:table-cell office:value-type="float" office:value="-4.31699999999999" calcext:value-type="float">
            <text:p>-4.31699999999999</text:p>
          </table:table-cell>
          <table:table-cell table:number-columns-repeated="2"/>
          <table:table-cell table:formula="of:=SQRT(([.C217]-[.C216])^2+([.D217]-[.D216])^2)" office:value-type="float" office:value="1.33629161890604" calcext:value-type="float">
            <text:p>1.33629161890604</text:p>
          </table:table-cell>
          <table:table-cell table:formula="of:=[.$H216]*3.6" office:value-type="float" office:value="4.81064982806175" calcext:value-type="float">
            <text:p>4.81064982806175</text:p>
          </table:table-cell>
        </table:table-row>
        <table:table-row table:style-name="ro1">
          <table:table-cell office:value-type="string" calcext:value-type="string">
            <text:p>2026-02-12 03:23:18.870</text:p>
          </table:table-cell>
          <table:table-cell office:value-type="float" office:value="1770834198.87044" calcext:value-type="float">
            <text:p>1770834198.87044</text:p>
          </table:table-cell>
          <table:table-cell office:value-type="float" office:value="-38.9923046380864" calcext:value-type="float">
            <text:p>-38.9923046380864</text:p>
          </table:table-cell>
          <table:table-cell office:value-type="float" office:value="93.9828571788967" calcext:value-type="float">
            <text:p>93.9828571788967</text:p>
          </table:table-cell>
          <table:table-cell office:value-type="float" office:value="-4.42" calcext:value-type="float">
            <text:p>-4.42</text:p>
          </table:table-cell>
          <table:table-cell table:number-columns-repeated="2"/>
          <table:table-cell table:formula="of:=SQRT(([.C218]-[.C217])^2+([.D218]-[.D217])^2)" office:value-type="float" office:value="1.3512260753799" calcext:value-type="float">
            <text:p>1.3512260753799</text:p>
          </table:table-cell>
          <table:table-cell table:formula="of:=[.$H217]*3.6" office:value-type="float" office:value="4.86441387136765" calcext:value-type="float">
            <text:p>4.86441387136765</text:p>
          </table:table-cell>
        </table:table-row>
        <table:table-row table:style-name="ro1">
          <table:table-cell office:value-type="string" calcext:value-type="string">
            <text:p>2026-02-12 03:23:19.170</text:p>
          </table:table-cell>
          <table:table-cell office:value-type="float" office:value="1770834199.17046" calcext:value-type="float">
            <text:p>1770834199.17046</text:p>
          </table:table-cell>
          <table:table-cell office:value-type="float" office:value="-40.2831488786615" calcext:value-type="float">
            <text:p>-40.2831488786615</text:p>
          </table:table-cell>
          <table:table-cell office:value-type="float" office:value="94.3822730691172" calcext:value-type="float">
            <text:p>94.3822730691172</text:p>
          </table:table-cell>
          <table:table-cell office:value-type="float" office:value="-4.48899999999999" calcext:value-type="float">
            <text:p>-4.48899999999999</text:p>
          </table:table-cell>
          <table:table-cell table:number-columns-repeated="2"/>
          <table:table-cell table:formula="of:=SQRT(([.C219]-[.C218])^2+([.D219]-[.D218])^2)" office:value-type="float" office:value="1.15217250512465" calcext:value-type="float">
            <text:p>1.15217250512465</text:p>
          </table:table-cell>
          <table:table-cell table:formula="of:=[.$H218]*3.6" office:value-type="float" office:value="4.14782101844873" calcext:value-type="float">
            <text:p>4.14782101844873</text:p>
          </table:table-cell>
        </table:table-row>
        <table:table-row table:style-name="ro1">
          <table:table-cell office:value-type="string" calcext:value-type="string">
            <text:p>2026-02-12 03:23:19.370</text:p>
          </table:table-cell>
          <table:table-cell office:value-type="float" office:value="1770834199.37045" calcext:value-type="float">
            <text:p>1770834199.37045</text:p>
          </table:table-cell>
          <table:table-cell office:value-type="float" office:value="-41.4137511822628" calcext:value-type="float">
            <text:p>-41.4137511822628</text:p>
          </table:table-cell>
          <table:table-cell office:value-type="float" office:value="94.6041737510823" calcext:value-type="float">
            <text:p>94.6041737510823</text:p>
          </table:table-cell>
          <table:table-cell office:value-type="float" office:value="-4.68599999999999" calcext:value-type="float">
            <text:p>-4.68599999999999</text:p>
          </table:table-cell>
          <table:table-cell table:number-columns-repeated="2"/>
          <table:table-cell table:formula="of:=SQRT(([.C220]-[.C219])^2+([.D220]-[.D219])^2)" office:value-type="float" office:value="1.11477066992781" calcext:value-type="float">
            <text:p>1.11477066992781</text:p>
          </table:table-cell>
          <table:table-cell table:formula="of:=[.$H219]*3.6" office:value-type="float" office:value="4.01317441174012" calcext:value-type="float">
            <text:p>4.01317441174012</text:p>
          </table:table-cell>
        </table:table-row>
        <table:table-row table:style-name="ro1">
          <table:table-cell office:value-type="string" calcext:value-type="string">
            <text:p>2026-02-12 03:23:19.670</text:p>
          </table:table-cell>
          <table:table-cell office:value-type="float" office:value="1770834199.67046" calcext:value-type="float">
            <text:p>1770834199.67046</text:p>
          </table:table-cell>
          <table:table-cell office:value-type="float" office:value="-42.5176467262208" calcext:value-type="float">
            <text:p>-42.5176467262208</text:p>
          </table:table-cell>
          <table:table-cell office:value-type="float" office:value="94.759506537579" calcext:value-type="float">
            <text:p>94.759506537579</text:p>
          </table:table-cell>
          <table:table-cell office:value-type="float" office:value="-4.85499999999999" calcext:value-type="float">
            <text:p>-4.85499999999999</text:p>
          </table:table-cell>
          <table:table-cell table:number-columns-repeated="2"/>
          <table:table-cell table:formula="of:=SQRT(([.C221]-[.C220])^2+([.D221]-[.D220])^2)" office:value-type="float" office:value="1.12957477407288" calcext:value-type="float">
            <text:p>1.12957477407288</text:p>
          </table:table-cell>
          <table:table-cell table:formula="of:=[.$H220]*3.6" office:value-type="float" office:value="4.06646918666235" calcext:value-type="float">
            <text:p>4.06646918666235</text:p>
          </table:table-cell>
        </table:table-row>
        <table:table-row table:style-name="ro1">
          <table:table-cell office:value-type="string" calcext:value-type="string">
            <text:p>2026-02-12 03:23:19.870</text:p>
          </table:table-cell>
          <table:table-cell office:value-type="float" office:value="1770834199.87048" calcext:value-type="float">
            <text:p>1770834199.87048</text:p>
          </table:table-cell>
          <table:table-cell office:value-type="float" office:value="-43.6393471790943" calcext:value-type="float">
            <text:p>-43.6393471790943</text:p>
          </table:table-cell>
          <table:table-cell office:value-type="float" office:value="94.8926503104158" calcext:value-type="float">
            <text:p>94.8926503104158</text:p>
          </table:table-cell>
          <table:table-cell office:value-type="float" office:value="-5.002" calcext:value-type="float">
            <text:p>-5.002</text:p>
          </table:table-cell>
          <table:table-cell table:number-columns-repeated="2"/>
          <table:table-cell table:formula="of:=SQRT(([.C222]-[.C221])^2+([.D222]-[.D221])^2)" office:value-type="float" office:value="1.10439827989899" calcext:value-type="float">
            <text:p>1.10439827989899</text:p>
          </table:table-cell>
          <table:table-cell table:formula="of:=[.$H221]*3.6" office:value-type="float" office:value="3.97583380763636" calcext:value-type="float">
            <text:p>3.97583380763636</text:p>
          </table:table-cell>
        </table:table-row>
        <table:table-row table:style-name="ro1">
          <table:table-cell office:value-type="string" calcext:value-type="string">
            <text:p>2026-02-12 03:23:20.170</text:p>
          </table:table-cell>
          <table:table-cell office:value-type="float" office:value="1770834200.17052" calcext:value-type="float">
            <text:p>1770834200.17052</text:p>
          </table:table-cell>
          <table:table-cell office:value-type="float" office:value="-44.7432435525116" calcext:value-type="float">
            <text:p>-44.7432435525116</text:p>
          </table:table-cell>
          <table:table-cell office:value-type="float" office:value="94.9259423124604" calcext:value-type="float">
            <text:p>94.9259423124604</text:p>
          </table:table-cell>
          <table:table-cell office:value-type="float" office:value="-5.12299999999999" calcext:value-type="float">
            <text:p>-5.12299999999999</text:p>
          </table:table-cell>
          <table:table-cell table:number-columns-repeated="2"/>
          <table:table-cell table:formula="of:=SQRT(([.C223]-[.C222])^2+([.D223]-[.D222])^2)" office:value-type="float" office:value="1.07924434748624" calcext:value-type="float">
            <text:p>1.07924434748624</text:p>
          </table:table-cell>
          <table:table-cell table:formula="of:=[.$H222]*3.6" office:value-type="float" office:value="3.88527965095046" calcext:value-type="float">
            <text:p>3.88527965095046</text:p>
          </table:table-cell>
        </table:table-row>
        <table:table-row table:style-name="ro1">
          <table:table-cell office:value-type="string" calcext:value-type="string">
            <text:p>2026-02-12 03:23:20.370</text:p>
          </table:table-cell>
          <table:table-cell office:value-type="float" office:value="1770834200.3705" calcext:value-type="float">
            <text:p>1770834200.3705</text:p>
          </table:table-cell>
          <table:table-cell office:value-type="float" office:value="-45.8204324933467" calcext:value-type="float">
            <text:p>-45.8204324933467</text:p>
          </table:table-cell>
          <table:table-cell office:value-type="float" office:value="94.9925181888975" calcext:value-type="float">
            <text:p>94.9925181888975</text:p>
          </table:table-cell>
          <table:table-cell office:value-type="float" office:value="-5.178" calcext:value-type="float">
            <text:p>-5.178</text:p>
          </table:table-cell>
          <table:table-cell table:number-columns-repeated="2"/>
          <table:table-cell table:formula="of:=SQRT(([.C224]-[.C223])^2+([.D224]-[.D223])^2)" office:value-type="float" office:value="1.03433462804887" calcext:value-type="float">
            <text:p>1.03433462804887</text:p>
          </table:table-cell>
          <table:table-cell table:formula="of:=[.$H223]*3.6" office:value-type="float" office:value="3.72360466097592" calcext:value-type="float">
            <text:p>3.72360466097592</text:p>
          </table:table-cell>
        </table:table-row>
        <table:table-row table:style-name="ro1">
          <table:table-cell office:value-type="string" calcext:value-type="string">
            <text:p>2026-02-12 03:23:20.670</text:p>
          </table:table-cell>
          <table:table-cell office:value-type="float" office:value="1770834200.67049" calcext:value-type="float">
            <text:p>1770834200.67049</text:p>
          </table:table-cell>
          <table:table-cell office:value-type="float" office:value="-46.8353067080025" calcext:value-type="float">
            <text:p>-46.8353067080025</text:p>
          </table:table-cell>
          <table:table-cell office:value-type="float" office:value="94.7928222920746" calcext:value-type="float">
            <text:p>94.7928222920746</text:p>
          </table:table-cell>
          <table:table-cell office:value-type="float" office:value="-5.31" calcext:value-type="float">
            <text:p>-5.31</text:p>
          </table:table-cell>
          <table:table-cell table:number-columns-repeated="2"/>
          <table:table-cell table:formula="of:=SQRT(([.C225]-[.C224])^2+([.D225]-[.D224])^2)" office:value-type="float" office:value="1.0452518316968" calcext:value-type="float">
            <text:p>1.0452518316968</text:p>
          </table:table-cell>
          <table:table-cell table:formula="of:=[.$H224]*3.6" office:value-type="float" office:value="3.76290659410846" calcext:value-type="float">
            <text:p>3.76290659410846</text:p>
          </table:table-cell>
        </table:table-row>
        <table:table-row table:style-name="ro1">
          <table:table-cell office:value-type="string" calcext:value-type="string">
            <text:p>2026-02-12 03:23:20.870</text:p>
          </table:table-cell>
          <table:table-cell office:value-type="float" office:value="1770834200.87052" calcext:value-type="float">
            <text:p>1770834200.87052</text:p>
          </table:table-cell>
          <table:table-cell office:value-type="float" office:value="-47.8590834507486" calcext:value-type="float">
            <text:p>-47.8590834507486</text:p>
          </table:table-cell>
          <table:table-cell office:value-type="float" office:value="94.5820319396444" calcext:value-type="float">
            <text:p>94.5820319396444</text:p>
          </table:table-cell>
          <table:table-cell office:value-type="float" office:value="-5.417" calcext:value-type="float">
            <text:p>-5.417</text:p>
          </table:table-cell>
          <table:table-cell table:number-columns-repeated="2"/>
          <table:table-cell table:formula="of:=SQRT(([.C226]-[.C225])^2+([.D226]-[.D225])^2)" office:value-type="float" office:value="1.08000283775002" calcext:value-type="float">
            <text:p>1.08000283775002</text:p>
          </table:table-cell>
          <table:table-cell table:formula="of:=[.$H225]*3.6" office:value-type="float" office:value="3.88801021590007" calcext:value-type="float">
            <text:p>3.88801021590007</text:p>
          </table:table-cell>
        </table:table-row>
        <table:table-row table:style-name="ro1">
          <table:table-cell office:value-type="string" calcext:value-type="string">
            <text:p>2026-02-12 03:23:21.170</text:p>
          </table:table-cell>
          <table:table-cell office:value-type="float" office:value="1770834201.17046" calcext:value-type="float">
            <text:p>1770834201.17046</text:p>
          </table:table-cell>
          <table:table-cell office:value-type="float" office:value="-48.8828612941434" calcext:value-type="float">
            <text:p>-48.8828612941434</text:p>
          </table:table-cell>
          <table:table-cell office:value-type="float" office:value="94.2381059927866" calcext:value-type="float">
            <text:p>94.2381059927866</text:p>
          </table:table-cell>
          <table:table-cell office:value-type="float" office:value="-5.47" calcext:value-type="float">
            <text:p>-5.47</text:p>
          </table:table-cell>
          <table:table-cell table:number-columns-repeated="2"/>
          <table:table-cell table:formula="of:=SQRT(([.C227]-[.C226])^2+([.D227]-[.D226])^2)" office:value-type="float" office:value="1.10766087117048" calcext:value-type="float">
            <text:p>1.10766087117048</text:p>
          </table:table-cell>
          <table:table-cell table:formula="of:=[.$H226]*3.6" office:value-type="float" office:value="3.98757913621373" calcext:value-type="float">
            <text:p>3.98757913621373</text:p>
          </table:table-cell>
        </table:table-row>
        <table:table-row table:style-name="ro1">
          <table:table-cell office:value-type="string" calcext:value-type="string">
            <text:p>2026-02-12 03:23:21.370</text:p>
          </table:table-cell>
          <table:table-cell office:value-type="float" office:value="1770834201.37044" calcext:value-type="float">
            <text:p>1770834201.37044</text:p>
          </table:table-cell>
          <table:table-cell office:value-type="float" office:value="-49.8977376273833" calcext:value-type="float">
            <text:p>-49.8977376273833</text:p>
          </table:table-cell>
          <table:table-cell office:value-type="float" office:value="93.7943283077329" calcext:value-type="float">
            <text:p>93.7943283077329</text:p>
          </table:table-cell>
          <table:table-cell office:value-type="float" office:value="-5.464" calcext:value-type="float">
            <text:p>-5.464</text:p>
          </table:table-cell>
          <table:table-cell table:number-columns-repeated="2"/>
          <table:table-cell table:formula="of:=SQRT(([.C228]-[.C227])^2+([.D228]-[.D227])^2)" office:value-type="float" office:value="1.0209332041284" calcext:value-type="float">
            <text:p>1.0209332041284</text:p>
          </table:table-cell>
          <table:table-cell table:formula="of:=[.$H227]*3.6" office:value-type="float" office:value="3.67535953486222" calcext:value-type="float">
            <text:p>3.67535953486222</text:p>
          </table:table-cell>
        </table:table-row>
        <table:table-row table:style-name="ro1">
          <table:table-cell office:value-type="string" calcext:value-type="string">
            <text:p>2026-02-12 03:23:21.670</text:p>
          </table:table-cell>
          <table:table-cell office:value-type="float" office:value="1770834201.67044" calcext:value-type="float">
            <text:p>1770834201.67044</text:p>
          </table:table-cell>
          <table:table-cell office:value-type="float" office:value="-50.7078604439157" calcext:value-type="float">
            <text:p>-50.7078604439157</text:p>
          </table:table-cell>
          <table:table-cell office:value-type="float" office:value="93.1730347946286" calcext:value-type="float">
            <text:p>93.1730347946286</text:p>
          </table:table-cell>
          <table:table-cell office:value-type="float" office:value="-5.618" calcext:value-type="float">
            <text:p>-5.618</text:p>
          </table:table-cell>
          <table:table-cell table:number-columns-repeated="2"/>
          <table:table-cell table:formula="of:=SQRT(([.C229]-[.C228])^2+([.D229]-[.D228])^2)" office:value-type="float" office:value="1.06381467805597" calcext:value-type="float">
            <text:p>1.06381467805597</text:p>
          </table:table-cell>
          <table:table-cell table:formula="of:=[.$H228]*3.6" office:value-type="float" office:value="3.82973284100151" calcext:value-type="float">
            <text:p>3.82973284100151</text:p>
          </table:table-cell>
        </table:table-row>
        <table:table-row table:style-name="ro1">
          <table:table-cell office:value-type="string" calcext:value-type="string">
            <text:p>2026-02-12 03:23:21.870</text:p>
          </table:table-cell>
          <table:table-cell office:value-type="float" office:value="1770834201.87049" calcext:value-type="float">
            <text:p>1770834201.87049</text:p>
          </table:table-cell>
          <table:table-cell office:value-type="float" office:value="-51.571397747437" calcext:value-type="float">
            <text:p>-51.571397747437</text:p>
          </table:table-cell>
          <table:table-cell office:value-type="float" office:value="92.5517417923547" calcext:value-type="float">
            <text:p>92.5517417923547</text:p>
          </table:table-cell>
          <table:table-cell office:value-type="float" office:value="-5.60599999999999" calcext:value-type="float">
            <text:p>-5.60599999999999</text:p>
          </table:table-cell>
          <table:table-cell table:number-columns-repeated="2"/>
          <table:table-cell table:formula="of:=SQRT(([.C230]-[.C229])^2+([.D230]-[.D229])^2)" office:value-type="float" office:value="1.06585556788953" calcext:value-type="float">
            <text:p>1.06585556788953</text:p>
          </table:table-cell>
          <table:table-cell table:formula="of:=[.$H229]*3.6" office:value-type="float" office:value="3.83708004440229" calcext:value-type="float">
            <text:p>3.83708004440229</text:p>
          </table:table-cell>
        </table:table-row>
        <table:table-row table:style-name="ro1">
          <table:table-cell office:value-type="string" calcext:value-type="string">
            <text:p>2026-02-12 03:23:22.170</text:p>
          </table:table-cell>
          <table:table-cell office:value-type="float" office:value="1770834202.1705" calcext:value-type="float">
            <text:p>1770834202.1705</text:p>
          </table:table-cell>
          <table:table-cell office:value-type="float" office:value="-52.3459121433552" calcext:value-type="float">
            <text:p>-52.3459121433552</text:p>
          </table:table-cell>
          <table:table-cell office:value-type="float" office:value="91.8195017073304" calcext:value-type="float">
            <text:p>91.8195017073304</text:p>
          </table:table-cell>
          <table:table-cell office:value-type="float" office:value="-5.571" calcext:value-type="float">
            <text:p>-5.571</text:p>
          </table:table-cell>
          <table:table-cell table:number-columns-repeated="2"/>
          <table:table-cell table:formula="of:=SQRT(([.C231]-[.C230])^2+([.D231]-[.D230])^2)" office:value-type="float" office:value="1.02535185324098" calcext:value-type="float">
            <text:p>1.02535185324098</text:p>
          </table:table-cell>
          <table:table-cell table:formula="of:=[.$H230]*3.6" office:value-type="float" office:value="3.69126667166753" calcext:value-type="float">
            <text:p>3.69126667166753</text:p>
          </table:table-cell>
        </table:table-row>
        <table:table-row table:style-name="ro1">
          <table:table-cell office:value-type="string" calcext:value-type="string">
            <text:p>2026-02-12 03:23:22.370</text:p>
          </table:table-cell>
          <table:table-cell office:value-type="float" office:value="1770834202.37045" calcext:value-type="float">
            <text:p>1770834202.37045</text:p>
          </table:table-cell>
          <table:table-cell office:value-type="float" office:value="-53.0403052904294" calcext:value-type="float">
            <text:p>-53.0403052904294</text:p>
          </table:table-cell>
          <table:table-cell office:value-type="float" office:value="91.0650717369281" calcext:value-type="float">
            <text:p>91.0650717369281</text:p>
          </table:table-cell>
          <table:table-cell office:value-type="float" office:value="-5.48899999999999" calcext:value-type="float">
            <text:p>-5.48899999999999</text:p>
          </table:table-cell>
          <table:table-cell table:number-columns-repeated="2"/>
          <table:table-cell table:formula="of:=SQRT(([.C232]-[.C231])^2+([.D232]-[.D231])^2)" office:value-type="float" office:value="1.02165820301215" calcext:value-type="float">
            <text:p>1.02165820301215</text:p>
          </table:table-cell>
          <table:table-cell table:formula="of:=[.$H231]*3.6" office:value-type="float" office:value="3.67796953084372" calcext:value-type="float">
            <text:p>3.67796953084372</text:p>
          </table:table-cell>
        </table:table-row>
        <table:table-row table:style-name="ro1">
          <table:table-cell office:value-type="string" calcext:value-type="string">
            <text:p>2026-02-12 03:23:22.670</text:p>
          </table:table-cell>
          <table:table-cell office:value-type="float" office:value="1770834202.67044" calcext:value-type="float">
            <text:p>1770834202.67044</text:p>
          </table:table-cell>
          <table:table-cell office:value-type="float" office:value="-53.5833587445086" calcext:value-type="float">
            <text:p>-53.5833587445086</text:p>
          </table:table-cell>
          <table:table-cell office:value-type="float" office:value="90.1996941142716" calcext:value-type="float">
            <text:p>90.1996941142716</text:p>
          </table:table-cell>
          <table:table-cell office:value-type="float" office:value="-5.44" calcext:value-type="float">
            <text:p>-5.44</text:p>
          </table:table-cell>
          <table:table-cell table:number-columns-repeated="2"/>
          <table:table-cell table:formula="of:=SQRT(([.C233]-[.C232])^2+([.D233]-[.D232])^2)" office:value-type="float" office:value="0.903956632706462" calcext:value-type="float">
            <text:p>0.903956632706462</text:p>
          </table:table-cell>
          <table:table-cell table:formula="of:=[.$H232]*3.6" office:value-type="float" office:value="3.25424387774326" calcext:value-type="float">
            <text:p>3.25424387774326</text:p>
          </table:table-cell>
        </table:table-row>
        <table:table-row table:style-name="ro1">
          <table:table-cell office:value-type="string" calcext:value-type="string">
            <text:p>2026-02-12 03:23:22.870</text:p>
          </table:table-cell>
          <table:table-cell office:value-type="float" office:value="1770834202.87046" calcext:value-type="float">
            <text:p>1770834202.87046</text:p>
          </table:table-cell>
          <table:table-cell office:value-type="float" office:value="-54.0640946747153" calcext:value-type="float">
            <text:p>-54.0640946747153</text:p>
          </table:table-cell>
          <table:table-cell office:value-type="float" office:value="89.4341677860357" calcext:value-type="float">
            <text:p>89.4341677860357</text:p>
          </table:table-cell>
          <table:table-cell office:value-type="float" office:value="-5.283" calcext:value-type="float">
            <text:p>-5.283</text:p>
          </table:table-cell>
          <table:table-cell table:number-columns-repeated="2"/>
          <table:table-cell table:formula="of:=SQRT(([.C234]-[.C233])^2+([.D234]-[.D233])^2)" office:value-type="float" office:value="0.9223751977647" calcext:value-type="float">
            <text:p>0.9223751977647</text:p>
          </table:table-cell>
          <table:table-cell table:formula="of:=[.$H233]*3.6" office:value-type="float" office:value="3.32055071195292" calcext:value-type="float">
            <text:p>3.32055071195292</text:p>
          </table:table-cell>
        </table:table-row>
        <table:table-row table:style-name="ro1">
          <table:table-cell office:value-type="string" calcext:value-type="string">
            <text:p>2026-02-12 03:23:23.170</text:p>
          </table:table-cell>
          <table:table-cell office:value-type="float" office:value="1770834203.17059" calcext:value-type="float">
            <text:p>1770834203.17059</text:p>
          </table:table-cell>
          <table:table-cell office:value-type="float" office:value="-54.4380025666324" calcext:value-type="float">
            <text:p>-54.4380025666324</text:p>
          </table:table-cell>
          <table:table-cell office:value-type="float" office:value="88.5909780720249" calcext:value-type="float">
            <text:p>88.5909780720249</text:p>
          </table:table-cell>
          <table:table-cell office:value-type="float" office:value="-5.205" calcext:value-type="float">
            <text:p>-5.205</text:p>
          </table:table-cell>
          <table:table-cell table:number-columns-repeated="2"/>
          <table:table-cell table:formula="of:=SQRT(([.C235]-[.C234])^2+([.D235]-[.D234])^2)" office:value-type="float" office:value="0.956018211520086" calcext:value-type="float">
            <text:p>0.956018211520086</text:p>
          </table:table-cell>
          <table:table-cell table:formula="of:=[.$H234]*3.6" office:value-type="float" office:value="3.44166556147231" calcext:value-type="float">
            <text:p>3.44166556147231</text:p>
          </table:table-cell>
        </table:table-row>
        <table:table-row table:style-name="ro1">
          <table:table-cell office:value-type="string" calcext:value-type="string">
            <text:p>2026-02-12 03:23:23.370</text:p>
          </table:table-cell>
          <table:table-cell office:value-type="float" office:value="1770834203.37049" calcext:value-type="float">
            <text:p>1770834203.37049</text:p>
          </table:table-cell>
          <table:table-cell office:value-type="float" office:value="-54.7317895013257" calcext:value-type="float">
            <text:p>-54.7317895013257</text:p>
          </table:table-cell>
          <table:table-cell office:value-type="float" office:value="87.6812198306434" calcext:value-type="float">
            <text:p>87.6812198306434</text:p>
          </table:table-cell>
          <table:table-cell office:value-type="float" office:value="-5.118" calcext:value-type="float">
            <text:p>-5.118</text:p>
          </table:table-cell>
          <table:table-cell table:number-columns-repeated="2"/>
          <table:table-cell table:formula="of:=SQRT(([.C236]-[.C235])^2+([.D236]-[.D235])^2)" office:value-type="float" office:value="0.891367419706297" calcext:value-type="float">
            <text:p>0.891367419706297</text:p>
          </table:table-cell>
          <table:table-cell table:formula="of:=[.$H235]*3.6" office:value-type="float" office:value="3.20892271094267" calcext:value-type="float">
            <text:p>3.20892271094267</text:p>
          </table:table-cell>
        </table:table-row>
        <table:table-row table:style-name="ro1">
          <table:table-cell office:value-type="string" calcext:value-type="string">
            <text:p>2026-02-12 03:23:23.670</text:p>
          </table:table-cell>
          <table:table-cell office:value-type="float" office:value="1770834203.67046" calcext:value-type="float">
            <text:p>1770834203.67046</text:p>
          </table:table-cell>
          <table:table-cell office:value-type="float" office:value="-54.9454545091139" calcext:value-type="float">
            <text:p>-54.9454545091139</text:p>
          </table:table-cell>
          <table:table-cell office:value-type="float" office:value="86.815839485731" calcext:value-type="float">
            <text:p>86.815839485731</text:p>
          </table:table-cell>
          <table:table-cell office:value-type="float" office:value="-4.99" calcext:value-type="float">
            <text:p>-4.99</text:p>
          </table:table-cell>
          <table:table-cell table:number-columns-repeated="2"/>
          <table:table-cell table:formula="of:=SQRT(([.C237]-[.C236])^2+([.D237]-[.D236])^2)" office:value-type="float" office:value="0.910882975609348" calcext:value-type="float">
            <text:p>0.910882975609348</text:p>
          </table:table-cell>
          <table:table-cell table:formula="of:=[.$H236]*3.6" office:value-type="float" office:value="3.27917871219365" calcext:value-type="float">
            <text:p>3.27917871219365</text:p>
          </table:table-cell>
        </table:table-row>
        <table:table-row table:style-name="ro1">
          <table:table-cell office:value-type="string" calcext:value-type="string">
            <text:p>2026-02-12 03:23:23.870</text:p>
          </table:table-cell>
          <table:table-cell office:value-type="float" office:value="1770834203.87057" calcext:value-type="float">
            <text:p>1770834203.87057</text:p>
          </table:table-cell>
          <table:table-cell office:value-type="float" office:value="-55.1502173469635" calcext:value-type="float">
            <text:p>-55.1502173469635</text:p>
          </table:table-cell>
          <table:table-cell office:value-type="float" office:value="85.9282697839662" calcext:value-type="float">
            <text:p>85.9282697839662</text:p>
          </table:table-cell>
          <table:table-cell office:value-type="float" office:value="-4.88199999999999" calcext:value-type="float">
            <text:p>-4.88199999999999</text:p>
          </table:table-cell>
          <table:table-cell table:number-columns-repeated="2"/>
          <table:table-cell table:formula="of:=SQRT(([.C238]-[.C237])^2+([.D238]-[.D237])^2)" office:value-type="float" office:value="0.887975401879961" calcext:value-type="float">
            <text:p>0.887975401879961</text:p>
          </table:table-cell>
          <table:table-cell table:formula="of:=[.$H237]*3.6" office:value-type="float" office:value="3.19671144676786" calcext:value-type="float">
            <text:p>3.19671144676786</text:p>
          </table:table-cell>
        </table:table-row>
        <table:table-row table:style-name="ro1">
          <table:table-cell office:value-type="string" calcext:value-type="string">
            <text:p>2026-02-12 03:23:24.170</text:p>
          </table:table-cell>
          <table:table-cell office:value-type="float" office:value="1770834204.17047" calcext:value-type="float">
            <text:p>1770834204.17047</text:p>
          </table:table-cell>
          <table:table-cell office:value-type="float" office:value="-55.2926633127499" calcext:value-type="float">
            <text:p>-55.2926633127499</text:p>
          </table:table-cell>
          <table:table-cell office:value-type="float" office:value="85.0517941932194" calcext:value-type="float">
            <text:p>85.0517941932194</text:p>
          </table:table-cell>
          <table:table-cell office:value-type="float" office:value="-4.761" calcext:value-type="float">
            <text:p>-4.761</text:p>
          </table:table-cell>
          <table:table-cell table:number-columns-repeated="2"/>
          <table:table-cell table:formula="of:=SQRT(([.C239]-[.C238])^2+([.D239]-[.D238])^2)" office:value-type="float" office:value="0.895084806363811" calcext:value-type="float">
            <text:p>0.895084806363811</text:p>
          </table:table-cell>
          <table:table-cell table:formula="of:=[.$H238]*3.6" office:value-type="float" office:value="3.22230530290972" calcext:value-type="float">
            <text:p>3.22230530290972</text:p>
          </table:table-cell>
        </table:table-row>
        <table:table-row table:style-name="ro1">
          <table:table-cell office:value-type="string" calcext:value-type="string">
            <text:p>2026-02-12 03:23:24.370</text:p>
          </table:table-cell>
          <table:table-cell office:value-type="float" office:value="1770834204.37053" calcext:value-type="float">
            <text:p>1770834204.37053</text:p>
          </table:table-cell>
          <table:table-cell office:value-type="float" office:value="-55.4084021900198" calcext:value-type="float">
            <text:p>-55.4084021900198</text:p>
          </table:table-cell>
          <table:table-cell office:value-type="float" office:value="84.1642237324268" calcext:value-type="float">
            <text:p>84.1642237324268</text:p>
          </table:table-cell>
          <table:table-cell office:value-type="float" office:value="-4.64" calcext:value-type="float">
            <text:p>-4.64</text:p>
          </table:table-cell>
          <table:table-cell table:number-columns-repeated="2"/>
          <table:table-cell table:formula="of:=SQRT(([.C240]-[.C239])^2+([.D240]-[.D239])^2)" office:value-type="float" office:value="0.948115414311925" calcext:value-type="float">
            <text:p>0.948115414311925</text:p>
          </table:table-cell>
          <table:table-cell table:formula="of:=[.$H239]*3.6" office:value-type="float" office:value="3.41321549152293" calcext:value-type="float">
            <text:p>3.41321549152293</text:p>
          </table:table-cell>
        </table:table-row>
        <table:table-row table:style-name="ro1">
          <table:table-cell office:value-type="string" calcext:value-type="string">
            <text:p>2026-02-12 03:23:24.670</text:p>
          </table:table-cell>
          <table:table-cell office:value-type="float" office:value="1770834204.67047" calcext:value-type="float">
            <text:p>1770834204.67047</text:p>
          </table:table-cell>
          <table:table-cell office:value-type="float" office:value="-55.5063367597177" calcext:value-type="float">
            <text:p>-55.5063367597177</text:p>
          </table:table-cell>
          <table:table-cell office:value-type="float" office:value="83.2211799058132" calcext:value-type="float">
            <text:p>83.2211799058132</text:p>
          </table:table-cell>
          <table:table-cell office:value-type="float" office:value="-4.544" calcext:value-type="float">
            <text:p>-4.544</text:p>
          </table:table-cell>
          <table:table-cell table:number-columns-repeated="2"/>
          <table:table-cell table:formula="of:=SQRT(([.C241]-[.C240])^2+([.D241]-[.D240])^2)" office:value-type="float" office:value="0.748652966640271" calcext:value-type="float">
            <text:p>0.748652966640271</text:p>
          </table:table-cell>
          <table:table-cell table:formula="of:=[.$H240]*3.6" office:value-type="float" office:value="2.69515067990497" calcext:value-type="float">
            <text:p>2.69515067990497</text:p>
          </table:table-cell>
        </table:table-row>
        <table:table-row table:style-name="ro1">
          <table:table-cell office:value-type="string" calcext:value-type="string">
            <text:p>2026-02-12 03:23:24.870</text:p>
          </table:table-cell>
          <table:table-cell office:value-type="float" office:value="1770834204.87045" calcext:value-type="float">
            <text:p>1770834204.87045</text:p>
          </table:table-cell>
          <table:table-cell office:value-type="float" office:value="-55.5953672197065" calcext:value-type="float">
            <text:p>-55.5953672197065</text:p>
          </table:table-cell>
          <table:table-cell office:value-type="float" office:value="82.4778395788744" calcext:value-type="float">
            <text:p>82.4778395788744</text:p>
          </table:table-cell>
          <table:table-cell office:value-type="float" office:value="-4.35799999999999" calcext:value-type="float">
            <text:p>-4.35799999999999</text:p>
          </table:table-cell>
          <table:table-cell table:number-columns-repeated="2"/>
          <table:table-cell table:formula="of:=SQRT(([.C242]-[.C241])^2+([.D242]-[.D241])^2)" office:value-type="float" office:value="0.981227355952996" calcext:value-type="float">
            <text:p>0.981227355952996</text:p>
          </table:table-cell>
          <table:table-cell table:formula="of:=[.$H241]*3.6" office:value-type="float" office:value="3.53241848143078" calcext:value-type="float">
            <text:p>3.53241848143078</text:p>
          </table:table-cell>
        </table:table-row>
        <table:table-row table:style-name="ro1">
          <table:table-cell office:value-type="string" calcext:value-type="string">
            <text:p>2026-02-12 03:23:25.170</text:p>
          </table:table-cell>
          <table:table-cell office:value-type="float" office:value="1770834205.17044" calcext:value-type="float">
            <text:p>1770834205.17044</text:p>
          </table:table-cell>
          <table:table-cell office:value-type="float" office:value="-55.69330211333" calcext:value-type="float">
            <text:p>-55.69330211333</text:p>
          </table:table-cell>
          <table:table-cell office:value-type="float" office:value="81.5015118261799" calcext:value-type="float">
            <text:p>81.5015118261799</text:p>
          </table:table-cell>
          <table:table-cell office:value-type="float" office:value="-4.246" calcext:value-type="float">
            <text:p>-4.246</text:p>
          </table:table-cell>
          <table:table-cell table:number-columns-repeated="2"/>
          <table:table-cell table:formula="of:=SQRT(([.C243]-[.C242])^2+([.D243]-[.D242])^2)" office:value-type="float" office:value="0.934667336371765" calcext:value-type="float">
            <text:p>0.934667336371765</text:p>
          </table:table-cell>
          <table:table-cell table:formula="of:=[.$H242]*3.6" office:value-type="float" office:value="3.36480241093835" calcext:value-type="float">
            <text:p>3.36480241093835</text:p>
          </table:table-cell>
        </table:table-row>
        <table:table-row table:style-name="ro1">
          <table:table-cell office:value-type="string" calcext:value-type="string">
            <text:p>2026-02-12 03:23:25.370</text:p>
          </table:table-cell>
          <table:table-cell office:value-type="float" office:value="1770834205.37042" calcext:value-type="float">
            <text:p>1770834205.37042</text:p>
          </table:table-cell>
          <table:table-cell office:value-type="float" office:value="-55.7645294202957" calcext:value-type="float">
            <text:p>-55.7645294202957</text:p>
          </table:table-cell>
          <table:table-cell office:value-type="float" office:value="80.569562417455" calcext:value-type="float">
            <text:p>80.569562417455</text:p>
          </table:table-cell>
          <table:table-cell office:value-type="float" office:value="-4.136" calcext:value-type="float">
            <text:p>-4.136</text:p>
          </table:table-cell>
          <table:table-cell table:number-columns-repeated="2"/>
          <table:table-cell table:formula="of:=SQRT(([.C244]-[.C243])^2+([.D244]-[.D243])^2)" office:value-type="float" office:value="1.00976951053171" calcext:value-type="float">
            <text:p>1.00976951053171</text:p>
          </table:table-cell>
          <table:table-cell table:formula="of:=[.$H243]*3.6" office:value-type="float" office:value="3.63517023791414" calcext:value-type="float">
            <text:p>3.63517023791414</text:p>
          </table:table-cell>
        </table:table-row>
        <table:table-row table:style-name="ro1">
          <table:table-cell office:value-type="string" calcext:value-type="string">
            <text:p>2026-02-12 03:23:25.670</text:p>
          </table:table-cell>
          <table:table-cell office:value-type="float" office:value="1770834205.67044" calcext:value-type="float">
            <text:p>1770834205.67044</text:p>
          </table:table-cell>
          <table:table-cell office:value-type="float" office:value="-55.7467333283275" calcext:value-type="float">
            <text:p>-55.7467333283275</text:p>
          </table:table-cell>
          <table:table-cell office:value-type="float" office:value="79.5599497375079" calcext:value-type="float">
            <text:p>79.5599497375079</text:p>
          </table:table-cell>
          <table:table-cell office:value-type="float" office:value="-4.041" calcext:value-type="float">
            <text:p>-4.041</text:p>
          </table:table-cell>
          <table:table-cell table:number-columns-repeated="2"/>
          <table:table-cell table:formula="of:=SQRT(([.C245]-[.C244])^2+([.D245]-[.D244])^2)" office:value-type="float" office:value="0.959151405230672" calcext:value-type="float">
            <text:p>0.959151405230672</text:p>
          </table:table-cell>
          <table:table-cell table:formula="of:=[.$H244]*3.6" office:value-type="float" office:value="3.45294505883042" calcext:value-type="float">
            <text:p>3.45294505883042</text:p>
          </table:table-cell>
        </table:table-row>
        <table:table-row table:style-name="ro1">
          <table:table-cell office:value-type="string" calcext:value-type="string">
            <text:p>2026-02-12 03:23:25.870</text:p>
          </table:table-cell>
          <table:table-cell office:value-type="float" office:value="1770834205.87049" calcext:value-type="float">
            <text:p>1770834205.87049</text:p>
          </table:table-cell>
          <table:table-cell office:value-type="float" office:value="-55.8446680741617" calcext:value-type="float">
            <text:p>-55.8446680741617</text:p>
          </table:table-cell>
          <table:table-cell office:value-type="float" office:value="78.6058112760074" calcext:value-type="float">
            <text:p>78.6058112760074</text:p>
          </table:table-cell>
          <table:table-cell office:value-type="float" office:value="-3.925" calcext:value-type="float">
            <text:p>-3.925</text:p>
          </table:table-cell>
          <table:table-cell table:number-columns-repeated="2"/>
          <table:table-cell table:formula="of:=SQRT(([.C246]-[.C245])^2+([.D246]-[.D245])^2)" office:value-type="float" office:value="0.930487254865177" calcext:value-type="float">
            <text:p>0.930487254865177</text:p>
          </table:table-cell>
          <table:table-cell table:formula="of:=[.$H245]*3.6" office:value-type="float" office:value="3.34975411751464" calcext:value-type="float">
            <text:p>3.34975411751464</text:p>
          </table:table-cell>
        </table:table-row>
        <table:table-row table:style-name="ro1">
          <table:table-cell office:value-type="string" calcext:value-type="string">
            <text:p>2026-02-12 03:23:26.170</text:p>
          </table:table-cell>
          <table:table-cell office:value-type="float" office:value="1770834206.17045" calcext:value-type="float">
            <text:p>1770834206.17045</text:p>
          </table:table-cell>
          <table:table-cell office:value-type="float" office:value="-55.9782121924218" calcext:value-type="float">
            <text:p>-55.9782121924218</text:p>
          </table:table-cell>
          <table:table-cell office:value-type="float" office:value="77.6849570530467" calcext:value-type="float">
            <text:p>77.6849570530467</text:p>
          </table:table-cell>
          <table:table-cell office:value-type="float" office:value="-3.866" calcext:value-type="float">
            <text:p>-3.866</text:p>
          </table:table-cell>
          <table:table-cell table:number-columns-repeated="2"/>
          <table:table-cell table:formula="of:=SQRT(([.C247]-[.C246])^2+([.D247]-[.D246])^2)" office:value-type="float" office:value="0.976977771233111" calcext:value-type="float">
            <text:p>0.976977771233111</text:p>
          </table:table-cell>
          <table:table-cell table:formula="of:=[.$H246]*3.6" office:value-type="float" office:value="3.5171199764392" calcext:value-type="float">
            <text:p>3.5171199764392</text:p>
          </table:table-cell>
        </table:table-row>
        <table:table-row table:style-name="ro1">
          <table:table-cell office:value-type="string" calcext:value-type="string">
            <text:p>2026-02-12 03:23:26.370</text:p>
          </table:table-cell>
          <table:table-cell office:value-type="float" office:value="1770834206.37041" calcext:value-type="float">
            <text:p>1770834206.37041</text:p>
          </table:table-cell>
          <table:table-cell office:value-type="float" office:value="-56.0138302936684" calcext:value-type="float">
            <text:p>-56.0138302936684</text:p>
          </table:table-cell>
          <table:table-cell office:value-type="float" office:value="76.708628769964" calcext:value-type="float">
            <text:p>76.708628769964</text:p>
          </table:table-cell>
          <table:table-cell office:value-type="float" office:value="-3.744" calcext:value-type="float">
            <text:p>-3.744</text:p>
          </table:table-cell>
          <table:table-cell table:number-columns-repeated="2"/>
          <table:table-cell table:formula="of:=SQRT(([.C248]-[.C247])^2+([.D248]-[.D247])^2)" office:value-type="float" office:value="1.06568084896758" calcext:value-type="float">
            <text:p>1.06568084896758</text:p>
          </table:table-cell>
          <table:table-cell table:formula="of:=[.$H247]*3.6" office:value-type="float" office:value="3.83645105628329" calcext:value-type="float">
            <text:p>3.83645105628329</text:p>
          </table:table-cell>
        </table:table-row>
        <table:table-row table:style-name="ro1">
          <table:table-cell office:value-type="string" calcext:value-type="string">
            <text:p>2026-02-12 03:23:26.670</text:p>
          </table:table-cell>
          <table:table-cell office:value-type="float" office:value="1770834206.67046" calcext:value-type="float">
            <text:p>1770834206.67046</text:p>
          </table:table-cell>
          <table:table-cell office:value-type="float" office:value="-56.0494491687277" calcext:value-type="float">
            <text:p>-56.0494491687277</text:p>
          </table:table-cell>
          <table:table-cell office:value-type="float" office:value="75.6435433425941" calcext:value-type="float">
            <text:p>75.6435433425941</text:p>
          </table:table-cell>
          <table:table-cell office:value-type="float" office:value="-3.62299999999999" calcext:value-type="float">
            <text:p>-3.62299999999999</text:p>
          </table:table-cell>
          <table:table-cell table:number-columns-repeated="2"/>
          <table:table-cell table:formula="of:=SQRT(([.C249]-[.C248])^2+([.D249]-[.D248])^2)" office:value-type="float" office:value="1.00961252026324" calcext:value-type="float">
            <text:p>1.00961252026324</text:p>
          </table:table-cell>
          <table:table-cell table:formula="of:=[.$H248]*3.6" office:value-type="float" office:value="3.63460507294765" calcext:value-type="float">
            <text:p>3.63460507294765</text:p>
          </table:table-cell>
        </table:table-row>
        <table:table-row table:style-name="ro1">
          <table:table-cell office:value-type="string" calcext:value-type="string">
            <text:p>2026-02-12 03:23:26.870</text:p>
          </table:table-cell>
          <table:table-cell office:value-type="float" office:value="1770834206.87049" calcext:value-type="float">
            <text:p>1770834206.87049</text:p>
          </table:table-cell>
          <table:table-cell office:value-type="float" office:value="-56.0494579155347" calcext:value-type="float">
            <text:p>-56.0494579155347</text:p>
          </table:table-cell>
          <table:table-cell office:value-type="float" office:value="74.6339308223687" calcext:value-type="float">
            <text:p>74.6339308223687</text:p>
          </table:table-cell>
          <table:table-cell office:value-type="float" office:value="-3.514" calcext:value-type="float">
            <text:p>-3.514</text:p>
          </table:table-cell>
          <table:table-cell table:number-columns-repeated="2"/>
          <table:table-cell table:formula="of:=SQRT(([.C250]-[.C249])^2+([.D250]-[.D249])^2)" office:value-type="float" office:value="1.09851396195591" calcext:value-type="float">
            <text:p>1.09851396195591</text:p>
          </table:table-cell>
          <table:table-cell table:formula="of:=[.$H249]*3.6" office:value-type="float" office:value="3.95465026304129" calcext:value-type="float">
            <text:p>3.95465026304129</text:p>
          </table:table-cell>
        </table:table-row>
        <table:table-row table:style-name="ro1">
          <table:table-cell office:value-type="string" calcext:value-type="string">
            <text:p>2026-02-12 03:23:27.170</text:p>
          </table:table-cell>
          <table:table-cell office:value-type="float" office:value="1770834207.1705" calcext:value-type="float">
            <text:p>1770834207.1705</text:p>
          </table:table-cell>
          <table:table-cell office:value-type="float" office:value="-56.0316625998821" calcext:value-type="float">
            <text:p>-56.0316625998821</text:p>
          </table:table-cell>
          <table:table-cell office:value-type="float" office:value="73.5355610069819" calcext:value-type="float">
            <text:p>73.5355610069819</text:p>
          </table:table-cell>
          <table:table-cell office:value-type="float" office:value="-3.404" calcext:value-type="float">
            <text:p>-3.404</text:p>
          </table:table-cell>
          <table:table-cell table:number-columns-repeated="2"/>
          <table:table-cell table:formula="of:=SQRT(([.C251]-[.C250])^2+([.D251]-[.D250])^2)" office:value-type="float" office:value="1.18766076598123" calcext:value-type="float">
            <text:p>1.18766076598123</text:p>
          </table:table-cell>
          <table:table-cell table:formula="of:=[.$H250]*3.6" office:value-type="float" office:value="4.27557875753242" calcext:value-type="float">
            <text:p>4.27557875753242</text:p>
          </table:table-cell>
        </table:table-row>
        <table:table-row table:style-name="ro1">
          <table:table-cell office:value-type="string" calcext:value-type="string">
            <text:p>2026-02-12 03:23:27.370</text:p>
          </table:table-cell>
          <table:table-cell office:value-type="float" office:value="1770834207.37048" calcext:value-type="float">
            <text:p>1770834207.37048</text:p>
          </table:table-cell>
          <table:table-cell office:value-type="float" office:value="-56.067282538861" calcext:value-type="float">
            <text:p>-56.067282538861</text:p>
          </table:table-cell>
          <table:table-cell office:value-type="float" office:value="72.3484345120378" calcext:value-type="float">
            <text:p>72.3484345120378</text:p>
          </table:table-cell>
          <table:table-cell office:value-type="float" office:value="-3.375" calcext:value-type="float">
            <text:p>-3.375</text:p>
          </table:table-cell>
          <table:table-cell table:number-columns-repeated="2"/>
          <table:table-cell table:formula="of:=SQRT(([.C252]-[.C251])^2+([.D252]-[.D251])^2)" office:value-type="float" office:value="1.28195687782714" calcext:value-type="float">
            <text:p>1.28195687782714</text:p>
          </table:table-cell>
          <table:table-cell table:formula="of:=[.$H251]*3.6" office:value-type="float" office:value="4.61504476017771" calcext:value-type="float">
            <text:p>4.61504476017771</text:p>
          </table:table-cell>
        </table:table-row>
        <table:table-row table:style-name="ro1">
          <table:table-cell office:value-type="string" calcext:value-type="string">
            <text:p>2026-02-12 03:23:27.670</text:p>
          </table:table-cell>
          <table:table-cell office:value-type="float" office:value="1770834207.67047" calcext:value-type="float">
            <text:p>1770834207.67047</text:p>
          </table:table-cell>
          <table:table-cell office:value-type="float" office:value="-56.1919274274842" calcext:value-type="float">
            <text:p>-56.1919274274842</text:p>
          </table:table-cell>
          <table:table-cell office:value-type="float" office:value="71.0725516458042" calcext:value-type="float">
            <text:p>71.0725516458042</text:p>
          </table:table-cell>
          <table:table-cell office:value-type="float" office:value="-3.39399999999999" calcext:value-type="float">
            <text:p>-3.39399999999999</text:p>
          </table:table-cell>
          <table:table-cell table:number-columns-repeated="2"/>
          <table:table-cell table:formula="of:=SQRT(([.C253]-[.C252])^2+([.D253]-[.D252])^2)" office:value-type="float" office:value="1.07618037056496" calcext:value-type="float">
            <text:p>1.07618037056496</text:p>
          </table:table-cell>
          <table:table-cell table:formula="of:=[.$H252]*3.6" office:value-type="float" office:value="3.87424933403387" calcext:value-type="float">
            <text:p>3.87424933403387</text:p>
          </table:table-cell>
        </table:table-row>
        <table:table-row table:style-name="ro1">
          <table:table-cell office:value-type="string" calcext:value-type="string">
            <text:p>2026-02-12 03:23:27.870</text:p>
          </table:table-cell>
          <table:table-cell office:value-type="float" office:value="1770834207.87048" calcext:value-type="float">
            <text:p>1770834207.87048</text:p>
          </table:table-cell>
          <table:table-cell office:value-type="float" office:value="-56.1919367567753" calcext:value-type="float">
            <text:p>-56.1919367567753</text:p>
          </table:table-cell>
          <table:table-cell office:value-type="float" office:value="69.9963712752797" calcext:value-type="float">
            <text:p>69.9963712752797</text:p>
          </table:table-cell>
          <table:table-cell office:value-type="float" office:value="-3.285" calcext:value-type="float">
            <text:p>-3.285</text:p>
          </table:table-cell>
          <table:table-cell table:number-columns-repeated="2"/>
          <table:table-cell table:formula="of:=SQRT(([.C254]-[.C253])^2+([.D254]-[.D253])^2)" office:value-type="float" office:value="1.22122220335882" calcext:value-type="float">
            <text:p>1.22122220335882</text:p>
          </table:table-cell>
          <table:table-cell table:formula="of:=[.$H253]*3.6" office:value-type="float" office:value="4.39639993209175" calcext:value-type="float">
            <text:p>4.39639993209175</text:p>
          </table:table-cell>
        </table:table-row>
        <table:table-row table:style-name="ro1">
          <table:table-cell office:value-type="string" calcext:value-type="string">
            <text:p>2026-02-12 03:23:28.170</text:p>
          </table:table-cell>
          <table:table-cell office:value-type="float" office:value="1770834208.1705" calcext:value-type="float">
            <text:p>1770834208.1705</text:p>
          </table:table-cell>
          <table:table-cell office:value-type="float" office:value="-56.2364594317623" calcext:value-type="float">
            <text:p>-56.2364594317623</text:p>
          </table:table-cell>
          <table:table-cell office:value-type="float" office:value="68.7759609338827" calcext:value-type="float">
            <text:p>68.7759609338827</text:p>
          </table:table-cell>
          <table:table-cell office:value-type="float" office:value="-3.31999999999999" calcext:value-type="float">
            <text:p>-3.31999999999999</text:p>
          </table:table-cell>
          <table:table-cell table:number-columns-repeated="2"/>
          <table:table-cell table:formula="of:=SQRT(([.C255]-[.C254])^2+([.D255]-[.D254])^2)" office:value-type="float" office:value="1.28710173777386" calcext:value-type="float">
            <text:p>1.28710173777386</text:p>
          </table:table-cell>
          <table:table-cell table:formula="of:=[.$H254]*3.6" office:value-type="float" office:value="4.63356625598589" calcext:value-type="float">
            <text:p>4.63356625598589</text:p>
          </table:table-cell>
        </table:table-row>
        <table:table-row table:style-name="ro1">
          <table:table-cell office:value-type="string" calcext:value-type="string">
            <text:p>2026-02-12 03:23:28.370</text:p>
          </table:table-cell>
          <table:table-cell office:value-type="float" office:value="1770834208.37046" calcext:value-type="float">
            <text:p>1770834208.37046</text:p>
          </table:table-cell>
          <table:table-cell office:value-type="float" office:value="-56.2542754299939" calcext:value-type="float">
            <text:p>-56.2542754299939</text:p>
          </table:table-cell>
          <table:table-cell office:value-type="float" office:value="67.4889825060964" calcext:value-type="float">
            <text:p>67.4889825060964</text:p>
          </table:table-cell>
          <table:table-cell office:value-type="float" office:value="-3.253" calcext:value-type="float">
            <text:p>-3.253</text:p>
          </table:table-cell>
          <table:table-cell table:number-columns-repeated="2"/>
          <table:table-cell table:formula="of:=SQRT(([.C256]-[.C255])^2+([.D256]-[.D255])^2)" office:value-type="float" office:value="1.2582379456245" calcext:value-type="float">
            <text:p>1.2582379456245</text:p>
          </table:table-cell>
          <table:table-cell table:formula="of:=[.$H255]*3.6" office:value-type="float" office:value="4.52965660424821" calcext:value-type="float">
            <text:p>4.52965660424821</text:p>
          </table:table-cell>
        </table:table-row>
        <table:table-row table:style-name="ro1">
          <table:table-cell office:value-type="string" calcext:value-type="string">
            <text:p>2026-02-12 03:23:28.670</text:p>
          </table:table-cell>
          <table:table-cell office:value-type="float" office:value="1770834208.67046" calcext:value-type="float">
            <text:p>1770834208.67046</text:p>
          </table:table-cell>
          <table:table-cell office:value-type="float" office:value="-56.3611153651727" calcext:value-type="float">
            <text:p>-56.3611153651727</text:p>
          </table:table-cell>
          <table:table-cell office:value-type="float" office:value="66.2352887811139" calcext:value-type="float">
            <text:p>66.2352887811139</text:p>
          </table:table-cell>
          <table:table-cell office:value-type="float" office:value="-3.327" calcext:value-type="float">
            <text:p>-3.327</text:p>
          </table:table-cell>
          <table:table-cell table:number-columns-repeated="2"/>
          <table:table-cell table:formula="of:=SQRT(([.C257]-[.C256])^2+([.D257]-[.D256])^2)" office:value-type="float" office:value="1.34271742870168" calcext:value-type="float">
            <text:p>1.34271742870168</text:p>
          </table:table-cell>
          <table:table-cell table:formula="of:=[.$H256]*3.6" office:value-type="float" office:value="4.83378274332606" calcext:value-type="float">
            <text:p>4.83378274332606</text:p>
          </table:table-cell>
        </table:table-row>
        <table:table-row table:style-name="ro1">
          <table:table-cell office:value-type="string" calcext:value-type="string">
            <text:p>2026-02-12 03:23:28.870</text:p>
          </table:table-cell>
          <table:table-cell office:value-type="float" office:value="1770834208.87049" calcext:value-type="float">
            <text:p>1770834208.87049</text:p>
          </table:table-cell>
          <table:table-cell office:value-type="float" office:value="-56.3344197418774" calcext:value-type="float">
            <text:p>-56.3344197418774</text:p>
          </table:table-cell>
          <table:table-cell office:value-type="float" office:value="64.8928367570043" calcext:value-type="float">
            <text:p>64.8928367570043</text:p>
          </table:table-cell>
          <table:table-cell office:value-type="float" office:value="-3.38199999999999" calcext:value-type="float">
            <text:p>-3.38199999999999</text:p>
          </table:table-cell>
          <table:table-cell table:number-columns-repeated="2"/>
          <table:table-cell table:formula="of:=SQRT(([.C258]-[.C257])^2+([.D258]-[.D257])^2)" office:value-type="float" office:value="1.3000254928265" calcext:value-type="float">
            <text:p>1.3000254928265</text:p>
          </table:table-cell>
          <table:table-cell table:formula="of:=[.$H257]*3.6" office:value-type="float" office:value="4.68009177417541" calcext:value-type="float">
            <text:p>4.68009177417541</text:p>
          </table:table-cell>
        </table:table-row>
        <table:table-row table:style-name="ro1">
          <table:table-cell office:value-type="string" calcext:value-type="string">
            <text:p>2026-02-12 03:23:29.170</text:p>
          </table:table-cell>
          <table:table-cell office:value-type="float" office:value="1770834209.1705" calcext:value-type="float">
            <text:p>1770834209.1705</text:p>
          </table:table-cell>
          <table:table-cell office:value-type="float" office:value="-56.2632115937886" calcext:value-type="float">
            <text:p>-56.2632115937886</text:p>
          </table:table-cell>
          <table:table-cell office:value-type="float" office:value="63.594762921799" calcext:value-type="float">
            <text:p>63.594762921799</text:p>
          </table:table-cell>
          <table:table-cell office:value-type="float" office:value="-3.45599999999999" calcext:value-type="float">
            <text:p>-3.45599999999999</text:p>
          </table:table-cell>
          <table:table-cell table:number-columns-repeated="2"/>
          <table:table-cell table:formula="of:=SQRT(([.C259]-[.C258])^2+([.D259]-[.D258])^2)" office:value-type="float" office:value="1.40901964349366" calcext:value-type="float">
            <text:p>1.40901964349366</text:p>
          </table:table-cell>
          <table:table-cell table:formula="of:=[.$H258]*3.6" office:value-type="float" office:value="5.07247071657717" calcext:value-type="float">
            <text:p>5.07247071657717</text:p>
          </table:table-cell>
        </table:table-row>
        <table:table-row table:style-name="ro1">
          <table:table-cell office:value-type="string" calcext:value-type="string">
            <text:p>2026-02-12 03:23:29.370</text:p>
          </table:table-cell>
          <table:table-cell office:value-type="float" office:value="1770834209.37044" calcext:value-type="float">
            <text:p>1770834209.37044</text:p>
          </table:table-cell>
          <table:table-cell office:value-type="float" office:value="-56.2632237935904" calcext:value-type="float">
            <text:p>-56.2632237935904</text:p>
          </table:table-cell>
          <table:table-cell office:value-type="float" office:value="62.1857432783581" calcext:value-type="float">
            <text:p>62.1857432783581</text:p>
          </table:table-cell>
          <table:table-cell office:value-type="float" office:value="-3.417" calcext:value-type="float">
            <text:p>-3.417</text:p>
          </table:table-cell>
          <table:table-cell table:number-columns-repeated="2"/>
          <table:table-cell table:formula="of:=SQRT(([.C260]-[.C259])^2+([.D260]-[.D259])^2)" office:value-type="float" office:value="1.29069883387696" calcext:value-type="float">
            <text:p>1.29069883387696</text:p>
          </table:table-cell>
          <table:table-cell table:formula="of:=[.$H259]*3.6" office:value-type="float" office:value="4.64651580195706" calcext:value-type="float">
            <text:p>4.64651580195706</text:p>
          </table:table-cell>
        </table:table-row>
        <table:table-row table:style-name="ro1">
          <table:table-cell office:value-type="string" calcext:value-type="string">
            <text:p>2026-02-12 03:23:29.670</text:p>
          </table:table-cell>
          <table:table-cell office:value-type="float" office:value="1770834209.67042" calcext:value-type="float">
            <text:p>1770834209.67042</text:p>
          </table:table-cell>
          <table:table-cell office:value-type="float" office:value="-56.3611616414855" calcext:value-type="float">
            <text:p>-56.3611616414855</text:p>
          </table:table-cell>
          <table:table-cell office:value-type="float" office:value="60.8987655560486" calcext:value-type="float">
            <text:p>60.8987655560486</text:p>
          </table:table-cell>
          <table:table-cell office:value-type="float" office:value="-3.685" calcext:value-type="float">
            <text:p>-3.685</text:p>
          </table:table-cell>
          <table:table-cell table:number-columns-repeated="2"/>
          <table:table-cell table:formula="of:=SQRT(([.C261]-[.C260])^2+([.D261]-[.D260])^2)" office:value-type="float" office:value="1.19789316994884" calcext:value-type="float">
            <text:p>1.19789316994884</text:p>
          </table:table-cell>
          <table:table-cell table:formula="of:=[.$H260]*3.6" office:value-type="float" office:value="4.31241541181584" calcext:value-type="float">
            <text:p>4.31241541181584</text:p>
          </table:table-cell>
        </table:table-row>
        <table:table-row table:style-name="ro1">
          <table:table-cell office:value-type="string" calcext:value-type="string">
            <text:p>2026-02-12 03:23:29.870</text:p>
          </table:table-cell>
          <table:table-cell office:value-type="float" office:value="1770834209.87044" calcext:value-type="float">
            <text:p>1770834209.87044</text:p>
          </table:table-cell>
          <table:table-cell office:value-type="float" office:value="-56.5214156541042" calcext:value-type="float">
            <text:p>-56.5214156541042</text:p>
          </table:table-cell>
          <table:table-cell office:value-type="float" office:value="59.7116401633248" calcext:value-type="float">
            <text:p>59.7116401633248</text:p>
          </table:table-cell>
          <table:table-cell office:value-type="float" office:value="-3.89999999999999" calcext:value-type="float">
            <text:p>-3.89999999999999</text:p>
          </table:table-cell>
          <table:table-cell table:number-columns-repeated="2"/>
          <table:table-cell table:formula="of:=SQRT(([.C262]-[.C261])^2+([.D262]-[.D261])^2)" office:value-type="float" office:value="1.44299026680979" calcext:value-type="float">
            <text:p>1.44299026680979</text:p>
          </table:table-cell>
          <table:table-cell table:formula="of:=[.$H261]*3.6" office:value-type="float" office:value="5.19476496051526" calcext:value-type="float">
            <text:p>5.19476496051526</text:p>
          </table:table-cell>
        </table:table-row>
        <table:table-row table:style-name="ro1">
          <table:table-cell office:value-type="string" calcext:value-type="string">
            <text:p>2026-02-12 03:23:30.170</text:p>
          </table:table-cell>
          <table:table-cell office:value-type="float" office:value="1770834210.17053" calcext:value-type="float">
            <text:p>1770834210.17053</text:p>
          </table:table-cell>
          <table:table-cell office:value-type="float" office:value="-56.5659403260215" calcext:value-type="float">
            <text:p>-56.5659403260215</text:p>
          </table:table-cell>
          <table:table-cell office:value-type="float" office:value="58.2693369830959" calcext:value-type="float">
            <text:p>58.2693369830959</text:p>
          </table:table-cell>
          <table:table-cell office:value-type="float" office:value="-4.00699999999999" calcext:value-type="float">
            <text:p>-4.00699999999999</text:p>
          </table:table-cell>
          <table:table-cell table:number-columns-repeated="2"/>
          <table:table-cell table:formula="of:=SQRT(([.C263]-[.C262])^2+([.D263]-[.D262])^2)" office:value-type="float" office:value="1.25902503720079" calcext:value-type="float">
            <text:p>1.25902503720079</text:p>
          </table:table-cell>
          <table:table-cell table:formula="of:=[.$H262]*3.6" office:value-type="float" office:value="4.53249013392285" calcext:value-type="float">
            <text:p>4.53249013392285</text:p>
          </table:table-cell>
        </table:table-row>
        <table:table-row table:style-name="ro1">
          <table:table-cell office:value-type="string" calcext:value-type="string">
            <text:p>2026-02-12 03:23:30.370</text:p>
          </table:table-cell>
          <table:table-cell office:value-type="float" office:value="1770834210.37061" calcext:value-type="float">
            <text:p>1770834210.37061</text:p>
          </table:table-cell>
          <table:table-cell office:value-type="float" office:value="-56.6816828265437" calcext:value-type="float">
            <text:p>-56.6816828265437</text:p>
          </table:table-cell>
          <table:table-cell office:value-type="float" office:value="57.0156433531083" calcext:value-type="float">
            <text:p>57.0156433531083</text:p>
          </table:table-cell>
          <table:table-cell office:value-type="float" office:value="-4.25699999999999" calcext:value-type="float">
            <text:p>-4.25699999999999</text:p>
          </table:table-cell>
          <table:table-cell table:number-columns-repeated="2"/>
          <table:table-cell table:formula="of:=SQRT(([.C264]-[.C263])^2+([.D264]-[.D263])^2)" office:value-type="float" office:value="1.4248222213903" calcext:value-type="float">
            <text:p>1.4248222213903</text:p>
          </table:table-cell>
          <table:table-cell table:formula="of:=[.$H263]*3.6" office:value-type="float" office:value="5.12935999700506" calcext:value-type="float">
            <text:p>5.12935999700506</text:p>
          </table:table-cell>
        </table:table-row>
        <table:table-row table:style-name="ro1">
          <table:table-cell office:value-type="string" calcext:value-type="string">
            <text:p>2026-02-12 03:23:30.670</text:p>
          </table:table-cell>
          <table:table-cell office:value-type="float" office:value="1770834210.67046" calcext:value-type="float">
            <text:p>1770834210.67046</text:p>
          </table:table-cell>
          <table:table-cell office:value-type="float" office:value="-56.7974268072285" calcext:value-type="float">
            <text:p>-56.7974268072285</text:p>
          </table:table-cell>
          <table:table-cell office:value-type="float" office:value="55.5955300852656" calcext:value-type="float">
            <text:p>55.5955300852656</text:p>
          </table:table-cell>
          <table:table-cell office:value-type="float" office:value="-4.34699999999999" calcext:value-type="float">
            <text:p>-4.34699999999999</text:p>
          </table:table-cell>
          <table:table-cell table:number-columns-repeated="2"/>
          <table:table-cell table:formula="of:=SQRT(([.C265]-[.C264])^2+([.D265]-[.D264])^2)" office:value-type="float" office:value="1.53232838429333" calcext:value-type="float">
            <text:p>1.53232838429333</text:p>
          </table:table-cell>
          <table:table-cell table:formula="of:=[.$H264]*3.6" office:value-type="float" office:value="5.51638218345599" calcext:value-type="float">
            <text:p>5.51638218345599</text:p>
          </table:table-cell>
        </table:table-row>
        <table:table-row table:style-name="ro1">
          <table:table-cell office:value-type="string" calcext:value-type="string">
            <text:p>2026-02-12 03:23:30.870</text:p>
          </table:table-cell>
          <table:table-cell office:value-type="float" office:value="1770834210.87046" calcext:value-type="float">
            <text:p>1770834210.87046</text:p>
          </table:table-cell>
          <table:table-cell office:value-type="float" office:value="-56.859757175087" calcext:value-type="float">
            <text:p>-56.859757175087</text:p>
          </table:table-cell>
          <table:table-cell office:value-type="float" office:value="54.0644699288532" calcext:value-type="float">
            <text:p>54.0644699288532</text:p>
          </table:table-cell>
          <table:table-cell office:value-type="float" office:value="-4.172" calcext:value-type="float">
            <text:p>-4.172</text:p>
          </table:table-cell>
          <table:table-cell table:number-columns-repeated="2"/>
          <table:table-cell table:formula="of:=SQRT(([.C266]-[.C265])^2+([.D266]-[.D265])^2)" office:value-type="float" office:value="1.43344984971353" calcext:value-type="float">
            <text:p>1.43344984971353</text:p>
          </table:table-cell>
          <table:table-cell table:formula="of:=[.$H265]*3.6" office:value-type="float" office:value="5.1604194589687" calcext:value-type="float">
            <text:p>5.1604194589687</text:p>
          </table:table-cell>
        </table:table-row>
        <table:table-row table:style-name="ro1">
          <table:table-cell office:value-type="string" calcext:value-type="string">
            <text:p>2026-02-12 03:23:31.170</text:p>
          </table:table-cell>
          <table:table-cell office:value-type="float" office:value="1770834211.17045" calcext:value-type="float">
            <text:p>1770834211.17045</text:p>
          </table:table-cell>
          <table:table-cell office:value-type="float" office:value="-56.9398915648344" calcext:value-type="float">
            <text:p>-56.9398915648344</text:p>
          </table:table-cell>
          <table:table-cell office:value-type="float" office:value="52.633261715062" calcext:value-type="float">
            <text:p>52.633261715062</text:p>
          </table:table-cell>
          <table:table-cell office:value-type="float" office:value="-4.047" calcext:value-type="float">
            <text:p>-4.047</text:p>
          </table:table-cell>
          <table:table-cell table:number-columns-repeated="2"/>
          <table:table-cell table:formula="of:=SQRT(([.C267]-[.C266])^2+([.D267]-[.D266])^2)" office:value-type="float" office:value="1.36568602983132" calcext:value-type="float">
            <text:p>1.36568602983132</text:p>
          </table:table-cell>
          <table:table-cell table:formula="of:=[.$H266]*3.6" office:value-type="float" office:value="4.91646970739275" calcext:value-type="float">
            <text:p>4.91646970739275</text:p>
          </table:table-cell>
        </table:table-row>
        <table:table-row table:style-name="ro1">
          <table:table-cell office:value-type="string" calcext:value-type="string">
            <text:p>2026-02-12 03:23:31.370</text:p>
          </table:table-cell>
          <table:table-cell office:value-type="float" office:value="1770834211.37043" calcext:value-type="float">
            <text:p>1770834211.37043</text:p>
          </table:table-cell>
          <table:table-cell office:value-type="float" office:value="-56.993318082008" calcext:value-type="float">
            <text:p>-56.993318082008</text:p>
          </table:table-cell>
          <table:table-cell office:value-type="float" office:value="51.2686211252585" calcext:value-type="float">
            <text:p>51.2686211252585</text:p>
          </table:table-cell>
          <table:table-cell office:value-type="float" office:value="-4.11999999999999" calcext:value-type="float">
            <text:p>-4.11999999999999</text:p>
          </table:table-cell>
          <table:table-cell table:number-columns-repeated="2"/>
          <table:table-cell table:formula="of:=SQRT(([.C268]-[.C267])^2+([.D268]-[.D267])^2)" office:value-type="float" office:value="1.22769470087862" calcext:value-type="float">
            <text:p>1.22769470087862</text:p>
          </table:table-cell>
          <table:table-cell table:formula="of:=[.$H267]*3.6" office:value-type="float" office:value="4.41970092316305" calcext:value-type="float">
            <text:p>4.41970092316305</text:p>
          </table:table-cell>
        </table:table-row>
        <table:table-row table:style-name="ro1">
          <table:table-cell office:value-type="string" calcext:value-type="string">
            <text:p>2026-02-12 03:23:31.670</text:p>
          </table:table-cell>
          <table:table-cell office:value-type="float" office:value="1770834211.67044" calcext:value-type="float">
            <text:p>1770834211.67044</text:p>
          </table:table-cell>
          <table:table-cell office:value-type="float" office:value="-57.1268653083826" calcext:value-type="float">
            <text:p>-57.1268653083826</text:p>
          </table:table-cell>
          <table:table-cell office:value-type="float" office:value="50.0482115969062" calcext:value-type="float">
            <text:p>50.0482115969062</text:p>
          </table:table-cell>
          <table:table-cell office:value-type="float" office:value="-4.34399999999999" calcext:value-type="float">
            <text:p>-4.34399999999999</text:p>
          </table:table-cell>
          <table:table-cell table:number-columns-repeated="2"/>
          <table:table-cell table:formula="of:=SQRT(([.C269]-[.C268])^2+([.D269]-[.D268])^2)" office:value-type="float" office:value="1.32613222729528" calcext:value-type="float">
            <text:p>1.32613222729528</text:p>
          </table:table-cell>
          <table:table-cell table:formula="of:=[.$H268]*3.6" office:value-type="float" office:value="4.77407601826302" calcext:value-type="float">
            <text:p>4.77407601826302</text:p>
          </table:table-cell>
        </table:table-row>
        <table:table-row table:style-name="ro1">
          <table:table-cell office:value-type="string" calcext:value-type="string">
            <text:p>2026-02-12 03:23:31.870</text:p>
          </table:table-cell>
          <table:table-cell office:value-type="float" office:value="1770834211.87044" calcext:value-type="float">
            <text:p>1770834211.87044</text:p>
          </table:table-cell>
          <table:table-cell office:value-type="float" office:value="-57.2515110020177" calcext:value-type="float">
            <text:p>-57.2515110020177</text:p>
          </table:table-cell>
          <table:table-cell office:value-type="float" office:value="48.7279502078891" calcext:value-type="float">
            <text:p>48.7279502078891</text:p>
          </table:table-cell>
          <table:table-cell office:value-type="float" office:value="-4.511" calcext:value-type="float">
            <text:p>-4.511</text:p>
          </table:table-cell>
          <table:table-cell table:number-columns-repeated="2"/>
          <table:table-cell table:formula="of:=SQRT(([.C270]-[.C269])^2+([.D270]-[.D269])^2)" office:value-type="float" office:value="1.29804633324492" calcext:value-type="float">
            <text:p>1.29804633324492</text:p>
          </table:table-cell>
          <table:table-cell table:formula="of:=[.$H269]*3.6" office:value-type="float" office:value="4.67296679968171" calcext:value-type="float">
            <text:p>4.67296679968171</text:p>
          </table:table-cell>
        </table:table-row>
        <table:table-row table:style-name="ro1">
          <table:table-cell office:value-type="string" calcext:value-type="string">
            <text:p>2026-02-12 03:23:32.170</text:p>
          </table:table-cell>
          <table:table-cell office:value-type="float" office:value="1770834212.17046" calcext:value-type="float">
            <text:p>1770834212.17046</text:p>
          </table:table-cell>
          <table:table-cell office:value-type="float" office:value="-57.0823758463375" calcext:value-type="float">
            <text:p>-57.0823758463375</text:p>
          </table:table-cell>
          <table:table-cell office:value-type="float" office:value="47.4409701838158" calcext:value-type="float">
            <text:p>47.4409701838158</text:p>
          </table:table-cell>
          <table:table-cell office:value-type="float" office:value="-4.557" calcext:value-type="float">
            <text:p>-4.557</text:p>
          </table:table-cell>
          <table:table-cell table:number-columns-repeated="2"/>
          <table:table-cell table:formula="of:=SQRT(([.C271]-[.C270])^2+([.D271]-[.D270])^2)" office:value-type="float" office:value="1.14330288361436" calcext:value-type="float">
            <text:p>1.14330288361436</text:p>
          </table:table-cell>
          <table:table-cell table:formula="of:=[.$H270]*3.6" office:value-type="float" office:value="4.1158903810117" calcext:value-type="float">
            <text:p>4.1158903810117</text:p>
          </table:table-cell>
        </table:table-row>
        <table:table-row table:style-name="ro1">
          <table:table-cell office:value-type="string" calcext:value-type="string">
            <text:p>2026-02-12 03:23:32.370</text:p>
          </table:table-cell>
          <table:table-cell office:value-type="float" office:value="1770834212.37045" calcext:value-type="float">
            <text:p>1770834212.37045</text:p>
          </table:table-cell>
          <table:table-cell office:value-type="float" office:value="-57.0467760317843" calcext:value-type="float">
            <text:p>-57.0467760317843</text:p>
          </table:table-cell>
          <table:table-cell office:value-type="float" office:value="46.298221682664" calcext:value-type="float">
            <text:p>46.298221682664</text:p>
          </table:table-cell>
          <table:table-cell office:value-type="float" office:value="-4.747" calcext:value-type="float">
            <text:p>-4.747</text:p>
          </table:table-cell>
          <table:table-cell table:number-columns-repeated="2"/>
          <table:table-cell table:formula="of:=SQRT(([.C272]-[.C271])^2+([.D272]-[.D271])^2)" office:value-type="float" office:value="1.15662129022125" calcext:value-type="float">
            <text:p>1.15662129022125</text:p>
          </table:table-cell>
          <table:table-cell table:formula="of:=[.$H271]*3.6" office:value-type="float" office:value="4.16383664479648" calcext:value-type="float">
            <text:p>4.16383664479648</text:p>
          </table:table-cell>
        </table:table-row>
        <table:table-row table:style-name="ro1">
          <table:table-cell office:value-type="string" calcext:value-type="string">
            <text:p>2026-02-12 03:23:32.670</text:p>
          </table:table-cell>
          <table:table-cell office:value-type="float" office:value="1770834212.67044" calcext:value-type="float">
            <text:p>1770834212.67044</text:p>
          </table:table-cell>
          <table:table-cell office:value-type="float" office:value="-57.1269080815255" calcext:value-type="float">
            <text:p>-57.1269080815255</text:p>
          </table:table-cell>
          <table:table-cell office:value-type="float" office:value="45.1443795515224" calcext:value-type="float">
            <text:p>45.1443795515224</text:p>
          </table:table-cell>
          <table:table-cell office:value-type="float" office:value="-4.818" calcext:value-type="float">
            <text:p>-4.818</text:p>
          </table:table-cell>
          <table:table-cell table:number-columns-repeated="2"/>
          <table:table-cell table:formula="of:=SQRT(([.C273]-[.C272])^2+([.D273]-[.D272])^2)" office:value-type="float" office:value="0.929251440282447" calcext:value-type="float">
            <text:p>0.929251440282447</text:p>
          </table:table-cell>
          <table:table-cell table:formula="of:=[.$H272]*3.6" office:value-type="float" office:value="3.34530518501681" calcext:value-type="float">
            <text:p>3.34530518501681</text:p>
          </table:table-cell>
        </table:table-row>
        <table:table-row table:style-name="ro1">
          <table:table-cell office:value-type="string" calcext:value-type="string">
            <text:p>2026-02-12 03:23:32.870</text:p>
          </table:table-cell>
          <table:table-cell office:value-type="float" office:value="1770834212.87047" calcext:value-type="float">
            <text:p>1770834212.87047</text:p>
          </table:table-cell>
          <table:table-cell office:value-type="float" office:value="-57.2515503450995" calcext:value-type="float">
            <text:p>-57.2515503450995</text:p>
          </table:table-cell>
          <table:table-cell office:value-type="float" office:value="44.2235253038816" calcext:value-type="float">
            <text:p>44.2235253038816</text:p>
          </table:table-cell>
          <table:table-cell office:value-type="float" office:value="-5.20399999999999" calcext:value-type="float">
            <text:p>-5.20399999999999</text:p>
          </table:table-cell>
          <table:table-cell table:number-columns-repeated="2"/>
          <table:table-cell table:formula="of:=SQRT(([.C274]-[.C273])^2+([.D274]-[.D273])^2)" office:value-type="float" office:value="1.06280667778705" calcext:value-type="float">
            <text:p>1.06280667778705</text:p>
          </table:table-cell>
          <table:table-cell table:formula="of:=[.$H273]*3.6" office:value-type="float" office:value="3.82610404003337" calcext:value-type="float">
            <text:p>3.82610404003337</text:p>
          </table:table-cell>
        </table:table-row>
        <table:table-row table:style-name="ro1">
          <table:table-cell office:value-type="string" calcext:value-type="string">
            <text:p>2026-02-12 03:23:33.170</text:p>
          </table:table-cell>
          <table:table-cell office:value-type="float" office:value="1770834213.17045" calcext:value-type="float">
            <text:p>1770834213.17045</text:p>
          </table:table-cell>
          <table:table-cell office:value-type="float" office:value="-57.4563157195807" calcext:value-type="float">
            <text:p>-57.4563157195807</text:p>
          </table:table-cell>
          <table:table-cell office:value-type="float" office:value="43.1806306899525" calcext:value-type="float">
            <text:p>43.1806306899525</text:p>
          </table:table-cell>
          <table:table-cell office:value-type="float" office:value="-5.521" calcext:value-type="float">
            <text:p>-5.521</text:p>
          </table:table-cell>
          <table:table-cell table:number-columns-repeated="2"/>
          <table:table-cell table:formula="of:=SQRT(([.C275]-[.C274])^2+([.D275]-[.D274])^2)" office:value-type="float" office:value="1.25405949488786" calcext:value-type="float">
            <text:p>1.25405949488786</text:p>
          </table:table-cell>
          <table:table-cell table:formula="of:=[.$H274]*3.6" office:value-type="float" office:value="4.51461418159628" calcext:value-type="float">
            <text:p>4.51461418159628</text:p>
          </table:table-cell>
        </table:table-row>
        <table:table-row table:style-name="ro1">
          <table:table-cell office:value-type="string" calcext:value-type="string">
            <text:p>2026-02-12 03:23:33.370</text:p>
          </table:table-cell>
          <table:table-cell office:value-type="float" office:value="1770834213.37046" calcext:value-type="float">
            <text:p>1770834213.37046</text:p>
          </table:table-cell>
          <table:table-cell office:value-type="float" office:value="-57.6254731023219" calcext:value-type="float">
            <text:p>-57.6254731023219</text:p>
          </table:table-cell>
          <table:table-cell office:value-type="float" office:value="41.9380322042853" calcext:value-type="float">
            <text:p>41.9380322042853</text:p>
          </table:table-cell>
          <table:table-cell office:value-type="float" office:value="-5.59599999999999" calcext:value-type="float">
            <text:p>-5.59599999999999</text:p>
          </table:table-cell>
          <table:table-cell table:number-columns-repeated="2"/>
          <table:table-cell table:formula="of:=SQRT(([.C276]-[.C275])^2+([.D276]-[.D275])^2)" office:value-type="float" office:value="1.12059426115241" calcext:value-type="float">
            <text:p>1.12059426115241</text:p>
          </table:table-cell>
          <table:table-cell table:formula="of:=[.$H275]*3.6" office:value-type="float" office:value="4.03413934014868" calcext:value-type="float">
            <text:p>4.03413934014868</text:p>
          </table:table-cell>
        </table:table-row>
        <table:table-row table:style-name="ro1">
          <table:table-cell office:value-type="string" calcext:value-type="string">
            <text:p>2026-02-12 03:23:33.670</text:p>
          </table:table-cell>
          <table:table-cell office:value-type="float" office:value="1770834213.67044" calcext:value-type="float">
            <text:p>1770834213.67044</text:p>
          </table:table-cell>
          <table:table-cell office:value-type="float" office:value="-57.6343853748404" calcext:value-type="float">
            <text:p>-57.6343853748404</text:p>
          </table:table-cell>
          <table:table-cell office:value-type="float" office:value="40.817473384086" calcext:value-type="float">
            <text:p>40.817473384086</text:p>
          </table:table-cell>
          <table:table-cell office:value-type="float" office:value="-5.678" calcext:value-type="float">
            <text:p>-5.678</text:p>
          </table:table-cell>
          <table:table-cell table:number-columns-repeated="2"/>
          <table:table-cell table:formula="of:=SQRT(([.C277]-[.C276])^2+([.D277]-[.D276])^2)" office:value-type="float" office:value="0.91084897007725" calcext:value-type="float">
            <text:p>0.91084897007725</text:p>
          </table:table-cell>
          <table:table-cell table:formula="of:=[.$H276]*3.6" office:value-type="float" office:value="3.2790562922781" calcext:value-type="float">
            <text:p>3.2790562922781</text:p>
          </table:table-cell>
        </table:table-row>
        <table:table-row table:style-name="ro1">
          <table:table-cell office:value-type="string" calcext:value-type="string">
            <text:p>2026-02-12 03:23:33.870</text:p>
          </table:table-cell>
          <table:table-cell office:value-type="float" office:value="1770834213.87042" calcext:value-type="float">
            <text:p>1770834213.87042</text:p>
          </table:table-cell>
          <table:table-cell office:value-type="float" office:value="-57.6789055987028" calcext:value-type="float">
            <text:p>-57.6789055987028</text:p>
          </table:table-cell>
          <table:table-cell office:value-type="float" office:value="39.907713088207" calcext:value-type="float">
            <text:p>39.907713088207</text:p>
          </table:table-cell>
          <table:table-cell office:value-type="float" office:value="-5.83699999999999" calcext:value-type="float">
            <text:p>-5.83699999999999</text:p>
          </table:table-cell>
          <table:table-cell table:number-columns-repeated="2"/>
          <table:table-cell table:formula="of:=SQRT(([.C278]-[.C277])^2+([.D278]-[.D277])^2)" office:value-type="float" office:value="0.99318531544873" calcext:value-type="float">
            <text:p>0.99318531544873</text:p>
          </table:table-cell>
          <table:table-cell table:formula="of:=[.$H277]*3.6" office:value-type="float" office:value="3.57546713561543" calcext:value-type="float">
            <text:p>3.57546713561543</text:p>
          </table:table-cell>
        </table:table-row>
        <table:table-row table:style-name="ro1">
          <table:table-cell office:value-type="string" calcext:value-type="string">
            <text:p>2026-02-12 03:23:34.170</text:p>
          </table:table-cell>
          <table:table-cell office:value-type="float" office:value="1770834214.17045" calcext:value-type="float">
            <text:p>1770834214.17045</text:p>
          </table:table-cell>
          <table:table-cell office:value-type="float" office:value="-57.7857436694903" calcext:value-type="float">
            <text:p>-57.7857436694903</text:p>
          </table:table-cell>
          <table:table-cell office:value-type="float" office:value="38.9202908393927" calcext:value-type="float">
            <text:p>38.9202908393927</text:p>
          </table:table-cell>
          <table:table-cell office:value-type="float" office:value="-6.282" calcext:value-type="float">
            <text:p>-6.282</text:p>
          </table:table-cell>
          <table:table-cell table:number-columns-repeated="2"/>
          <table:table-cell table:formula="of:=SQRT(([.C279]-[.C278])^2+([.D279]-[.D278])^2)" office:value-type="float" office:value="1.03563517741308" calcext:value-type="float">
            <text:p>1.03563517741308</text:p>
          </table:table-cell>
          <table:table-cell table:formula="of:=[.$H278]*3.6" office:value-type="float" office:value="3.72828663868709" calcext:value-type="float">
            <text:p>3.72828663868709</text:p>
          </table:table-cell>
        </table:table-row>
        <table:table-row table:style-name="ro1">
          <table:table-cell office:value-type="string" calcext:value-type="string">
            <text:p>2026-02-12 03:23:34.370</text:p>
          </table:table-cell>
          <table:table-cell office:value-type="float" office:value="1770834214.37054" calcext:value-type="float">
            <text:p>1770834214.37054</text:p>
          </table:table-cell>
          <table:table-cell office:value-type="float" office:value="-57.8747772480128" calcext:value-type="float">
            <text:p>-57.8747772480128</text:p>
          </table:table-cell>
          <table:table-cell office:value-type="float" office:value="37.8884898689576" calcext:value-type="float">
            <text:p>37.8884898689576</text:p>
          </table:table-cell>
          <table:table-cell office:value-type="float" office:value="-6.696" calcext:value-type="float">
            <text:p>-6.696</text:p>
          </table:table-cell>
          <table:table-cell table:number-columns-repeated="2"/>
          <table:table-cell table:formula="of:=SQRT(([.C280]-[.C279])^2+([.D280]-[.D279])^2)" office:value-type="float" office:value="1.43297979526079" calcext:value-type="float">
            <text:p>1.43297979526079</text:p>
          </table:table-cell>
          <table:table-cell table:formula="of:=[.$H279]*3.6" office:value-type="float" office:value="5.15872726293885" calcext:value-type="float">
            <text:p>5.15872726293885</text:p>
          </table:table-cell>
        </table:table-row>
        <table:table-row table:style-name="ro1">
          <table:table-cell office:value-type="string" calcext:value-type="string">
            <text:p>2026-02-12 03:23:34.670</text:p>
          </table:table-cell>
          <table:table-cell office:value-type="float" office:value="1770834214.67045" calcext:value-type="float">
            <text:p>1770834214.67045</text:p>
          </table:table-cell>
          <table:table-cell office:value-type="float" office:value="-57.8035701915505" calcext:value-type="float">
            <text:p>-57.8035701915505</text:p>
          </table:table-cell>
          <table:table-cell office:value-type="float" office:value="36.4572803634219" calcext:value-type="float">
            <text:p>36.4572803634219</text:p>
          </table:table-cell>
          <table:table-cell office:value-type="float" office:value="-6.44199999999999" calcext:value-type="float">
            <text:p>-6.44199999999999</text:p>
          </table:table-cell>
          <table:table-cell table:number-columns-repeated="2"/>
          <table:table-cell table:formula="of:=SQRT(([.C281]-[.C280])^2+([.D281]-[.D280])^2)" office:value-type="float" office:value="1.13461610321519" calcext:value-type="float">
            <text:p>1.13461610321519</text:p>
          </table:table-cell>
          <table:table-cell table:formula="of:=[.$H280]*3.6" office:value-type="float" office:value="4.08461797157469" calcext:value-type="float">
            <text:p>4.08461797157469</text:p>
          </table:table-cell>
        </table:table-row>
        <table:table-row table:style-name="ro1">
          <table:table-cell office:value-type="string" calcext:value-type="string">
            <text:p>2026-02-12 03:23:34.870</text:p>
          </table:table-cell>
          <table:table-cell office:value-type="float" office:value="1770834214.87044" calcext:value-type="float">
            <text:p>1770834214.87044</text:p>
          </table:table-cell>
          <table:table-cell office:value-type="float" office:value="-57.9816291203024" calcext:value-type="float">
            <text:p>-57.9816291203024</text:p>
          </table:table-cell>
          <table:table-cell office:value-type="float" office:value="35.3367230379954" calcext:value-type="float">
            <text:p>35.3367230379954</text:p>
          </table:table-cell>
          <table:table-cell office:value-type="float" office:value="-6.738" calcext:value-type="float">
            <text:p>-6.738</text:p>
          </table:table-cell>
          <table:table-cell table:number-columns-repeated="2"/>
          <table:table-cell table:formula="of:=SQRT(([.C282]-[.C281])^2+([.D282]-[.D281])^2)" office:value-type="float" office:value="1.27591493898058" calcext:value-type="float">
            <text:p>1.27591493898058</text:p>
          </table:table-cell>
          <table:table-cell table:formula="of:=[.$H281]*3.6" office:value-type="float" office:value="4.5932937803301" calcext:value-type="float">
            <text:p>4.5932937803301</text:p>
          </table:table-cell>
        </table:table-row>
        <table:table-row table:style-name="ro1">
          <table:table-cell office:value-type="string" calcext:value-type="string">
            <text:p>2026-02-12 03:23:35.170</text:p>
          </table:table-cell>
          <table:table-cell office:value-type="float" office:value="1770834215.17048" calcext:value-type="float">
            <text:p>1770834215.17048</text:p>
          </table:table-cell>
          <table:table-cell office:value-type="float" office:value="-57.9905427938793" calcext:value-type="float">
            <text:p>-57.9905427938793</text:p>
          </table:table-cell>
          <table:table-cell office:value-type="float" office:value="34.060839235317" calcext:value-type="float">
            <text:p>34.060839235317</text:p>
          </table:table-cell>
          <table:table-cell office:value-type="float" office:value="-6.726" calcext:value-type="float">
            <text:p>-6.726</text:p>
          </table:table-cell>
          <table:table-cell table:number-columns-repeated="2"/>
          <table:table-cell table:formula="of:=SQRT(([.C283]-[.C282])^2+([.D283]-[.D282])^2)" office:value-type="float" office:value="1.08939188074598" calcext:value-type="float">
            <text:p>1.08939188074598</text:p>
          </table:table-cell>
          <table:table-cell table:formula="of:=[.$H282]*3.6" office:value-type="float" office:value="3.92181077068553" calcext:value-type="float">
            <text:p>3.92181077068553</text:p>
          </table:table-cell>
        </table:table-row>
        <table:table-row table:style-name="ro1">
          <table:table-cell office:value-type="string" calcext:value-type="string">
            <text:p>2026-02-12 03:23:35.370</text:p>
          </table:table-cell>
          <table:table-cell office:value-type="float" office:value="1770834215.3705" calcext:value-type="float">
            <text:p>1770834215.3705</text:p>
          </table:table-cell>
          <table:table-cell office:value-type="float" office:value="-58.1596989420359" calcext:value-type="float">
            <text:p>-58.1596989420359</text:p>
          </table:table-cell>
          <table:table-cell office:value-type="float" office:value="32.9846604084596" calcext:value-type="float">
            <text:p>32.9846604084596</text:p>
          </table:table-cell>
          <table:table-cell office:value-type="float" office:value="-7.071" calcext:value-type="float">
            <text:p>-7.071</text:p>
          </table:table-cell>
          <table:table-cell table:number-columns-repeated="2"/>
          <table:table-cell table:formula="of:=SQRT(([.C284]-[.C283])^2+([.D284]-[.D283])^2)" office:value-type="float" office:value="1.4547335273559" calcext:value-type="float">
            <text:p>1.4547335273559</text:p>
          </table:table-cell>
          <table:table-cell table:formula="of:=[.$H283]*3.6" office:value-type="float" office:value="5.23704069848126" calcext:value-type="float">
            <text:p>5.23704069848126</text:p>
          </table:table-cell>
        </table:table-row>
        <table:table-row table:style-name="ro1">
          <table:table-cell office:value-type="string" calcext:value-type="string">
            <text:p>2026-02-12 03:23:35.670</text:p>
          </table:table-cell>
          <table:table-cell office:value-type="float" office:value="1770834215.6705" calcext:value-type="float">
            <text:p>1770834215.6705</text:p>
          </table:table-cell>
          <table:table-cell office:value-type="float" office:value="-58.2220289534889" calcext:value-type="float">
            <text:p>-58.2220289534889</text:p>
          </table:table-cell>
          <table:table-cell office:value-type="float" office:value="31.5312628010288" calcext:value-type="float">
            <text:p>31.5312628010288</text:p>
          </table:table-cell>
          <table:table-cell office:value-type="float" office:value="-6.93299999999999" calcext:value-type="float">
            <text:p>-6.93299999999999</text:p>
          </table:table-cell>
          <table:table-cell table:number-columns-repeated="2"/>
          <table:table-cell table:formula="of:=SQRT(([.C285]-[.C284])^2+([.D285]-[.D284])^2)" office:value-type="float" office:value="1.18358928163805" calcext:value-type="float">
            <text:p>1.18358928163805</text:p>
          </table:table-cell>
          <table:table-cell table:formula="of:=[.$H284]*3.6" office:value-type="float" office:value="4.26092141389697" calcext:value-type="float">
            <text:p>4.26092141389697</text:p>
          </table:table-cell>
        </table:table-row>
        <table:table-row table:style-name="ro1">
          <table:table-cell office:value-type="string" calcext:value-type="string">
            <text:p>2026-02-12 03:23:35.870</text:p>
          </table:table-cell>
          <table:table-cell office:value-type="float" office:value="1770834215.87048" calcext:value-type="float">
            <text:p>1770834215.87048</text:p>
          </table:table-cell>
          <table:table-cell office:value-type="float" office:value="-58.3555762179312" calcext:value-type="float">
            <text:p>-58.3555762179312</text:p>
          </table:table-cell>
          <table:table-cell office:value-type="float" office:value="30.355231884867" calcext:value-type="float">
            <text:p>30.355231884867</text:p>
          </table:table-cell>
          <table:table-cell office:value-type="float" office:value="-7.179" calcext:value-type="float">
            <text:p>-7.179</text:p>
          </table:table-cell>
          <table:table-cell table:number-columns-repeated="2"/>
          <table:table-cell table:formula="of:=SQRT(([.C286]-[.C285])^2+([.D286]-[.D285])^2)" office:value-type="float" office:value="1.38785857034232" calcext:value-type="float">
            <text:p>1.38785857034232</text:p>
          </table:table-cell>
          <table:table-cell table:formula="of:=[.$H285]*3.6" office:value-type="float" office:value="4.99629085323235" calcext:value-type="float">
            <text:p>4.99629085323235</text:p>
          </table:table-cell>
        </table:table-row>
        <table:table-row table:style-name="ro1">
          <table:table-cell office:value-type="string" calcext:value-type="string">
            <text:p>2026-02-12 03:23:36.170</text:p>
          </table:table-cell>
          <table:table-cell office:value-type="float" office:value="1770834216.17048" calcext:value-type="float">
            <text:p>1770834216.17048</text:p>
          </table:table-cell>
          <table:table-cell office:value-type="float" office:value="-58.4090032228269" calcext:value-type="float">
            <text:p>-58.4090032228269</text:p>
          </table:table-cell>
          <table:table-cell office:value-type="float" office:value="28.9684020588174" calcext:value-type="float">
            <text:p>28.9684020588174</text:p>
          </table:table-cell>
          <table:table-cell office:value-type="float" office:value="-7.08399999999999" calcext:value-type="float">
            <text:p>-7.08399999999999</text:p>
          </table:table-cell>
          <table:table-cell table:number-columns-repeated="2"/>
          <table:table-cell table:formula="of:=SQRT(([.C287]-[.C286])^2+([.D287]-[.D286])^2)" office:value-type="float" office:value="1.22507743752662" calcext:value-type="float">
            <text:p>1.22507743752662</text:p>
          </table:table-cell>
          <table:table-cell table:formula="of:=[.$H286]*3.6" office:value-type="float" office:value="4.41027877509582" calcext:value-type="float">
            <text:p>4.41027877509582</text:p>
          </table:table-cell>
        </table:table-row>
        <table:table-row table:style-name="ro1">
          <table:table-cell office:value-type="string" calcext:value-type="string">
            <text:p>2026-02-12 03:23:36.370</text:p>
          </table:table-cell>
          <table:table-cell office:value-type="float" office:value="1770834216.37049" calcext:value-type="float">
            <text:p>1770834216.37049</text:p>
          </table:table-cell>
          <table:table-cell office:value-type="float" office:value="-58.5158435488702" calcext:value-type="float">
            <text:p>-58.5158435488702</text:p>
          </table:table-cell>
          <table:table-cell office:value-type="float" office:value="27.747992343735" calcext:value-type="float">
            <text:p>27.747992343735</text:p>
          </table:table-cell>
          <table:table-cell office:value-type="float" office:value="-7.27199999999999" calcext:value-type="float">
            <text:p>-7.27199999999999</text:p>
          </table:table-cell>
          <table:table-cell table:number-columns-repeated="2"/>
          <table:table-cell table:formula="of:=SQRT(([.C288]-[.C287])^2+([.D288]-[.D287])^2)" office:value-type="float" office:value="1.16768952153974" calcext:value-type="float">
            <text:p>1.16768952153974</text:p>
          </table:table-cell>
          <table:table-cell table:formula="of:=[.$H287]*3.6" office:value-type="float" office:value="4.20368227754305" calcext:value-type="float">
            <text:p>4.20368227754305</text:p>
          </table:table-cell>
        </table:table-row>
        <table:table-row table:style-name="ro1">
          <table:table-cell office:value-type="string" calcext:value-type="string">
            <text:p>2026-02-12 03:23:36.670</text:p>
          </table:table-cell>
          <table:table-cell office:value-type="float" office:value="1770834216.67049" calcext:value-type="float">
            <text:p>1770834216.67049</text:p>
          </table:table-cell>
          <table:table-cell office:value-type="float" office:value="-58.5959760191618" calcext:value-type="float">
            <text:p>-58.5959760191618</text:p>
          </table:table-cell>
          <table:table-cell office:value-type="float" office:value="26.5830556047149" calcext:value-type="float">
            <text:p>26.5830556047149</text:p>
          </table:table-cell>
          <table:table-cell office:value-type="float" office:value="-7.482" calcext:value-type="float">
            <text:p>-7.482</text:p>
          </table:table-cell>
          <table:table-cell table:number-columns-repeated="2"/>
          <table:table-cell table:formula="of:=SQRT(([.C289]-[.C288])^2+([.D289]-[.D288])^2)" office:value-type="float" office:value="1.05639448922818" calcext:value-type="float">
            <text:p>1.05639448922818</text:p>
          </table:table-cell>
          <table:table-cell table:formula="of:=[.$H288]*3.6" office:value-type="float" office:value="3.80302016122145" calcext:value-type="float">
            <text:p>3.80302016122145</text:p>
          </table:table-cell>
        </table:table-row>
        <table:table-row table:style-name="ro1">
          <table:table-cell office:value-type="string" calcext:value-type="string">
            <text:p>2026-02-12 03:23:36.870</text:p>
          </table:table-cell>
          <table:table-cell office:value-type="float" office:value="1770834216.87047" calcext:value-type="float">
            <text:p>1770834216.87047</text:p>
          </table:table-cell>
          <table:table-cell office:value-type="float" office:value="-58.6672050603083" calcext:value-type="float">
            <text:p>-58.6672050603083</text:p>
          </table:table-cell>
          <table:table-cell office:value-type="float" office:value="25.5290652154945" calcext:value-type="float">
            <text:p>25.5290652154945</text:p>
          </table:table-cell>
          <table:table-cell office:value-type="float" office:value="-7.8" calcext:value-type="float">
            <text:p>-7.8</text:p>
          </table:table-cell>
          <table:table-cell table:number-columns-repeated="2"/>
          <table:table-cell table:formula="of:=SQRT(([.C290]-[.C289])^2+([.D290]-[.D289])^2)" office:value-type="float" office:value="1.03184013895538" calcext:value-type="float">
            <text:p>1.03184013895538</text:p>
          </table:table-cell>
          <table:table-cell table:formula="of:=[.$H289]*3.6" office:value-type="float" office:value="3.71462450023936" calcext:value-type="float">
            <text:p>3.71462450023936</text:p>
          </table:table-cell>
        </table:table-row>
        <table:table-row table:style-name="ro1">
          <table:table-cell office:value-type="string" calcext:value-type="string">
            <text:p>2026-02-12 03:23:37.170</text:p>
          </table:table-cell>
          <table:table-cell office:value-type="float" office:value="1770834217.17044" calcext:value-type="float">
            <text:p>1770834217.17044</text:p>
          </table:table-cell>
          <table:table-cell office:value-type="float" office:value="-58.6583117241389" calcext:value-type="float">
            <text:p>-58.6583117241389</text:p>
          </table:table-cell>
          <table:table-cell office:value-type="float" office:value="24.4972634026781" calcext:value-type="float">
            <text:p>24.4972634026781</text:p>
          </table:table-cell>
          <table:table-cell office:value-type="float" office:value="-8.11399999999999" calcext:value-type="float">
            <text:p>-8.11399999999999</text:p>
          </table:table-cell>
          <table:table-cell table:number-columns-repeated="2"/>
          <table:table-cell table:formula="of:=SQRT(([.C291]-[.C290])^2+([.D291]-[.D290])^2)" office:value-type="float" office:value="1.32792390345264" calcext:value-type="float">
            <text:p>1.32792390345264</text:p>
          </table:table-cell>
          <table:table-cell table:formula="of:=[.$H290]*3.6" office:value-type="float" office:value="4.78052605242952" calcext:value-type="float">
            <text:p>4.78052605242952</text:p>
          </table:table-cell>
        </table:table-row>
        <table:table-row table:style-name="ro1">
          <table:table-cell office:value-type="string" calcext:value-type="string">
            <text:p>2026-02-12 03:23:37.370</text:p>
          </table:table-cell>
          <table:table-cell office:value-type="float" office:value="1770834217.37053" calcext:value-type="float">
            <text:p>1770834217.37053</text:p>
          </table:table-cell>
          <table:table-cell office:value-type="float" office:value="-58.51588391728" calcext:value-type="float">
            <text:p>-58.51588391728</text:p>
          </table:table-cell>
          <table:table-cell office:value-type="float" office:value="23.1769997118972" calcext:value-type="float">
            <text:p>23.1769997118972</text:p>
          </table:table-cell>
          <table:table-cell office:value-type="float" office:value="-8.038" calcext:value-type="float">
            <text:p>-8.038</text:p>
          </table:table-cell>
          <table:table-cell table:number-columns-repeated="2"/>
          <table:table-cell table:formula="of:=SQRT(([.C292]-[.C291])^2+([.D292]-[.D291])^2)" office:value-type="float" office:value="1.24053853788883" calcext:value-type="float">
            <text:p>1.24053853788883</text:p>
          </table:table-cell>
          <table:table-cell table:formula="of:=[.$H291]*3.6" office:value-type="float" office:value="4.46593873639979" calcext:value-type="float">
            <text:p>4.46593873639979</text:p>
          </table:table-cell>
        </table:table-row>
        <table:table-row table:style-name="ro1">
          <table:table-cell office:value-type="string" calcext:value-type="string">
            <text:p>2026-02-12 03:23:37.670</text:p>
          </table:table-cell>
          <table:table-cell office:value-type="float" office:value="1770834217.67046" calcext:value-type="float">
            <text:p>1770834217.67046</text:p>
          </table:table-cell>
          <table:table-cell office:value-type="float" office:value="-58.2933329627267" calcext:value-type="float">
            <text:p>-58.2933329627267</text:p>
          </table:table-cell>
          <table:table-cell office:value-type="float" office:value="21.9565871027298" calcext:value-type="float">
            <text:p>21.9565871027298</text:p>
          </table:table-cell>
          <table:table-cell office:value-type="float" office:value="-7.95399999999999" calcext:value-type="float">
            <text:p>-7.95399999999999</text:p>
          </table:table-cell>
          <table:table-cell table:number-columns-repeated="2"/>
          <table:table-cell table:formula="of:=SQRT(([.C293]-[.C292])^2+([.D293]-[.D292])^2)" office:value-type="float" office:value="1.00976943063398" calcext:value-type="float">
            <text:p>1.00976943063398</text:p>
          </table:table-cell>
          <table:table-cell table:formula="of:=[.$H292]*3.6" office:value-type="float" office:value="3.63516995028233" calcext:value-type="float">
            <text:p>3.63516995028233</text:p>
          </table:table-cell>
        </table:table-row>
        <table:table-row table:style-name="ro1">
          <table:table-cell office:value-type="string" calcext:value-type="string">
            <text:p>2026-02-12 03:23:37.870</text:p>
          </table:table-cell>
          <table:table-cell office:value-type="float" office:value="1770834217.87045" calcext:value-type="float">
            <text:p>1770834217.87045</text:p>
          </table:table-cell>
          <table:table-cell office:value-type="float" office:value="-58.3111467827694" calcext:value-type="float">
            <text:p>-58.3111467827694</text:p>
          </table:table-cell>
          <table:table-cell office:value-type="float" office:value="20.9469748153351" calcext:value-type="float">
            <text:p>20.9469748153351</text:p>
          </table:table-cell>
          <table:table-cell office:value-type="float" office:value="-8.00099999999999" calcext:value-type="float">
            <text:p>-8.00099999999999</text:p>
          </table:table-cell>
          <table:table-cell table:number-columns-repeated="2"/>
          <table:table-cell table:formula="of:=SQRT(([.C294]-[.C293])^2+([.D294]-[.D293])^2)" office:value-type="float" office:value="0.943422694998852" calcext:value-type="float">
            <text:p>0.943422694998852</text:p>
          </table:table-cell>
          <table:table-cell table:formula="of:=[.$H293]*3.6" office:value-type="float" office:value="3.39632170199587" calcext:value-type="float">
            <text:p>3.39632170199587</text:p>
          </table:table-cell>
        </table:table-row>
        <table:table-row table:style-name="ro1">
          <table:table-cell office:value-type="string" calcext:value-type="string">
            <text:p>2026-02-12 03:23:38.170</text:p>
          </table:table-cell>
          <table:table-cell office:value-type="float" office:value="1770834218.17046" calcext:value-type="float">
            <text:p>1770834218.17046</text:p>
          </table:table-cell>
          <table:table-cell office:value-type="float" office:value="-58.2844476627652" calcext:value-type="float">
            <text:p>-58.2844476627652</text:p>
          </table:table-cell>
          <table:table-cell office:value-type="float" office:value="20.0039299922064" calcext:value-type="float">
            <text:p>20.0039299922064</text:p>
          </table:table-cell>
          <table:table-cell office:value-type="float" office:value="-8.106" calcext:value-type="float">
            <text:p>-8.106</text:p>
          </table:table-cell>
          <table:table-cell table:number-columns-repeated="2"/>
          <table:table-cell table:formula="of:=SQRT(([.C295]-[.C294])^2+([.D295]-[.D294])^2)" office:value-type="float" office:value="1.0757842958223" calcext:value-type="float">
            <text:p>1.0757842958223</text:p>
          </table:table-cell>
          <table:table-cell table:formula="of:=[.$H294]*3.6" office:value-type="float" office:value="3.87282346496028" calcext:value-type="float">
            <text:p>3.87282346496028</text:p>
          </table:table-cell>
        </table:table-row>
        <table:table-row table:style-name="ro1">
          <table:table-cell office:value-type="string" calcext:value-type="string">
            <text:p>2026-02-12 03:23:38.370</text:p>
          </table:table-cell>
          <table:table-cell office:value-type="float" office:value="1770834218.37047" calcext:value-type="float">
            <text:p>1770834218.37047</text:p>
          </table:table-cell>
          <table:table-cell office:value-type="float" office:value="-58.133114997996" calcext:value-type="float">
            <text:p>-58.133114997996</text:p>
          </table:table-cell>
          <table:table-cell office:value-type="float" office:value="18.9388430118561" calcext:value-type="float">
            <text:p>18.9388430118561</text:p>
          </table:table-cell>
          <table:table-cell office:value-type="float" office:value="-7.973" calcext:value-type="float">
            <text:p>-7.973</text:p>
          </table:table-cell>
          <table:table-cell table:number-columns-repeated="2"/>
          <table:table-cell table:formula="of:=SQRT(([.C296]-[.C295])^2+([.D296]-[.D295])^2)" office:value-type="float" office:value="1.05553235618134" calcext:value-type="float">
            <text:p>1.05553235618134</text:p>
          </table:table-cell>
          <table:table-cell table:formula="of:=[.$H295]*3.6" office:value-type="float" office:value="3.79991648225282" calcext:value-type="float">
            <text:p>3.79991648225282</text:p>
          </table:table-cell>
        </table:table-row>
        <table:table-row table:style-name="ro1">
          <table:table-cell office:value-type="string" calcext:value-type="string">
            <text:p>2026-02-12 03:23:38.670</text:p>
          </table:table-cell>
          <table:table-cell office:value-type="float" office:value="1770834218.67052" calcext:value-type="float">
            <text:p>1770834218.67052</text:p>
          </table:table-cell>
          <table:table-cell office:value-type="float" office:value="-57.9105622158968" calcext:value-type="float">
            <text:p>-57.9105622158968</text:p>
          </table:table-cell>
          <table:table-cell office:value-type="float" office:value="17.9070393415168" calcext:value-type="float">
            <text:p>17.9070393415168</text:p>
          </table:table-cell>
          <table:table-cell office:value-type="float" office:value="-7.98299999999999" calcext:value-type="float">
            <text:p>-7.98299999999999</text:p>
          </table:table-cell>
          <table:table-cell table:number-columns-repeated="2"/>
          <table:table-cell table:formula="of:=SQRT(([.C297]-[.C296])^2+([.D297]-[.D296])^2)" office:value-type="float" office:value="0.980324653627537" calcext:value-type="float">
            <text:p>0.980324653627537</text:p>
          </table:table-cell>
          <table:table-cell table:formula="of:=[.$H296]*3.6" office:value-type="float" office:value="3.52916875305913" calcext:value-type="float">
            <text:p>3.52916875305913</text:p>
          </table:table-cell>
        </table:table-row>
        <table:table-row table:style-name="ro1">
          <table:table-cell office:value-type="string" calcext:value-type="string">
            <text:p>2026-02-12 03:23:38.870</text:p>
          </table:table-cell>
          <table:table-cell office:value-type="float" office:value="1770834218.87054" calcext:value-type="float">
            <text:p>1770834218.87054</text:p>
          </table:table-cell>
          <table:table-cell office:value-type="float" office:value="-57.5188612070633" calcext:value-type="float">
            <text:p>-57.5188612070633</text:p>
          </table:table-cell>
          <table:table-cell office:value-type="float" office:value="17.0083699105307" calcext:value-type="float">
            <text:p>17.0083699105307</text:p>
          </table:table-cell>
          <table:table-cell office:value-type="float" office:value="-8.04899999999999" calcext:value-type="float">
            <text:p>-8.04899999999999</text:p>
          </table:table-cell>
          <table:table-cell table:number-columns-repeated="2"/>
          <table:table-cell table:formula="of:=SQRT(([.C298]-[.C297])^2+([.D298]-[.D297])^2)" office:value-type="float" office:value="0.932874775169163" calcext:value-type="float">
            <text:p>0.932874775169163</text:p>
          </table:table-cell>
          <table:table-cell table:formula="of:=[.$H297]*3.6" office:value-type="float" office:value="3.35834919060899" calcext:value-type="float">
            <text:p>3.35834919060899</text:p>
          </table:table-cell>
        </table:table-row>
        <table:table-row table:style-name="ro1">
          <table:table-cell office:value-type="string" calcext:value-type="string">
            <text:p>2026-02-12 03:23:39.170</text:p>
          </table:table-cell>
          <table:table-cell office:value-type="float" office:value="1770834219.17051" calcext:value-type="float">
            <text:p>1770834219.17051</text:p>
          </table:table-cell>
          <table:table-cell office:value-type="float" office:value="-57.0559395479504" calcext:value-type="float">
            <text:p>-57.0559395479504</text:p>
          </table:table-cell>
          <table:table-cell office:value-type="float" office:value="16.1984570240602" calcext:value-type="float">
            <text:p>16.1984570240602</text:p>
          </table:table-cell>
          <table:table-cell office:value-type="float" office:value="-8.075" calcext:value-type="float">
            <text:p>-8.075</text:p>
          </table:table-cell>
          <table:table-cell table:number-columns-repeated="2"/>
          <table:table-cell table:formula="of:=SQRT(([.C299]-[.C298])^2+([.D299]-[.D298])^2)" office:value-type="float" office:value="1.00104242427564" calcext:value-type="float">
            <text:p>1.00104242427564</text:p>
          </table:table-cell>
          <table:table-cell table:formula="of:=[.$H298]*3.6" office:value-type="float" office:value="3.60375272739231" calcext:value-type="float">
            <text:p>3.60375272739231</text:p>
          </table:table-cell>
        </table:table-row>
        <table:table-row table:style-name="ro1">
          <table:table-cell office:value-type="string" calcext:value-type="string">
            <text:p>2026-02-12 03:23:39.370</text:p>
          </table:table-cell>
          <table:table-cell office:value-type="float" office:value="1770834219.3705" calcext:value-type="float">
            <text:p>1770834219.3705</text:p>
          </table:table-cell>
          <table:table-cell office:value-type="float" office:value="-56.5930184644531" calcext:value-type="float">
            <text:p>-56.5930184644531</text:p>
          </table:table-cell>
          <table:table-cell office:value-type="float" office:value="15.3108816719614" calcext:value-type="float">
            <text:p>15.3108816719614</text:p>
          </table:table-cell>
          <table:table-cell office:value-type="float" office:value="-8.142" calcext:value-type="float">
            <text:p>-8.142</text:p>
          </table:table-cell>
          <table:table-cell table:number-columns-repeated="2"/>
          <table:table-cell table:formula="of:=SQRT(([.C300]-[.C299])^2+([.D300]-[.D299])^2)" office:value-type="float" office:value="1.04321751905099" calcext:value-type="float">
            <text:p>1.04321751905099</text:p>
          </table:table-cell>
          <table:table-cell table:formula="of:=[.$H299]*3.6" office:value-type="float" office:value="3.75558306858356" calcext:value-type="float">
            <text:p>3.75558306858356</text:p>
          </table:table-cell>
        </table:table-row>
        <table:table-row table:style-name="ro1">
          <table:table-cell office:value-type="string" calcext:value-type="string">
            <text:p>2026-02-12 03:23:39.670</text:p>
          </table:table-cell>
          <table:table-cell office:value-type="float" office:value="1770834219.67047" calcext:value-type="float">
            <text:p>1770834219.67047</text:p>
          </table:table-cell>
          <table:table-cell office:value-type="float" office:value="-55.9787547993474" calcext:value-type="float">
            <text:p>-55.9787547993474</text:p>
          </table:table-cell>
          <table:table-cell office:value-type="float" office:value="14.4676836277358" calcext:value-type="float">
            <text:p>14.4676836277358</text:p>
          </table:table-cell>
          <table:table-cell office:value-type="float" office:value="-8.112" calcext:value-type="float">
            <text:p>-8.112</text:p>
          </table:table-cell>
          <table:table-cell table:number-columns-repeated="2"/>
          <table:table-cell table:formula="of:=SQRT(([.C301]-[.C300])^2+([.D301]-[.D300])^2)" office:value-type="float" office:value="1.02770175700856" calcext:value-type="float">
            <text:p>1.02770175700856</text:p>
          </table:table-cell>
          <table:table-cell table:formula="of:=[.$H300]*3.6" office:value-type="float" office:value="3.69972632523083" calcext:value-type="float">
            <text:p>3.69972632523083</text:p>
          </table:table-cell>
        </table:table-row>
        <table:table-row table:style-name="ro1">
          <table:table-cell office:value-type="string" calcext:value-type="string">
            <text:p>2026-02-12 03:23:39.870</text:p>
          </table:table-cell>
          <table:table-cell office:value-type="float" office:value="1770834219.87045" calcext:value-type="float">
            <text:p>1770834219.87045</text:p>
          </table:table-cell>
          <table:table-cell office:value-type="float" office:value="-55.2576603452908" calcext:value-type="float">
            <text:p>-55.2576603452908</text:p>
          </table:table-cell>
          <table:table-cell office:value-type="float" office:value="13.7354311509989" calcext:value-type="float">
            <text:p>13.7354311509989</text:p>
          </table:table-cell>
          <table:table-cell office:value-type="float" office:value="-8.112" calcext:value-type="float">
            <text:p>-8.112</text:p>
          </table:table-cell>
          <table:table-cell table:number-columns-repeated="2"/>
          <table:table-cell table:formula="of:=SQRT(([.C302]-[.C301])^2+([.D302]-[.D301])^2)" office:value-type="float" office:value="1.08440703186993" calcext:value-type="float">
            <text:p>1.08440703186993</text:p>
          </table:table-cell>
          <table:table-cell table:formula="of:=[.$H301]*3.6" office:value-type="float" office:value="3.90386531473173" calcext:value-type="float">
            <text:p>3.90386531473173</text:p>
          </table:table-cell>
        </table:table-row>
        <table:table-row table:style-name="ro1">
          <table:table-cell office:value-type="string" calcext:value-type="string">
            <text:p>2026-02-12 03:23:40.170</text:p>
          </table:table-cell>
          <table:table-cell office:value-type="float" office:value="1770834220.17046" calcext:value-type="float">
            <text:p>1770834220.17046</text:p>
          </table:table-cell>
          <table:table-cell office:value-type="float" office:value="-54.5365664138226" calcext:value-type="float">
            <text:p>-54.5365664138226</text:p>
          </table:table-cell>
          <table:table-cell office:value-type="float" office:value="12.9255162463523" calcext:value-type="float">
            <text:p>12.9255162463523</text:p>
          </table:table-cell>
          <table:table-cell office:value-type="float" office:value="-8" calcext:value-type="float">
            <text:p>-8</text:p>
          </table:table-cell>
          <table:table-cell table:number-columns-repeated="2"/>
          <table:table-cell table:formula="of:=SQRT(([.C303]-[.C302])^2+([.D303]-[.D302])^2)" office:value-type="float" office:value="1.09682304499872" calcext:value-type="float">
            <text:p>1.09682304499872</text:p>
          </table:table-cell>
          <table:table-cell table:formula="of:=[.$H302]*3.6" office:value-type="float" office:value="3.9485629619954" calcext:value-type="float">
            <text:p>3.9485629619954</text:p>
          </table:table-cell>
        </table:table-row>
        <table:table-row table:style-name="ro1">
          <table:table-cell office:value-type="string" calcext:value-type="string">
            <text:p>2026-02-12 03:23:40.370</text:p>
          </table:table-cell>
          <table:table-cell office:value-type="float" office:value="1770834220.37047" calcext:value-type="float">
            <text:p>1770834220.37047</text:p>
          </table:table-cell>
          <table:table-cell office:value-type="float" office:value="-53.7620571954758" calcext:value-type="float">
            <text:p>-53.7620571954758</text:p>
          </table:table-cell>
          <table:table-cell office:value-type="float" office:value="12.148884890601" calcext:value-type="float">
            <text:p>12.148884890601</text:p>
          </table:table-cell>
          <table:table-cell office:value-type="float" office:value="-7.72199999999999" calcext:value-type="float">
            <text:p>-7.72199999999999</text:p>
          </table:table-cell>
          <table:table-cell table:number-columns-repeated="2"/>
          <table:table-cell table:formula="of:=SQRT(([.C304]-[.C303])^2+([.D304]-[.D303])^2)" office:value-type="float" office:value="1.15479542274345" calcext:value-type="float">
            <text:p>1.15479542274345</text:p>
          </table:table-cell>
          <table:table-cell table:formula="of:=[.$H303]*3.6" office:value-type="float" office:value="4.15726352187643" calcext:value-type="float">
            <text:p>4.15726352187643</text:p>
          </table:table-cell>
        </table:table-row>
        <table:table-row table:style-name="ro1">
          <table:table-cell office:value-type="string" calcext:value-type="string">
            <text:p>2026-02-12 03:23:40.670</text:p>
          </table:table-cell>
          <table:table-cell office:value-type="float" office:value="1770834220.67045" calcext:value-type="float">
            <text:p>1770834220.67045</text:p>
          </table:table-cell>
          <table:table-cell office:value-type="float" office:value="-52.9074255152955" calcext:value-type="float">
            <text:p>-52.9074255152955</text:p>
          </table:table-cell>
          <table:table-cell office:value-type="float" office:value="11.3722529574297" calcext:value-type="float">
            <text:p>11.3722529574297</text:p>
          </table:table-cell>
          <table:table-cell office:value-type="float" office:value="-7.286" calcext:value-type="float">
            <text:p>-7.286</text:p>
          </table:table-cell>
          <table:table-cell table:number-columns-repeated="2"/>
          <table:table-cell table:formula="of:=SQRT(([.C305]-[.C304])^2+([.D305]-[.D304])^2)" office:value-type="float" office:value="0.915917228995848" calcext:value-type="float">
            <text:p>0.915917228995848</text:p>
          </table:table-cell>
          <table:table-cell table:formula="of:=[.$H304]*3.6" office:value-type="float" office:value="3.29730202438505" calcext:value-type="float">
            <text:p>3.29730202438505</text:p>
          </table:table-cell>
        </table:table-row>
        <table:table-row table:style-name="ro1">
          <table:table-cell office:value-type="string" calcext:value-type="string">
            <text:p>2026-02-12 03:23:40.870</text:p>
          </table:table-cell>
          <table:table-cell office:value-type="float" office:value="1770834220.87044" calcext:value-type="float">
            <text:p>1770834220.87044</text:p>
          </table:table-cell>
          <table:table-cell office:value-type="float" office:value="-52.1062058870448" calcext:value-type="float">
            <text:p>-52.1062058870448</text:p>
          </table:table-cell>
          <table:table-cell office:value-type="float" office:value="10.9284608014859" calcext:value-type="float">
            <text:p>10.9284608014859</text:p>
          </table:table-cell>
          <table:table-cell office:value-type="float" office:value="-7.252" calcext:value-type="float">
            <text:p>-7.252</text:p>
          </table:table-cell>
          <table:table-cell table:number-columns-repeated="2"/>
          <table:table-cell table:formula="of:=SQRT(([.C306]-[.C305])^2+([.D306]-[.D305])^2)" office:value-type="float" office:value="1.05188994100527" calcext:value-type="float">
            <text:p>1.05188994100527</text:p>
          </table:table-cell>
          <table:table-cell table:formula="of:=[.$H305]*3.6" office:value-type="float" office:value="3.78680378761899" calcext:value-type="float">
            <text:p>3.78680378761899</text:p>
          </table:table-cell>
        </table:table-row>
        <table:table-row table:style-name="ro1">
          <table:table-cell office:value-type="string" calcext:value-type="string">
            <text:p>2026-02-12 03:23:41.170</text:p>
          </table:table-cell>
          <table:table-cell office:value-type="float" office:value="1770834221.17053" calcext:value-type="float">
            <text:p>1770834221.17053</text:p>
          </table:table-cell>
          <table:table-cell office:value-type="float" office:value="-51.1803518850356" calcext:value-type="float">
            <text:p>-51.1803518850356</text:p>
          </table:table-cell>
          <table:table-cell office:value-type="float" office:value="10.4291945248842" calcext:value-type="float">
            <text:p>10.4291945248842</text:p>
          </table:table-cell>
          <table:table-cell office:value-type="float" office:value="-7.113" calcext:value-type="float">
            <text:p>-7.113</text:p>
          </table:table-cell>
          <table:table-cell table:number-columns-repeated="2"/>
          <table:table-cell table:formula="of:=SQRT(([.C307]-[.C306])^2+([.D307]-[.D306])^2)" office:value-type="float" office:value="1.11816851755401" calcext:value-type="float">
            <text:p>1.11816851755401</text:p>
          </table:table-cell>
          <table:table-cell table:formula="of:=[.$H306]*3.6" office:value-type="float" office:value="4.02540666319445" calcext:value-type="float">
            <text:p>4.02540666319445</text:p>
          </table:table-cell>
        </table:table-row>
        <table:table-row table:style-name="ro1">
          <table:table-cell office:value-type="string" calcext:value-type="string">
            <text:p>2026-02-12 03:23:41.370</text:p>
          </table:table-cell>
          <table:table-cell office:value-type="float" office:value="1770834221.37044" calcext:value-type="float">
            <text:p>1770834221.37044</text:p>
          </table:table-cell>
          <table:table-cell office:value-type="float" office:value="-50.1743753556511" calcext:value-type="float">
            <text:p>-50.1743753556511</text:p>
          </table:table-cell>
          <table:table-cell office:value-type="float" office:value="9.94102236675099" calcext:value-type="float">
            <text:p>9.94102236675099</text:p>
          </table:table-cell>
          <table:table-cell office:value-type="float" office:value="-6.93599999999999" calcext:value-type="float">
            <text:p>-6.93599999999999</text:p>
          </table:table-cell>
          <table:table-cell table:number-columns-repeated="2"/>
          <table:table-cell table:formula="of:=SQRT(([.C308]-[.C307])^2+([.D308]-[.D307])^2)" office:value-type="float" office:value="1.05472979296903" calcext:value-type="float">
            <text:p>1.05472979296903</text:p>
          </table:table-cell>
          <table:table-cell table:formula="of:=[.$H307]*3.6" office:value-type="float" office:value="3.79702725468851" calcext:value-type="float">
            <text:p>3.79702725468851</text:p>
          </table:table-cell>
        </table:table-row>
        <table:table-row table:style-name="ro1">
          <table:table-cell office:value-type="string" calcext:value-type="string">
            <text:p>2026-02-12 03:23:41.670</text:p>
          </table:table-cell>
          <table:table-cell office:value-type="float" office:value="1770834221.67047" calcext:value-type="float">
            <text:p>1770834221.67047</text:p>
          </table:table-cell>
          <table:table-cell office:value-type="float" office:value="-49.1773000845569" calcext:value-type="float">
            <text:p>-49.1773000845569</text:p>
          </table:table-cell>
          <table:table-cell office:value-type="float" office:value="9.59708074387163" calcext:value-type="float">
            <text:p>9.59708074387163</text:p>
          </table:table-cell>
          <table:table-cell office:value-type="float" office:value="-6.81999999999999" calcext:value-type="float">
            <text:p>-6.81999999999999</text:p>
          </table:table-cell>
          <table:table-cell table:number-columns-repeated="2"/>
          <table:table-cell table:formula="of:=SQRT(([.C309]-[.C308])^2+([.D309]-[.D308])^2)" office:value-type="float" office:value="1.08471270530147" calcext:value-type="float">
            <text:p>1.08471270530147</text:p>
          </table:table-cell>
          <table:table-cell table:formula="of:=[.$H308]*3.6" office:value-type="float" office:value="3.9049657390853" calcext:value-type="float">
            <text:p>3.9049657390853</text:p>
          </table:table-cell>
        </table:table-row>
        <table:table-row table:style-name="ro1">
          <table:table-cell office:value-type="string" calcext:value-type="string">
            <text:p>2026-02-12 03:23:41.870</text:p>
          </table:table-cell>
          <table:table-cell office:value-type="float" office:value="1770834221.87048" calcext:value-type="float">
            <text:p>1770834221.87048</text:p>
          </table:table-cell>
          <table:table-cell office:value-type="float" office:value="-48.1179065207834" calcext:value-type="float">
            <text:p>-48.1179065207834</text:p>
          </table:table-cell>
          <table:table-cell office:value-type="float" office:value="9.3640851858072" calcext:value-type="float">
            <text:p>9.3640851858072</text:p>
          </table:table-cell>
          <table:table-cell office:value-type="float" office:value="-6.67099999999999" calcext:value-type="float">
            <text:p>-6.67099999999999</text:p>
          </table:table-cell>
          <table:table-cell table:number-columns-repeated="2"/>
          <table:table-cell table:formula="of:=SQRT(([.C310]-[.C309])^2+([.D310]-[.D309])^2)" office:value-type="float" office:value="1.04996180346152" calcext:value-type="float">
            <text:p>1.04996180346152</text:p>
          </table:table-cell>
          <table:table-cell table:formula="of:=[.$H309]*3.6" office:value-type="float" office:value="3.77986249246149" calcext:value-type="float">
            <text:p>3.77986249246149</text:p>
          </table:table-cell>
        </table:table-row>
        <table:table-row table:style-name="ro1">
          <table:table-cell office:value-type="string" calcext:value-type="string">
            <text:p>2026-02-12 03:23:42.170</text:p>
          </table:table-cell>
          <table:table-cell office:value-type="float" office:value="1770834222.17042" calcext:value-type="float">
            <text:p>1770834222.17042</text:p>
          </table:table-cell>
          <table:table-cell office:value-type="float" office:value="-47.0941228305455" calcext:value-type="float">
            <text:p>-47.0941228305455</text:p>
          </table:table-cell>
          <table:table-cell office:value-type="float" office:value="9.13109002634883" calcext:value-type="float">
            <text:p>9.13109002634883</text:p>
          </table:table-cell>
          <table:table-cell office:value-type="float" office:value="-6.53699999999999" calcext:value-type="float">
            <text:p>-6.53699999999999</text:p>
          </table:table-cell>
          <table:table-cell table:number-columns-repeated="2"/>
          <table:table-cell table:formula="of:=SQRT(([.C311]-[.C310])^2+([.D311]-[.D310])^2)" office:value-type="float" office:value="1.06930671935829" calcext:value-type="float">
            <text:p>1.06930671935829</text:p>
          </table:table-cell>
          <table:table-cell table:formula="of:=[.$H310]*3.6" office:value-type="float" office:value="3.84950418968983" calcext:value-type="float">
            <text:p>3.84950418968983</text:p>
          </table:table-cell>
        </table:table-row>
        <table:table-row table:style-name="ro1">
          <table:table-cell office:value-type="string" calcext:value-type="string">
            <text:p>2026-02-12 03:23:42.370</text:p>
          </table:table-cell>
          <table:table-cell office:value-type="float" office:value="1770834222.37041" calcext:value-type="float">
            <text:p>1770834222.37041</text:p>
          </table:table-cell>
          <table:table-cell office:value-type="float" office:value="-46.0436313959654" calcext:value-type="float">
            <text:p>-46.0436313959654</text:p>
          </table:table-cell>
          <table:table-cell office:value-type="float" office:value="8.93137871986255" calcext:value-type="float">
            <text:p>8.93137871986255</text:p>
          </table:table-cell>
          <table:table-cell office:value-type="float" office:value="-6.404" calcext:value-type="float">
            <text:p>-6.404</text:p>
          </table:table-cell>
          <table:table-cell table:number-columns-repeated="2"/>
          <table:table-cell table:formula="of:=SQRT(([.C312]-[.C311])^2+([.D312]-[.D311])^2)" office:value-type="float" office:value="1.01087096037783" calcext:value-type="float">
            <text:p>1.01087096037783</text:p>
          </table:table-cell>
          <table:table-cell table:formula="of:=[.$H311]*3.6" office:value-type="float" office:value="3.63913545736017" calcext:value-type="float">
            <text:p>3.63913545736017</text:p>
          </table:table-cell>
        </table:table-row>
        <table:table-row table:style-name="ro1">
          <table:table-cell office:value-type="string" calcext:value-type="string">
            <text:p>2026-02-12 03:23:42.670</text:p>
          </table:table-cell>
          <table:table-cell office:value-type="float" office:value="1770834222.67047" calcext:value-type="float">
            <text:p>1770834222.67047</text:p>
          </table:table-cell>
          <table:table-cell office:value-type="float" office:value="-45.0465545696206" calcext:value-type="float">
            <text:p>-45.0465545696206</text:p>
          </table:table-cell>
          <table:table-cell office:value-type="float" office:value="8.76495185634121" calcext:value-type="float">
            <text:p>8.76495185634121</text:p>
          </table:table-cell>
          <table:table-cell office:value-type="float" office:value="-6.29599999999999" calcext:value-type="float">
            <text:p>-6.29599999999999</text:p>
          </table:table-cell>
          <table:table-cell table:number-columns-repeated="2"/>
          <table:table-cell table:formula="of:=SQRT(([.C313]-[.C312])^2+([.D313]-[.D312])^2)" office:value-type="float" office:value="0.925858181284638" calcext:value-type="float">
            <text:p>0.925858181284638</text:p>
          </table:table-cell>
          <table:table-cell table:formula="of:=[.$H312]*3.6" office:value-type="float" office:value="3.3330894526247" calcext:value-type="float">
            <text:p>3.3330894526247</text:p>
          </table:table-cell>
        </table:table-row>
        <table:table-row table:style-name="ro1">
          <table:table-cell office:value-type="string" calcext:value-type="string">
            <text:p>2026-02-12 03:23:42.870</text:p>
          </table:table-cell>
          <table:table-cell office:value-type="float" office:value="1770834222.87043" calcext:value-type="float">
            <text:p>1770834222.87043</text:p>
          </table:table-cell>
          <table:table-cell office:value-type="float" office:value="-44.1206963883597" calcext:value-type="float">
            <text:p>-44.1206963883597</text:p>
          </table:table-cell>
          <table:table-cell office:value-type="float" office:value="8.76494523929432" calcext:value-type="float">
            <text:p>8.76494523929432</text:p>
          </table:table-cell>
          <table:table-cell office:value-type="float" office:value="-6.342" calcext:value-type="float">
            <text:p>-6.342</text:p>
          </table:table-cell>
          <table:table-cell table:number-columns-repeated="2"/>
          <table:table-cell table:formula="of:=SQRT(([.C314]-[.C313])^2+([.D314]-[.D313])^2)" office:value-type="float" office:value="0.84580860550878" calcext:value-type="float">
            <text:p>0.84580860550878</text:p>
          </table:table-cell>
          <table:table-cell table:formula="of:=[.$H313]*3.6" office:value-type="float" office:value="3.04491097983161" calcext:value-type="float">
            <text:p>3.04491097983161</text:p>
          </table:table-cell>
        </table:table-row>
        <table:table-row table:style-name="ro1">
          <table:table-cell office:value-type="string" calcext:value-type="string">
            <text:p>2026-02-12 03:23:43.170</text:p>
          </table:table-cell>
          <table:table-cell office:value-type="float" office:value="1770834223.17044" calcext:value-type="float">
            <text:p>1770834223.17044</text:p>
          </table:table-cell>
          <table:table-cell office:value-type="float" office:value="-43.2749604731798" calcext:value-type="float">
            <text:p>-43.2749604731798</text:p>
          </table:table-cell>
          <table:table-cell office:value-type="float" office:value="8.77603392396122" calcext:value-type="float">
            <text:p>8.77603392396122</text:p>
          </table:table-cell>
          <table:table-cell office:value-type="float" office:value="-6.404" calcext:value-type="float">
            <text:p>-6.404</text:p>
          </table:table-cell>
          <table:table-cell table:number-columns-repeated="2"/>
          <table:table-cell table:formula="of:=SQRT(([.C315]-[.C314])^2+([.D315]-[.D314])^2)" office:value-type="float" office:value="0.756792338474132" calcext:value-type="float">
            <text:p>0.756792338474132</text:p>
          </table:table-cell>
          <table:table-cell table:formula="of:=[.$H314]*3.6" office:value-type="float" office:value="2.72445241850687" calcext:value-type="float">
            <text:p>2.72445241850687</text:p>
          </table:table-cell>
        </table:table-row>
        <table:table-row table:style-name="ro1">
          <table:table-cell office:value-type="string" calcext:value-type="string">
            <text:p>2026-02-12 03:23:43.370</text:p>
          </table:table-cell>
          <table:table-cell office:value-type="float" office:value="1770834223.3705" calcext:value-type="float">
            <text:p>1770834223.3705</text:p>
          </table:table-cell>
          <table:table-cell office:value-type="float" office:value="-42.518249386223" calcext:value-type="float">
            <text:p>-42.518249386223</text:p>
          </table:table-cell>
          <table:table-cell office:value-type="float" office:value="8.78712330851704" calcext:value-type="float">
            <text:p>8.78712330851704</text:p>
          </table:table-cell>
          <table:table-cell office:value-type="float" office:value="-6.484" calcext:value-type="float">
            <text:p>-6.484</text:p>
          </table:table-cell>
          <table:table-cell table:number-columns-repeated="2"/>
          <table:table-cell table:formula="of:=SQRT(([.C316]-[.C315])^2+([.D316]-[.D315])^2)" office:value-type="float" office:value="0.659157286281693" calcext:value-type="float">
            <text:p>0.659157286281693</text:p>
          </table:table-cell>
          <table:table-cell table:formula="of:=[.$H315]*3.6" office:value-type="float" office:value="2.37296623061409" calcext:value-type="float">
            <text:p>2.37296623061409</text:p>
          </table:table-cell>
        </table:table-row>
        <table:table-row table:style-name="ro1">
          <table:table-cell office:value-type="string" calcext:value-type="string">
            <text:p>2026-02-12 03:23:43.670</text:p>
          </table:table-cell>
          <table:table-cell office:value-type="float" office:value="1770834223.67049" calcext:value-type="float">
            <text:p>1770834223.67049</text:p>
          </table:table-cell>
          <table:table-cell office:value-type="float" office:value="-41.8594658382935" calcext:value-type="float">
            <text:p>-41.8594658382935</text:p>
          </table:table-cell>
          <table:table-cell office:value-type="float" office:value="8.76492950227112" calcext:value-type="float">
            <text:p>8.76492950227112</text:p>
          </table:table-cell>
          <table:table-cell office:value-type="float" office:value="-6.529" calcext:value-type="float">
            <text:p>-6.529</text:p>
          </table:table-cell>
          <table:table-cell table:number-columns-repeated="2"/>
          <table:table-cell table:formula="of:=SQRT(([.C317]-[.C316])^2+([.D317]-[.D316])^2)" office:value-type="float" office:value="0.561295162590392" calcext:value-type="float">
            <text:p>0.561295162590392</text:p>
          </table:table-cell>
          <table:table-cell table:formula="of:=[.$H316]*3.6" office:value-type="float" office:value="2.02066258532541" calcext:value-type="float">
            <text:p>2.02066258532541</text:p>
          </table:table-cell>
        </table:table-row>
        <table:table-row table:style-name="ro1">
          <table:table-cell office:value-type="string" calcext:value-type="string">
            <text:p>2026-02-12 03:23:43.870</text:p>
          </table:table-cell>
          <table:table-cell office:value-type="float" office:value="1770834223.87047" calcext:value-type="float">
            <text:p>1770834223.87047</text:p>
          </table:table-cell>
          <table:table-cell office:value-type="float" office:value="-41.298609293066" calcext:value-type="float">
            <text:p>-41.298609293066</text:p>
          </table:table-cell>
          <table:table-cell office:value-type="float" office:value="8.7871149755083" calcext:value-type="float">
            <text:p>8.7871149755083</text:p>
          </table:table-cell>
          <table:table-cell office:value-type="float" office:value="-6.49799999999999" calcext:value-type="float">
            <text:p>-6.49799999999999</text:p>
          </table:table-cell>
          <table:table-cell table:number-columns-repeated="2"/>
          <table:table-cell table:formula="of:=SQRT(([.C318]-[.C317])^2+([.D318]-[.D317])^2)" office:value-type="float" office:value="0.427894875862074" calcext:value-type="float">
            <text:p>0.427894875862074</text:p>
          </table:table-cell>
          <table:table-cell table:formula="of:=[.$H317]*3.6" office:value-type="float" office:value="1.54042155310347" calcext:value-type="float">
            <text:p>1.54042155310347</text:p>
          </table:table-cell>
        </table:table-row>
        <table:table-row table:style-name="ro1">
          <table:table-cell office:value-type="string" calcext:value-type="string">
            <text:p>2026-02-12 03:23:44.170</text:p>
          </table:table-cell>
          <table:table-cell office:value-type="float" office:value="1770834224.17051" calcext:value-type="float">
            <text:p>1770834224.17051</text:p>
          </table:table-cell>
          <table:table-cell office:value-type="float" office:value="-40.8712899882812" calcext:value-type="float">
            <text:p>-40.8712899882812</text:p>
          </table:table-cell>
          <table:table-cell office:value-type="float" office:value="8.80930138006806" calcext:value-type="float">
            <text:p>8.80930138006806</text:p>
          </table:table-cell>
          <table:table-cell office:value-type="float" office:value="-6.461" calcext:value-type="float">
            <text:p>-6.461</text:p>
          </table:table-cell>
          <table:table-cell table:number-columns-repeated="2"/>
          <table:table-cell table:formula="of:=SQRT(([.C319]-[.C318])^2+([.D319]-[.D318])^2)" office:value-type="float" office:value="0.294618702762843" calcext:value-type="float">
            <text:p>0.294618702762843</text:p>
          </table:table-cell>
          <table:table-cell table:formula="of:=[.$H318]*3.6" office:value-type="float" office:value="1.06062732994623" calcext:value-type="float">
            <text:p>1.06062732994623</text:p>
          </table:table-cell>
        </table:table-row>
        <table:table-row table:style-name="ro1">
          <table:table-cell office:value-type="string" calcext:value-type="string">
            <text:p>2026-02-12 03:23:44.370</text:p>
          </table:table-cell>
          <table:table-cell office:value-type="float" office:value="1770834224.3705" calcext:value-type="float">
            <text:p>1770834224.3705</text:p>
          </table:table-cell>
          <table:table-cell office:value-type="float" office:value="-40.5775079211453" calcext:value-type="float">
            <text:p>-40.5775079211453</text:p>
          </table:table-cell>
          <table:table-cell office:value-type="float" office:value="8.83148869732395" calcext:value-type="float">
            <text:p>8.83148869732395</text:p>
          </table:table-cell>
          <table:table-cell office:value-type="float" office:value="-6.45599999999999" calcext:value-type="float">
            <text:p>-6.45599999999999</text:p>
          </table:table-cell>
          <table:table-cell table:number-columns-repeated="2"/>
          <table:table-cell table:formula="of:=SQRT(([.C320]-[.C319])^2+([.D320]-[.D319])^2)" office:value-type="float" office:value="0.181133917969488" calcext:value-type="float">
            <text:p>0.181133917969488</text:p>
          </table:table-cell>
          <table:table-cell table:formula="of:=[.$H319]*3.6" office:value-type="float" office:value="0.652082104690156" calcext:value-type="float">
            <text:p>0.652082104690156</text:p>
          </table:table-cell>
        </table:table-row>
        <table:table-row table:style-name="ro1">
          <table:table-cell office:value-type="string" calcext:value-type="string">
            <text:p>2026-02-12 03:23:44.670</text:p>
          </table:table-cell>
          <table:table-cell office:value-type="float" office:value="1770834224.67057" calcext:value-type="float">
            <text:p>1770834224.67057</text:p>
          </table:table-cell>
          <table:table-cell office:value-type="float" office:value="-40.3994580529979" calcext:value-type="float">
            <text:p>-40.3994580529979</text:p>
          </table:table-cell>
          <table:table-cell office:value-type="float" office:value="8.86477143596858" calcext:value-type="float">
            <text:p>8.86477143596858</text:p>
          </table:table-cell>
          <table:table-cell office:value-type="float" office:value="-6.407" calcext:value-type="float">
            <text:p>-6.407</text:p>
          </table:table-cell>
          <table:table-cell table:number-columns-repeated="2"/>
          <table:table-cell table:formula="of:=SQRT(([.C321]-[.C320])^2+([.D321]-[.D320])^2)" office:value-type="float" office:value="0.124984877448908" calcext:value-type="float">
            <text:p>0.124984877448908</text:p>
          </table:table-cell>
          <table:table-cell table:formula="of:=[.$H320]*3.6" office:value-type="float" office:value="0.449945558816068" calcext:value-type="float">
            <text:p>0.449945558816068</text:p>
          </table:table-cell>
        </table:table-row>
        <table:table-row table:style-name="ro1">
          <table:table-cell office:value-type="string" calcext:value-type="string">
            <text:p>2026-02-12 03:23:44.870</text:p>
          </table:table-cell>
          <table:table-cell office:value-type="float" office:value="1770834224.87045" calcext:value-type="float">
            <text:p>1770834224.87045</text:p>
          </table:table-cell>
          <table:table-cell office:value-type="float" office:value="-40.3015302310814" calcext:value-type="float">
            <text:p>-40.3015302310814</text:p>
          </table:table-cell>
          <table:table-cell office:value-type="float" office:value="8.94243327528238" calcext:value-type="float">
            <text:p>8.94243327528238</text:p>
          </table:table-cell>
          <table:table-cell office:value-type="float" office:value="-6.249" calcext:value-type="float">
            <text:p>-6.249</text:p>
          </table:table-cell>
          <table:table-cell table:number-columns-repeated="2"/>
          <table:table-cell table:formula="of:=SQRT(([.C322]-[.C321])^2+([.D322]-[.D321])^2)" office:value-type="float" office:value="0.0796773447007984" calcext:value-type="float">
            <text:p>0.0796773447007984</text:p>
          </table:table-cell>
          <table:table-cell table:formula="of:=[.$H321]*3.6" office:value-type="float" office:value="0.286838440922874" calcext:value-type="float">
            <text:p>0.286838440922874</text:p>
          </table:table-cell>
        </table:table-row>
        <table:table-row table:style-name="ro1">
          <table:table-cell office:value-type="string" calcext:value-type="string">
            <text:p>2026-02-12 03:23:45.170</text:p>
          </table:table-cell>
          <table:table-cell office:value-type="float" office:value="1770834225.17044" calcext:value-type="float">
            <text:p>1770834225.17044</text:p>
          </table:table-cell>
          <table:table-cell office:value-type="float" office:value="-40.283724752022" calcext:value-type="float">
            <text:p>-40.283724752022</text:p>
          </table:table-cell>
          <table:table-cell office:value-type="float" office:value="9.02009564824402" calcext:value-type="float">
            <text:p>9.02009564824402</text:p>
          </table:table-cell>
          <table:table-cell office:value-type="float" office:value="-6.143" calcext:value-type="float">
            <text:p>-6.143</text:p>
          </table:table-cell>
          <table:table-cell table:number-columns-repeated="2"/>
          <table:table-cell table:formula="of:=SQRT(([.C323]-[.C322])^2+([.D323]-[.D322])^2)" office:value-type="float" office:value="0.0561830129950081" calcext:value-type="float">
            <text:p>0.0561830129950081</text:p>
          </table:table-cell>
          <table:table-cell table:formula="of:=[.$H322]*3.6" office:value-type="float" office:value="0.202258846782029" calcext:value-type="float">
            <text:p>0.202258846782029</text:p>
          </table:table-cell>
        </table:table-row>
        <table:table-row table:style-name="ro1">
          <table:table-cell office:value-type="string" calcext:value-type="string">
            <text:p>2026-02-12 03:23:45.370</text:p>
          </table:table-cell>
          <table:table-cell office:value-type="float" office:value="1770834225.37052" calcext:value-type="float">
            <text:p>1770834225.37052</text:p>
          </table:table-cell>
          <table:table-cell office:value-type="float" office:value="-40.2748219007626" calcext:value-type="float">
            <text:p>-40.2748219007626</text:p>
          </table:table-cell>
          <table:table-cell office:value-type="float" office:value="9.07556879660115" calcext:value-type="float">
            <text:p>9.07556879660115</text:p>
          </table:table-cell>
          <table:table-cell office:value-type="float" office:value="-6.066" calcext:value-type="float">
            <text:p>-6.066</text:p>
          </table:table-cell>
          <table:table-cell table:number-columns-repeated="2"/>
          <table:table-cell table:formula="of:=SQRT(([.C324]-[.C323])^2+([.D324]-[.D323])^2)" office:value-type="float" office:value="0.0452626912600275" calcext:value-type="float">
            <text:p>0.0452626912600275</text:p>
          </table:table-cell>
          <table:table-cell table:formula="of:=[.$H323]*3.6" office:value-type="float" office:value="0.162945688536099" calcext:value-type="float">
            <text:p>0.162945688536099</text:p>
          </table:table-cell>
        </table:table-row>
        <table:table-row table:style-name="ro1">
          <table:table-cell office:value-type="string" calcext:value-type="string">
            <text:p>2026-02-12 03:23:45.670</text:p>
          </table:table-cell>
          <table:table-cell office:value-type="float" office:value="1770834225.6705" calcext:value-type="float">
            <text:p>1770834225.6705</text:p>
          </table:table-cell>
          <table:table-cell office:value-type="float" office:value="-40.2659191245912" calcext:value-type="float">
            <text:p>-40.2659191245912</text:p>
          </table:table-cell>
          <table:table-cell office:value-type="float" office:value="9.11994730262086" calcext:value-type="float">
            <text:p>9.11994730262086</text:p>
          </table:table-cell>
          <table:table-cell office:value-type="float" office:value="-5.996" calcext:value-type="float">
            <text:p>-5.996</text:p>
          </table:table-cell>
          <table:table-cell table:number-columns-repeated="2"/>
          <table:table-cell table:formula="of:=SQRT(([.C325]-[.C324])^2+([.D325]-[.D324])^2)" office:value-type="float" office:value="0.0517952208077905" calcext:value-type="float">
            <text:p>0.0517952208077905</text:p>
          </table:table-cell>
          <table:table-cell table:formula="of:=[.$H324]*3.6" office:value-type="float" office:value="0.186462794908046" calcext:value-type="float">
            <text:p>0.186462794908046</text:p>
          </table:table-cell>
        </table:table-row>
        <table:table-row table:style-name="ro1">
          <table:table-cell office:value-type="string" calcext:value-type="string">
            <text:p>2026-02-12 03:23:45.870</text:p>
          </table:table-cell>
          <table:table-cell office:value-type="float" office:value="1770834225.87054" calcext:value-type="float">
            <text:p>1770834225.87054</text:p>
          </table:table-cell>
          <table:table-cell office:value-type="float" office:value="-40.2392113842652" calcext:value-type="float">
            <text:p>-40.2392113842652</text:p>
          </table:table-cell>
          <table:table-cell office:value-type="float" office:value="9.16432569269091" calcext:value-type="float">
            <text:p>9.16432569269091</text:p>
          </table:table-cell>
          <table:table-cell office:value-type="float" office:value="-5.845" calcext:value-type="float">
            <text:p>-5.845</text:p>
          </table:table-cell>
          <table:table-cell table:number-columns-repeated="2"/>
          <table:table-cell table:formula="of:=SQRT(([.C326]-[.C325])^2+([.D326]-[.D325])^2)" office:value-type="float" office:value="0.0478170875619816" calcext:value-type="float">
            <text:p>0.0478170875619816</text:p>
          </table:table-cell>
          <table:table-cell table:formula="of:=[.$H325]*3.6" office:value-type="float" office:value="0.172141515223134" calcext:value-type="float">
            <text:p>0.172141515223134</text:p>
          </table:table-cell>
        </table:table-row>
        <table:table-row table:style-name="ro1">
          <table:table-cell office:value-type="string" calcext:value-type="string">
            <text:p>2026-02-12 03:23:46.170</text:p>
          </table:table-cell>
          <table:table-cell office:value-type="float" office:value="1770834226.17044" calcext:value-type="float">
            <text:p>1770834226.17044</text:p>
          </table:table-cell>
          <table:table-cell office:value-type="float" office:value="-40.2214061256964" calcext:value-type="float">
            <text:p>-40.2214061256964</text:p>
          </table:table-cell>
          <table:table-cell office:value-type="float" office:value="9.20870414050296" calcext:value-type="float">
            <text:p>9.20870414050296</text:p>
          </table:table-cell>
          <table:table-cell office:value-type="float" office:value="-5.73599999999999" calcext:value-type="float">
            <text:p>-5.73599999999999</text:p>
          </table:table-cell>
          <table:table-cell table:number-columns-repeated="2"/>
          <table:table-cell table:formula="of:=SQRT(([.C327]-[.C326])^2+([.D327]-[.D326])^2)" office:value-type="float" office:value="0.0377470048799539" calcext:value-type="float">
            <text:p>0.0377470048799539</text:p>
          </table:table-cell>
          <table:table-cell table:formula="of:=[.$H326]*3.6" office:value-type="float" office:value="0.135889217567834" calcext:value-type="float">
            <text:p>0.135889217567834</text:p>
          </table:table-cell>
        </table:table-row>
        <table:table-row table:style-name="ro1">
          <table:table-cell office:value-type="string" calcext:value-type="string">
            <text:p>2026-02-12 03:23:46.370</text:p>
          </table:table-cell>
          <table:table-cell office:value-type="float" office:value="1770834226.37048" calcext:value-type="float">
            <text:p>1770834226.37048</text:p>
          </table:table-cell>
          <table:table-cell office:value-type="float" office:value="-40.2036009408184" calcext:value-type="float">
            <text:p>-40.2036009408184</text:p>
          </table:table-cell>
          <table:table-cell office:value-type="float" office:value="9.24198794690892" calcext:value-type="float">
            <text:p>9.24198794690892</text:p>
          </table:table-cell>
          <table:table-cell office:value-type="float" office:value="-5.64699999999999" calcext:value-type="float">
            <text:p>-5.64699999999999</text:p>
          </table:table-cell>
          <table:table-cell table:number-columns-repeated="2"/>
          <table:table-cell table:formula="of:=SQRT(([.C328]-[.C327])^2+([.D328]-[.D327])^2)" office:value-type="float" office:value="0.0239085445918099" calcext:value-type="float">
            <text:p>0.0239085445918099</text:p>
          </table:table-cell>
          <table:table-cell table:formula="of:=[.$H327]*3.6" office:value-type="float" office:value="0.0860707605305155" calcext:value-type="float">
            <text:p>0.0860707605305155</text:p>
          </table:table-cell>
        </table:table-row>
        <table:table-row table:style-name="ro1">
          <table:table-cell office:value-type="string" calcext:value-type="string">
            <text:p>2026-02-12 03:23:46.670</text:p>
          </table:table-cell>
          <table:table-cell office:value-type="float" office:value="1770834226.67044" calcext:value-type="float">
            <text:p>1770834226.67044</text:p>
          </table:table-cell>
          <table:table-cell office:value-type="float" office:value="-40.1946983110975" calcext:value-type="float">
            <text:p>-40.1946983110975</text:p>
          </table:table-cell>
          <table:table-cell office:value-type="float" office:value="9.26417717151344" calcext:value-type="float">
            <text:p>9.26417717151344</text:p>
          </table:table-cell>
          <table:table-cell office:value-type="float" office:value="-5.572" calcext:value-type="float">
            <text:p>-5.572</text:p>
          </table:table-cell>
          <table:table-cell table:number-columns-repeated="2"/>
          <table:table-cell table:formula="of:=SQRT(([.C329]-[.C328])^2+([.D329]-[.D328])^2)" office:value-type="float" office:value="0.0426744336344117" calcext:value-type="float">
            <text:p>0.0426744336344117</text:p>
          </table:table-cell>
          <table:table-cell table:formula="of:=[.$H328]*3.6" office:value-type="float" office:value="0.153627961083882" calcext:value-type="float">
            <text:p>0.153627961083882</text:p>
          </table:table-cell>
        </table:table-row>
        <table:table-row table:style-name="ro1">
          <table:table-cell office:value-type="string" calcext:value-type="string">
            <text:p>2026-02-12 03:23:46.870</text:p>
          </table:table-cell>
          <table:table-cell office:value-type="float" office:value="1770834226.87046" calcext:value-type="float">
            <text:p>1770834226.87046</text:p>
          </table:table-cell>
          <table:table-cell office:value-type="float" office:value="-40.1679906451027" calcext:value-type="float">
            <text:p>-40.1679906451027</text:p>
          </table:table-cell>
          <table:table-cell office:value-type="float" office:value="9.29746091924608" calcext:value-type="float">
            <text:p>9.29746091924608</text:p>
          </table:table-cell>
          <table:table-cell office:value-type="float" office:value="-5.44199999999999" calcext:value-type="float">
            <text:p>-5.44199999999999</text:p>
          </table:table-cell>
          <table:table-cell table:number-columns-repeated="2"/>
          <table:table-cell table:formula="of:=SQRT(([.C330]-[.C329])^2+([.D330]-[.D329])^2)" office:value-type="float" office:value="0.0347224979103691" calcext:value-type="float">
            <text:p>0.0347224979103691</text:p>
          </table:table-cell>
          <table:table-cell table:formula="of:=[.$H329]*3.6" office:value-type="float" office:value="0.125000992477329" calcext:value-type="float">
            <text:p>0.125000992477329</text:p>
          </table:table-cell>
        </table:table-row>
        <table:table-row table:style-name="ro1">
          <table:table-cell office:value-type="string" calcext:value-type="string">
            <text:p>2026-02-12 03:23:47.170</text:p>
          </table:table-cell>
          <table:table-cell office:value-type="float" office:value="1770834227.17046" calcext:value-type="float">
            <text:p>1770834227.17046</text:p>
          </table:table-cell>
          <table:table-cell office:value-type="float" office:value="-40.141283052857" calcext:value-type="float">
            <text:p>-40.141283052857</text:p>
          </table:table-cell>
          <table:table-cell office:value-type="float" office:value="9.31965002417564" calcext:value-type="float">
            <text:p>9.31965002417564</text:p>
          </table:table-cell>
          <table:table-cell office:value-type="float" office:value="-5.33199999999999" calcext:value-type="float">
            <text:p>-5.3319999999999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13T03:27:14.260846092</dc:date>
    <meta:editing-duration>PT9M57S</meta:editing-duration>
    <meta:editing-cycles>1</meta:editing-cycles>
    <meta:document-statistic meta:table-count="1" meta:cell-count="2308" meta:object-count="2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872cm" svg:height="13.867cm" xlink:href=".." xlink:type="simple" chart:class="chart:scatter" chart:style-name="ch1">
        <chart:legend chart:legend-position="end" svg:x="17.609cm" svg:y="6.634cm" style:legend-expansion="high" chart:style-name="ch2"/>
        <chart:plot-area chart:style-name="ch3" table:cell-range-address="_odometry_gps.C2:_odometry_gps.D330" svg:x="0.397cm" svg:y="0.277cm" svg:width="16.815cm" svg:height="13.313cm">
          <chart:coordinate-region svg:x="0.635cm" svg:y="0.477cm" svg:width="16.39cm" svg:height="12.9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_odometry_gps.D2:_odometry_gps.D330" chart:class="chart:scatter">
            <chart:domain table:cell-range-address="_odometry_gps.C2:_odometry_gps.C330"/>
            <chart:data-point chart:repeated="3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00119173200801015">
                <text:p>-0.0000119173200801015</text:p>
                <draw:g>
                  <svg:desc>_odometry_gps.C2:_odometry_gps.C330</svg:desc>
                </draw:g>
              </table:table-cell>
              <table:table-cell office:value-type="float" office:value="0.0221704905852675">
                <text:p>0.0221704905852675</text:p>
                <draw:g>
                  <svg:desc>_odometry_gps.D2:_odometry_gps.D3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0119173200801015">
                <text:p>-0.0000119173200801015</text:p>
              </table:table-cell>
              <table:table-cell office:value-type="float" office:value="0.0221704905852675">
                <text:p>0.0221704905852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00119173200801015">
                <text:p>-0.0000119173200801015</text:p>
              </table:table-cell>
              <table:table-cell office:value-type="float" office:value="0.0221704905852675">
                <text:p>0.02217049058526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0119173200801015">
                <text:p>-0.0000119173200801015</text:p>
              </table:table-cell>
              <table:table-cell office:value-type="float" office:value="0.0221704905852675">
                <text:p>0.0221704905852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00119173200801015">
                <text:p>-0.0000119173200801015</text:p>
              </table:table-cell>
              <table:table-cell office:value-type="float" office:value="0.0221704905852675">
                <text:p>0.0221704905852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0119173200801015">
                <text:p>-0.0000119173200801015</text:p>
              </table:table-cell>
              <table:table-cell office:value-type="float" office:value="0.0221704905852675">
                <text:p>0.02217049058526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00119379837997258">
                <text:p>-0.0000119379837997258</text:p>
              </table:table-cell>
              <table:table-cell office:value-type="float" office:value="0.0110758510418236">
                <text:p>0.01107585104182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00119173200801015">
                <text:p>-0.0000119173200801015</text:p>
              </table:table-cell>
              <table:table-cell office:value-type="float" office:value="0.0221704905852675">
                <text:p>0.02217049058526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0119173200801015">
                <text:p>-0.0000119173200801015</text:p>
              </table:table-cell>
              <table:table-cell office:value-type="float" office:value="0.0221704905852675">
                <text:p>0.02217049058526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77930643549189">
                <text:p>0.0177930643549189</text:p>
              </table:table-cell>
              <table:table-cell office:value-type="float" office:value="0.0221704575233161">
                <text:p>0.02217045752331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45005155634135">
                <text:p>0.0445005155634135</text:p>
              </table:table-cell>
              <table:table-cell office:value-type="float" office:value="0.0110757681541145">
                <text:p>0.01107576815411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6817909516394">
                <text:p>0.106817909516394</text:p>
              </table:table-cell>
              <table:table-cell office:value-type="float" office:value="-0.0111136282794178">
                <text:p>-0.01111362827941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95842796238139">
                <text:p>0.195842796238139</text:p>
              </table:table-cell>
              <table:table-cell office:value-type="float" office:value="-0.02220843359828">
                <text:p>-0.022208433598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0477646717336">
                <text:p>0.320477646717336</text:p>
              </table:table-cell>
              <table:table-cell office:value-type="float" office:value="-0.0333033022470772">
                <text:p>-0.03330330224707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89624890964478">
                <text:p>0.489624890964478</text:p>
              </table:table-cell>
              <table:table-cell office:value-type="float" office:value="-0.0776821710169315">
                <text:p>-0.07768217101693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65602027066052">
                <text:p>0.765602027066052</text:p>
              </table:table-cell>
              <table:table-cell office:value-type="float" office:value="-0.122061227448285">
                <text:p>-0.1220612274482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9292149168905">
                <text:p>1.19292149168905</text:p>
              </table:table-cell>
              <table:table-cell office:value-type="float" office:value="-0.177535178139806">
                <text:p>-0.1775351781398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2707077895757">
                <text:p>1.72707077895757</text:p>
              </table:table-cell>
              <table:table-cell office:value-type="float" office:value="-0.277387843932956">
                <text:p>-0.2773878439329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5914751578821">
                <text:p>2.35914751578821</text:p>
              </table:table-cell>
              <table:table-cell office:value-type="float" office:value="-0.355051353573799">
                <text:p>-0.355051353573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00902921089437">
                <text:p>3.00902921089437</text:p>
              </table:table-cell>
              <table:table-cell office:value-type="float" office:value="-0.454904124140739">
                <text:p>-0.4549041241407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69452090153936">
                <text:p>3.69452090153936</text:p>
              </table:table-cell>
              <table:table-cell office:value-type="float" office:value="-0.543662253301591">
                <text:p>-0.5436622533015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42452506173868">
                <text:p>4.42452506173868</text:p>
              </table:table-cell>
              <table:table-cell office:value-type="float" office:value="-0.632420388050377">
                <text:p>-0.6324203880503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19904170790687">
                <text:p>5.19904170790687</text:p>
              </table:table-cell>
              <table:table-cell office:value-type="float" office:value="-0.710083874873817">
                <text:p>-0.7100838748738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00026581378188">
                <text:p>6.00026581378188</text:p>
              </table:table-cell>
              <table:table-cell office:value-type="float" office:value="-0.809936602134258">
                <text:p>-0.8099366021342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84600240766304">
                <text:p>6.84600240766304</text:p>
              </table:table-cell>
              <table:table-cell office:value-type="float" office:value="-0.898694659117609">
                <text:p>-0.8986946591176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71844650246203">
                <text:p>7.71844650246203</text:p>
              </table:table-cell>
              <table:table-cell office:value-type="float" office:value="-0.976358019281179">
                <text:p>-0.9763580192811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61759805778274">
                <text:p>8.61759805778274</text:p>
              </table:table-cell>
              <table:table-cell office:value-type="float" office:value="-1.08730523055419">
                <text:p>-1.087305230554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55235962686129">
                <text:p>9.55235962686129</text:p>
              </table:table-cell>
              <table:table-cell office:value-type="float" office:value="-1.16496845101938">
                <text:p>-1.164968451019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.5049261738895">
                <text:p>10.5049261738895</text:p>
              </table:table-cell>
              <table:table-cell office:value-type="float" office:value="-1.27591550210491">
                <text:p>-1.275915502104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4842002417427">
                <text:p>11.4842002417427</text:p>
              </table:table-cell>
              <table:table-cell office:value-type="float" office:value="-1.34248389815912">
                <text:p>-1.342483898159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5079867606983">
                <text:p>12.5079867606983</text:p>
              </table:table-cell>
              <table:table-cell office:value-type="float" office:value="-1.46452539786696">
                <text:p>-1.464525397866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5584807912237">
                <text:p>13.5584807912237</text:p>
              </table:table-cell>
              <table:table-cell office:value-type="float" office:value="-1.55328285973519">
                <text:p>-1.553282859735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6178773325519">
                <text:p>14.6178773325519</text:p>
              </table:table-cell>
              <table:table-cell office:value-type="float" office:value="-1.65313483402133">
                <text:p>-1.653134834021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7039813722949">
                <text:p>15.7039813722949</text:p>
              </table:table-cell>
              <table:table-cell office:value-type="float" office:value="-1.75298667419702">
                <text:p>-1.752986674197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7900854360196">
                <text:p>16.7900854360196</text:p>
              </table:table-cell>
              <table:table-cell office:value-type="float" office:value="-1.86393301608041">
                <text:p>-1.863933016080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8761895280913">
                <text:p>17.8761895280913</text:p>
              </table:table-cell>
              <table:table-cell office:value-type="float" office:value="-1.98597385594621">
                <text:p>-1.985973855946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.9711961405119">
                <text:p>18.9711961405119</text:p>
              </table:table-cell>
              <table:table-cell office:value-type="float" office:value="-2.10801455518231">
                <text:p>-2.108014555182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.0573003060999">
                <text:p>20.0573003060999</text:p>
              </table:table-cell>
              <table:table-cell office:value-type="float" office:value="-2.26333903381601">
                <text:p>-2.263339033816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.125599529827">
                <text:p>21.125599529827</text:p>
              </table:table-cell>
              <table:table-cell office:value-type="float" office:value="-2.4297580239363">
                <text:p>-2.42975802393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.1849963254062">
                <text:p>22.1849963254062</text:p>
              </table:table-cell>
              <table:table-cell office:value-type="float" office:value="-2.62946080556139">
                <text:p>-2.629460805561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.2621981634293">
                <text:p>23.2621981634293</text:p>
              </table:table-cell>
              <table:table-cell office:value-type="float" office:value="-2.84025807492435">
                <text:p>-2.840258074924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.3394000533735">
                <text:p>24.3394000533735</text:p>
              </table:table-cell>
              <table:table-cell office:value-type="float" office:value="-3.05105520877987">
                <text:p>-3.051055208779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.4166020193952">
                <text:p>25.4166020193952</text:p>
              </table:table-cell>
              <table:table-cell office:value-type="float" office:value="-3.2840414820239">
                <text:p>-3.28404148202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.5116090285592">
                <text:p>26.5116090285592</text:p>
              </table:table-cell>
              <table:table-cell office:value-type="float" office:value="-3.51702759601176">
                <text:p>-3.517027596011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.5888110911474">
                <text:p>27.5888110911474</text:p>
              </table:table-cell>
              <table:table-cell office:value-type="float" office:value="-3.73891895078123">
                <text:p>-3.738918950781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.6571107825148">
                <text:p>28.6571107825148</text:p>
              </table:table-cell>
              <table:table-cell office:value-type="float" office:value="-4.00518873939291">
                <text:p>-4.005188739392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.7254105004831">
                <text:p>29.7254105004831</text:p>
              </table:table-cell>
              <table:table-cell office:value-type="float" office:value="-4.24926911434159">
                <text:p>-4.249269114341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.7402953079436">
                <text:p>30.7402953079436</text:p>
              </table:table-cell>
              <table:table-cell office:value-type="float" office:value="-4.49334944738075">
                <text:p>-4.493349447380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.7106676350231">
                <text:p>31.7106676350231</text:p>
              </table:table-cell>
              <table:table-cell office:value-type="float" office:value="-4.70414582407102">
                <text:p>-4.704145824071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.6365275311982">
                <text:p>32.6365275311982</text:p>
              </table:table-cell>
              <table:table-cell office:value-type="float" office:value="-4.9149421765469">
                <text:p>-4.91494217654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.5000699349912">
                <text:p>33.5000699349912</text:p>
              </table:table-cell>
              <table:table-cell office:value-type="float" office:value="-5.09245463926345">
                <text:p>-5.092454639263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.3280023421976">
                <text:p>34.3280023421976</text:p>
              </table:table-cell>
              <table:table-cell office:value-type="float" office:value="-5.24777781404555">
                <text:p>-5.247777814045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.1025197276031">
                <text:p>35.1025197276031</text:p>
              </table:table-cell>
              <table:table-cell office:value-type="float" office:value="-5.36981711164117">
                <text:p>-5.369817111641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.8503295416595">
                <text:p>35.8503295416595</text:p>
              </table:table-cell>
              <table:table-cell office:value-type="float" office:value="-5.44747784314677">
                <text:p>-5.447477843146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.5892367363558">
                <text:p>36.5892367363558</text:p>
              </table:table-cell>
              <table:table-cell office:value-type="float" office:value="-5.4696653354913">
                <text:p>-5.46966533549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.328143847466">
                <text:p>37.328143847466</text:p>
              </table:table-cell>
              <table:table-cell office:value-type="float" office:value="-5.45856884773821">
                <text:p>-5.458568847738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.0670507519972">
                <text:p>38.0670507519972</text:p>
              </table:table-cell>
              <table:table-cell office:value-type="float" office:value="-5.36980981891975">
                <text:p>-5.369809818919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.8059573981445">
                <text:p>38.8059573981445</text:p>
              </table:table-cell>
              <table:table-cell office:value-type="float" office:value="-5.19229361461476">
                <text:p>-5.192293614614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.5270589594147">
                <text:p>39.5270589594147</text:p>
              </table:table-cell>
              <table:table-cell office:value-type="float" office:value="-4.99258811632171">
                <text:p>-4.992588116321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.2214528077748">
                <text:p>40.2214528077748</text:p>
              </table:table-cell>
              <table:table-cell office:value-type="float" office:value="-4.72631480172277">
                <text:p>-4.726314801722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.8891389649943">
                <text:p>40.8891389649943</text:p>
              </table:table-cell>
              <table:table-cell office:value-type="float" office:value="-4.40456831362098">
                <text:p>-4.404568313620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1.5568249005592">
                <text:p>41.5568249005592</text:p>
              </table:table-cell>
              <table:table-cell office:value-type="float" office:value="-4.02734858030453">
                <text:p>-4.027348580304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2.1978030879982">
                <text:p>42.1978030879982</text:p>
              </table:table-cell>
              <table:table-cell office:value-type="float" office:value="-3.58356104232371">
                <text:p>-3.583561042323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2.7853658964159">
                <text:p>42.7853658964159</text:p>
              </table:table-cell>
              <table:table-cell office:value-type="float" office:value="-3.02882723882794">
                <text:p>-3.028827238827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3.3818309754133">
                <text:p>43.3818309754133</text:p>
              </table:table-cell>
              <table:table-cell office:value-type="float" office:value="-2.42971480870619">
                <text:p>-2.429714808706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3.9426854875055">
                <text:p>43.9426854875055</text:p>
              </table:table-cell>
              <table:table-cell office:value-type="float" office:value="-1.67527751158923">
                <text:p>-1.675277511589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.4679297883413">
                <text:p>44.4679297883413</text:p>
              </table:table-cell>
              <table:table-cell office:value-type="float" office:value="-0.876461738720536">
                <text:p>-0.8764617387205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.9308562565711">
                <text:p>44.9308562565711</text:p>
              </table:table-cell>
              <table:table-cell office:value-type="float" office:value="0.0111109605059028">
                <text:p>0.01111096050590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5.3314649004024">
                <text:p>45.3314649004024</text:p>
              </table:table-cell>
              <table:table-cell office:value-type="float" office:value="0.987440580502152">
                <text:p>0.9874405805021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.6964631906594">
                <text:p>45.6964631906594</text:p>
              </table:table-cell>
              <table:table-cell office:value-type="float" office:value="2.05252720508724">
                <text:p>2.052527205087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5.999143710942">
                <text:p>45.999143710942</text:p>
              </table:table-cell>
              <table:table-cell office:value-type="float" office:value="3.19527610018849">
                <text:p>3.195276100188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.2840191833675">
                <text:p>46.2840191833675</text:p>
              </table:table-cell>
              <table:table-cell office:value-type="float" office:value="4.33802493987605">
                <text:p>4.338024939876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.5510894524632">
                <text:p>46.5510894524632</text:p>
              </table:table-cell>
              <table:table-cell office:value-type="float" office:value="5.52515228278935">
                <text:p>5.525152282789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6.8092571276939">
                <text:p>46.8092571276939</text:p>
              </table:table-cell>
              <table:table-cell office:value-type="float" office:value="6.72337424103171">
                <text:p>6.723374241031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7.0763272561599">
                <text:p>47.0763272561599</text:p>
              </table:table-cell>
              <table:table-cell office:value-type="float" office:value="7.91050160024315">
                <text:p>7.910501600243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7.3166897079209">
                <text:p>47.3166897079209</text:p>
              </table:table-cell>
              <table:table-cell office:value-type="float" office:value="9.14200742775574">
                <text:p>9.142007427755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7.5481494504493">
                <text:p>47.5481494504493</text:p>
              </table:table-cell>
              <table:table-cell office:value-type="float" office:value="10.4178917855024">
                <text:p>10.41789178550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7.7707065674476">
                <text:p>47.7707065674476</text:p>
              </table:table-cell>
              <table:table-cell office:value-type="float" office:value="11.715965397656">
                <text:p>11.7159653976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7.9843610184616">
                <text:p>47.9843610184616</text:p>
              </table:table-cell>
              <table:table-cell office:value-type="float" office:value="13.0473228986375">
                <text:p>13.04732289863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8.1980151130701">
                <text:p>48.1980151130701</text:p>
              </table:table-cell>
              <table:table-cell office:value-type="float" office:value="14.4563428810798">
                <text:p>14.45634288107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8.4650844013668">
                <text:p>48.4650844013668</text:p>
              </table:table-cell>
              <table:table-cell office:value-type="float" office:value="15.7544166822918">
                <text:p>15.75441668229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8.6876410844852">
                <text:p>48.6876410844852</text:p>
              </table:table-cell>
              <table:table-cell office:value-type="float" office:value="17.0968688777648">
                <text:p>17.09686887776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8.9369050252717">
                <text:p>48.9369050252717</text:p>
              </table:table-cell>
              <table:table-cell office:value-type="float" office:value="18.4615104631521">
                <text:p>18.46151046315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9.1149483243935">
                <text:p>49.1149483243935</text:p>
              </table:table-cell>
              <table:table-cell office:value-type="float" office:value="20.036949924659">
                <text:p>20.0369499246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9.337504199415">
                <text:p>49.337504199415</text:p>
              </table:table-cell>
              <table:table-cell office:value-type="float" office:value="21.534727091901">
                <text:p>21.5347270919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9.5778650629218">
                <text:p>49.5778650629218</text:p>
              </table:table-cell>
              <table:table-cell office:value-type="float" office:value="22.9992204196751">
                <text:p>22.99922041967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9.8449331537122">
                <text:p>49.8449331537122</text:p>
              </table:table-cell>
              <table:table-cell office:value-type="float" office:value="24.4859031382948">
                <text:p>24.48590313829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0.0763913505361">
                <text:p>50.0763913505361</text:p>
              </table:table-cell>
              <table:table-cell office:value-type="float" office:value="25.9614910869859">
                <text:p>25.96149108698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.2900447272696">
                <text:p>50.2900447272696</text:p>
              </table:table-cell>
              <table:table-cell office:value-type="float" office:value="27.3927004137076">
                <text:p>27.39270041370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0.5036980814766">
                <text:p>50.5036980814766</text:p>
              </table:table-cell>
              <table:table-cell office:value-type="float" office:value="28.8128151078708">
                <text:p>28.81281510787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0.690643995651">
                <text:p>50.690643995651</text:p>
              </table:table-cell>
              <table:table-cell office:value-type="float" office:value="30.2329297009856">
                <text:p>30.23292970098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.9221024929429">
                <text:p>50.9221024929429</text:p>
              </table:table-cell>
              <table:table-cell office:value-type="float" office:value="31.5642873672768">
                <text:p>31.56428736727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1.1446587402606">
                <text:p>51.1446587402606</text:p>
              </table:table-cell>
              <table:table-cell office:value-type="float" office:value="32.8290771655738">
                <text:p>32.82907716557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1.4295331501635">
                <text:p>51.4295331501635</text:p>
              </table:table-cell>
              <table:table-cell office:value-type="float" office:value="33.8386905211955">
                <text:p>33.83869052119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.0259969696635">
                <text:p>52.0259969696635</text:p>
              </table:table-cell>
              <table:table-cell office:value-type="float" office:value="33.9829233093187">
                <text:p>33.98292330931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.5512365244213">
                <text:p>52.5512365244213</text:p>
              </table:table-cell>
              <table:table-cell office:value-type="float" office:value="35.2144304970279">
                <text:p>35.21443049702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.8895251642098">
                <text:p>52.8895251642098</text:p>
              </table:table-cell>
              <table:table-cell office:value-type="float" office:value="36.2795173232444">
                <text:p>36.27951732324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3.2189114139765">
                <text:p>53.2189114139765</text:p>
              </table:table-cell>
              <table:table-cell office:value-type="float" office:value="37.3113202080131">
                <text:p>37.31132020801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3.4236624305486">
                <text:p>53.4236624305486</text:p>
              </table:table-cell>
              <table:table-cell office:value-type="float" office:value="38.5428260713816">
                <text:p>38.54282607138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3.7174387415871">
                <text:p>53.7174387415871</text:p>
              </table:table-cell>
              <table:table-cell office:value-type="float" office:value="39.5746288206428">
                <text:p>39.57462882064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3.8242618490476">
                <text:p>53.8242618490476</text:p>
              </table:table-cell>
              <table:table-cell office:value-type="float" office:value="41.0058377804235">
                <text:p>41.00583778042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4.0201106439927">
                <text:p>54.0201106439927</text:p>
              </table:table-cell>
              <table:table-cell office:value-type="float" office:value="42.1485865078867">
                <text:p>42.14858650788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4.1447390539688">
                <text:p>54.1447390539688</text:p>
              </table:table-cell>
              <table:table-cell office:value-type="float" office:value="43.4688491565175">
                <text:p>43.46884915651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4.402904657647">
                <text:p>54.402904657647</text:p>
              </table:table-cell>
              <table:table-cell office:value-type="float" office:value="44.6559767290019">
                <text:p>44.65597672900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4.6076555927866">
                <text:p>54.6076555927866</text:p>
              </table:table-cell>
              <table:table-cell office:value-type="float" office:value="45.8320094295777">
                <text:p>45.83200942957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4.7144783443655">
                <text:p>54.7144783443655</text:p>
              </table:table-cell>
              <table:table-cell office:value-type="float" office:value="47.2965023280121">
                <text:p>47.29650232801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4.9103266436141">
                <text:p>54.9103266436141</text:p>
              </table:table-cell>
              <table:table-cell office:value-type="float" office:value="48.4947242792696">
                <text:p>48.49472427926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5.106174639659">
                <text:p>55.106174639659</text:p>
              </table:table-cell>
              <table:table-cell office:value-type="float" office:value="49.7484194333665">
                <text:p>49.74841943336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5.2842176090344">
                <text:p>55.2842176090344</text:p>
              </table:table-cell>
              <table:table-cell office:value-type="float" office:value="51.0243037906475">
                <text:p>51.02430379064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.4177483053645">
                <text:p>55.4177483053645</text:p>
              </table:table-cell>
              <table:table-cell office:value-type="float" office:value="52.3112825937569">
                <text:p>52.31128259375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.5512788150809">
                <text:p>55.5512788150809</text:p>
              </table:table-cell>
              <table:table-cell office:value-type="float" office:value="53.6315453164279">
                <text:p>53.63154531642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.5868802635814">
                <text:p>55.5868802635814</text:p>
              </table:table-cell>
              <table:table-cell office:value-type="float" office:value="55.4510663822293">
                <text:p>55.45106638222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5.7827279706835">
                <text:p>55.7827279706835</text:p>
              </table:table-cell>
              <table:table-cell office:value-type="float" office:value="56.7158562005498">
                <text:p>56.71585620054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.9162586214952">
                <text:p>55.9162586214952</text:p>
              </table:table-cell>
              <table:table-cell office:value-type="float" office:value="57.9806457366794">
                <text:p>57.98064573667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5.9607655738364">
                <text:p>55.9607655738364</text:p>
              </table:table-cell>
              <table:table-cell office:value-type="float" office:value="59.1122991931625">
                <text:p>59.11229919316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6.0497847506776">
                <text:p>56.0497847506776</text:p>
              </table:table-cell>
              <table:table-cell office:value-type="float" office:value="60.2217635749839">
                <text:p>60.22176357498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6.0497797580902">
                <text:p>56.0497797580902</text:p>
              </table:table-cell>
              <table:table-cell office:value-type="float" office:value="61.3090382707305">
                <text:p>61.30903827073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5.836117756844">
                <text:p>55.836117756844</text:p>
              </table:table-cell>
              <table:table-cell office:value-type="float" office:value="62.1411352744326">
                <text:p>62.14113527443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5.5512365631294">
                <text:p>55.5512365631294</text:p>
              </table:table-cell>
              <table:table-cell office:value-type="float" office:value="62.9399480447173">
                <text:p>62.93994804471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.3464765775716">
                <text:p>55.3464765775716</text:p>
              </table:table-cell>
              <table:table-cell office:value-type="float" office:value="63.8829915048555">
                <text:p>63.88299150485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5.0883003766649">
                <text:p>55.0883003766649</text:p>
              </table:table-cell>
              <table:table-cell office:value-type="float" office:value="65.2143471273594">
                <text:p>65.21434712735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5.1506120137638">
                <text:p>55.1506120137638</text:p>
              </table:table-cell>
              <table:table-cell office:value-type="float" office:value="66.4014738709666">
                <text:p>66.40147387096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4.7232917431975">
                <text:p>54.7232917431975</text:p>
              </table:table-cell>
              <table:table-cell office:value-type="float" office:value="67.3334217206575">
                <text:p>67.33342172065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4.9013362780679">
                <text:p>54.9013362780679</text:p>
              </table:table-cell>
              <table:table-cell office:value-type="float" office:value="68.198804423213">
                <text:p>68.1988044232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5.453286039643">
                <text:p>55.453286039643</text:p>
              </table:table-cell>
              <table:table-cell office:value-type="float" office:value="68.2320908093825">
                <text:p>68.23209080938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5.6758438245743">
                <text:p>55.6758438245743</text:p>
              </table:table-cell>
              <table:table-cell office:value-type="float" office:value="68.8201077291742">
                <text:p>68.82010772917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6.067547291168">
                <text:p>56.067547291168</text:p>
              </table:table-cell>
              <table:table-cell office:value-type="float" office:value="69.4525039852597">
                <text:p>69.45250398525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6.281201617443">
                <text:p>56.281201617443</text:p>
              </table:table-cell>
              <table:table-cell office:value-type="float" office:value="70.251319038216">
                <text:p>70.2513190382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6.4592456816463">
                <text:p>56.4592456816463</text:p>
              </table:table-cell>
              <table:table-cell office:value-type="float" office:value="71.1721749696881">
                <text:p>71.17217496968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6.5927781036589">
                <text:p>56.5927781036589</text:p>
              </table:table-cell>
              <table:table-cell office:value-type="float" office:value="71.9931789403781">
                <text:p>71.99317894037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6.6372861131094">
                <text:p>56.6372861131094</text:p>
              </table:table-cell>
              <table:table-cell office:value-type="float" office:value="72.8696557004005">
                <text:p>72.86965570040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6.3791103194235">
                <text:p>56.3791103194235</text:p>
              </table:table-cell>
              <table:table-cell office:value-type="float" office:value="74.134443464689">
                <text:p>74.13444346468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6.1387404902489">
                <text:p>56.1387404902489</text:p>
              </table:table-cell>
              <table:table-cell office:value-type="float" office:value="75.1662438805215">
                <text:p>75.16624388052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5.827151799167">
                <text:p>55.827151799167</text:p>
              </table:table-cell>
              <table:table-cell office:value-type="float" office:value="76.1203815038316">
                <text:p>76.12038150383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5.5155637268908">
                <text:p>55.5155637268908</text:p>
              </table:table-cell>
              <table:table-cell office:value-type="float" office:value="76.9524781010114">
                <text:p>76.95247810101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5.1149515402503">
                <text:p>55.1149515402503</text:p>
              </table:table-cell>
              <table:table-cell office:value-type="float" office:value="77.8067635959014">
                <text:p>77.80676359590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4.6965354018612">
                <text:p>54.6965354018612</text:p>
              </table:table-cell>
              <table:table-cell office:value-type="float" office:value="78.4835347943008">
                <text:p>78.48353479430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4.1445831854944">
                <text:p>54.1445831854944</text:p>
              </table:table-cell>
              <table:table-cell office:value-type="float" office:value="79.1714000757784">
                <text:p>79.17140007577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3.5748262946145">
                <text:p>53.5748262946145</text:p>
              </table:table-cell>
              <table:table-cell office:value-type="float" office:value="79.8481706809253">
                <text:p>79.84817068092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2.8537287944928">
                <text:p>52.8537287944928</text:p>
              </table:table-cell>
              <table:table-cell office:value-type="float" office:value="80.4805621337146">
                <text:p>80.48056213371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2.0792173372465">
                <text:p>52.0792173372465</text:p>
              </table:table-cell>
              <table:table-cell office:value-type="float" office:value="81.0241963118315">
                <text:p>81.02419631183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1.2067795783514">
                <text:p>51.2067795783514</text:p>
              </table:table-cell>
              <table:table-cell office:value-type="float" office:value="81.556735532824">
                <text:p>81.5567355328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0.2720256171888">
                <text:p>50.2720256171888</text:p>
              </table:table-cell>
              <table:table-cell office:value-type="float" office:value="81.9561389242299">
                <text:p>81.95613892422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9.3461746855755">
                <text:p>49.3461746855755</text:p>
              </table:table-cell>
              <table:table-cell office:value-type="float" office:value="82.2113121296279">
                <text:p>82.211312129627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8.3223981793271">
                <text:p>48.3223981793271</text:p>
              </table:table-cell>
              <table:table-cell office:value-type="float" office:value="82.2445922740735">
                <text:p>82.24459227407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7.1828898547101">
                <text:p>47.1828898547101</text:p>
              </table:table-cell>
              <table:table-cell office:value-type="float" office:value="82.4442917434499">
                <text:p>82.44429174344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.0077716706437">
                <text:p>46.0077716706437</text:p>
              </table:table-cell>
              <table:table-cell office:value-type="float" office:value="82.732748371549">
                <text:p>82.7327483715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4.8059462833917">
                <text:p>44.8059462833917</text:p>
              </table:table-cell>
              <table:table-cell office:value-type="float" office:value="83.0433943578973">
                <text:p>83.043394357897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3.5596086650621">
                <text:p>43.5596086650621</text:p>
              </table:table-cell>
              <table:table-cell office:value-type="float" office:value="83.4538921457715">
                <text:p>83.45389214577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2.2954664248973">
                <text:p>42.2954664248973</text:p>
              </table:table-cell>
              <table:table-cell office:value-type="float" office:value="83.8422007854097">
                <text:p>83.842200785409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0.9779099490261">
                <text:p>40.9779099490261</text:p>
              </table:table-cell>
              <table:table-cell office:value-type="float" office:value="84.2083201883361">
                <text:p>84.20832018833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.6247440647567">
                <text:p>39.6247440647567</text:p>
              </table:table-cell>
              <table:table-cell office:value-type="float" office:value="84.5411557843909">
                <text:p>84.54115578439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8.2537735087681">
                <text:p>38.2537735087681</text:p>
              </table:table-cell>
              <table:table-cell office:value-type="float" office:value="84.8628969136626">
                <text:p>84.86289691366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6.8560960766044">
                <text:p>36.8560960766044</text:p>
              </table:table-cell>
              <table:table-cell office:value-type="float" office:value="85.0847864416428">
                <text:p>85.08478644164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5.4406136800535">
                <text:p>35.4406136800535</text:p>
              </table:table-cell>
              <table:table-cell office:value-type="float" office:value="85.4176225704141">
                <text:p>85.41762257041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4.0340340468101">
                <text:p>34.0340340468101</text:p>
              </table:table-cell>
              <table:table-cell office:value-type="float" office:value="85.6173232682049">
                <text:p>85.61732326820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2.6096494988306">
                <text:p>32.6096494988306</text:p>
              </table:table-cell>
              <table:table-cell office:value-type="float" office:value="85.9168759328313">
                <text:p>85.91687593283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.1674604064901">
                <text:p>31.1674604064901</text:p>
              </table:table-cell>
              <table:table-cell office:value-type="float" office:value="86.116577045992">
                <text:p>86.1165770459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9.6985640528728">
                <text:p>29.6985640528728</text:p>
              </table:table-cell>
              <table:table-cell office:value-type="float" office:value="86.4050354948267">
                <text:p>86.40503549482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.2563750478439">
                <text:p>28.2563750478439</text:p>
              </table:table-cell>
              <table:table-cell office:value-type="float" office:value="86.6491156667471">
                <text:p>86.64911566674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.8230885431403">
                <text:p>26.8230885431403</text:p>
              </table:table-cell>
              <table:table-cell office:value-type="float" office:value="86.8710068166256">
                <text:p>86.87100681662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5.4076069252333">
                <text:p>25.4076069252333</text:p>
              </table:table-cell>
              <table:table-cell office:value-type="float" office:value="87.0707089435309">
                <text:p>87.07070894353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4.0099302341696">
                <text:p>24.0099302341696</text:p>
              </table:table-cell>
              <table:table-cell office:value-type="float" office:value="87.1816541920416">
                <text:p>87.18165419204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2.6033510787529">
                <text:p>22.6033510787529</text:p>
              </table:table-cell>
              <table:table-cell office:value-type="float" office:value="87.4590192851611">
                <text:p>87.45901928516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1.2234791630763">
                <text:p>21.2234791630763</text:p>
              </table:table-cell>
              <table:table-cell office:value-type="float" office:value="87.8362363940105">
                <text:p>87.83623639401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.8347049209406">
                <text:p>19.8347049209406</text:p>
              </table:table-cell>
              <table:table-cell office:value-type="float" office:value="88.4020626288839">
                <text:p>88.40206262888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.4904429027811">
                <text:p>18.4904429027811</text:p>
              </table:table-cell>
              <table:table-cell office:value-type="float" office:value="88.3465891894884">
                <text:p>88.34658918948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.1550832751673">
                <text:p>17.1550832751673</text:p>
              </table:table-cell>
              <table:table-cell office:value-type="float" office:value="88.5351980705746">
                <text:p>88.53519807057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.8553332969313">
                <text:p>15.8553332969313</text:p>
              </table:table-cell>
              <table:table-cell office:value-type="float" office:value="88.7459964379668">
                <text:p>88.74599643796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.5288761593401">
                <text:p>14.5288761593401</text:p>
              </table:table-cell>
              <table:table-cell office:value-type="float" office:value="88.879132526461">
                <text:p>88.8791325264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.2914428212098">
                <text:p>13.2914428212098</text:p>
              </table:table-cell>
              <table:table-cell office:value-type="float" office:value="88.6128616873175">
                <text:p>88.61286168731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.0540095110773">
                <text:p>12.0540095110773</text:p>
              </table:table-cell>
              <table:table-cell office:value-type="float" office:value="88.5130106466822">
                <text:p>88.51301064668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.8521856352454">
                <text:p>10.8521856352454</text:p>
              </table:table-cell>
              <table:table-cell office:value-type="float" office:value="88.257834777236">
                <text:p>88.2578347772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.62365487869829">
                <text:p>9.62365487869829</text:p>
              </table:table-cell>
              <table:table-cell office:value-type="float" office:value="88.4131608381867">
                <text:p>88.41316083818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32390524086077">
                <text:p>8.32390524086077</text:p>
              </table:table-cell>
              <table:table-cell office:value-type="float" office:value="88.801474627573">
                <text:p>88.8014746275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17549645371037">
                <text:p>7.17549645371037</text:p>
              </table:table-cell>
              <table:table-cell office:value-type="float" office:value="89.1786937876605">
                <text:p>89.17869378766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.99147800914943">
                <text:p>5.99147800914943</text:p>
              </table:table-cell>
              <table:table-cell office:value-type="float" office:value="89.4338720995002">
                <text:p>89.43387209950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75404527125647">
                <text:p>4.75404527125647</text:p>
              </table:table-cell>
              <table:table-cell office:value-type="float" office:value="89.7001452990808">
                <text:p>89.70014529908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60563629225362">
                <text:p>3.60563629225362</text:p>
              </table:table-cell>
              <table:table-cell office:value-type="float" office:value="89.799998906441">
                <text:p>89.7999989064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53734864579747">
                <text:p>2.53734864579747</text:p>
              </table:table-cell>
              <table:table-cell office:value-type="float" office:value="89.755622186698">
                <text:p>89.7556221866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37113466591109">
                <text:p>1.37113466591109</text:p>
              </table:table-cell>
              <table:table-cell office:value-type="float" office:value="89.7334350701422">
                <text:p>89.73343507014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782136708498">
                <text:p>0.1782136708498</text:p>
              </table:table-cell>
              <table:table-cell office:value-type="float" office:value="89.8000053050928">
                <text:p>89.80000530509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.00580552435713">
                <text:p>-1.00580552435713</text:p>
              </table:table-cell>
              <table:table-cell office:value-type="float" office:value="89.5892096431926">
                <text:p>89.58920964319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2.07409284659661">
                <text:p>-2.07409284659661</text:p>
              </table:table-cell>
              <table:table-cell office:value-type="float" office:value="89.7112531303428">
                <text:p>89.71125313034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3.16908727388363">
                <text:p>-3.16908727388363</text:p>
              </table:table-cell>
              <table:table-cell office:value-type="float" office:value="89.8554861000739">
                <text:p>89.855486100073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4.27298432309181">
                <text:p>-4.27298432309181</text:p>
              </table:table-cell>
              <table:table-cell office:value-type="float" office:value="89.8998674601317">
                <text:p>89.899867460131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5.3234676780412">
                <text:p>-5.3234676780412</text:p>
              </table:table-cell>
              <table:table-cell office:value-type="float" office:value="89.6890720524825">
                <text:p>89.68907205248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6.32053548010299">
                <text:p>-6.32053548010299</text:p>
              </table:table-cell>
              <table:table-cell office:value-type="float" office:value="89.9109676601365">
                <text:p>89.91096766013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7.28199328691699">
                <text:p>-7.28199328691699</text:p>
              </table:table-cell>
              <table:table-cell office:value-type="float" office:value="90.2549043428153">
                <text:p>90.25490434281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8.33247521426529">
                <text:p>-8.33247521426529</text:p>
              </table:table-cell>
              <table:table-cell office:value-type="float" office:value="90.521178915631">
                <text:p>90.52117891563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9.44527338532498">
                <text:p>-9.44527338532498</text:p>
              </table:table-cell>
              <table:table-cell office:value-type="float" office:value="90.9316841643304">
                <text:p>90.93168416433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0.51356006891">
                <text:p>-10.51356006891</text:p>
              </table:table-cell>
              <table:table-cell office:value-type="float" office:value="91.1646751407534">
                <text:p>91.164675140753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1.5284334737808">
                <text:p>-11.5284334737808</text:p>
              </table:table-cell>
              <table:table-cell office:value-type="float" office:value="91.0648268046789">
                <text:p>91.064826804678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2.5789161315188">
                <text:p>-12.5789161315188</text:p>
              </table:table-cell>
              <table:table-cell office:value-type="float" office:value="91.0648304964416">
                <text:p>91.06483049644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3.6828133685049">
                <text:p>-13.6828133685049</text:p>
              </table:table-cell>
              <table:table-cell office:value-type="float" office:value="91.0093613048084">
                <text:p>91.00936130480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4.7778075055685">
                <text:p>-14.7778075055685</text:p>
              </table:table-cell>
              <table:table-cell office:value-type="float" office:value="91.1425011409447">
                <text:p>91.14250114094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5.8371922041988">
                <text:p>-15.8371922041988</text:p>
              </table:table-cell>
              <table:table-cell office:value-type="float" office:value="91.2312624086626">
                <text:p>91.23126240866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6.8787730908953">
                <text:p>-16.8787730908953</text:p>
              </table:table-cell>
              <table:table-cell office:value-type="float" office:value="91.0759416068904">
                <text:p>91.07594160689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7.9292569282115">
                <text:p>-17.9292569282115</text:p>
              </table:table-cell>
              <table:table-cell office:value-type="float" office:value="90.7985799042508">
                <text:p>90.79857990425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9.0776668066974">
                <text:p>-19.0776668066974</text:p>
              </table:table-cell>
              <table:table-cell office:value-type="float" office:value="90.6099758949131">
                <text:p>90.609975894913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20.1637605618453">
                <text:p>-20.1637605618453</text:p>
              </table:table-cell>
              <table:table-cell office:value-type="float" office:value="90.2882360517979">
                <text:p>90.288236051797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21.2765617974219">
                <text:p>-21.2765617974219</text:p>
              </table:table-cell>
              <table:table-cell office:value-type="float" office:value="89.9221179001033">
                <text:p>89.92211790010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22.3626550477347">
                <text:p>-22.3626550477347</text:p>
              </table:table-cell>
              <table:table-cell office:value-type="float" office:value="89.7446086853743">
                <text:p>89.744608685374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23.5466707730666">
                <text:p>-23.5466707730666</text:p>
              </table:table-cell>
              <table:table-cell office:value-type="float" office:value="90.3770089852624">
                <text:p>90.37700898526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24.7217853737529">
                <text:p>-24.7217853737529</text:p>
              </table:table-cell>
              <table:table-cell office:value-type="float" office:value="90.7209487035871">
                <text:p>90.72094870358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25.9770227595582">
                <text:p>-25.9770227595582</text:p>
              </table:table-cell>
              <table:table-cell office:value-type="float" office:value="90.8097122209147">
                <text:p>90.809712220914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27.3212823127396">
                <text:p>-27.3212823127396</text:p>
              </table:table-cell>
              <table:table-cell office:value-type="float" office:value="91.2313156737946">
                <text:p>91.231315673794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28.7011510741431">
                <text:p>-28.7011510741431</text:p>
              </table:table-cell>
              <table:table-cell office:value-type="float" office:value="91.6972981118597">
                <text:p>91.69729811185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30.1255325384554">
                <text:p>-30.1255325384554</text:p>
              </table:table-cell>
              <table:table-cell office:value-type="float" office:value="92.0079560289159">
                <text:p>92.00795602891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31.4519878206775">
                <text:p>-31.4519878206775</text:p>
              </table:table-cell>
              <table:table-cell office:value-type="float" office:value="92.2742350474">
                <text:p>92.27423504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32.7606383023667">
                <text:p>-32.7606383023667</text:p>
              </table:table-cell>
              <table:table-cell office:value-type="float" office:value="92.5294195292518">
                <text:p>92.52941952925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34.0336788601708">
                <text:p>-34.0336788601708</text:p>
              </table:table-cell>
              <table:table-cell office:value-type="float" office:value="92.8289825650863">
                <text:p>92.828982565086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35.2533057347173">
                <text:p>-35.2533057347173</text:p>
              </table:table-cell>
              <table:table-cell office:value-type="float" office:value="93.0065043917857">
                <text:p>93.006504391785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36.4729321345221">
                <text:p>-36.4729321345221</text:p>
              </table:table-cell>
              <table:table-cell office:value-type="float" office:value="93.2505942499265">
                <text:p>93.250594249926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37.7103625283344">
                <text:p>-37.7103625283344</text:p>
              </table:table-cell>
              <table:table-cell office:value-type="float" office:value="93.605630830396">
                <text:p>93.60563083039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38.9923046380864">
                <text:p>-38.9923046380864</text:p>
              </table:table-cell>
              <table:table-cell office:value-type="float" office:value="93.9828571788967">
                <text:p>93.982857178896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40.2831488786615">
                <text:p>-40.2831488786615</text:p>
              </table:table-cell>
              <table:table-cell office:value-type="float" office:value="94.3822730691172">
                <text:p>94.38227306911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41.4137511822628">
                <text:p>-41.4137511822628</text:p>
              </table:table-cell>
              <table:table-cell office:value-type="float" office:value="94.6041737510823">
                <text:p>94.60417375108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42.5176467262208">
                <text:p>-42.5176467262208</text:p>
              </table:table-cell>
              <table:table-cell office:value-type="float" office:value="94.759506537579">
                <text:p>94.75950653757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43.6393471790943">
                <text:p>-43.6393471790943</text:p>
              </table:table-cell>
              <table:table-cell office:value-type="float" office:value="94.8926503104158">
                <text:p>94.89265031041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44.7432435525116">
                <text:p>-44.7432435525116</text:p>
              </table:table-cell>
              <table:table-cell office:value-type="float" office:value="94.9259423124604">
                <text:p>94.92594231246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45.8204324933467">
                <text:p>-45.8204324933467</text:p>
              </table:table-cell>
              <table:table-cell office:value-type="float" office:value="94.9925181888975">
                <text:p>94.99251818889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46.8353067080025">
                <text:p>-46.8353067080025</text:p>
              </table:table-cell>
              <table:table-cell office:value-type="float" office:value="94.7928222920746">
                <text:p>94.79282229207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47.8590834507486">
                <text:p>-47.8590834507486</text:p>
              </table:table-cell>
              <table:table-cell office:value-type="float" office:value="94.5820319396444">
                <text:p>94.58203193964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48.8828612941434">
                <text:p>-48.8828612941434</text:p>
              </table:table-cell>
              <table:table-cell office:value-type="float" office:value="94.2381059927866">
                <text:p>94.238105992786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49.8977376273833">
                <text:p>-49.8977376273833</text:p>
              </table:table-cell>
              <table:table-cell office:value-type="float" office:value="93.7943283077329">
                <text:p>93.794328307732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50.7078604439157">
                <text:p>-50.7078604439157</text:p>
              </table:table-cell>
              <table:table-cell office:value-type="float" office:value="93.1730347946286">
                <text:p>93.173034794628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51.571397747437">
                <text:p>-51.571397747437</text:p>
              </table:table-cell>
              <table:table-cell office:value-type="float" office:value="92.5517417923547">
                <text:p>92.551741792354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52.3459121433552">
                <text:p>-52.3459121433552</text:p>
              </table:table-cell>
              <table:table-cell office:value-type="float" office:value="91.8195017073304">
                <text:p>91.819501707330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53.0403052904294">
                <text:p>-53.0403052904294</text:p>
              </table:table-cell>
              <table:table-cell office:value-type="float" office:value="91.0650717369281">
                <text:p>91.06507173692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53.5833587445086">
                <text:p>-53.5833587445086</text:p>
              </table:table-cell>
              <table:table-cell office:value-type="float" office:value="90.1996941142716">
                <text:p>90.19969411427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54.0640946747153">
                <text:p>-54.0640946747153</text:p>
              </table:table-cell>
              <table:table-cell office:value-type="float" office:value="89.4341677860357">
                <text:p>89.434167786035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54.4380025666324">
                <text:p>-54.4380025666324</text:p>
              </table:table-cell>
              <table:table-cell office:value-type="float" office:value="88.5909780720249">
                <text:p>88.590978072024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54.7317895013257">
                <text:p>-54.7317895013257</text:p>
              </table:table-cell>
              <table:table-cell office:value-type="float" office:value="87.6812198306434">
                <text:p>87.68121983064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54.9454545091139">
                <text:p>-54.9454545091139</text:p>
              </table:table-cell>
              <table:table-cell office:value-type="float" office:value="86.815839485731">
                <text:p>86.8158394857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55.1502173469635">
                <text:p>-55.1502173469635</text:p>
              </table:table-cell>
              <table:table-cell office:value-type="float" office:value="85.9282697839662">
                <text:p>85.928269783966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55.2926633127499">
                <text:p>-55.2926633127499</text:p>
              </table:table-cell>
              <table:table-cell office:value-type="float" office:value="85.0517941932194">
                <text:p>85.051794193219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55.4084021900198">
                <text:p>-55.4084021900198</text:p>
              </table:table-cell>
              <table:table-cell office:value-type="float" office:value="84.1642237324268">
                <text:p>84.164223732426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55.5063367597177">
                <text:p>-55.5063367597177</text:p>
              </table:table-cell>
              <table:table-cell office:value-type="float" office:value="83.2211799058132">
                <text:p>83.221179905813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55.5953672197065">
                <text:p>-55.5953672197065</text:p>
              </table:table-cell>
              <table:table-cell office:value-type="float" office:value="82.4778395788744">
                <text:p>82.47783957887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55.69330211333">
                <text:p>-55.69330211333</text:p>
              </table:table-cell>
              <table:table-cell office:value-type="float" office:value="81.5015118261799">
                <text:p>81.501511826179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55.7645294202957">
                <text:p>-55.7645294202957</text:p>
              </table:table-cell>
              <table:table-cell office:value-type="float" office:value="80.569562417455">
                <text:p>80.56956241745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55.7467333283275">
                <text:p>-55.7467333283275</text:p>
              </table:table-cell>
              <table:table-cell office:value-type="float" office:value="79.5599497375079">
                <text:p>79.55994973750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55.8446680741617">
                <text:p>-55.8446680741617</text:p>
              </table:table-cell>
              <table:table-cell office:value-type="float" office:value="78.6058112760074">
                <text:p>78.605811276007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55.9782121924218">
                <text:p>-55.9782121924218</text:p>
              </table:table-cell>
              <table:table-cell office:value-type="float" office:value="77.6849570530467">
                <text:p>77.68495705304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56.0138302936684">
                <text:p>-56.0138302936684</text:p>
              </table:table-cell>
              <table:table-cell office:value-type="float" office:value="76.708628769964">
                <text:p>76.7086287699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56.0494491687277">
                <text:p>-56.0494491687277</text:p>
              </table:table-cell>
              <table:table-cell office:value-type="float" office:value="75.6435433425941">
                <text:p>75.643543342594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56.0494579155347">
                <text:p>-56.0494579155347</text:p>
              </table:table-cell>
              <table:table-cell office:value-type="float" office:value="74.6339308223687">
                <text:p>74.633930822368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56.0316625998821">
                <text:p>-56.0316625998821</text:p>
              </table:table-cell>
              <table:table-cell office:value-type="float" office:value="73.5355610069819">
                <text:p>73.535561006981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56.067282538861">
                <text:p>-56.067282538861</text:p>
              </table:table-cell>
              <table:table-cell office:value-type="float" office:value="72.3484345120378">
                <text:p>72.34843451203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56.1919274274842">
                <text:p>-56.1919274274842</text:p>
              </table:table-cell>
              <table:table-cell office:value-type="float" office:value="71.0725516458042">
                <text:p>71.072551645804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56.1919367567753">
                <text:p>-56.1919367567753</text:p>
              </table:table-cell>
              <table:table-cell office:value-type="float" office:value="69.9963712752797">
                <text:p>69.996371275279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56.2364594317623">
                <text:p>-56.2364594317623</text:p>
              </table:table-cell>
              <table:table-cell office:value-type="float" office:value="68.7759609338827">
                <text:p>68.77596093388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56.2542754299939">
                <text:p>-56.2542754299939</text:p>
              </table:table-cell>
              <table:table-cell office:value-type="float" office:value="67.4889825060964">
                <text:p>67.48898250609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56.3611153651727">
                <text:p>-56.3611153651727</text:p>
              </table:table-cell>
              <table:table-cell office:value-type="float" office:value="66.2352887811139">
                <text:p>66.235288781113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56.3344197418774">
                <text:p>-56.3344197418774</text:p>
              </table:table-cell>
              <table:table-cell office:value-type="float" office:value="64.8928367570043">
                <text:p>64.892836757004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56.2632115937886">
                <text:p>-56.2632115937886</text:p>
              </table:table-cell>
              <table:table-cell office:value-type="float" office:value="63.594762921799">
                <text:p>63.59476292179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56.2632237935904">
                <text:p>-56.2632237935904</text:p>
              </table:table-cell>
              <table:table-cell office:value-type="float" office:value="62.1857432783581">
                <text:p>62.185743278358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56.3611616414855">
                <text:p>-56.3611616414855</text:p>
              </table:table-cell>
              <table:table-cell office:value-type="float" office:value="60.8987655560486">
                <text:p>60.898765556048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56.5214156541042">
                <text:p>-56.5214156541042</text:p>
              </table:table-cell>
              <table:table-cell office:value-type="float" office:value="59.7116401633248">
                <text:p>59.711640163324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56.5659403260215">
                <text:p>-56.5659403260215</text:p>
              </table:table-cell>
              <table:table-cell office:value-type="float" office:value="58.2693369830959">
                <text:p>58.269336983095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56.6816828265437">
                <text:p>-56.6816828265437</text:p>
              </table:table-cell>
              <table:table-cell office:value-type="float" office:value="57.0156433531083">
                <text:p>57.015643353108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56.7974268072285">
                <text:p>-56.7974268072285</text:p>
              </table:table-cell>
              <table:table-cell office:value-type="float" office:value="55.5955300852656">
                <text:p>55.595530085265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56.859757175087">
                <text:p>-56.859757175087</text:p>
              </table:table-cell>
              <table:table-cell office:value-type="float" office:value="54.0644699288532">
                <text:p>54.064469928853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56.9398915648344">
                <text:p>-56.9398915648344</text:p>
              </table:table-cell>
              <table:table-cell office:value-type="float" office:value="52.633261715062">
                <text:p>52.63326171506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56.993318082008">
                <text:p>-56.993318082008</text:p>
              </table:table-cell>
              <table:table-cell office:value-type="float" office:value="51.2686211252585">
                <text:p>51.268621125258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57.1268653083826">
                <text:p>-57.1268653083826</text:p>
              </table:table-cell>
              <table:table-cell office:value-type="float" office:value="50.0482115969062">
                <text:p>50.048211596906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57.2515110020177">
                <text:p>-57.2515110020177</text:p>
              </table:table-cell>
              <table:table-cell office:value-type="float" office:value="48.7279502078891">
                <text:p>48.72795020788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57.0823758463375">
                <text:p>-57.0823758463375</text:p>
              </table:table-cell>
              <table:table-cell office:value-type="float" office:value="47.4409701838158">
                <text:p>47.440970183815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57.0467760317843">
                <text:p>-57.0467760317843</text:p>
              </table:table-cell>
              <table:table-cell office:value-type="float" office:value="46.298221682664">
                <text:p>46.29822168266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57.1269080815255">
                <text:p>-57.1269080815255</text:p>
              </table:table-cell>
              <table:table-cell office:value-type="float" office:value="45.1443795515224">
                <text:p>45.144379551522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57.2515503450995">
                <text:p>-57.2515503450995</text:p>
              </table:table-cell>
              <table:table-cell office:value-type="float" office:value="44.2235253038816">
                <text:p>44.223525303881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57.4563157195807">
                <text:p>-57.4563157195807</text:p>
              </table:table-cell>
              <table:table-cell office:value-type="float" office:value="43.1806306899525">
                <text:p>43.18063068995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57.6254731023219">
                <text:p>-57.6254731023219</text:p>
              </table:table-cell>
              <table:table-cell office:value-type="float" office:value="41.9380322042853">
                <text:p>41.938032204285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57.6343853748404">
                <text:p>-57.6343853748404</text:p>
              </table:table-cell>
              <table:table-cell office:value-type="float" office:value="40.817473384086">
                <text:p>40.81747338408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57.6789055987028">
                <text:p>-57.6789055987028</text:p>
              </table:table-cell>
              <table:table-cell office:value-type="float" office:value="39.907713088207">
                <text:p>39.90771308820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57.7857436694903">
                <text:p>-57.7857436694903</text:p>
              </table:table-cell>
              <table:table-cell office:value-type="float" office:value="38.9202908393927">
                <text:p>38.920290839392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57.8747772480128">
                <text:p>-57.8747772480128</text:p>
              </table:table-cell>
              <table:table-cell office:value-type="float" office:value="37.8884898689576">
                <text:p>37.888489868957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57.8035701915505">
                <text:p>-57.8035701915505</text:p>
              </table:table-cell>
              <table:table-cell office:value-type="float" office:value="36.4572803634219">
                <text:p>36.457280363421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57.9816291203024">
                <text:p>-57.9816291203024</text:p>
              </table:table-cell>
              <table:table-cell office:value-type="float" office:value="35.3367230379954">
                <text:p>35.336723037995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57.9905427938793">
                <text:p>-57.9905427938793</text:p>
              </table:table-cell>
              <table:table-cell office:value-type="float" office:value="34.060839235317">
                <text:p>34.06083923531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58.1596989420359">
                <text:p>-58.1596989420359</text:p>
              </table:table-cell>
              <table:table-cell office:value-type="float" office:value="32.9846604084596">
                <text:p>32.984660408459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58.2220289534889">
                <text:p>-58.2220289534889</text:p>
              </table:table-cell>
              <table:table-cell office:value-type="float" office:value="31.5312628010288">
                <text:p>31.531262801028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58.3555762179312">
                <text:p>-58.3555762179312</text:p>
              </table:table-cell>
              <table:table-cell office:value-type="float" office:value="30.355231884867">
                <text:p>30.35523188486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58.4090032228269">
                <text:p>-58.4090032228269</text:p>
              </table:table-cell>
              <table:table-cell office:value-type="float" office:value="28.9684020588174">
                <text:p>28.968402058817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58.5158435488702">
                <text:p>-58.5158435488702</text:p>
              </table:table-cell>
              <table:table-cell office:value-type="float" office:value="27.747992343735">
                <text:p>27.74799234373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58.5959760191618">
                <text:p>-58.5959760191618</text:p>
              </table:table-cell>
              <table:table-cell office:value-type="float" office:value="26.5830556047149">
                <text:p>26.583055604714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58.6672050603083">
                <text:p>-58.6672050603083</text:p>
              </table:table-cell>
              <table:table-cell office:value-type="float" office:value="25.5290652154945">
                <text:p>25.52906521549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58.6583117241389">
                <text:p>-58.6583117241389</text:p>
              </table:table-cell>
              <table:table-cell office:value-type="float" office:value="24.4972634026781">
                <text:p>24.497263402678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58.51588391728">
                <text:p>-58.51588391728</text:p>
              </table:table-cell>
              <table:table-cell office:value-type="float" office:value="23.1769997118972">
                <text:p>23.176999711897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58.2933329627267">
                <text:p>-58.2933329627267</text:p>
              </table:table-cell>
              <table:table-cell office:value-type="float" office:value="21.9565871027298">
                <text:p>21.956587102729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58.3111467827694">
                <text:p>-58.3111467827694</text:p>
              </table:table-cell>
              <table:table-cell office:value-type="float" office:value="20.9469748153351">
                <text:p>20.946974815335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58.2844476627652">
                <text:p>-58.2844476627652</text:p>
              </table:table-cell>
              <table:table-cell office:value-type="float" office:value="20.0039299922064">
                <text:p>20.003929992206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58.133114997996">
                <text:p>-58.133114997996</text:p>
              </table:table-cell>
              <table:table-cell office:value-type="float" office:value="18.9388430118561">
                <text:p>18.938843011856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57.9105622158968">
                <text:p>-57.9105622158968</text:p>
              </table:table-cell>
              <table:table-cell office:value-type="float" office:value="17.9070393415168">
                <text:p>17.90703934151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57.5188612070633">
                <text:p>-57.5188612070633</text:p>
              </table:table-cell>
              <table:table-cell office:value-type="float" office:value="17.0083699105307">
                <text:p>17.008369910530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57.0559395479504">
                <text:p>-57.0559395479504</text:p>
              </table:table-cell>
              <table:table-cell office:value-type="float" office:value="16.1984570240602">
                <text:p>16.19845702406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56.5930184644531">
                <text:p>-56.5930184644531</text:p>
              </table:table-cell>
              <table:table-cell office:value-type="float" office:value="15.3108816719614">
                <text:p>15.310881671961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55.9787547993474">
                <text:p>-55.9787547993474</text:p>
              </table:table-cell>
              <table:table-cell office:value-type="float" office:value="14.4676836277358">
                <text:p>14.46768362773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55.2576603452908">
                <text:p>-55.2576603452908</text:p>
              </table:table-cell>
              <table:table-cell office:value-type="float" office:value="13.7354311509989">
                <text:p>13.735431150998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54.5365664138226">
                <text:p>-54.5365664138226</text:p>
              </table:table-cell>
              <table:table-cell office:value-type="float" office:value="12.9255162463523">
                <text:p>12.925516246352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53.7620571954758">
                <text:p>-53.7620571954758</text:p>
              </table:table-cell>
              <table:table-cell office:value-type="float" office:value="12.148884890601">
                <text:p>12.14888489060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52.9074255152955">
                <text:p>-52.9074255152955</text:p>
              </table:table-cell>
              <table:table-cell office:value-type="float" office:value="11.3722529574297">
                <text:p>11.372252957429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52.1062058870448">
                <text:p>-52.1062058870448</text:p>
              </table:table-cell>
              <table:table-cell office:value-type="float" office:value="10.9284608014859">
                <text:p>10.928460801485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51.1803518850356">
                <text:p>-51.1803518850356</text:p>
              </table:table-cell>
              <table:table-cell office:value-type="float" office:value="10.4291945248842">
                <text:p>10.429194524884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50.1743753556511">
                <text:p>-50.1743753556511</text:p>
              </table:table-cell>
              <table:table-cell office:value-type="float" office:value="9.94102236675099">
                <text:p>9.9410223667509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49.1773000845569">
                <text:p>-49.1773000845569</text:p>
              </table:table-cell>
              <table:table-cell office:value-type="float" office:value="9.59708074387163">
                <text:p>9.5970807438716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48.1179065207834">
                <text:p>-48.1179065207834</text:p>
              </table:table-cell>
              <table:table-cell office:value-type="float" office:value="9.3640851858072">
                <text:p>9.364085185807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47.0941228305455">
                <text:p>-47.0941228305455</text:p>
              </table:table-cell>
              <table:table-cell office:value-type="float" office:value="9.13109002634883">
                <text:p>9.1310900263488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46.0436313959654">
                <text:p>-46.0436313959654</text:p>
              </table:table-cell>
              <table:table-cell office:value-type="float" office:value="8.93137871986255">
                <text:p>8.9313787198625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45.0465545696206">
                <text:p>-45.0465545696206</text:p>
              </table:table-cell>
              <table:table-cell office:value-type="float" office:value="8.76495185634121">
                <text:p>8.7649518563412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44.1206963883597">
                <text:p>-44.1206963883597</text:p>
              </table:table-cell>
              <table:table-cell office:value-type="float" office:value="8.76494523929432">
                <text:p>8.7649452392943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43.2749604731798">
                <text:p>-43.2749604731798</text:p>
              </table:table-cell>
              <table:table-cell office:value-type="float" office:value="8.77603392396122">
                <text:p>8.7760339239612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42.518249386223">
                <text:p>-42.518249386223</text:p>
              </table:table-cell>
              <table:table-cell office:value-type="float" office:value="8.78712330851704">
                <text:p>8.7871233085170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41.8594658382935">
                <text:p>-41.8594658382935</text:p>
              </table:table-cell>
              <table:table-cell office:value-type="float" office:value="8.76492950227112">
                <text:p>8.7649295022711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41.298609293066">
                <text:p>-41.298609293066</text:p>
              </table:table-cell>
              <table:table-cell office:value-type="float" office:value="8.7871149755083">
                <text:p>8.787114975508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40.8712899882812">
                <text:p>-40.8712899882812</text:p>
              </table:table-cell>
              <table:table-cell office:value-type="float" office:value="8.80930138006806">
                <text:p>8.8093013800680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40.5775079211453">
                <text:p>-40.5775079211453</text:p>
              </table:table-cell>
              <table:table-cell office:value-type="float" office:value="8.83148869732395">
                <text:p>8.8314886973239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40.3994580529979">
                <text:p>-40.3994580529979</text:p>
              </table:table-cell>
              <table:table-cell office:value-type="float" office:value="8.86477143596858">
                <text:p>8.8647714359685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40.3015302310814">
                <text:p>-40.3015302310814</text:p>
              </table:table-cell>
              <table:table-cell office:value-type="float" office:value="8.94243327528238">
                <text:p>8.9424332752823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40.283724752022">
                <text:p>-40.283724752022</text:p>
              </table:table-cell>
              <table:table-cell office:value-type="float" office:value="9.02009564824402">
                <text:p>9.0200956482440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40.2748219007626">
                <text:p>-40.2748219007626</text:p>
              </table:table-cell>
              <table:table-cell office:value-type="float" office:value="9.07556879660115">
                <text:p>9.0755687966011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40.2659191245912">
                <text:p>-40.2659191245912</text:p>
              </table:table-cell>
              <table:table-cell office:value-type="float" office:value="9.11994730262086">
                <text:p>9.1199473026208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40.2392113842652">
                <text:p>-40.2392113842652</text:p>
              </table:table-cell>
              <table:table-cell office:value-type="float" office:value="9.16432569269091">
                <text:p>9.1643256926909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40.2214061256964">
                <text:p>-40.2214061256964</text:p>
              </table:table-cell>
              <table:table-cell office:value-type="float" office:value="9.20870414050296">
                <text:p>9.2087041405029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40.2036009408184">
                <text:p>-40.2036009408184</text:p>
              </table:table-cell>
              <table:table-cell office:value-type="float" office:value="9.24198794690892">
                <text:p>9.2419879469089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40.1946983110975">
                <text:p>-40.1946983110975</text:p>
              </table:table-cell>
              <table:table-cell office:value-type="float" office:value="9.26417717151344">
                <text:p>9.2641771715134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40.1679906451027">
                <text:p>-40.1679906451027</text:p>
              </table:table-cell>
              <table:table-cell office:value-type="float" office:value="9.29746091924608">
                <text:p>9.2974609192460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40.141283052857">
                <text:p>-40.141283052857</text:p>
              </table:table-cell>
              <table:table-cell office:value-type="float" office:value="9.31965002417564">
                <text:p>9.319650024175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84cm" svg:height="10.626cm" xlink:href=".." xlink:type="simple" chart:class="chart:bar" chart:style-name="ch1">
        <chart:plot-area chart:style-name="ch2" table:cell-range-address="_odometry_gps.I2:_odometry_gps.I329" svg:x="0.321cm" svg:y="0.212cm" svg:width="15.442cm" svg:height="10.202cm">
          <chart:coordinate-region svg:x="0.757cm" svg:y="0.411cm" svg:width="14.98cm" svg:height="9.07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_odometry_gps.I2:_odometry_gps.I329" chart:class="chart:bar">
            <chart:data-point chart:repeated="3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_odometry_gps.I2:_odometry_gps.I3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99407023564674">
                <text:p>0.03994070235646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99407023564674">
                <text:p>0.03994070235646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40979340301069">
                <text:p>0.06409793403010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411285158904">
                <text:p>0.104112851589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8140119814268">
                <text:p>0.2381401198142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22968862407886">
                <text:p>0.3229688624078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50459730889902">
                <text:p>0.4504597308899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2953979541951">
                <text:p>0.629539795419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0628133675196">
                <text:p>1.006281336751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5125868935555">
                <text:p>1.551258689355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5624813527907">
                <text:p>1.956248135279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29258848918853">
                <text:p>2.292588489188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6702886395041">
                <text:p>2.367028863950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4883705813491">
                <text:p>2.48837058134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64736882241319">
                <text:p>2.647368822413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80224252605098">
                <text:p>2.802242526050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90671997779217">
                <text:p>2.906719977792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0613727297836">
                <text:p>3.06137272978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15321839347633">
                <text:p>3.153218393476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26149430913177">
                <text:p>3.261494309131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37673622574168">
                <text:p>3.376736225741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5242116197001">
                <text:p>3.45242116197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53352250667003">
                <text:p>3.533522506670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71172563830335">
                <text:p>3.711725638303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7952531027431">
                <text:p>3.79525310274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83073063176833">
                <text:p>3.830730631768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92646369927443">
                <text:p>3.926463699274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93032154143824">
                <text:p>3.930321541438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93458107143772">
                <text:p>3.934581071437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96643127246033">
                <text:p>3.966431272460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94975612666529">
                <text:p>3.949756126665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9226185032347">
                <text:p>3.892261850323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8099831464555">
                <text:p>3.880998314645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5148058079494">
                <text:p>3.951480580794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95148067054641">
                <text:p>3.951480670546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96759637077784">
                <text:p>3.967596370777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03026854159927">
                <text:p>4.030268541599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95934549367381">
                <text:p>3.959345493673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96353923261819">
                <text:p>3.963539232618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94498163979607">
                <text:p>3.944981639796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75776267249838">
                <text:p>3.757762672498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57481552671097">
                <text:p>3.574815526710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41839222125402">
                <text:p>3.418392221254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17375509484966">
                <text:p>3.173755094849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03255367297421">
                <text:p>3.032553672974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82266349129164">
                <text:p>2.822663491291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70659364617828">
                <text:p>2.706593646178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612648512296">
                <text:p>2.66126485122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66036553644975">
                <text:p>2.660365536449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67918757475805">
                <text:p>2.679187574758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73575138623202">
                <text:p>2.735751386232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6936799977695">
                <text:p>2.69367999776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67730694157636">
                <text:p>2.677306941576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6681941212446">
                <text:p>2.66819412124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76075462426069">
                <text:p>2.760754624260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80661600271406">
                <text:p>2.806616002714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90901306625333">
                <text:p>2.90901306625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04345093196715">
                <text:p>3.043450931967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3842554735774">
                <text:p>3.38425547357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44169831049928">
                <text:p>3.441698310499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60375322403496">
                <text:p>3.603753224034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79916310371511">
                <text:p>3.799163103715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05321195795359">
                <text:p>4.053211957953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2557581379342">
                <text:p>4.25575813793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23979894951916">
                <text:p>4.239798949519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38047351615977">
                <text:p>4.380473516159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41258743486585">
                <text:p>4.412587434865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38047346228386">
                <text:p>4.380473462283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51707582623162">
                <text:p>4.517075826231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66815278322505">
                <text:p>4.668152783225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74125162554481">
                <text:p>4.741251625544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85421124564625">
                <text:p>4.854211245646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13045520051747">
                <text:p>5.130455200517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77094622815535">
                <text:p>4.770946228155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89879102343934">
                <text:p>4.898791023439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99399179283785">
                <text:p>4.993991792837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70768495237166">
                <text:p>5.707684952371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45119836186749">
                <text:p>5.451198361867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3427129916678">
                <text:p>5.34271299166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43772924000942">
                <text:p>5.437729240009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3770705479791">
                <text:p>5.37707054797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2094474192194">
                <text:p>5.20944741921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16994782995289">
                <text:p>5.169947829952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15651995554695">
                <text:p>5.156519955546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86477934540032">
                <text:p>4.864779345400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62319691788785">
                <text:p>4.623196917887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77652278454438">
                <text:p>3.776522784544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20915719663526">
                <text:p>2.209157196635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81981593016471">
                <text:p>4.819815930164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02306910199405">
                <text:p>4.023069101994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89917144139606">
                <text:p>3.899171441396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49427908869336">
                <text:p>4.494279088693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86211623189464">
                <text:p>3.862116231894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16668390812296">
                <text:p>5.166683908122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17387577721451">
                <text:p>4.173875777214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77407468491871">
                <text:p>4.774074684918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37355012838363">
                <text:p>4.373550128383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29740469622144">
                <text:p>4.297404696221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28618114763985">
                <text:p>5.286181147639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37083945190018">
                <text:p>4.370839451900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56804108797345">
                <text:p>4.568041087973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63768900311304">
                <text:p>4.637689003113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65799503319161">
                <text:p>4.657995033191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77719329089183">
                <text:p>4.777193290891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55152958182386">
                <text:p>6.551529581823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60750723617422">
                <text:p>4.607507236174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57854760269074">
                <text:p>4.578547602690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07710198183981">
                <text:p>4.077101981839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00690775333703">
                <text:p>4.006907753337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91418890472903">
                <text:p>3.914188904729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09272661118474">
                <text:p>3.092726611184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05312928142079">
                <text:p>3.053129281420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47406084393442">
                <text:p>3.474060843934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88216644185394">
                <text:p>4.882166441853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27953949458939">
                <text:p>4.279539494589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69088568368316">
                <text:p>3.690885683683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18063021027316">
                <text:p>3.180630210273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99062918083178">
                <text:p>1.990629180831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26341211848594">
                <text:p>2.263412118485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67796600625632">
                <text:p>2.677966006256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97681834063737">
                <text:p>2.976818340637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3764763209321">
                <text:p>3.37647632093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99445227410989">
                <text:p>2.994452274109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15938197437221">
                <text:p>3.159381974372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64712847526776">
                <text:p>4.647128475267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81394430969434">
                <text:p>3.813944309694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61341401882929">
                <text:p>3.613414018829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19868027235382">
                <text:p>3.198680272353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39679378944369">
                <text:p>3.396793789443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86441329162226">
                <text:p>2.864413291622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17496712332628">
                <text:p>3.174967123326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18481272799217">
                <text:p>3.184812727992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45281206887742">
                <text:p>3.452812068877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40653244173789">
                <text:p>3.406532441737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67966082933383">
                <text:p>3.6796608293338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65942795518734">
                <text:p>3.659427955187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45733720190782">
                <text:p>3.4573372019078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68754223023628">
                <text:p>3.687542230236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1647489642513">
                <text:p>4.16474896425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3560148355714">
                <text:p>4.35601483557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46876628008234">
                <text:p>4.468766280082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72391595708059">
                <text:p>4.723915957080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76077263379643">
                <text:p>4.760772633796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92292396413457">
                <text:p>4.922923964134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01659379248495">
                <text:p>5.016593792484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06958439624979">
                <text:p>5.069584396249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09465147820809">
                <text:p>5.0946514782080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23471480924715">
                <text:p>5.234714809247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11446696814613">
                <text:p>5.114466968146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23995197370398">
                <text:p>5.239951973703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24141939441181">
                <text:p>5.241419394411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3890265796238">
                <text:p>5.389026579623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26571134462389">
                <text:p>5.265711344623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22129818100814">
                <text:p>5.221298181008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14619861505539">
                <text:p>5.146198615055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04746316406482">
                <text:p>5.0474631640648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16119523431611">
                <text:p>5.161195234316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14981132580878">
                <text:p>5.149811325808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39862369303786">
                <text:p>5.398623693037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84346209650102">
                <text:p>4.843462096501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85500896397803">
                <text:p>4.855008963978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74023902464307">
                <text:p>4.740239024643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79923851009756">
                <text:p>4.799238510097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55672611445835">
                <text:p>4.556726114458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46923931987804">
                <text:p>4.469239319878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42301478328525">
                <text:p>4.423014783285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45791941433506">
                <text:p>4.457919414335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88345900897291">
                <text:p>4.883459008972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35159005437683">
                <text:p>4.3515900543768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36033517022537">
                <text:p>4.360335170225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55672578955648">
                <text:p>4.556725789556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14987089924563">
                <text:p>4.149870899245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84915223694578">
                <text:p>3.849152236945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19913005308295">
                <text:p>4.199130053082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30119722547647">
                <text:p>4.301197225476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3294939662043">
                <text:p>4.32949396620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87084953289967">
                <text:p>3.870849532899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97603001141819">
                <text:p>3.976030011418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9772398555794">
                <text:p>3.97723985557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8571273998321">
                <text:p>3.85712739983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67725834547343">
                <text:p>3.677258345473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67604522353091">
                <text:p>3.676045223530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90133451327419">
                <text:p>3.901334513274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26996169775053">
                <text:p>4.2699616977505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93623616988599">
                <text:p>3.936236169885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67118411782559">
                <text:p>3.671184117825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78173756788026">
                <text:p>3.781737567880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97904392988511">
                <text:p>3.979043929885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9710111250366">
                <text:p>3.97101112503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82714796556293">
                <text:p>3.8271479655629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79115262461554">
                <text:p>3.791152624615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1133962382944">
                <text:p>3.911339623829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18965878188115">
                <text:p>4.189658781881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07788984453758">
                <text:p>4.077889844537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21733368588236">
                <text:p>4.2173336858823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96181279002018">
                <text:p>3.961812790020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8323525293201">
                <text:p>4.83235252932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40788924037961">
                <text:p>4.4078892403796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53013886577889">
                <text:p>4.5301388657788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.07176404248928">
                <text:p>5.071764042489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.2431345118563">
                <text:p>5.243134511856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.24831466559396">
                <text:p>5.2483146655939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87050615267006">
                <text:p>4.8705061526700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.79987502242767">
                <text:p>4.799875022427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.70812051187224">
                <text:p>4.708120511872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436923270515">
                <text:p>4.4369232705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47772337742825">
                <text:p>4.477723377428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63448087609638">
                <text:p>4.6344808760963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81064982806175">
                <text:p>4.810649828061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86441387136765">
                <text:p>4.864413871367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14782101844873">
                <text:p>4.1478210184487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01317441174012">
                <text:p>4.0131744117401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06646918666235">
                <text:p>4.0664691866623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97583380763636">
                <text:p>3.975833807636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88527965095046">
                <text:p>3.8852796509504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72360466097592">
                <text:p>3.723604660975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76290659410846">
                <text:p>3.762906594108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88801021590007">
                <text:p>3.888010215900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98757913621373">
                <text:p>3.9875791362137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67535953486222">
                <text:p>3.6753595348622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82973284100151">
                <text:p>3.8297328410015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83708004440229">
                <text:p>3.837080044402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69126667166753">
                <text:p>3.6912666716675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67796953084372">
                <text:p>3.6779695308437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25424387774326">
                <text:p>3.2542438777432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32055071195292">
                <text:p>3.3205507119529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44166556147231">
                <text:p>3.4416655614723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20892271094267">
                <text:p>3.208922710942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27917871219365">
                <text:p>3.2791787121936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19671144676786">
                <text:p>3.1967114467678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22230530290972">
                <text:p>3.222305302909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41321549152293">
                <text:p>3.413215491522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69515067990497">
                <text:p>2.6951506799049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53241848143078">
                <text:p>3.5324184814307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36480241093835">
                <text:p>3.3648024109383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63517023791414">
                <text:p>3.6351702379141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45294505883042">
                <text:p>3.4529450588304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34975411751464">
                <text:p>3.349754117514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5171199764392">
                <text:p>3.517119976439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83645105628329">
                <text:p>3.8364510562832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63460507294765">
                <text:p>3.6346050729476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95465026304129">
                <text:p>3.954650263041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27557875753242">
                <text:p>4.2755787575324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61504476017771">
                <text:p>4.6150447601777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87424933403387">
                <text:p>3.8742493340338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.39639993209175">
                <text:p>4.396399932091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.63356625598589">
                <text:p>4.6335662559858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.52965660424821">
                <text:p>4.529656604248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.83378274332606">
                <text:p>4.833782743326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.68009177417541">
                <text:p>4.6800917741754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07247071657717">
                <text:p>5.0724707165771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64651580195706">
                <text:p>4.6465158019570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.31241541181584">
                <text:p>4.3124154118158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19476496051526">
                <text:p>5.1947649605152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53249013392285">
                <text:p>4.5324901339228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.12935999700506">
                <text:p>5.1293599970050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.51638218345599">
                <text:p>5.5163821834559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.1604194589687">
                <text:p>5.160419458968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91646970739275">
                <text:p>4.916469707392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41970092316305">
                <text:p>4.4197009231630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77407601826302">
                <text:p>4.7740760182630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67296679968171">
                <text:p>4.6729667996817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1158903810117">
                <text:p>4.115890381011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16383664479648">
                <text:p>4.1638366447964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34530518501681">
                <text:p>3.3453051850168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.82610404003337">
                <text:p>3.8261040400333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51461418159628">
                <text:p>4.5146141815962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03413934014868">
                <text:p>4.0341393401486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2790562922781">
                <text:p>3.279056292278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57546713561543">
                <text:p>3.5754671356154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72828663868709">
                <text:p>3.7282866386870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.15872726293885">
                <text:p>5.1587272629388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08461797157469">
                <text:p>4.0846179715746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5932937803301">
                <text:p>4.59329378033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92181077068553">
                <text:p>3.9218107706855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.23704069848126">
                <text:p>5.2370406984812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26092141389697">
                <text:p>4.2609214138969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.99629085323235">
                <text:p>4.9962908532323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41027877509582">
                <text:p>4.4102787750958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.20368227754305">
                <text:p>4.2036822775430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.80302016122145">
                <text:p>3.8030201612214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.71462450023936">
                <text:p>3.7146245002393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.78052605242952">
                <text:p>4.7805260524295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.46593873639979">
                <text:p>4.4659387363997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.63516995028233">
                <text:p>3.6351699502823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.39632170199587">
                <text:p>3.3963217019958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87282346496028">
                <text:p>3.8728234649602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.79991648225282">
                <text:p>3.7999164822528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52916875305913">
                <text:p>3.5291687530591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35834919060899">
                <text:p>3.3583491906089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60375272739231">
                <text:p>3.6037527273923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.75558306858356">
                <text:p>3.7555830685835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.69972632523083">
                <text:p>3.6997263252308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90386531473173">
                <text:p>3.9038653147317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9485629619954">
                <text:p>3.948562961995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.15726352187643">
                <text:p>4.1572635218764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29730202438505">
                <text:p>3.2973020243850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78680378761899">
                <text:p>3.7868037876189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.02540666319445">
                <text:p>4.0254066631944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79702725468851">
                <text:p>3.7970272546885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9049657390853">
                <text:p>3.90496573908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77986249246149">
                <text:p>3.7798624924614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84950418968983">
                <text:p>3.8495041896898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63913545736017">
                <text:p>3.6391354573601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3330894526247">
                <text:p>3.333089452624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04491097983161">
                <text:p>3.0449109798316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.72445241850687">
                <text:p>2.7244524185068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.37296623061409">
                <text:p>2.3729662306140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.02066258532541">
                <text:p>2.0206625853254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54042155310347">
                <text:p>1.5404215531034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06062732994623">
                <text:p>1.0606273299462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652082104690156">
                <text:p>0.65208210469015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449945558816068">
                <text:p>0.44994555881606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286838440922874">
                <text:p>0.28683844092287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202258846782029">
                <text:p>0.20225884678202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62945688536099">
                <text:p>0.16294568853609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86462794908046">
                <text:p>0.18646279490804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72141515223134">
                <text:p>0.17214151522313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35889217567834">
                <text:p>0.13588921756783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860707605305155">
                <text:p>0.086070760530515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53627961083882">
                <text:p>0.15362796108388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25000992477329">
                <text:p>0.1250009924773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